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85pt"/>
    </style:style>
    <style:style style:name="co2" style:family="table-column">
      <style:table-column-properties fo:break-before="auto" style:column-width="100.69pt"/>
    </style:style>
    <style:style style:name="co3" style:family="table-column">
      <style:table-column-properties fo:break-before="auto" style:column-width="67.0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2.24pt"/>
    </style:style>
    <style:style style:name="co6" style:family="table-column">
      <style:table-column-properties fo:break-before="auto" style:column-width="130.79pt"/>
    </style:style>
    <style:style style:name="co7" style:family="table-column">
      <style:table-column-properties fo:break-before="auto" style:column-width="168.09pt"/>
    </style:style>
    <style:style style:name="co8" style:family="table-column">
      <style:table-column-properties fo:break-before="auto" style:column-width="69.11pt"/>
    </style:style>
    <style:style style:name="co9" style:family="table-column">
      <style:table-column-properties fo:break-before="auto" style:column-width="92.21pt"/>
    </style:style>
    <style:style style:name="co10" style:family="table-column">
      <style:table-column-properties fo:break-before="auto" style:column-width="86.26pt"/>
    </style:style>
    <style:style style:name="co11" style:family="table-column">
      <style:table-column-properties fo:break-before="auto" style:column-width="63.16pt"/>
    </style:style>
    <style:style style:name="co12" style:family="table-column">
      <style:table-column-properties fo:break-before="auto" style:column-width="123.56pt"/>
    </style:style>
    <style:style style:name="co13" style:family="table-column">
      <style:table-column-properties fo:break-before="auto" style:column-width="58.9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Mono" fo:font-size="12pt" style:font-size-asian="12pt" style:font-size-complex="12pt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Mono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style:font-name="Liberation Mono" fo:font-size="12pt" style:font-size-asian="12pt" style:font-size-complex="12pt"/>
    </style:style>
    <style:style style:name="ce10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rotation-align="none"/>
      <style:text-properties style:font-name="Liberation Mono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ary Freq (5V)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column table:style-name="co6" table:default-cell-style-name="ce2"/>
        <table:table-column table:style-name="co4" table:number-columns-repeated="1008" table:default-cell-style-name="ce2"/>
        <table:table-row table:style-name="ro1">
          <table:table-cell table:style-name="ce1" office:value-type="string" calcext:value-type="string">
            <text:p>freq (Hz)</text:p>
          </table:table-cell>
          <table:table-cell table:style-name="ce1" office:value-type="string" calcext:value-type="string">
            <text:p>I_bias (mA)</text:p>
          </table:table-cell>
          <table:table-cell table:style-name="ce1" office:value-type="string" calcext:value-type="string">
            <text:p>R1 (mV)</text:p>
          </table:table-cell>
          <table:table-cell table:style-name="ce1" office:value-type="string" calcext:value-type="string">
            <text:p>R2 (mV)</text:p>
          </table:table-cell>
          <table:table-cell table:style-name="ce1" office:value-type="string" calcext:value-type="string">
            <text:p>R3 (mV)</text:p>
          </table:table-cell>
          <table:table-cell table:style-name="ce1" office:value-type="string" calcext:value-type="string">
            <text:p>R4 (mV)</text:p>
          </table:table-cell>
          <table:table-cell table:style-name="ce1" office:value-type="string" calcext:value-type="string">
            <text:p>R5 (mV)</text:p>
          </table:table-cell>
          <table:table-cell table:style-name="ce1" office:value-type="string" calcext:value-type="string">
            <text:p>Phase 1</text:p>
          </table:table-cell>
          <table:table-cell table:style-name="ce1" office:value-type="string" calcext:value-type="string">
            <text:p>Phase 2</text:p>
          </table:table-cell>
          <table:table-cell table:style-name="ce1" office:value-type="string" calcext:value-type="string">
            <text:p>Phase 3</text:p>
          </table:table-cell>
          <table:table-cell table:style-name="ce1" office:value-type="string" calcext:value-type="string">
            <text:p>Phase 4</text:p>
          </table:table-cell>
          <table:table-cell table:style-name="ce1" office:value-type="string" calcext:value-type="string">
            <text:p>Phase 5</text:p>
          </table:table-cell>
          <table:table-cell table:style-name="ce1" office:value-type="string" calcext:value-type="string">
            <text:p>R Ave (mV)</text:p>
          </table:table-cell>
          <table:table-cell table:style-name="ce1" office:value-type="string" calcext:value-type="string">
            <text:p>R Std Dev (mV)</text:p>
          </table:table-cell>
          <table:table-cell table:style-name="ce1" office:value-type="string" calcext:value-type="string">
            <text:p>Phase Avg</text:p>
          </table:table-cell>
          <table:table-cell table:style-name="ce1" office:value-type="string" calcext:value-type="string">
            <text:p>Phase Std Dev</text:p>
          </table:table-cell>
          <table:table-cell table:style-name="ce1" table:number-columns-repeated="1008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float" office:value="0.11474" calcext:value-type="float">
            <text:p>0.11474</text:p>
          </table:table-cell>
          <table:table-cell office:value-type="float" office:value="0.10972" calcext:value-type="float">
            <text:p>0.10972</text:p>
          </table:table-cell>
          <table:table-cell office:value-type="float" office:value="0.11032" calcext:value-type="float">
            <text:p>0.11032</text:p>
          </table:table-cell>
          <table:table-cell office:value-type="float" office:value="0.11292" calcext:value-type="float">
            <text:p>0.11292</text:p>
          </table:table-cell>
          <table:table-cell office:value-type="float" office:value="0.11338" calcext:value-type="float">
            <text:p>0.11338</text:p>
          </table:table-cell>
          <table:table-cell office:value-type="float" office:value="170.89" calcext:value-type="float">
            <text:p>170.89</text:p>
          </table:table-cell>
          <table:table-cell office:value-type="float" office:value="171.65" calcext:value-type="float">
            <text:p>171.65</text:p>
          </table:table-cell>
          <table:table-cell office:value-type="float" office:value="171.52" calcext:value-type="float">
            <text:p>171.52</text:p>
          </table:table-cell>
          <table:table-cell office:value-type="float" office:value="172.94" calcext:value-type="float">
            <text:p>172.94</text:p>
          </table:table-cell>
          <table:table-cell office:value-type="float" office:value="171.04" calcext:value-type="float">
            <text:p>171.04</text:p>
          </table:table-cell>
          <table:table-cell table:formula="of:=AVERAGE([.C2:.G2])" office:value-type="float" office:value="0.112216" calcext:value-type="float">
            <text:p>0.112216</text:p>
          </table:table-cell>
          <table:table-cell table:formula="of:=COM.MICROSOFT.STDEV.S([.C2:.G2])" office:value-type="float" office:value="0.00212402448196813" calcext:value-type="float">
            <text:p>0.002124024481968</text:p>
          </table:table-cell>
          <table:table-cell table:formula="of:=AVERAGE([.H2:.L2])" office:value-type="float" office:value="171.608" calcext:value-type="float">
            <text:p>171.608</text:p>
          </table:table-cell>
          <table:table-cell table:formula="of:=COM.MICROSOFT.STDEV.S([.H2:.L2])" office:value-type="float" office:value="0.809611017711596" calcext:value-type="float">
            <text:p>0.809611017711596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1077" calcext:value-type="float">
            <text:p>0.1077</text:p>
          </table:table-cell>
          <table:table-cell office:value-type="float" office:value="0.08548" calcext:value-type="float">
            <text:p>0.08548</text:p>
          </table:table-cell>
          <table:table-cell office:value-type="float" office:value="0.10963" calcext:value-type="float">
            <text:p>0.10963</text:p>
          </table:table-cell>
          <table:table-cell office:value-type="float" office:value="0.11285" calcext:value-type="float">
            <text:p>0.11285</text:p>
          </table:table-cell>
          <table:table-cell office:value-type="float" office:value="0.11098" calcext:value-type="float">
            <text:p>0.11098</text:p>
          </table:table-cell>
          <table:table-cell office:value-type="float" office:value="164.73" calcext:value-type="float">
            <text:p>164.73</text:p>
          </table:table-cell>
          <table:table-cell office:value-type="float" office:value="165.34" calcext:value-type="float">
            <text:p>165.34</text:p>
          </table:table-cell>
          <table:table-cell office:value-type="float" office:value="162.02" calcext:value-type="float">
            <text:p>162.02</text:p>
          </table:table-cell>
          <table:table-cell office:value-type="float" office:value="164.93" calcext:value-type="float">
            <text:p>164.93</text:p>
          </table:table-cell>
          <table:table-cell office:value-type="float" office:value="165.52" calcext:value-type="float">
            <text:p>165.52</text:p>
          </table:table-cell>
          <table:table-cell table:formula="of:=AVERAGE([.C3:.G3])" office:value-type="float" office:value="0.105328" calcext:value-type="float">
            <text:p>0.105328</text:p>
          </table:table-cell>
          <table:table-cell table:formula="of:=COM.MICROSOFT.STDEV.S([.C3:.G3])" office:value-type="float" office:value="0.0112539135415197" calcext:value-type="float">
            <text:p>0.01125391354152</text:p>
          </table:table-cell>
          <table:table-cell table:formula="of:=AVERAGE([.H3:.L3])" office:value-type="float" office:value="164.508" calcext:value-type="float">
            <text:p>164.508</text:p>
          </table:table-cell>
          <table:table-cell table:formula="of:=COM.MICROSOFT.STDEV.S([.H3:.L3])" office:value-type="float" office:value="1.42599789621163" calcext:value-type="float">
            <text:p>1.42599789621163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.11157" calcext:value-type="float">
            <text:p>0.11157</text:p>
          </table:table-cell>
          <table:table-cell office:value-type="float" office:value="0.10946" calcext:value-type="float">
            <text:p>0.10946</text:p>
          </table:table-cell>
          <table:table-cell office:value-type="float" office:value="0.11306" calcext:value-type="float">
            <text:p>0.11306</text:p>
          </table:table-cell>
          <table:table-cell office:value-type="float" office:value="0.11565" calcext:value-type="float">
            <text:p>0.11565</text:p>
          </table:table-cell>
          <table:table-cell office:value-type="float" office:value="0.11077" calcext:value-type="float">
            <text:p>0.11077</text:p>
          </table:table-cell>
          <table:table-cell office:value-type="float" office:value="153.75" calcext:value-type="float">
            <text:p>153.75</text:p>
          </table:table-cell>
          <table:table-cell office:value-type="float" office:value="154.01" calcext:value-type="float">
            <text:p>154.01</text:p>
          </table:table-cell>
          <table:table-cell office:value-type="float" office:value="153.49" calcext:value-type="float">
            <text:p>153.49</text:p>
          </table:table-cell>
          <table:table-cell office:value-type="float" office:value="155.13" calcext:value-type="float">
            <text:p>155.13</text:p>
          </table:table-cell>
          <table:table-cell office:value-type="float" office:value="156.73" calcext:value-type="float">
            <text:p>156.73</text:p>
          </table:table-cell>
          <table:table-cell table:formula="of:=AVERAGE([.C4:.G4])" office:value-type="float" office:value="0.112102" calcext:value-type="float">
            <text:p>0.112102</text:p>
          </table:table-cell>
          <table:table-cell table:formula="of:=COM.MICROSOFT.STDEV.S([.C4:.G4])" office:value-type="float" office:value="0.00237399873630968" calcext:value-type="float">
            <text:p>0.00237399873631</text:p>
          </table:table-cell>
          <table:table-cell table:formula="of:=AVERAGE([.H4:.L4])" office:value-type="float" office:value="154.622" calcext:value-type="float">
            <text:p>154.622</text:p>
          </table:table-cell>
          <table:table-cell table:formula="of:=COM.MICROSOFT.STDEV.S([.H4:.L4])" office:value-type="float" office:value="1.33398650667838" calcext:value-type="float">
            <text:p>1.33398650667838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0628" calcext:value-type="float">
            <text:p>0.10628</text:p>
          </table:table-cell>
          <table:table-cell office:value-type="float" office:value="0.10704" calcext:value-type="float">
            <text:p>0.10704</text:p>
          </table:table-cell>
          <table:table-cell office:value-type="float" office:value="0.10908" calcext:value-type="float">
            <text:p>0.10908</text:p>
          </table:table-cell>
          <table:table-cell office:value-type="float" office:value="0.10838" calcext:value-type="float">
            <text:p>0.10838</text:p>
          </table:table-cell>
          <table:table-cell office:value-type="float" office:value="0.10582" calcext:value-type="float">
            <text:p>0.10582</text:p>
          </table:table-cell>
          <table:table-cell office:value-type="float" office:value="114.44" calcext:value-type="float">
            <text:p>114.44</text:p>
          </table:table-cell>
          <table:table-cell office:value-type="float" office:value="113.2" calcext:value-type="float">
            <text:p>113.2</text:p>
          </table:table-cell>
          <table:table-cell office:value-type="float" office:value="105.91" calcext:value-type="float">
            <text:p>105.91</text:p>
          </table:table-cell>
          <table:table-cell office:value-type="float" office:value="113.23" calcext:value-type="float">
            <text:p>113.23</text:p>
          </table:table-cell>
          <table:table-cell office:value-type="float" office:value="113.58" calcext:value-type="float">
            <text:p>113.58</text:p>
          </table:table-cell>
          <table:table-cell table:formula="of:=AVERAGE([.C5:.G5])" office:value-type="float" office:value="0.10732" calcext:value-type="float">
            <text:p>0.10732</text:p>
          </table:table-cell>
          <table:table-cell table:formula="of:=COM.MICROSOFT.STDEV.S([.C5:.G5])" office:value-type="float" office:value="0.00138123133471551" calcext:value-type="float">
            <text:p>0.001381231334716</text:p>
          </table:table-cell>
          <table:table-cell table:formula="of:=AVERAGE([.H5:.L5])" office:value-type="float" office:value="112.072" calcext:value-type="float">
            <text:p>112.072</text:p>
          </table:table-cell>
          <table:table-cell table:formula="of:=COM.MICROSOFT.STDEV.S([.H5:.L5])" office:value-type="float" office:value="3.48084328862993" calcext:value-type="float">
            <text:p>3.48084328862993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0.11349" calcext:value-type="float">
            <text:p>0.11349</text:p>
          </table:table-cell>
          <table:table-cell office:value-type="float" office:value="0.10953" calcext:value-type="float">
            <text:p>0.10953</text:p>
          </table:table-cell>
          <table:table-cell office:value-type="float" office:value="0.11294" calcext:value-type="float">
            <text:p>0.11294</text:p>
          </table:table-cell>
          <table:table-cell office:value-type="float" office:value="0.11351" calcext:value-type="float">
            <text:p>0.11351</text:p>
          </table:table-cell>
          <table:table-cell office:value-type="float" office:value="0.11441" calcext:value-type="float">
            <text:p>0.11441</text:p>
          </table:table-cell>
          <table:table-cell office:value-type="float" office:value="143.27" calcext:value-type="float">
            <text:p>143.27</text:p>
          </table:table-cell>
          <table:table-cell office:value-type="float" office:value="144.81" calcext:value-type="float">
            <text:p>144.81</text:p>
          </table:table-cell>
          <table:table-cell office:value-type="float" office:value="146.08" calcext:value-type="float">
            <text:p>146.08</text:p>
          </table:table-cell>
          <table:table-cell office:value-type="float" office:value="142.63" calcext:value-type="float">
            <text:p>142.63</text:p>
          </table:table-cell>
          <table:table-cell office:value-type="float" office:value="142.47" calcext:value-type="float">
            <text:p>142.47</text:p>
          </table:table-cell>
          <table:table-cell table:formula="of:=AVERAGE([.C6:.G6])" office:value-type="float" office:value="0.112776" calcext:value-type="float">
            <text:p>0.112776</text:p>
          </table:table-cell>
          <table:table-cell table:formula="of:=COM.MICROSOFT.STDEV.S([.C6:.G6])" office:value-type="float" office:value="0.00188957137996955" calcext:value-type="float">
            <text:p>0.00188957137997</text:p>
          </table:table-cell>
          <table:table-cell table:formula="of:=AVERAGE([.H6:.L6])" office:value-type="float" office:value="143.852" calcext:value-type="float">
            <text:p>143.852</text:p>
          </table:table-cell>
          <table:table-cell table:formula="of:=COM.MICROSOFT.STDEV.S([.H6:.L6])" office:value-type="float" office:value="1.55110283347044" calcext:value-type="float">
            <text:p>1.55110283347044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13456" calcext:value-type="float">
            <text:p>0.13456</text:p>
          </table:table-cell>
          <table:table-cell office:value-type="float" office:value="0.12137" calcext:value-type="float">
            <text:p>0.12137</text:p>
          </table:table-cell>
          <table:table-cell office:value-type="float" office:value="0.12194" calcext:value-type="float">
            <text:p>0.12194</text:p>
          </table:table-cell>
          <table:table-cell office:value-type="float" office:value="0.12781" calcext:value-type="float">
            <text:p>0.12781</text:p>
          </table:table-cell>
          <table:table-cell office:value-type="float" office:value="0.12277" calcext:value-type="float">
            <text:p>0.12277</text:p>
          </table:table-cell>
          <table:table-cell office:value-type="float" office:value="107.67" calcext:value-type="float">
            <text:p>107.67</text:p>
          </table:table-cell>
          <table:table-cell office:value-type="float" office:value="100.42" calcext:value-type="float">
            <text:p>100.42</text:p>
          </table:table-cell>
          <table:table-cell office:value-type="float" office:value="102.7" calcext:value-type="float">
            <text:p>102.7</text:p>
          </table:table-cell>
          <table:table-cell office:value-type="float" office:value="103.09" calcext:value-type="float">
            <text:p>103.09</text:p>
          </table:table-cell>
          <table:table-cell office:value-type="float" office:value="103.23" calcext:value-type="float">
            <text:p>103.23</text:p>
          </table:table-cell>
          <table:table-cell table:formula="of:=AVERAGE([.C7:.G7])" office:value-type="float" office:value="0.12569" calcext:value-type="float">
            <text:p>0.12569</text:p>
          </table:table-cell>
          <table:table-cell table:formula="of:=COM.MICROSOFT.STDEV.S([.C7:.G7])" office:value-type="float" office:value="0.00557724394302419" calcext:value-type="float">
            <text:p>0.005577243943024</text:p>
          </table:table-cell>
          <table:table-cell table:formula="of:=AVERAGE([.H7:.L7])" office:value-type="float" office:value="103.422" calcext:value-type="float">
            <text:p>103.422</text:p>
          </table:table-cell>
          <table:table-cell table:formula="of:=COM.MICROSOFT.STDEV.S([.H7:.L7])" office:value-type="float" office:value="2.63276850482529" calcext:value-type="float">
            <text:p>2.63276850482529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0.1734" calcext:value-type="float">
            <text:p>0.1734</text:p>
          </table:table-cell>
          <table:table-cell office:value-type="float" office:value="0.15248" calcext:value-type="float">
            <text:p>0.15248</text:p>
          </table:table-cell>
          <table:table-cell office:value-type="float" office:value="0.14447" calcext:value-type="float">
            <text:p>0.14447</text:p>
          </table:table-cell>
          <table:table-cell office:value-type="float" office:value="0.1503" calcext:value-type="float">
            <text:p>0.1503</text:p>
          </table:table-cell>
          <table:table-cell office:value-type="float" office:value="0.15075" calcext:value-type="float">
            <text:p>0.15075</text:p>
          </table:table-cell>
          <table:table-cell office:value-type="float" office:value="129.36" calcext:value-type="float">
            <text:p>129.36</text:p>
          </table:table-cell>
          <table:table-cell office:value-type="float" office:value="129.49" calcext:value-type="float">
            <text:p>129.49</text:p>
          </table:table-cell>
          <table:table-cell office:value-type="float" office:value="136.23" calcext:value-type="float">
            <text:p>136.23</text:p>
          </table:table-cell>
          <table:table-cell office:value-type="float" office:value="129.55" calcext:value-type="float">
            <text:p>129.55</text:p>
          </table:table-cell>
          <table:table-cell office:value-type="float" office:value="128.55" calcext:value-type="float">
            <text:p>128.55</text:p>
          </table:table-cell>
          <table:table-cell table:formula="of:=AVERAGE([.C8:.G8])" office:value-type="float" office:value="0.15428" calcext:value-type="float">
            <text:p>0.15428</text:p>
          </table:table-cell>
          <table:table-cell table:formula="of:=COM.MICROSOFT.STDEV.S([.C8:.G8])" office:value-type="float" office:value="0.0111057620179797" calcext:value-type="float">
            <text:p>0.01110576201798</text:p>
          </table:table-cell>
          <table:table-cell table:formula="of:=AVERAGE([.H8:.L8])" office:value-type="float" office:value="130.636" calcext:value-type="float">
            <text:p>130.636</text:p>
          </table:table-cell>
          <table:table-cell table:formula="of:=COM.MICROSOFT.STDEV.S([.H8:.L8])" office:value-type="float" office:value="3.15297954322573" calcext:value-type="float">
            <text:p>3.15297954322573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0.1873" calcext:value-type="float">
            <text:p>0.1873</text:p>
          </table:table-cell>
          <table:table-cell office:value-type="float" office:value="0.19038" calcext:value-type="float">
            <text:p>0.19038</text:p>
          </table:table-cell>
          <table:table-cell office:value-type="float" office:value="0.19098" calcext:value-type="float">
            <text:p>0.19098</text:p>
          </table:table-cell>
          <table:table-cell office:value-type="float" office:value="0.19059" calcext:value-type="float">
            <text:p>0.19059</text:p>
          </table:table-cell>
          <table:table-cell office:value-type="float" office:value="0.18659" calcext:value-type="float">
            <text:p>0.18659</text:p>
          </table:table-cell>
          <table:table-cell office:value-type="float" office:value="97.82" calcext:value-type="float">
            <text:p>97.82</text:p>
          </table:table-cell>
          <table:table-cell office:value-type="float" office:value="98.97" calcext:value-type="float">
            <text:p>98.97</text:p>
          </table:table-cell>
          <table:table-cell office:value-type="float" office:value="98.66" calcext:value-type="float">
            <text:p>98.66</text:p>
          </table:table-cell>
          <table:table-cell office:value-type="float" office:value="99.06" calcext:value-type="float">
            <text:p>99.06</text:p>
          </table:table-cell>
          <table:table-cell office:value-type="float" office:value="98.78" calcext:value-type="float">
            <text:p>98.78</text:p>
          </table:table-cell>
          <table:table-cell table:formula="of:=AVERAGE([.C9:.G9])" office:value-type="float" office:value="0.189168" calcext:value-type="float">
            <text:p>0.189168</text:p>
          </table:table-cell>
          <table:table-cell table:formula="of:=COM.MICROSOFT.STDEV.S([.C9:.G9])" office:value-type="float" office:value="0.00205608122407652" calcext:value-type="float">
            <text:p>0.002056081224077</text:p>
          </table:table-cell>
          <table:table-cell table:formula="of:=AVERAGE([.H9:.L9])" office:value-type="float" office:value="98.658" calcext:value-type="float">
            <text:p>98.658</text:p>
          </table:table-cell>
          <table:table-cell table:formula="of:=COM.MICROSOFT.STDEV.S([.H9:.L9])" office:value-type="float" office:value="0.493983805402569" calcext:value-type="float">
            <text:p>0.493983805402569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2099" calcext:value-type="float">
            <text:p>0.2099</text:p>
          </table:table-cell>
          <table:table-cell office:value-type="float" office:value="0.2112" calcext:value-type="float">
            <text:p>0.211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18" calcext:value-type="float">
            <text:p>0.2118</text:p>
          </table:table-cell>
          <table:table-cell office:value-type="float" office:value="0.214" calcext:value-type="float">
            <text:p>0.214</text:p>
          </table:table-cell>
          <table:table-cell office:value-type="float" office:value="82.38" calcext:value-type="float">
            <text:p>82.38</text:p>
          </table:table-cell>
          <table:table-cell office:value-type="float" office:value="82.91" calcext:value-type="float">
            <text:p>82.91</text:p>
          </table:table-cell>
          <table:table-cell office:value-type="float" office:value="82.95" calcext:value-type="float">
            <text:p>82.95</text:p>
          </table:table-cell>
          <table:table-cell office:value-type="float" office:value="82.91" calcext:value-type="float">
            <text:p>82.91</text:p>
          </table:table-cell>
          <table:table-cell office:value-type="float" office:value="83.05" calcext:value-type="float">
            <text:p>83.05</text:p>
          </table:table-cell>
          <table:table-cell table:formula="of:=AVERAGE([.C10:.G10])" office:value-type="float" office:value="0.21198" calcext:value-type="float">
            <text:p>0.21198</text:p>
          </table:table-cell>
          <table:table-cell table:formula="of:=COM.MICROSOFT.STDEV.S([.C10:.G10])" office:value-type="float" office:value="0.00158808060248842" calcext:value-type="float">
            <text:p>0.001588080602488</text:p>
          </table:table-cell>
          <table:table-cell table:formula="of:=AVERAGE([.H10:.L10])" office:value-type="float" office:value="82.84" calcext:value-type="float">
            <text:p>82.84</text:p>
          </table:table-cell>
          <table:table-cell table:formula="of:=COM.MICROSOFT.STDEV.S([.H10:.L10])" office:value-type="float" office:value="0.263438797446391" calcext:value-type="float">
            <text:p>0.263438797446391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.2275" calcext:value-type="float">
            <text:p>0.2275</text:p>
          </table:table-cell>
          <table:table-cell office:value-type="float" office:value="0.2292" calcext:value-type="float">
            <text:p>0.2292</text:p>
          </table:table-cell>
          <table:table-cell office:value-type="float" office:value="0.2352" calcext:value-type="float">
            <text:p>0.2352</text:p>
          </table:table-cell>
          <table:table-cell office:value-type="float" office:value="0.2379" calcext:value-type="float">
            <text:p>0.2379</text:p>
          </table:table-cell>
          <table:table-cell office:value-type="float" office:value="0.2291" calcext:value-type="float">
            <text:p>0.2291</text:p>
          </table:table-cell>
          <table:table-cell office:value-type="float" office:value="71.14" calcext:value-type="float">
            <text:p>71.14</text:p>
          </table:table-cell>
          <table:table-cell office:value-type="float" office:value="72.59" calcext:value-type="float">
            <text:p>72.59</text:p>
          </table:table-cell>
          <table:table-cell office:value-type="float" office:value="71.93" calcext:value-type="float">
            <text:p>71.93</text:p>
          </table:table-cell>
          <table:table-cell office:value-type="float" office:value="72.43" calcext:value-type="float">
            <text:p>72.43</text:p>
          </table:table-cell>
          <table:table-cell office:value-type="float" office:value="70.49" calcext:value-type="float">
            <text:p>70.49</text:p>
          </table:table-cell>
          <table:table-cell table:formula="of:=AVERAGE([.C11:.G11])" office:value-type="float" office:value="0.23178" calcext:value-type="float">
            <text:p>0.23178</text:p>
          </table:table-cell>
          <table:table-cell table:formula="of:=COM.MICROSOFT.STDEV.S([.C11:.G11])" office:value-type="float" office:value="0.00450854743792277" calcext:value-type="float">
            <text:p>0.004508547437923</text:p>
          </table:table-cell>
          <table:table-cell table:formula="of:=AVERAGE([.H11:.L11])" office:value-type="float" office:value="71.716" calcext:value-type="float">
            <text:p>71.716</text:p>
          </table:table-cell>
          <table:table-cell table:formula="of:=COM.MICROSOFT.STDEV.S([.H11:.L11])" office:value-type="float" office:value="0.888020270038926" calcext:value-type="float">
            <text:p>0.888020270038926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0.2531" calcext:value-type="float">
            <text:p>0.2531</text:p>
          </table:table-cell>
          <table:table-cell office:value-type="float" office:value="0.2487" calcext:value-type="float">
            <text:p>0.2487</text:p>
          </table:table-cell>
          <table:table-cell office:value-type="float" office:value="0.2527" calcext:value-type="float">
            <text:p>0.2527</text:p>
          </table:table-cell>
          <table:table-cell office:value-type="float" office:value="0.2543" calcext:value-type="float">
            <text:p>0.2543</text:p>
          </table:table-cell>
          <table:table-cell office:value-type="float" office:value="0.2546" calcext:value-type="float">
            <text:p>0.2546</text:p>
          </table:table-cell>
          <table:table-cell office:value-type="float" office:value="56.14" calcext:value-type="float">
            <text:p>56.14</text:p>
          </table:table-cell>
          <table:table-cell office:value-type="float" office:value="56.13" calcext:value-type="float">
            <text:p>56.13</text:p>
          </table:table-cell>
          <table:table-cell office:value-type="float" office:value="56.46" calcext:value-type="float">
            <text:p>56.46</text:p>
          </table:table-cell>
          <table:table-cell office:value-type="float" office:value="56.54" calcext:value-type="float">
            <text:p>56.54</text:p>
          </table:table-cell>
          <table:table-cell office:value-type="float" office:value="56.38" calcext:value-type="float">
            <text:p>56.38</text:p>
          </table:table-cell>
          <table:table-cell table:formula="of:=AVERAGE([.C12:.G12])" office:value-type="float" office:value="0.25268" calcext:value-type="float">
            <text:p>0.25268</text:p>
          </table:table-cell>
          <table:table-cell table:formula="of:=COM.MICROSOFT.STDEV.S([.C12:.G12])" office:value-type="float" office:value="0.00236262565803388" calcext:value-type="float">
            <text:p>0.002362625658034</text:p>
          </table:table-cell>
          <table:table-cell table:formula="of:=AVERAGE([.H12:.L12])" office:value-type="float" office:value="56.33" calcext:value-type="float">
            <text:p>56.33</text:p>
          </table:table-cell>
          <table:table-cell table:formula="of:=COM.MICROSOFT.STDEV.S([.H12:.L12])" office:value-type="float" office:value="0.186815416922693" calcext:value-type="float">
            <text:p>0.186815416922693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2683" calcext:value-type="float">
            <text:p>0.2683</text:p>
          </table:table-cell>
          <table:table-cell office:value-type="float" office:value="0.2688" calcext:value-type="float">
            <text:p>0.2688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2691" calcext:value-type="float">
            <text:p>0.2691</text:p>
          </table:table-cell>
          <table:table-cell office:value-type="float" office:value="0.2699" calcext:value-type="float">
            <text:p>0.2699</text:p>
          </table:table-cell>
          <table:table-cell office:value-type="float" office:value="46.09" calcext:value-type="float">
            <text:p>46.09</text:p>
          </table:table-cell>
          <table:table-cell office:value-type="float" office:value="45.95" calcext:value-type="float">
            <text:p>45.95</text:p>
          </table:table-cell>
          <table:table-cell office:value-type="float" office:value="45.79" calcext:value-type="float">
            <text:p>45.79</text:p>
          </table:table-cell>
          <table:table-cell office:value-type="float" office:value="46.33" calcext:value-type="float">
            <text:p>46.33</text:p>
          </table:table-cell>
          <table:table-cell office:value-type="float" office:value="46.4" calcext:value-type="float">
            <text:p>46.4</text:p>
          </table:table-cell>
          <table:table-cell table:formula="of:=AVERAGE([.C13:.G13])" office:value-type="float" office:value="0.2691" calcext:value-type="float">
            <text:p>0.2691</text:p>
          </table:table-cell>
          <table:table-cell table:formula="of:=COM.MICROSOFT.STDEV.S([.C13:.G13])" office:value-type="float" office:value="0.000604152298679724" calcext:value-type="float">
            <text:p>0.00060415229868</text:p>
          </table:table-cell>
          <table:table-cell table:formula="of:=AVERAGE([.H13:.L13])" office:value-type="float" office:value="46.112" calcext:value-type="float">
            <text:p>46.112</text:p>
          </table:table-cell>
          <table:table-cell table:formula="of:=COM.MICROSOFT.STDEV.S([.H13:.L13])" office:value-type="float" office:value="0.255382066715734" calcext:value-type="float">
            <text:p>0.255382066715734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office:value-type="float" office:value="0.2887" calcext:value-type="float">
            <text:p>0.2887</text:p>
          </table:table-cell>
          <table:table-cell office:value-type="float" office:value="0.2811" calcext:value-type="float">
            <text:p>0.2811</text:p>
          </table:table-cell>
          <table:table-cell office:value-type="float" office:value="0.2889" calcext:value-type="float">
            <text:p>0.2889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2888" calcext:value-type="float">
            <text:p>0.2888</text:p>
          </table:table-cell>
          <table:table-cell office:value-type="float" office:value="30.15" calcext:value-type="float">
            <text:p>30.15</text:p>
          </table:table-cell>
          <table:table-cell office:value-type="float" office:value="30.9" calcext:value-type="float">
            <text:p>30.9</text:p>
          </table:table-cell>
          <table:table-cell office:value-type="float" office:value="30.87" calcext:value-type="float">
            <text:p>30.87</text:p>
          </table:table-cell>
          <table:table-cell office:value-type="float" office:value="29.42" calcext:value-type="float">
            <text:p>29.42</text:p>
          </table:table-cell>
          <table:table-cell office:value-type="float" office:value="30.76" calcext:value-type="float">
            <text:p>30.76</text:p>
          </table:table-cell>
          <table:table-cell table:formula="of:=AVERAGE([.C14:.G14])" office:value-type="float" office:value="0.28626" calcext:value-type="float">
            <text:p>0.28626</text:p>
          </table:table-cell>
          <table:table-cell table:formula="of:=COM.MICROSOFT.STDEV.S([.C14:.G14])" office:value-type="float" office:value="0.00360735360063301" calcext:value-type="float">
            <text:p>0.003607353600633</text:p>
          </table:table-cell>
          <table:table-cell table:formula="of:=AVERAGE([.H14:.L14])" office:value-type="float" office:value="30.42" calcext:value-type="float">
            <text:p>30.42</text:p>
          </table:table-cell>
          <table:table-cell table:formula="of:=COM.MICROSOFT.STDEV.S([.H14:.L14])" office:value-type="float" office:value="0.636671029653462" calcext:value-type="float">
            <text:p>0.636671029653462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2961" calcext:value-type="float">
            <text:p>0.2961</text:p>
          </table:table-cell>
          <table:table-cell office:value-type="float" office:value="0.2977" calcext:value-type="float">
            <text:p>0.2977</text:p>
          </table:table-cell>
          <table:table-cell office:value-type="float" office:value="0.2968" calcext:value-type="float">
            <text:p>0.2968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2984" calcext:value-type="float">
            <text:p>0.2984</text:p>
          </table:table-cell>
          <table:table-cell office:value-type="float" office:value="22.13" calcext:value-type="float">
            <text:p>22.13</text:p>
          </table:table-cell>
          <table:table-cell office:value-type="float" office:value="22.21" calcext:value-type="float">
            <text:p>22.21</text:p>
          </table:table-cell>
          <table:table-cell office:value-type="float" office:value="22.17" calcext:value-type="float">
            <text:p>22.17</text:p>
          </table:table-cell>
          <table:table-cell office:value-type="float" office:value="22.23" calcext:value-type="float">
            <text:p>22.23</text:p>
          </table:table-cell>
          <table:table-cell office:value-type="float" office:value="22.2" calcext:value-type="float">
            <text:p>22.2</text:p>
          </table:table-cell>
          <table:table-cell table:formula="of:=AVERAGE([.C15:.G15])" office:value-type="float" office:value="0.29722" calcext:value-type="float">
            <text:p>0.29722</text:p>
          </table:table-cell>
          <table:table-cell table:formula="of:=COM.MICROSOFT.STDEV.S([.C15:.G15])" office:value-type="float" office:value="0.000875785361832443" calcext:value-type="float">
            <text:p>0.000875785361832</text:p>
          </table:table-cell>
          <table:table-cell table:formula="of:=AVERAGE([.H15:.L15])" office:value-type="float" office:value="22.188" calcext:value-type="float">
            <text:p>22.188</text:p>
          </table:table-cell>
          <table:table-cell table:formula="of:=COM.MICROSOFT.STDEV.S([.H15:.L15])" office:value-type="float" office:value="0.0389871773792362" calcext:value-type="float">
            <text:p>0.038987177379236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3005" calcext:value-type="float">
            <text:p>0.3005</text:p>
          </table:table-cell>
          <table:table-cell office:value-type="float" office:value="0.2997" calcext:value-type="float">
            <text:p>0.2997</text:p>
          </table:table-cell>
          <table:table-cell office:value-type="float" office:value="0.2993" calcext:value-type="float">
            <text:p>0.2993</text:p>
          </table:table-cell>
          <table:table-cell office:value-type="float" office:value="16.43" calcext:value-type="float">
            <text:p>16.43</text:p>
          </table:table-cell>
          <table:table-cell office:value-type="float" office:value="16.46" calcext:value-type="float">
            <text:p>16.46</text:p>
          </table:table-cell>
          <table:table-cell office:value-type="float" office:value="16.42" calcext:value-type="float">
            <text:p>16.42</text:p>
          </table:table-cell>
          <table:table-cell office:value-type="float" office:value="16.67" calcext:value-type="float">
            <text:p>16.67</text:p>
          </table:table-cell>
          <table:table-cell office:value-type="float" office:value="16.4" calcext:value-type="float">
            <text:p>16.4</text:p>
          </table:table-cell>
          <table:table-cell table:formula="of:=AVERAGE([.C16:.G16])" office:value-type="float" office:value="0.29986" calcext:value-type="float">
            <text:p>0.29986</text:p>
          </table:table-cell>
          <table:table-cell table:formula="of:=COM.MICROSOFT.STDEV.S([.C16:.G16])" office:value-type="float" office:value="0.00043931765272977" calcext:value-type="float">
            <text:p>0.00043931765273</text:p>
          </table:table-cell>
          <table:table-cell table:formula="of:=AVERAGE([.H16:.L16])" office:value-type="float" office:value="16.476" calcext:value-type="float">
            <text:p>16.476</text:p>
          </table:table-cell>
          <table:table-cell table:formula="of:=COM.MICROSOFT.STDEV.S([.H16:.L16])" office:value-type="float" office:value="0.110589330407595" calcext:value-type="float">
            <text:p>0.110589330407595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.3016" calcext:value-type="float">
            <text:p>0.3016</text:p>
          </table:table-cell>
          <table:table-cell office:value-type="float" office:value="0.3025" calcext:value-type="float">
            <text:p>0.3025</text:p>
          </table:table-cell>
          <table:table-cell office:value-type="float" office:value="0.3012" calcext:value-type="float">
            <text:p>0.3012</text:p>
          </table:table-cell>
          <table:table-cell office:value-type="float" office:value="0.3022" calcext:value-type="float">
            <text:p>0.3022</text:p>
          </table:table-cell>
          <table:table-cell office:value-type="float" office:value="0.3011" calcext:value-type="float">
            <text:p>0.3011</text:p>
          </table:table-cell>
          <table:table-cell office:value-type="float" office:value="12.55" calcext:value-type="float">
            <text:p>12.55</text:p>
          </table:table-cell>
          <table:table-cell office:value-type="float" office:value="12.41" calcext:value-type="float">
            <text:p>12.41</text:p>
          </table:table-cell>
          <table:table-cell office:value-type="float" office:value="12.52" calcext:value-type="float">
            <text:p>12.52</text:p>
          </table:table-cell>
          <table:table-cell office:value-type="float" office:value="12.48" calcext:value-type="float">
            <text:p>12.48</text:p>
          </table:table-cell>
          <table:table-cell office:value-type="float" office:value="12.52" calcext:value-type="float">
            <text:p>12.52</text:p>
          </table:table-cell>
          <table:table-cell table:formula="of:=AVERAGE([.C17:.G17])" office:value-type="float" office:value="0.30172" calcext:value-type="float">
            <text:p>0.30172</text:p>
          </table:table-cell>
          <table:table-cell table:formula="of:=COM.MICROSOFT.STDEV.S([.C17:.G17])" office:value-type="float" office:value="0.000614003257320337" calcext:value-type="float">
            <text:p>0.00061400325732</text:p>
          </table:table-cell>
          <table:table-cell table:formula="of:=AVERAGE([.H17:.L17])" office:value-type="float" office:value="12.496" calcext:value-type="float">
            <text:p>12.496</text:p>
          </table:table-cell>
          <table:table-cell table:formula="of:=COM.MICROSOFT.STDEV.S([.H17:.L17])" office:value-type="float" office:value="0.0541294744108974" calcext:value-type="float">
            <text:p>0.054129474410898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.3012" calcext:value-type="float">
            <text:p>0.3012</text:p>
          </table:table-cell>
          <table:table-cell office:value-type="float" office:value="0.3009" calcext:value-type="float">
            <text:p>0.3009</text:p>
          </table:table-cell>
          <table:table-cell office:value-type="float" office:value="0.3015" calcext:value-type="float">
            <text:p>0.3015</text:p>
          </table:table-cell>
          <table:table-cell office:value-type="float" office:value="0.3004" calcext:value-type="float">
            <text:p>0.3004</text:p>
          </table:table-cell>
          <table:table-cell office:value-type="float" office:value="0.3011" calcext:value-type="float">
            <text:p>0.3011</text:p>
          </table:table-cell>
          <table:table-cell office:value-type="float" office:value="6.9" calcext:value-type="float">
            <text:p>6.9</text:p>
          </table:table-cell>
          <table:table-cell office:value-type="float" office:value="6.94" calcext:value-type="float">
            <text:p>6.94</text:p>
          </table:table-cell>
          <table:table-cell office:value-type="float" office:value="6.97" calcext:value-type="float">
            <text:p>6.97</text:p>
          </table:table-cell>
          <table:table-cell office:value-type="float" office:value="6.88" calcext:value-type="float">
            <text:p>6.88</text:p>
          </table:table-cell>
          <table:table-cell office:value-type="float" office:value="6.84" calcext:value-type="float">
            <text:p>6.84</text:p>
          </table:table-cell>
          <table:table-cell table:formula="of:=AVERAGE([.C18:.G18])" office:value-type="float" office:value="0.30102" calcext:value-type="float">
            <text:p>0.30102</text:p>
          </table:table-cell>
          <table:table-cell table:formula="of:=COM.MICROSOFT.STDEV.S([.C18:.G18])" office:value-type="float" office:value="0.000408656334834052" calcext:value-type="float">
            <text:p>0.000408656334834</text:p>
          </table:table-cell>
          <table:table-cell table:formula="of:=AVERAGE([.H18:.L18])" office:value-type="float" office:value="6.906" calcext:value-type="float">
            <text:p>6.906</text:p>
          </table:table-cell>
          <table:table-cell table:formula="of:=COM.MICROSOFT.STDEV.S([.H18:.L18])" office:value-type="float" office:value="0.0507937003968012" calcext:value-type="float">
            <text:p>0.050793700396801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0.2983" calcext:value-type="float">
            <text:p>0.2983</text:p>
          </table:table-cell>
          <table:table-cell office:value-type="float" office:value="0.2985" calcext:value-type="float">
            <text:p>0.2985</text:p>
          </table:table-cell>
          <table:table-cell office:value-type="float" office:value="0.2978" calcext:value-type="float">
            <text:p>0.2978</text:p>
          </table:table-cell>
          <table:table-cell office:value-type="float" office:value="0.2983" calcext:value-type="float">
            <text:p>0.2983</text:p>
          </table:table-cell>
          <table:table-cell office:value-type="float" office:value="0.2984" calcext:value-type="float">
            <text:p>0.2984</text:p>
          </table:table-cell>
          <table:table-cell office:value-type="float" office:value="3.1" calcext:value-type="float">
            <text:p>3.1</text:p>
          </table:table-cell>
          <table:table-cell office:value-type="float" office:value="3.05" calcext:value-type="float">
            <text:p>3.05</text:p>
          </table:table-cell>
          <table:table-cell office:value-type="float" office:value="3.03" calcext:value-type="float">
            <text:p>3.03</text:p>
          </table:table-cell>
          <table:table-cell office:value-type="float" office:value="3.08" calcext:value-type="float">
            <text:p>3.08</text:p>
          </table:table-cell>
          <table:table-cell office:value-type="float" office:value="3.02" calcext:value-type="float">
            <text:p>3.02</text:p>
          </table:table-cell>
          <table:table-cell table:formula="of:=AVERAGE([.C19:.G19])" office:value-type="float" office:value="0.29826" calcext:value-type="float">
            <text:p>0.29826</text:p>
          </table:table-cell>
          <table:table-cell table:formula="of:=COM.MICROSOFT.STDEV.S([.C19:.G19])" office:value-type="float" office:value="0.00027018512172212" calcext:value-type="float">
            <text:p>0.000270185121722</text:p>
          </table:table-cell>
          <table:table-cell table:formula="of:=AVERAGE([.H19:.L19])" office:value-type="float" office:value="3.056" calcext:value-type="float">
            <text:p>3.056</text:p>
          </table:table-cell>
          <table:table-cell table:formula="of:=COM.MICROSOFT.STDEV.S([.H19:.L19])" office:value-type="float" office:value="0.0336154726279433" calcext:value-type="float">
            <text:p>0.033615472627943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0.2939" calcext:value-type="float">
            <text:p>0.2939</text:p>
          </table:table-cell>
          <table:table-cell office:value-type="float" office:value="0.2942" calcext:value-type="float">
            <text:p>0.2942</text:p>
          </table:table-cell>
          <table:table-cell office:value-type="float" office:value="0.2948" calcext:value-type="float">
            <text:p>0.2948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  <table:table-cell office:value-type="float" office:value="0.17" calcext:value-type="float">
            <text:p>0.17</text:p>
          </table:table-cell>
          <table:table-cell office:value-type="float" office:value="0.07" calcext:value-type="float">
            <text:p>0.07</text:p>
          </table:table-cell>
          <table:table-cell office:value-type="float" office:value="0.13" calcext:value-type="float">
            <text:p>0.13</text:p>
          </table:table-cell>
          <table:table-cell table:formula="of:=AVERAGE([.C20:.G20])" office:value-type="float" office:value="0.2943" calcext:value-type="float">
            <text:p>0.2943</text:p>
          </table:table-cell>
          <table:table-cell table:formula="of:=COM.MICROSOFT.STDEV.S([.C20:.G20])" office:value-type="float" office:value="0.000387298334620753" calcext:value-type="float">
            <text:p>0.000387298334621</text:p>
          </table:table-cell>
          <table:table-cell table:formula="of:=AVERAGE([.H20:.L20])" office:value-type="float" office:value="0.116" calcext:value-type="float">
            <text:p>0.116</text:p>
          </table:table-cell>
          <table:table-cell table:formula="of:=COM.MICROSOFT.STDEV.S([.H20:.L20])" office:value-type="float" office:value="0.044497190922574" calcext:value-type="float">
            <text:p>0.044497190922574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10" calcext:value-type="float">
            <text:p>10</text:p>
          </table:table-cell>
          <table:table-cell office:value-type="float" office:value="0.2897" calcext:value-type="float">
            <text:p>0.2897</text:p>
          </table:table-cell>
          <table:table-cell office:value-type="float" office:value="0.2892" calcext:value-type="float">
            <text:p>0.2892</text:p>
          </table:table-cell>
          <table:table-cell office:value-type="float" office:value="0.2902" calcext:value-type="float">
            <text:p>0.2902</text:p>
          </table:table-cell>
          <table:table-cell office:value-type="float" office:value="0.2897" calcext:value-type="float">
            <text:p>0.2897</text:p>
          </table:table-cell>
          <table:table-cell office:value-type="float" office:value="0.29" calcext:value-type="float">
            <text:p>0.29</text:p>
          </table:table-cell>
          <table:table-cell office:value-type="float" office:value="-2.18" calcext:value-type="float">
            <text:p>-2.18</text:p>
          </table:table-cell>
          <table:table-cell office:value-type="float" office:value="-2.22" calcext:value-type="float">
            <text:p>-2.22</text:p>
          </table:table-cell>
          <table:table-cell office:value-type="float" office:value="-2.23" calcext:value-type="float">
            <text:p>-2.23</text:p>
          </table:table-cell>
          <table:table-cell office:value-type="float" office:value="-2.14" calcext:value-type="float">
            <text:p>-2.14</text:p>
          </table:table-cell>
          <table:table-cell office:value-type="float" office:value="-2.15" calcext:value-type="float">
            <text:p>-2.15</text:p>
          </table:table-cell>
          <table:table-cell table:formula="of:=AVERAGE([.C21:.G21])" office:value-type="float" office:value="0.28976" calcext:value-type="float">
            <text:p>0.28976</text:p>
          </table:table-cell>
          <table:table-cell table:formula="of:=COM.MICROSOFT.STDEV.S([.C21:.G21])" office:value-type="float" office:value="0.000378153408023776" calcext:value-type="float">
            <text:p>0.000378153408024</text:p>
          </table:table-cell>
          <table:table-cell table:formula="of:=AVERAGE([.H21:.L21])" office:value-type="float" office:value="-2.184" calcext:value-type="float">
            <text:p>-2.184</text:p>
          </table:table-cell>
          <table:table-cell table:formula="of:=COM.MICROSOFT.STDEV.S([.H21:.L21])" office:value-type="float" office:value="0.0403732584763727" calcext:value-type="float">
            <text:p>0.040373258476373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10" calcext:value-type="float">
            <text:p>10</text:p>
          </table:table-cell>
          <table:table-cell office:value-type="float" office:value="0.2844" calcext:value-type="float">
            <text:p>0.2844</text:p>
          </table:table-cell>
          <table:table-cell office:value-type="float" office:value="0.2851" calcext:value-type="float">
            <text:p>0.2851</text:p>
          </table:table-cell>
          <table:table-cell office:value-type="float" office:value="0.2848" calcext:value-type="float">
            <text:p>0.2848</text:p>
          </table:table-cell>
          <table:table-cell office:value-type="float" office:value="0.2849" calcext:value-type="float">
            <text:p>0.2849</text:p>
          </table:table-cell>
          <table:table-cell office:value-type="float" office:value="0.2844" calcext:value-type="float">
            <text:p>0.2844</text:p>
          </table:table-cell>
          <table:table-cell office:value-type="float" office:value="-4.05" calcext:value-type="float">
            <text:p>-4.05</text:p>
          </table:table-cell>
          <table:table-cell office:value-type="float" office:value="-4.07" calcext:value-type="float">
            <text:p>-4.07</text:p>
          </table:table-cell>
          <table:table-cell office:value-type="float" office:value="-3.99" calcext:value-type="float">
            <text:p>-3.99</text:p>
          </table:table-cell>
          <table:table-cell office:value-type="float" office:value="-3.98" calcext:value-type="float">
            <text:p>-3.98</text:p>
          </table:table-cell>
          <table:table-cell office:value-type="float" office:value="-3.96" calcext:value-type="float">
            <text:p>-3.96</text:p>
          </table:table-cell>
          <table:table-cell table:formula="of:=AVERAGE([.C22:.G22])" office:value-type="float" office:value="0.28472" calcext:value-type="float">
            <text:p>0.28472</text:p>
          </table:table-cell>
          <table:table-cell table:formula="of:=COM.MICROSOFT.STDEV.S([.C22:.G22])" office:value-type="float" office:value="0.00031144823004796" calcext:value-type="float">
            <text:p>0.000311448230048</text:p>
          </table:table-cell>
          <table:table-cell table:formula="of:=AVERAGE([.H22:.L22])" office:value-type="float" office:value="-4.01" calcext:value-type="float">
            <text:p>-4.01</text:p>
          </table:table-cell>
          <table:table-cell table:formula="of:=COM.MICROSOFT.STDEV.S([.H22:.L22])" office:value-type="float" office:value="0.0474341649025257" calcext:value-type="float">
            <text:p>0.047434164902526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4500" calcext:value-type="float">
            <text:p>4500</text:p>
          </table:table-cell>
          <table:table-cell office:value-type="float" office:value="10" calcext:value-type="float">
            <text:p>10</text:p>
          </table:table-cell>
          <table:table-cell office:value-type="float" office:value="0.2786" calcext:value-type="float">
            <text:p>0.2786</text:p>
          </table:table-cell>
          <table:table-cell office:value-type="float" office:value="0.279" calcext:value-type="float">
            <text:p>0.279</text:p>
          </table:table-cell>
          <table:table-cell office:value-type="float" office:value="0.2794" calcext:value-type="float">
            <text:p>0.2794</text:p>
          </table:table-cell>
          <table:table-cell office:value-type="float" office:value="0.2791" calcext:value-type="float">
            <text:p>0.2791</text:p>
          </table:table-cell>
          <table:table-cell office:value-type="float" office:value="0.2797" calcext:value-type="float">
            <text:p>0.2797</text:p>
          </table:table-cell>
          <table:table-cell office:value-type="float" office:value="-5.59" calcext:value-type="float">
            <text:p>-5.59</text:p>
          </table:table-cell>
          <table:table-cell office:value-type="float" office:value="-5.52" calcext:value-type="float">
            <text:p>-5.52</text:p>
          </table:table-cell>
          <table:table-cell office:value-type="float" office:value="-5.48" calcext:value-type="float">
            <text:p>-5.48</text:p>
          </table:table-cell>
          <table:table-cell office:value-type="float" office:value="-5.43" calcext:value-type="float">
            <text:p>-5.43</text:p>
          </table:table-cell>
          <table:table-cell office:value-type="float" office:value="-5.49" calcext:value-type="float">
            <text:p>-5.49</text:p>
          </table:table-cell>
          <table:table-cell table:formula="of:=AVERAGE([.C23:.G23])" office:value-type="float" office:value="0.27916" calcext:value-type="float">
            <text:p>0.27916</text:p>
          </table:table-cell>
          <table:table-cell table:formula="of:=COM.MICROSOFT.STDEV.S([.C23:.G23])" office:value-type="float" office:value="0.000415932686861707" calcext:value-type="float">
            <text:p>0.000415932686862</text:p>
          </table:table-cell>
          <table:table-cell table:formula="of:=AVERAGE([.H23:.L23])" office:value-type="float" office:value="-5.502" calcext:value-type="float">
            <text:p>-5.502</text:p>
          </table:table-cell>
          <table:table-cell table:formula="of:=COM.MICROSOFT.STDEV.S([.H23:.L23])" office:value-type="float" office:value="0.0589067059000925" calcext:value-type="float">
            <text:p>0.058906705900093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2738" calcext:value-type="float">
            <text:p>0.2738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41" calcext:value-type="float">
            <text:p>0.2741</text:p>
          </table:table-cell>
          <table:table-cell office:value-type="float" office:value="0.2743" calcext:value-type="float">
            <text:p>0.2743</text:p>
          </table:table-cell>
          <table:table-cell office:value-type="float" office:value="0.274" calcext:value-type="float">
            <text:p>0.274</text:p>
          </table:table-cell>
          <table:table-cell office:value-type="float" office:value="-6.77" calcext:value-type="float">
            <text:p>-6.77</text:p>
          </table:table-cell>
          <table:table-cell office:value-type="float" office:value="-6.8" calcext:value-type="float">
            <text:p>-6.8</text:p>
          </table:table-cell>
          <table:table-cell office:value-type="float" office:value="-6.71" calcext:value-type="float">
            <text:p>-6.71</text:p>
          </table:table-cell>
          <table:table-cell office:value-type="float" office:value="-6.79" calcext:value-type="float">
            <text:p>-6.79</text:p>
          </table:table-cell>
          <table:table-cell office:value-type="float" office:value="-6.67" calcext:value-type="float">
            <text:p>-6.67</text:p>
          </table:table-cell>
          <table:table-cell table:formula="of:=AVERAGE([.C24:.G24])" office:value-type="float" office:value="0.27404" calcext:value-type="float">
            <text:p>0.27404</text:p>
          </table:table-cell>
          <table:table-cell table:formula="of:=COM.MICROSOFT.STDEV.S([.C24:.G24])" office:value-type="float" office:value="0.000181659021245848" calcext:value-type="float">
            <text:p>0.000181659021246</text:p>
          </table:table-cell>
          <table:table-cell table:formula="of:=AVERAGE([.H24:.L24])" office:value-type="float" office:value="-6.748" calcext:value-type="float">
            <text:p>-6.748</text:p>
          </table:table-cell>
          <table:table-cell table:formula="of:=COM.MICROSOFT.STDEV.S([.H24:.L24])" office:value-type="float" office:value="0.0558569601750757" calcext:value-type="float">
            <text:p>0.055856960175076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10" calcext:value-type="float">
            <text:p>10</text:p>
          </table:table-cell>
          <table:table-cell office:value-type="float" office:value="0.2623" calcext:value-type="float">
            <text:p>0.2623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2623" calcext:value-type="float">
            <text:p>0.2623</text:p>
          </table:table-cell>
          <table:table-cell office:value-type="float" office:value="0.262" calcext:value-type="float">
            <text:p>0.262</text:p>
          </table:table-cell>
          <table:table-cell office:value-type="float" office:value="0.2629" calcext:value-type="float">
            <text:p>0.2629</text:p>
          </table:table-cell>
          <table:table-cell office:value-type="float" office:value="-8.46" calcext:value-type="float">
            <text:p>-8.46</text:p>
          </table:table-cell>
          <table:table-cell office:value-type="float" office:value="-8.51" calcext:value-type="float">
            <text:p>-8.51</text:p>
          </table:table-cell>
          <table:table-cell office:value-type="float" office:value="-8.59" calcext:value-type="float">
            <text:p>-8.59</text:p>
          </table:table-cell>
          <table:table-cell table:number-columns-repeated="2" office:value-type="float" office:value="-8.48" calcext:value-type="float">
            <text:p>-8.48</text:p>
          </table:table-cell>
          <table:table-cell table:formula="of:=AVERAGE([.C25:.G25])" office:value-type="float" office:value="0.26258" calcext:value-type="float">
            <text:p>0.26258</text:p>
          </table:table-cell>
          <table:table-cell table:formula="of:=COM.MICROSOFT.STDEV.S([.C25:.G25])" office:value-type="float" office:value="0.00056302753041037" calcext:value-type="float">
            <text:p>0.00056302753041</text:p>
          </table:table-cell>
          <table:table-cell table:formula="of:=AVERAGE([.H25:.L25])" office:value-type="float" office:value="-8.504" calcext:value-type="float">
            <text:p>-8.504</text:p>
          </table:table-cell>
          <table:table-cell table:formula="of:=COM.MICROSOFT.STDEV.S([.H25:.L25])" office:value-type="float" office:value="0.051283525619832" calcext:value-type="float">
            <text:p>0.051283525619832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2501" calcext:value-type="float">
            <text:p>0.2501</text:p>
          </table:table-cell>
          <table:table-cell office:value-type="float" office:value="0.2511" calcext:value-type="float">
            <text:p>0.2511</text:p>
          </table:table-cell>
          <table:table-cell table:number-columns-repeated="2" office:value-type="float" office:value="0.2507" calcext:value-type="float">
            <text:p>0.2507</text:p>
          </table:table-cell>
          <table:table-cell office:value-type="float" office:value="-9.63" calcext:value-type="float">
            <text:p>-9.63</text:p>
          </table:table-cell>
          <table:table-cell office:value-type="float" office:value="-9.66" calcext:value-type="float">
            <text:p>-9.66</text:p>
          </table:table-cell>
          <table:table-cell office:value-type="float" office:value="-9.55" calcext:value-type="float">
            <text:p>-9.55</text:p>
          </table:table-cell>
          <table:table-cell office:value-type="float" office:value="-9.66" calcext:value-type="float">
            <text:p>-9.66</text:p>
          </table:table-cell>
          <table:table-cell office:value-type="float" office:value="-9.74" calcext:value-type="float">
            <text:p>-9.74</text:p>
          </table:table-cell>
          <table:table-cell table:formula="of:=AVERAGE([.C26:.G26])" office:value-type="float" office:value="0.25068" calcext:value-type="float">
            <text:p>0.25068</text:p>
          </table:table-cell>
          <table:table-cell table:formula="of:=COM.MICROSOFT.STDEV.S([.C26:.G26])" office:value-type="float" office:value="0.000363318042491703" calcext:value-type="float">
            <text:p>0.000363318042492</text:p>
          </table:table-cell>
          <table:table-cell table:formula="of:=AVERAGE([.H26:.L26])" office:value-type="float" office:value="-9.648" calcext:value-type="float">
            <text:p>-9.648</text:p>
          </table:table-cell>
          <table:table-cell table:formula="of:=COM.MICROSOFT.STDEV.S([.H26:.L26])" office:value-type="float" office:value="0.0683373982530793" calcext:value-type="float">
            <text:p>0.068337398253079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10" calcext:value-type="float">
            <text:p>10</text:p>
          </table:table-cell>
          <table:table-cell office:value-type="float" office:value="0.2407" calcext:value-type="float">
            <text:p>0.2407</text:p>
          </table:table-cell>
          <table:table-cell office:value-type="float" office:value="0.241" calcext:value-type="float">
            <text:p>0.241</text:p>
          </table:table-cell>
          <table:table-cell office:value-type="float" office:value="0.2416" calcext:value-type="float">
            <text:p>0.2416</text:p>
          </table:table-cell>
          <table:table-cell office:value-type="float" office:value="0.2411" calcext:value-type="float">
            <text:p>0.2411</text:p>
          </table:table-cell>
          <table:table-cell office:value-type="float" office:value="0.2414" calcext:value-type="float">
            <text:p>0.2414</text:p>
          </table:table-cell>
          <table:table-cell office:value-type="float" office:value="-10.23" calcext:value-type="float">
            <text:p>-10.23</text:p>
          </table:table-cell>
          <table:table-cell office:value-type="float" office:value="-10.13" calcext:value-type="float">
            <text:p>-10.13</text:p>
          </table:table-cell>
          <table:table-cell office:value-type="float" office:value="-10.18" calcext:value-type="float">
            <text:p>-10.18</text:p>
          </table:table-cell>
          <table:table-cell office:value-type="float" office:value="-10.25" calcext:value-type="float">
            <text:p>-10.25</text:p>
          </table:table-cell>
          <table:table-cell office:value-type="float" office:value="-10.24" calcext:value-type="float">
            <text:p>-10.24</text:p>
          </table:table-cell>
          <table:table-cell table:formula="of:=AVERAGE([.C27:.G27])" office:value-type="float" office:value="0.24116" calcext:value-type="float">
            <text:p>0.24116</text:p>
          </table:table-cell>
          <table:table-cell table:formula="of:=COM.MICROSOFT.STDEV.S([.C27:.G27])" office:value-type="float" office:value="0.000350713558334999" calcext:value-type="float">
            <text:p>0.000350713558335</text:p>
          </table:table-cell>
          <table:table-cell table:formula="of:=AVERAGE([.H27:.L27])" office:value-type="float" office:value="-10.206" calcext:value-type="float">
            <text:p>-10.206</text:p>
          </table:table-cell>
          <table:table-cell table:formula="of:=COM.MICROSOFT.STDEV.S([.H27:.L27])" office:value-type="float" office:value="0.050299105359837" calcext:value-type="float">
            <text:p>0.050299105359837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9000" calcext:value-type="float">
            <text:p>9000</text:p>
          </table:table-cell>
          <table:table-cell office:value-type="float" office:value="10" calcext:value-type="float">
            <text:p>10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2304" calcext:value-type="float">
            <text:p>0.2304</text:p>
          </table:table-cell>
          <table:table-cell office:value-type="float" office:value="0.2314" calcext:value-type="float">
            <text:p>0.2314</text:p>
          </table:table-cell>
          <table:table-cell office:value-type="float" office:value="0.2307" calcext:value-type="float">
            <text:p>0.2307</text:p>
          </table:table-cell>
          <table:table-cell office:value-type="float" office:value="0.2304" calcext:value-type="float">
            <text:p>0.2304</text:p>
          </table:table-cell>
          <table:table-cell office:value-type="float" office:value="-11.65" calcext:value-type="float">
            <text:p>-11.65</text:p>
          </table:table-cell>
          <table:table-cell office:value-type="float" office:value="-11.59" calcext:value-type="float">
            <text:p>-11.59</text:p>
          </table:table-cell>
          <table:table-cell office:value-type="float" office:value="-11.75" calcext:value-type="float">
            <text:p>-11.75</text:p>
          </table:table-cell>
          <table:table-cell office:value-type="float" office:value="-11.7" calcext:value-type="float">
            <text:p>-11.7</text:p>
          </table:table-cell>
          <table:table-cell office:value-type="float" office:value="-11.62" calcext:value-type="float">
            <text:p>-11.62</text:p>
          </table:table-cell>
          <table:table-cell table:formula="of:=AVERAGE([.C28:.G28])" office:value-type="float" office:value="0.2306" calcext:value-type="float">
            <text:p>0.2306</text:p>
          </table:table-cell>
          <table:table-cell table:formula="of:=COM.MICROSOFT.STDEV.S([.C28:.G28])" office:value-type="float" office:value="0.000494974746830589" calcext:value-type="float">
            <text:p>0.000494974746831</text:p>
          </table:table-cell>
          <table:table-cell table:formula="of:=AVERAGE([.H28:.L28])" office:value-type="float" office:value="-11.662" calcext:value-type="float">
            <text:p>-11.662</text:p>
          </table:table-cell>
          <table:table-cell table:formula="of:=COM.MICROSOFT.STDEV.S([.H28:.L28])" office:value-type="float" office:value="0.0637965516309464" calcext:value-type="float">
            <text:p>0.063796551630946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24" calcext:value-type="float">
            <text:p>0.2224</text:p>
          </table:table-cell>
          <table:table-cell office:value-type="float" office:value="-10.2" calcext:value-type="float">
            <text:p>-10.2</text:p>
          </table:table-cell>
          <table:table-cell office:value-type="float" office:value="-10.14" calcext:value-type="float">
            <text:p>-10.14</text:p>
          </table:table-cell>
          <table:table-cell office:value-type="float" office:value="-10.08" calcext:value-type="float">
            <text:p>-10.08</text:p>
          </table:table-cell>
          <table:table-cell office:value-type="float" office:value="-10.14" calcext:value-type="float">
            <text:p>-10.14</text:p>
          </table:table-cell>
          <table:table-cell office:value-type="float" office:value="-9.93" calcext:value-type="float">
            <text:p>-9.93</text:p>
          </table:table-cell>
          <table:table-cell table:formula="of:=AVERAGE([.C29:.G29])" office:value-type="float" office:value="0.22206" calcext:value-type="float">
            <text:p>0.22206</text:p>
          </table:table-cell>
          <table:table-cell table:formula="of:=COM.MICROSOFT.STDEV.S([.C29:.G29])" office:value-type="float" office:value="0.000260768096208109" calcext:value-type="float">
            <text:p>0.000260768096208</text:p>
          </table:table-cell>
          <table:table-cell table:formula="of:=AVERAGE([.H29:.L29])" office:value-type="float" office:value="-10.098" calcext:value-type="float">
            <text:p>-10.098</text:p>
          </table:table-cell>
          <table:table-cell table:formula="of:=COM.MICROSOFT.STDEV.S([.H29:.L29])" office:value-type="float" office:value="0.103053384223906" calcext:value-type="float">
            <text:p>0.103053384223906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0.10877" calcext:value-type="float">
            <text:p>0.10877</text:p>
          </table:table-cell>
          <table:table-cell office:value-type="float" office:value="0.11229" calcext:value-type="float">
            <text:p>0.11229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10969" calcext:value-type="float">
            <text:p>0.10969</text:p>
          </table:table-cell>
          <table:table-cell office:value-type="float" office:value="0.10935" calcext:value-type="float">
            <text:p>0.10935</text:p>
          </table:table-cell>
          <table:table-cell office:value-type="float" office:value="2.9" calcext:value-type="float">
            <text:p>2.9</text:p>
          </table:table-cell>
          <table:table-cell office:value-type="float" office:value="1.78" calcext:value-type="float">
            <text:p>1.78</text:p>
          </table:table-cell>
          <table:table-cell office:value-type="float" office:value="0.1" calcext:value-type="float">
            <text:p>0.1</text:p>
          </table:table-cell>
          <table:table-cell office:value-type="float" office:value="2.3" calcext:value-type="float">
            <text:p>2.3</text:p>
          </table:table-cell>
          <table:table-cell office:value-type="float" office:value="4.49" calcext:value-type="float">
            <text:p>4.49</text:p>
          </table:table-cell>
          <table:table-cell table:formula="of:=AVERAGE([.C30:.G30])" office:value-type="float" office:value="0.11028" calcext:value-type="float">
            <text:p>0.11028</text:p>
          </table:table-cell>
          <table:table-cell table:formula="of:=COM.MICROSOFT.STDEV.S([.C30:.G30])" office:value-type="float" office:value="0.00146403551869482" calcext:value-type="float">
            <text:p>0.001464035518695</text:p>
          </table:table-cell>
          <table:table-cell table:formula="of:=AVERAGE([.H30:.L30])" office:value-type="float" office:value="2.314" calcext:value-type="float">
            <text:p>2.314</text:p>
          </table:table-cell>
          <table:table-cell table:formula="of:=COM.MICROSOFT.STDEV.S([.H30:.L30])" office:value-type="float" office:value="1.60199250934578" calcext:value-type="float">
            <text:p>1.60199250934578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-10" calcext:value-type="float">
            <text:p>-10</text:p>
          </table:table-cell>
          <table:table-cell office:value-type="float" office:value="0.10803" calcext:value-type="float">
            <text:p>0.10803</text:p>
          </table:table-cell>
          <table:table-cell office:value-type="float" office:value="0.11162" calcext:value-type="float">
            <text:p>0.11162</text:p>
          </table:table-cell>
          <table:table-cell office:value-type="float" office:value="0.0911" calcext:value-type="float">
            <text:p>0.0911</text:p>
          </table:table-cell>
          <table:table-cell office:value-type="float" office:value="0.11228" calcext:value-type="float">
            <text:p>0.11228</text:p>
          </table:table-cell>
          <table:table-cell office:value-type="float" office:value="0.11429" calcext:value-type="float">
            <text:p>0.11429</text:p>
          </table:table-cell>
          <table:table-cell office:value-type="float" office:value="1.4" calcext:value-type="float">
            <text:p>1.4</text:p>
          </table:table-cell>
          <table:table-cell office:value-type="float" office:value="11.83" calcext:value-type="float">
            <text:p>11.83</text:p>
          </table:table-cell>
          <table:table-cell office:value-type="float" office:value="11.27" calcext:value-type="float">
            <text:p>11.27</text:p>
          </table:table-cell>
          <table:table-cell office:value-type="float" office:value="10.21" calcext:value-type="float">
            <text:p>10.21</text:p>
          </table:table-cell>
          <table:table-cell office:value-type="float" office:value="-1.04" calcext:value-type="float">
            <text:p>-1.04</text:p>
          </table:table-cell>
          <table:table-cell table:formula="of:=AVERAGE([.C31:.G31])" office:value-type="float" office:value="0.107464" calcext:value-type="float">
            <text:p>0.107464</text:p>
          </table:table-cell>
          <table:table-cell table:formula="of:=COM.MICROSOFT.STDEV.S([.C31:.G31])" office:value-type="float" office:value="0.00942286209174262" calcext:value-type="float">
            <text:p>0.009422862091743</text:p>
          </table:table-cell>
          <table:table-cell table:formula="of:=AVERAGE([.H31:.L31])" office:value-type="float" office:value="6.734" calcext:value-type="float">
            <text:p>6.734</text:p>
          </table:table-cell>
          <table:table-cell table:formula="of:=COM.MICROSOFT.STDEV.S([.H31:.L31])" office:value-type="float" office:value="6.07276131590893" calcext:value-type="float">
            <text:p>6.07276131590893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10931" calcext:value-type="float">
            <text:p>0.10931</text:p>
          </table:table-cell>
          <table:table-cell office:value-type="float" office:value="0.11183" calcext:value-type="float">
            <text:p>0.11183</text:p>
          </table:table-cell>
          <table:table-cell office:value-type="float" office:value="0.11227" calcext:value-type="float">
            <text:p>0.11227</text:p>
          </table:table-cell>
          <table:table-cell office:value-type="float" office:value="0.11139" calcext:value-type="float">
            <text:p>0.11139</text:p>
          </table:table-cell>
          <table:table-cell office:value-type="float" office:value="0.11321" calcext:value-type="float">
            <text:p>0.11321</text:p>
          </table:table-cell>
          <table:table-cell office:value-type="float" office:value="3.28" calcext:value-type="float">
            <text:p>3.28</text:p>
          </table:table-cell>
          <table:table-cell office:value-type="float" office:value="2.98" calcext:value-type="float">
            <text:p>2.98</text:p>
          </table:table-cell>
          <table:table-cell office:value-type="float" office:value="1.5" calcext:value-type="float">
            <text:p>1.5</text:p>
          </table:table-cell>
          <table:table-cell office:value-type="float" office:value="1.05" calcext:value-type="float">
            <text:p>1.05</text:p>
          </table:table-cell>
          <table:table-cell office:value-type="float" office:value="2.02" calcext:value-type="float">
            <text:p>2.02</text:p>
          </table:table-cell>
          <table:table-cell table:formula="of:=AVERAGE([.C32:.G32])" office:value-type="float" office:value="0.111602" calcext:value-type="float">
            <text:p>0.111602</text:p>
          </table:table-cell>
          <table:table-cell table:formula="of:=COM.MICROSOFT.STDEV.S([.C32:.G32])" office:value-type="float" office:value="0.00144759110248716" calcext:value-type="float">
            <text:p>0.001447591102487</text:p>
          </table:table-cell>
          <table:table-cell table:formula="of:=AVERAGE([.H32:.L32])" office:value-type="float" office:value="2.166" calcext:value-type="float">
            <text:p>2.166</text:p>
          </table:table-cell>
          <table:table-cell table:formula="of:=COM.MICROSOFT.STDEV.S([.H32:.L32])" office:value-type="float" office:value="0.950515649529244" calcext:value-type="float">
            <text:p>0.950515649529244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office:value-type="float" office:value="0.10362" calcext:value-type="float">
            <text:p>0.10362</text:p>
          </table:table-cell>
          <table:table-cell office:value-type="float" office:value="0.10814" calcext:value-type="float">
            <text:p>0.10814</text:p>
          </table:table-cell>
          <table:table-cell office:value-type="float" office:value="0.10911" calcext:value-type="float">
            <text:p>0.10911</text:p>
          </table:table-cell>
          <table:table-cell office:value-type="float" office:value="0.10772" calcext:value-type="float">
            <text:p>0.10772</text:p>
          </table:table-cell>
          <table:table-cell office:value-type="float" office:value="0.10306" calcext:value-type="float">
            <text:p>0.10306</text:p>
          </table:table-cell>
          <table:table-cell office:value-type="float" office:value="-15.42" calcext:value-type="float">
            <text:p>-15.42</text:p>
          </table:table-cell>
          <table:table-cell office:value-type="float" office:value="-15.92" calcext:value-type="float">
            <text:p>-15.92</text:p>
          </table:table-cell>
          <table:table-cell office:value-type="float" office:value="-14.98" calcext:value-type="float">
            <text:p>-14.98</text:p>
          </table:table-cell>
          <table:table-cell office:value-type="float" office:value="-7.14" calcext:value-type="float">
            <text:p>-7.14</text:p>
          </table:table-cell>
          <table:table-cell office:value-type="float" office:value="-15.2" calcext:value-type="float">
            <text:p>-15.2</text:p>
          </table:table-cell>
          <table:table-cell table:formula="of:=AVERAGE([.C33:.G33])" office:value-type="float" office:value="0.10633" calcext:value-type="float">
            <text:p>0.10633</text:p>
          </table:table-cell>
          <table:table-cell table:formula="of:=COM.MICROSOFT.STDEV.S([.C33:.G33])" office:value-type="float" office:value="0.0027826965339397" calcext:value-type="float">
            <text:p>0.00278269653394</text:p>
          </table:table-cell>
          <table:table-cell table:formula="of:=AVERAGE([.H33:.L33])" office:value-type="float" office:value="-13.732" calcext:value-type="float">
            <text:p>-13.732</text:p>
          </table:table-cell>
          <table:table-cell table:formula="of:=COM.MICROSOFT.STDEV.S([.H33:.L33])" office:value-type="float" office:value="3.70147538152018" calcext:value-type="float">
            <text:p>3.70147538152018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-10" calcext:value-type="float">
            <text:p>-10</text:p>
          </table:table-cell>
          <table:table-cell office:value-type="float" office:value="0.11222" calcext:value-type="float">
            <text:p>0.11222</text:p>
          </table:table-cell>
          <table:table-cell office:value-type="float" office:value="0.11361" calcext:value-type="float">
            <text:p>0.11361</text:p>
          </table:table-cell>
          <table:table-cell office:value-type="float" office:value="0.11431" calcext:value-type="float">
            <text:p>0.11431</text:p>
          </table:table-cell>
          <table:table-cell office:value-type="float" office:value="0.11247" calcext:value-type="float">
            <text:p>0.11247</text:p>
          </table:table-cell>
          <table:table-cell office:value-type="float" office:value="0.11343" calcext:value-type="float">
            <text:p>0.11343</text:p>
          </table:table-cell>
          <table:table-cell office:value-type="float" office:value="35" calcext:value-type="float">
            <text:p>35</text:p>
          </table:table-cell>
          <table:table-cell office:value-type="float" office:value="35.45" calcext:value-type="float">
            <text:p>35.45</text:p>
          </table:table-cell>
          <table:table-cell office:value-type="float" office:value="34.96" calcext:value-type="float">
            <text:p>34.96</text:p>
          </table:table-cell>
          <table:table-cell table:number-columns-repeated="2" office:value-type="float" office:value="34.98" calcext:value-type="float">
            <text:p>34.98</text:p>
          </table:table-cell>
          <table:table-cell table:formula="of:=AVERAGE([.C34:.G34])" office:value-type="float" office:value="0.113208" calcext:value-type="float">
            <text:p>0.113208</text:p>
          </table:table-cell>
          <table:table-cell table:formula="of:=COM.MICROSOFT.STDEV.S([.C34:.G34])" office:value-type="float" office:value="0.000858207434132328" calcext:value-type="float">
            <text:p>0.000858207434132</text:p>
          </table:table-cell>
          <table:table-cell table:formula="of:=AVERAGE([.H34:.L34])" office:value-type="float" office:value="35.074" calcext:value-type="float">
            <text:p>35.074</text:p>
          </table:table-cell>
          <table:table-cell table:formula="of:=COM.MICROSOFT.STDEV.S([.H34:.L34])" office:value-type="float" office:value="0.210665611811707" calcext:value-type="float">
            <text:p>0.210665611811707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10" calcext:value-type="float">
            <text:p>-10</text:p>
          </table:table-cell>
          <table:table-cell office:value-type="float" office:value="0.12058" calcext:value-type="float">
            <text:p>0.12058</text:p>
          </table:table-cell>
          <table:table-cell office:value-type="float" office:value="0.12758" calcext:value-type="float">
            <text:p>0.12758</text:p>
          </table:table-cell>
          <table:table-cell office:value-type="float" office:value="0.12067" calcext:value-type="float">
            <text:p>0.12067</text:p>
          </table:table-cell>
          <table:table-cell office:value-type="float" office:value="0.12707" calcext:value-type="float">
            <text:p>0.12707</text:p>
          </table:table-cell>
          <table:table-cell office:value-type="float" office:value="0.12101" calcext:value-type="float">
            <text:p>0.12101</text:p>
          </table:table-cell>
          <table:table-cell office:value-type="float" office:value="9.98" calcext:value-type="float">
            <text:p>9.98</text:p>
          </table:table-cell>
          <table:table-cell office:value-type="float" office:value="9.74" calcext:value-type="float">
            <text:p>9.74</text:p>
          </table:table-cell>
          <table:table-cell office:value-type="float" office:value="9.85" calcext:value-type="float">
            <text:p>9.85</text:p>
          </table:table-cell>
          <table:table-cell office:value-type="float" office:value="12.27" calcext:value-type="float">
            <text:p>12.27</text:p>
          </table:table-cell>
          <table:table-cell office:value-type="float" office:value="9.91" calcext:value-type="float">
            <text:p>9.91</text:p>
          </table:table-cell>
          <table:table-cell table:formula="of:=AVERAGE([.C35:.G35])" office:value-type="float" office:value="0.123382" calcext:value-type="float">
            <text:p>0.123382</text:p>
          </table:table-cell>
          <table:table-cell table:formula="of:=COM.MICROSOFT.STDEV.S([.C35:.G35])" office:value-type="float" office:value="0.00360752962565798" calcext:value-type="float">
            <text:p>0.003607529625658</text:p>
          </table:table-cell>
          <table:table-cell table:formula="of:=AVERAGE([.H35:.L35])" office:value-type="float" office:value="10.35" calcext:value-type="float">
            <text:p>10.35</text:p>
          </table:table-cell>
          <table:table-cell table:formula="of:=COM.MICROSOFT.STDEV.S([.H35:.L35])" office:value-type="float" office:value="1.07691689558666" calcext:value-type="float">
            <text:p>1.07691689558666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-10" calcext:value-type="float">
            <text:p>-10</text:p>
          </table:table-cell>
          <table:table-cell office:value-type="float" office:value="0.15005" calcext:value-type="float">
            <text:p>0.15005</text:p>
          </table:table-cell>
          <table:table-cell office:value-type="float" office:value="0.15859" calcext:value-type="float">
            <text:p>0.15859</text:p>
          </table:table-cell>
          <table:table-cell office:value-type="float" office:value="0.1521" calcext:value-type="float">
            <text:p>0.1521</text:p>
          </table:table-cell>
          <table:table-cell office:value-type="float" office:value="0.14951" calcext:value-type="float">
            <text:p>0.14951</text:p>
          </table:table-cell>
          <table:table-cell office:value-type="float" office:value="0.15388" calcext:value-type="float">
            <text:p>0.15388</text:p>
          </table:table-cell>
          <table:table-cell office:value-type="float" office:value="58.93" calcext:value-type="float">
            <text:p>58.93</text:p>
          </table:table-cell>
          <table:table-cell office:value-type="float" office:value="62.46" calcext:value-type="float">
            <text:p>62.46</text:p>
          </table:table-cell>
          <table:table-cell office:value-type="float" office:value="55.38" calcext:value-type="float">
            <text:p>55.38</text:p>
          </table:table-cell>
          <table:table-cell office:value-type="float" office:value="58.01" calcext:value-type="float">
            <text:p>58.01</text:p>
          </table:table-cell>
          <table:table-cell office:value-type="float" office:value="59.56" calcext:value-type="float">
            <text:p>59.56</text:p>
          </table:table-cell>
          <table:table-cell table:formula="of:=AVERAGE([.C36:.G36])" office:value-type="float" office:value="0.152826" calcext:value-type="float">
            <text:p>0.152826</text:p>
          </table:table-cell>
          <table:table-cell table:formula="of:=COM.MICROSOFT.STDEV.S([.C36:.G36])" office:value-type="float" office:value="0.00365936196624494" calcext:value-type="float">
            <text:p>0.003659361966245</text:p>
          </table:table-cell>
          <table:table-cell table:formula="of:=AVERAGE([.H36:.L36])" office:value-type="float" office:value="58.868" calcext:value-type="float">
            <text:p>58.868</text:p>
          </table:table-cell>
          <table:table-cell table:formula="of:=COM.MICROSOFT.STDEV.S([.H36:.L36])" office:value-type="float" office:value="2.5635658758846" calcext:value-type="float">
            <text:p>2.5635658758846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-10" calcext:value-type="float">
            <text:p>-10</text:p>
          </table:table-cell>
          <table:table-cell office:value-type="float" office:value="0.1855" calcext:value-type="float">
            <text:p>0.1855</text:p>
          </table:table-cell>
          <table:table-cell office:value-type="float" office:value="0.18485" calcext:value-type="float">
            <text:p>0.18485</text:p>
          </table:table-cell>
          <table:table-cell office:value-type="float" office:value="0.18725" calcext:value-type="float">
            <text:p>0.18725</text:p>
          </table:table-cell>
          <table:table-cell office:value-type="float" office:value="0.18764" calcext:value-type="float">
            <text:p>0.18764</text:p>
          </table:table-cell>
          <table:table-cell office:value-type="float" office:value="0.186" calcext:value-type="float">
            <text:p>0.186</text:p>
          </table:table-cell>
          <table:table-cell office:value-type="float" office:value="42.25" calcext:value-type="float">
            <text:p>42.25</text:p>
          </table:table-cell>
          <table:table-cell office:value-type="float" office:value="42.58" calcext:value-type="float">
            <text:p>42.58</text:p>
          </table:table-cell>
          <table:table-cell office:value-type="float" office:value="41.88" calcext:value-type="float">
            <text:p>41.88</text:p>
          </table:table-cell>
          <table:table-cell office:value-type="float" office:value="42.05" calcext:value-type="float">
            <text:p>42.05</text:p>
          </table:table-cell>
          <table:table-cell office:value-type="float" office:value="42.99" calcext:value-type="float">
            <text:p>42.99</text:p>
          </table:table-cell>
          <table:table-cell table:formula="of:=AVERAGE([.C37:.G37])" office:value-type="float" office:value="0.186248" calcext:value-type="float">
            <text:p>0.186248</text:p>
          </table:table-cell>
          <table:table-cell table:formula="of:=COM.MICROSOFT.STDEV.S([.C37:.G37])" office:value-type="float" office:value="0.00117442326271239" calcext:value-type="float">
            <text:p>0.001174423262712</text:p>
          </table:table-cell>
          <table:table-cell table:formula="of:=AVERAGE([.H37:.L37])" office:value-type="float" office:value="42.35" calcext:value-type="float">
            <text:p>42.35</text:p>
          </table:table-cell>
          <table:table-cell table:formula="of:=COM.MICROSOFT.STDEV.S([.H37:.L37])" office:value-type="float" office:value="0.442549432267177" calcext:value-type="float">
            <text:p>0.442549432267177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-10" calcext:value-type="float">
            <text:p>-10</text:p>
          </table:table-cell>
          <table:table-cell office:value-type="float" office:value="0.2123" calcext:value-type="float">
            <text:p>0.2123</text:p>
          </table:table-cell>
          <table:table-cell office:value-type="float" office:value="0.2052" calcext:value-type="float">
            <text:p>0.2052</text:p>
          </table:table-cell>
          <table:table-cell office:value-type="float" office:value="0.2078" calcext:value-type="float">
            <text:p>0.2078</text:p>
          </table:table-cell>
          <table:table-cell office:value-type="float" office:value="0.2073" calcext:value-type="float">
            <text:p>0.2073</text:p>
          </table:table-cell>
          <table:table-cell office:value-type="float" office:value="0.2084" calcext:value-type="float">
            <text:p>0.2084</text:p>
          </table:table-cell>
          <table:table-cell office:value-type="float" office:value="37.13" calcext:value-type="float">
            <text:p>37.13</text:p>
          </table:table-cell>
          <table:table-cell office:value-type="float" office:value="37.08" calcext:value-type="float">
            <text:p>37.08</text:p>
          </table:table-cell>
          <table:table-cell office:value-type="float" office:value="37.2" calcext:value-type="float">
            <text:p>37.2</text:p>
          </table:table-cell>
          <table:table-cell office:value-type="float" office:value="37.17" calcext:value-type="float">
            <text:p>37.17</text:p>
          </table:table-cell>
          <table:table-cell office:value-type="float" office:value="37.54" calcext:value-type="float">
            <text:p>37.54</text:p>
          </table:table-cell>
          <table:table-cell table:formula="of:=AVERAGE([.C38:.G38])" office:value-type="float" office:value="0.2082" calcext:value-type="float">
            <text:p>0.2082</text:p>
          </table:table-cell>
          <table:table-cell table:formula="of:=COM.MICROSOFT.STDEV.S([.C38:.G38])" office:value-type="float" office:value="0.00258940147524481" calcext:value-type="float">
            <text:p>0.002589401475245</text:p>
          </table:table-cell>
          <table:table-cell table:formula="of:=AVERAGE([.H38:.L38])" office:value-type="float" office:value="37.224" calcext:value-type="float">
            <text:p>37.224</text:p>
          </table:table-cell>
          <table:table-cell table:formula="of:=COM.MICROSOFT.STDEV.S([.H38:.L38])" office:value-type="float" office:value="0.182290976189168" calcext:value-type="float">
            <text:p>0.182290976189168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-10" calcext:value-type="float">
            <text:p>-10</text:p>
          </table:table-cell>
          <table:table-cell office:value-type="float" office:value="0.2237" calcext:value-type="float">
            <text:p>0.2237</text:p>
          </table:table-cell>
          <table:table-cell office:value-type="float" office:value="0.2259" calcext:value-type="float">
            <text:p>0.2259</text:p>
          </table:table-cell>
          <table:table-cell office:value-type="float" office:value="0.2282" calcext:value-type="float">
            <text:p>0.2282</text:p>
          </table:table-cell>
          <table:table-cell office:value-type="float" office:value="0.2299" calcext:value-type="float">
            <text:p>0.2299</text:p>
          </table:table-cell>
          <table:table-cell office:value-type="float" office:value="0.2306" calcext:value-type="float">
            <text:p>0.2306</text:p>
          </table:table-cell>
          <table:table-cell office:value-type="float" office:value="33.23" calcext:value-type="float">
            <text:p>33.23</text:p>
          </table:table-cell>
          <table:table-cell office:value-type="float" office:value="34.1" calcext:value-type="float">
            <text:p>34.1</text:p>
          </table:table-cell>
          <table:table-cell office:value-type="float" office:value="32.5" calcext:value-type="float">
            <text:p>32.5</text:p>
          </table:table-cell>
          <table:table-cell office:value-type="float" office:value="34.59" calcext:value-type="float">
            <text:p>34.59</text:p>
          </table:table-cell>
          <table:table-cell office:value-type="float" office:value="28.77" calcext:value-type="float">
            <text:p>28.77</text:p>
          </table:table-cell>
          <table:table-cell table:formula="of:=AVERAGE([.C39:.G39])" office:value-type="float" office:value="0.22766" calcext:value-type="float">
            <text:p>0.22766</text:p>
          </table:table-cell>
          <table:table-cell table:formula="of:=COM.MICROSOFT.STDEV.S([.C39:.G39])" office:value-type="float" office:value="0.00286059434383836" calcext:value-type="float">
            <text:p>0.002860594343838</text:p>
          </table:table-cell>
          <table:table-cell table:formula="of:=AVERAGE([.H39:.L39])" office:value-type="float" office:value="32.638" calcext:value-type="float">
            <text:p>32.638</text:p>
          </table:table-cell>
          <table:table-cell table:formula="of:=COM.MICROSOFT.STDEV.S([.H39:.L39])" office:value-type="float" office:value="2.30644098125228" calcext:value-type="float">
            <text:p>2.30644098125228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-10" calcext:value-type="float">
            <text:p>-10</text:p>
          </table:table-cell>
          <table:table-cell office:value-type="float" office:value="0.2521" calcext:value-type="float">
            <text:p>0.2521</text:p>
          </table:table-cell>
          <table:table-cell office:value-type="float" office:value="0.2531" calcext:value-type="float">
            <text:p>0.2531</text:p>
          </table:table-cell>
          <table:table-cell office:value-type="float" office:value="0.2521" calcext:value-type="float">
            <text:p>0.2521</text:p>
          </table:table-cell>
          <table:table-cell office:value-type="float" office:value="0.2537" calcext:value-type="float">
            <text:p>0.2537</text:p>
          </table:table-cell>
          <table:table-cell office:value-type="float" office:value="0.2515" calcext:value-type="float">
            <text:p>0.2515</text:p>
          </table:table-cell>
          <table:table-cell office:value-type="float" office:value="26.75" calcext:value-type="float">
            <text:p>26.75</text:p>
          </table:table-cell>
          <table:table-cell office:value-type="float" office:value="27.01" calcext:value-type="float">
            <text:p>27.01</text:p>
          </table:table-cell>
          <table:table-cell office:value-type="float" office:value="26.23" calcext:value-type="float">
            <text:p>26.23</text:p>
          </table:table-cell>
          <table:table-cell office:value-type="float" office:value="26.83" calcext:value-type="float">
            <text:p>26.83</text:p>
          </table:table-cell>
          <table:table-cell office:value-type="float" office:value="26.84" calcext:value-type="float">
            <text:p>26.84</text:p>
          </table:table-cell>
          <table:table-cell table:formula="of:=AVERAGE([.C40:.G40])" office:value-type="float" office:value="0.2525" calcext:value-type="float">
            <text:p>0.2525</text:p>
          </table:table-cell>
          <table:table-cell table:formula="of:=COM.MICROSOFT.STDEV.S([.C40:.G40])" office:value-type="float" office:value="0.000883176086632797" calcext:value-type="float">
            <text:p>0.000883176086633</text:p>
          </table:table-cell>
          <table:table-cell table:formula="of:=AVERAGE([.H40:.L40])" office:value-type="float" office:value="26.732" calcext:value-type="float">
            <text:p>26.732</text:p>
          </table:table-cell>
          <table:table-cell table:formula="of:=COM.MICROSOFT.STDEV.S([.H40:.L40])" office:value-type="float" office:value="0.296175623574932" calcext:value-type="float">
            <text:p>0.296175623574932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-10" calcext:value-type="float">
            <text:p>-10</text:p>
          </table:table-cell>
          <table:table-cell office:value-type="float" office:value="0.2689" calcext:value-type="float">
            <text:p>0.2689</text:p>
          </table:table-cell>
          <table:table-cell office:value-type="float" office:value="0.2655" calcext:value-type="float">
            <text:p>0.2655</text:p>
          </table:table-cell>
          <table:table-cell office:value-type="float" office:value="0.2698" calcext:value-type="float">
            <text:p>0.2698</text:p>
          </table:table-cell>
          <table:table-cell office:value-type="float" office:value="0.2679" calcext:value-type="float">
            <text:p>0.2679</text:p>
          </table:table-cell>
          <table:table-cell office:value-type="float" office:value="0.269" calcext:value-type="float">
            <text:p>0.269</text:p>
          </table:table-cell>
          <table:table-cell office:value-type="float" office:value="22.77" calcext:value-type="float">
            <text:p>22.77</text:p>
          </table:table-cell>
          <table:table-cell office:value-type="float" office:value="22.39" calcext:value-type="float">
            <text:p>22.39</text:p>
          </table:table-cell>
          <table:table-cell office:value-type="float" office:value="22.7" calcext:value-type="float">
            <text:p>22.7</text:p>
          </table:table-cell>
          <table:table-cell office:value-type="float" office:value="22.13" calcext:value-type="float">
            <text:p>22.13</text:p>
          </table:table-cell>
          <table:table-cell office:value-type="float" office:value="22.17" calcext:value-type="float">
            <text:p>22.17</text:p>
          </table:table-cell>
          <table:table-cell table:formula="of:=AVERAGE([.C41:.G41])" office:value-type="float" office:value="0.26822" calcext:value-type="float">
            <text:p>0.26822</text:p>
          </table:table-cell>
          <table:table-cell table:formula="of:=COM.MICROSOFT.STDEV.S([.C41:.G41])" office:value-type="float" office:value="0.00166343019090073" calcext:value-type="float">
            <text:p>0.001663430190901</text:p>
          </table:table-cell>
          <table:table-cell table:formula="of:=AVERAGE([.H41:.L41])" office:value-type="float" office:value="22.432" calcext:value-type="float">
            <text:p>22.432</text:p>
          </table:table-cell>
          <table:table-cell table:formula="of:=COM.MICROSOFT.STDEV.S([.H41:.L41])" office:value-type="float" office:value="0.294821980184653" calcext:value-type="float">
            <text:p>0.294821980184653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-10" calcext:value-type="float">
            <text:p>-10</text:p>
          </table:table-cell>
          <table:table-cell office:value-type="float" office:value="0.2891" calcext:value-type="float">
            <text:p>0.2891</text:p>
          </table:table-cell>
          <table:table-cell office:value-type="float" office:value="0.2881" calcext:value-type="float">
            <text:p>0.2881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2878" calcext:value-type="float">
            <text:p>0.2878</text:p>
          </table:table-cell>
          <table:table-cell office:value-type="float" office:value="0.2875" calcext:value-type="float">
            <text:p>0.2875</text:p>
          </table:table-cell>
          <table:table-cell office:value-type="float" office:value="15.35" calcext:value-type="float">
            <text:p>15.35</text:p>
          </table:table-cell>
          <table:table-cell office:value-type="float" office:value="14.8" calcext:value-type="float">
            <text:p>14.8</text:p>
          </table:table-cell>
          <table:table-cell office:value-type="float" office:value="14.9" calcext:value-type="float">
            <text:p>14.9</text:p>
          </table:table-cell>
          <table:table-cell office:value-type="float" office:value="14.69" calcext:value-type="float">
            <text:p>14.69</text:p>
          </table:table-cell>
          <table:table-cell office:value-type="float" office:value="15.22" calcext:value-type="float">
            <text:p>15.22</text:p>
          </table:table-cell>
          <table:table-cell table:formula="of:=AVERAGE([.C42:.G42])" office:value-type="float" office:value="0.288" calcext:value-type="float">
            <text:p>0.288</text:p>
          </table:table-cell>
          <table:table-cell table:formula="of:=COM.MICROSOFT.STDEV.S([.C42:.G42])" office:value-type="float" office:value="0.000663324958071078" calcext:value-type="float">
            <text:p>0.000663324958071</text:p>
          </table:table-cell>
          <table:table-cell table:formula="of:=AVERAGE([.H42:.L42])" office:value-type="float" office:value="14.992" calcext:value-type="float">
            <text:p>14.992</text:p>
          </table:table-cell>
          <table:table-cell table:formula="of:=COM.MICROSOFT.STDEV.S([.H42:.L42])" office:value-type="float" office:value="0.281371640361995" calcext:value-type="float">
            <text:p>0.281371640361995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0.2956" calcext:value-type="float">
            <text:p>0.2956</text:p>
          </table:table-cell>
          <table:table-cell office:value-type="float" office:value="0.2958" calcext:value-type="float">
            <text:p>0.2958</text:p>
          </table:table-cell>
          <table:table-cell office:value-type="float" office:value="0.2948" calcext:value-type="float">
            <text:p>0.2948</text:p>
          </table:table-cell>
          <table:table-cell office:value-type="float" office:value="0.2956" calcext:value-type="float">
            <text:p>0.2956</text:p>
          </table:table-cell>
          <table:table-cell office:value-type="float" office:value="0.2958" calcext:value-type="float">
            <text:p>0.2958</text:p>
          </table:table-cell>
          <table:table-cell office:value-type="float" office:value="10.16" calcext:value-type="float">
            <text:p>10.16</text:p>
          </table:table-cell>
          <table:table-cell office:value-type="float" office:value="10.14" calcext:value-type="float">
            <text:p>10.14</text:p>
          </table:table-cell>
          <table:table-cell office:value-type="float" office:value="10.08" calcext:value-type="float">
            <text:p>10.08</text:p>
          </table:table-cell>
          <table:table-cell office:value-type="float" office:value="10.2" calcext:value-type="float">
            <text:p>10.2</text:p>
          </table:table-cell>
          <table:table-cell office:value-type="float" office:value="10.38" calcext:value-type="float">
            <text:p>10.38</text:p>
          </table:table-cell>
          <table:table-cell table:formula="of:=AVERAGE([.C43:.G43])" office:value-type="float" office:value="0.29552" calcext:value-type="float">
            <text:p>0.29552</text:p>
          </table:table-cell>
          <table:table-cell table:formula="of:=COM.MICROSOFT.STDEV.S([.C43:.G43])" office:value-type="float" office:value="0.000414728827066557" calcext:value-type="float">
            <text:p>0.000414728827067</text:p>
          </table:table-cell>
          <table:table-cell table:formula="of:=AVERAGE([.H43:.L43])" office:value-type="float" office:value="10.192" calcext:value-type="float">
            <text:p>10.192</text:p>
          </table:table-cell>
          <table:table-cell table:formula="of:=COM.MICROSOFT.STDEV.S([.H43:.L43])" office:value-type="float" office:value="0.113666177907063" calcext:value-type="float">
            <text:p>0.113666177907063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-10" calcext:value-type="float">
            <text:p>-10</text:p>
          </table:table-cell>
          <table:table-cell office:value-type="float" office:value="0.2982" calcext:value-type="float">
            <text:p>0.2982</text:p>
          </table:table-cell>
          <table:table-cell office:value-type="float" office:value="0.3002" calcext:value-type="float">
            <text:p>0.3002</text:p>
          </table:table-cell>
          <table:table-cell office:value-type="float" office:value="0.2994" calcext:value-type="float">
            <text:p>0.2994</text:p>
          </table:table-cell>
          <table:table-cell office:value-type="float" office:value="0.2995" calcext:value-type="float">
            <text:p>0.2995</text:p>
          </table:table-cell>
          <table:table-cell office:value-type="float" office:value="0.2989" calcext:value-type="float">
            <text:p>0.2989</text:p>
          </table:table-cell>
          <table:table-cell office:value-type="float" office:value="6.95" calcext:value-type="float">
            <text:p>6.95</text:p>
          </table:table-cell>
          <table:table-cell office:value-type="float" office:value="6.99" calcext:value-type="float">
            <text:p>6.99</text:p>
          </table:table-cell>
          <table:table-cell office:value-type="float" office:value="7.16" calcext:value-type="float">
            <text:p>7.16</text:p>
          </table:table-cell>
          <table:table-cell office:value-type="float" office:value="6.99" calcext:value-type="float">
            <text:p>6.99</text:p>
          </table:table-cell>
          <table:table-cell office:value-type="float" office:value="7.04" calcext:value-type="float">
            <text:p>7.04</text:p>
          </table:table-cell>
          <table:table-cell table:formula="of:=AVERAGE([.C44:.G44])" office:value-type="float" office:value="0.29924" calcext:value-type="float">
            <text:p>0.29924</text:p>
          </table:table-cell>
          <table:table-cell table:formula="of:=COM.MICROSOFT.STDEV.S([.C44:.G44])" office:value-type="float" office:value="0.000743639697703127" calcext:value-type="float">
            <text:p>0.000743639697703</text:p>
          </table:table-cell>
          <table:table-cell table:formula="of:=AVERAGE([.H44:.L44])" office:value-type="float" office:value="7.026" calcext:value-type="float">
            <text:p>7.026</text:p>
          </table:table-cell>
          <table:table-cell table:formula="of:=COM.MICROSOFT.STDEV.S([.H44:.L44])" office:value-type="float" office:value="0.0814248119432891" calcext:value-type="float">
            <text:p>0.081424811943289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-10" calcext:value-type="float">
            <text:p>-10</text:p>
          </table:table-cell>
          <table:table-cell office:value-type="float" office:value="0.3005" calcext:value-type="float">
            <text:p>0.3005</text:p>
          </table:table-cell>
          <table:table-cell office:value-type="float" office:value="0.3002" calcext:value-type="float">
            <text:p>0.3002</text:p>
          </table:table-cell>
          <table:table-cell office:value-type="float" office:value="0.2995" calcext:value-type="float">
            <text:p>0.2995</text:p>
          </table:table-cell>
          <table:table-cell office:value-type="float" office:value="0.3006" calcext:value-type="float">
            <text:p>0.3006</text:p>
          </table:table-cell>
          <table:table-cell office:value-type="float" office:value="0.3011" calcext:value-type="float">
            <text:p>0.3011</text:p>
          </table:table-cell>
          <table:table-cell office:value-type="float" office:value="4.46" calcext:value-type="float">
            <text:p>4.46</text:p>
          </table:table-cell>
          <table:table-cell office:value-type="float" office:value="4.52" calcext:value-type="float">
            <text:p>4.52</text:p>
          </table:table-cell>
          <table:table-cell office:value-type="float" office:value="4.7" calcext:value-type="float">
            <text:p>4.7</text:p>
          </table:table-cell>
          <table:table-cell office:value-type="float" office:value="4.38" calcext:value-type="float">
            <text:p>4.38</text:p>
          </table:table-cell>
          <table:table-cell office:value-type="float" office:value="4.34" calcext:value-type="float">
            <text:p>4.34</text:p>
          </table:table-cell>
          <table:table-cell table:formula="of:=AVERAGE([.C45:.G45])" office:value-type="float" office:value="0.30038" calcext:value-type="float">
            <text:p>0.30038</text:p>
          </table:table-cell>
          <table:table-cell table:formula="of:=COM.MICROSOFT.STDEV.S([.C45:.G45])" office:value-type="float" office:value="0.000589067059000941" calcext:value-type="float">
            <text:p>0.000589067059001</text:p>
          </table:table-cell>
          <table:table-cell table:formula="of:=AVERAGE([.H45:.L45])" office:value-type="float" office:value="4.48" calcext:value-type="float">
            <text:p>4.48</text:p>
          </table:table-cell>
          <table:table-cell table:formula="of:=COM.MICROSOFT.STDEV.S([.H45:.L45])" office:value-type="float" office:value="0.14142135623731" calcext:value-type="float">
            <text:p>0.14142135623731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-10" calcext:value-type="float">
            <text:p>-10</text:p>
          </table:table-cell>
          <table:table-cell office:value-type="float" office:value="0.2997" calcext:value-type="float">
            <text:p>0.2997</text:p>
          </table:table-cell>
          <table:table-cell office:value-type="float" office:value="0.2994" calcext:value-type="float">
            <text:p>0.2994</text:p>
          </table:table-cell>
          <table:table-cell office:value-type="float" office:value="0.3006" calcext:value-type="float">
            <text:p>0.3006</text:p>
          </table:table-cell>
          <table:table-cell office:value-type="float" office:value="0.2999" calcext:value-type="float">
            <text:p>0.2999</text:p>
          </table:table-cell>
          <table:table-cell office:value-type="float" office:value="0.2997" calcext:value-type="float">
            <text:p>0.2997</text:p>
          </table:table-cell>
          <table:table-cell office:value-type="float" office:value="1.05" calcext:value-type="float">
            <text:p>1.05</text:p>
          </table:table-cell>
          <table:table-cell office:value-type="float" office:value="0.8" calcext:value-type="float">
            <text:p>0.8</text:p>
          </table:table-cell>
          <table:table-cell office:value-type="float" office:value="1.05" calcext:value-type="float">
            <text:p>1.05</text:p>
          </table:table-cell>
          <table:table-cell office:value-type="float" office:value="0.91" calcext:value-type="float">
            <text:p>0.91</text:p>
          </table:table-cell>
          <table:table-cell office:value-type="float" office:value="0.88" calcext:value-type="float">
            <text:p>0.88</text:p>
          </table:table-cell>
          <table:table-cell table:formula="of:=AVERAGE([.C46:.G46])" office:value-type="float" office:value="0.29986" calcext:value-type="float">
            <text:p>0.29986</text:p>
          </table:table-cell>
          <table:table-cell table:formula="of:=COM.MICROSOFT.STDEV.S([.C46:.G46])" office:value-type="float" office:value="0.000450555213042763" calcext:value-type="float">
            <text:p>0.000450555213043</text:p>
          </table:table-cell>
          <table:table-cell table:formula="of:=AVERAGE([.H46:.L46])" office:value-type="float" office:value="0.938" calcext:value-type="float">
            <text:p>0.938</text:p>
          </table:table-cell>
          <table:table-cell table:formula="of:=COM.MICROSOFT.STDEV.S([.H46:.L46])" office:value-type="float" office:value="0.109863551735778" calcext:value-type="float">
            <text:p>0.109863551735778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float" office:value="-10" calcext:value-type="float">
            <text:p>-10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2968" calcext:value-type="float">
            <text:p>0.2968</text:p>
          </table:table-cell>
          <table:table-cell office:value-type="float" office:value="0.2972" calcext:value-type="float">
            <text:p>0.2972</text:p>
          </table:table-cell>
          <table:table-cell office:value-type="float" office:value="0.2968" calcext:value-type="float">
            <text:p>0.2968</text:p>
          </table:table-cell>
          <table:table-cell office:value-type="float" office:value="-1.73" calcext:value-type="float">
            <text:p>-1.73</text:p>
          </table:table-cell>
          <table:table-cell office:value-type="float" office:value="-1.74" calcext:value-type="float">
            <text:p>-1.74</text:p>
          </table:table-cell>
          <table:table-cell office:value-type="float" office:value="-1.79" calcext:value-type="float">
            <text:p>-1.79</text:p>
          </table:table-cell>
          <table:table-cell office:value-type="float" office:value="-1.8" calcext:value-type="float">
            <text:p>-1.8</text:p>
          </table:table-cell>
          <table:table-cell office:value-type="float" office:value="-1.81" calcext:value-type="float">
            <text:p>-1.81</text:p>
          </table:table-cell>
          <table:table-cell table:formula="of:=AVERAGE([.C47:.G47])" office:value-type="float" office:value="0.29696" calcext:value-type="float">
            <text:p>0.29696</text:p>
          </table:table-cell>
          <table:table-cell table:formula="of:=COM.MICROSOFT.STDEV.S([.C47:.G47])" office:value-type="float" office:value="0.000181659021245859" calcext:value-type="float">
            <text:p>0.000181659021246</text:p>
          </table:table-cell>
          <table:table-cell table:formula="of:=AVERAGE([.H47:.L47])" office:value-type="float" office:value="-1.774" calcext:value-type="float">
            <text:p>-1.774</text:p>
          </table:table-cell>
          <table:table-cell table:formula="of:=COM.MICROSOFT.STDEV.S([.H47:.L47])" office:value-type="float" office:value="0.036469165057621" calcext:value-type="float">
            <text:p>0.036469165057621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-10" calcext:value-type="float">
            <text:p>-10</text:p>
          </table:table-cell>
          <table:table-cell office:value-type="float" office:value="0.2933" calcext:value-type="float">
            <text:p>0.2933</text:p>
          </table:table-cell>
          <table:table-cell office:value-type="float" office:value="0.2931" calcext:value-type="float">
            <text:p>0.2931</text:p>
          </table:table-cell>
          <table:table-cell office:value-type="float" office:value="0.2932" calcext:value-type="float">
            <text:p>0.2932</text:p>
          </table:table-cell>
          <table:table-cell office:value-type="float" office:value="0.2936" calcext:value-type="float">
            <text:p>0.2936</text:p>
          </table:table-cell>
          <table:table-cell office:value-type="float" office:value="0.2934" calcext:value-type="float">
            <text:p>0.2934</text:p>
          </table:table-cell>
          <table:table-cell office:value-type="float" office:value="-3.98" calcext:value-type="float">
            <text:p>-3.98</text:p>
          </table:table-cell>
          <table:table-cell office:value-type="float" office:value="-3.87" calcext:value-type="float">
            <text:p>-3.87</text:p>
          </table:table-cell>
          <table:table-cell office:value-type="float" office:value="-3.77" calcext:value-type="float">
            <text:p>-3.77</text:p>
          </table:table-cell>
          <table:table-cell office:value-type="float" office:value="-3.91" calcext:value-type="float">
            <text:p>-3.91</text:p>
          </table:table-cell>
          <table:table-cell office:value-type="float" office:value="-3.87" calcext:value-type="float">
            <text:p>-3.87</text:p>
          </table:table-cell>
          <table:table-cell table:formula="of:=AVERAGE([.C48:.G48])" office:value-type="float" office:value="0.29332" calcext:value-type="float">
            <text:p>0.29332</text:p>
          </table:table-cell>
          <table:table-cell table:formula="of:=COM.MICROSOFT.STDEV.S([.C48:.G48])" office:value-type="float" office:value="0.000192353840616712" calcext:value-type="float">
            <text:p>0.000192353840617</text:p>
          </table:table-cell>
          <table:table-cell table:formula="of:=AVERAGE([.H48:.L48])" office:value-type="float" office:value="-3.88" calcext:value-type="float">
            <text:p>-3.88</text:p>
          </table:table-cell>
          <table:table-cell table:formula="of:=COM.MICROSOFT.STDEV.S([.H48:.L48])" office:value-type="float" office:value="0.0761577310586391" calcext:value-type="float">
            <text:p>0.076157731058639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-10" calcext:value-type="float">
            <text:p>-10</text:p>
          </table:table-cell>
          <table:table-cell office:value-type="float" office:value="0.2881" calcext:value-type="float">
            <text:p>0.2881</text:p>
          </table:table-cell>
          <table:table-cell office:value-type="float" office:value="0.2879" calcext:value-type="float">
            <text:p>0.2879</text:p>
          </table:table-cell>
          <table:table-cell office:value-type="float" office:value="0.2882" calcext:value-type="float">
            <text:p>0.2882</text:p>
          </table:table-cell>
          <table:table-cell office:value-type="float" office:value="0.2881" calcext:value-type="float">
            <text:p>0.2881</text:p>
          </table:table-cell>
          <table:table-cell office:value-type="float" office:value="0.2883" calcext:value-type="float">
            <text:p>0.2883</text:p>
          </table:table-cell>
          <table:table-cell office:value-type="float" office:value="-5.57" calcext:value-type="float">
            <text:p>-5.57</text:p>
          </table:table-cell>
          <table:table-cell office:value-type="float" office:value="-5.61" calcext:value-type="float">
            <text:p>-5.61</text:p>
          </table:table-cell>
          <table:table-cell office:value-type="float" office:value="-5.48" calcext:value-type="float">
            <text:p>-5.48</text:p>
          </table:table-cell>
          <table:table-cell office:value-type="float" office:value="-5.54" calcext:value-type="float">
            <text:p>-5.54</text:p>
          </table:table-cell>
          <table:table-cell office:value-type="float" office:value="-5.53" calcext:value-type="float">
            <text:p>-5.53</text:p>
          </table:table-cell>
          <table:table-cell table:formula="of:=AVERAGE([.C49:.G49])" office:value-type="float" office:value="0.28812" calcext:value-type="float">
            <text:p>0.28812</text:p>
          </table:table-cell>
          <table:table-cell table:formula="of:=COM.MICROSOFT.STDEV.S([.C49:.G49])" office:value-type="float" office:value="0.000148323969741917" calcext:value-type="float">
            <text:p>0.000148323969742</text:p>
          </table:table-cell>
          <table:table-cell table:formula="of:=AVERAGE([.H49:.L49])" office:value-type="float" office:value="-5.546" calcext:value-type="float">
            <text:p>-5.546</text:p>
          </table:table-cell>
          <table:table-cell table:formula="of:=COM.MICROSOFT.STDEV.S([.H49:.L49])" office:value-type="float" office:value="0.0482700735445887" calcext:value-type="float">
            <text:p>0.048270073544589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-10" calcext:value-type="float">
            <text:p>-10</text:p>
          </table:table-cell>
          <table:table-cell office:value-type="float" office:value="0.2833" calcext:value-type="float">
            <text:p>0.2833</text:p>
          </table:table-cell>
          <table:table-cell office:value-type="float" office:value="0.2835" calcext:value-type="float">
            <text:p>0.2835</text:p>
          </table:table-cell>
          <table:table-cell office:value-type="float" office:value="0.2839" calcext:value-type="float">
            <text:p>0.2839</text:p>
          </table:table-cell>
          <table:table-cell office:value-type="float" office:value="0.284" calcext:value-type="float">
            <text:p>0.284</text:p>
          </table:table-cell>
          <table:table-cell office:value-type="float" office:value="0.2835" calcext:value-type="float">
            <text:p>0.2835</text:p>
          </table:table-cell>
          <table:table-cell office:value-type="float" office:value="-6.83" calcext:value-type="float">
            <text:p>-6.83</text:p>
          </table:table-cell>
          <table:table-cell office:value-type="float" office:value="-7.01" calcext:value-type="float">
            <text:p>-7.01</text:p>
          </table:table-cell>
          <table:table-cell office:value-type="float" office:value="-7" calcext:value-type="float">
            <text:p>-7</text:p>
          </table:table-cell>
          <table:table-cell office:value-type="float" office:value="-6.93" calcext:value-type="float">
            <text:p>-6.93</text:p>
          </table:table-cell>
          <table:table-cell office:value-type="float" office:value="-7.05" calcext:value-type="float">
            <text:p>-7.05</text:p>
          </table:table-cell>
          <table:table-cell table:formula="of:=AVERAGE([.C50:.G50])" office:value-type="float" office:value="0.28364" calcext:value-type="float">
            <text:p>0.28364</text:p>
          </table:table-cell>
          <table:table-cell table:formula="of:=COM.MICROSOFT.STDEV.S([.C50:.G50])" office:value-type="float" office:value="0.000296647939483839" calcext:value-type="float">
            <text:p>0.000296647939484</text:p>
          </table:table-cell>
          <table:table-cell table:formula="of:=AVERAGE([.H50:.L50])" office:value-type="float" office:value="-6.964" calcext:value-type="float">
            <text:p>-6.964</text:p>
          </table:table-cell>
          <table:table-cell table:formula="of:=COM.MICROSOFT.STDEV.S([.H50:.L50])" office:value-type="float" office:value="0.0864869932417586" calcext:value-type="float">
            <text:p>0.086486993241759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4500" calcext:value-type="float">
            <text:p>4500</text:p>
          </table:table-cell>
          <table:table-cell office:value-type="float" office:value="-10" calcext:value-type="float">
            <text:p>-10</text:p>
          </table:table-cell>
          <table:table-cell office:value-type="float" office:value="0.2778" calcext:value-type="float">
            <text:p>0.2778</text:p>
          </table:table-cell>
          <table:table-cell table:number-columns-repeated="2" office:value-type="float" office:value="0.278" calcext:value-type="float">
            <text:p>0.278</text:p>
          </table:table-cell>
          <table:table-cell table:number-columns-repeated="2" office:value-type="float" office:value="0.2782" calcext:value-type="float">
            <text:p>0.2782</text:p>
          </table:table-cell>
          <table:table-cell office:value-type="float" office:value="-8.11" calcext:value-type="float">
            <text:p>-8.11</text:p>
          </table:table-cell>
          <table:table-cell office:value-type="float" office:value="-8.2" calcext:value-type="float">
            <text:p>-8.2</text:p>
          </table:table-cell>
          <table:table-cell office:value-type="float" office:value="-8.11" calcext:value-type="float">
            <text:p>-8.11</text:p>
          </table:table-cell>
          <table:table-cell office:value-type="float" office:value="-8.27" calcext:value-type="float">
            <text:p>-8.27</text:p>
          </table:table-cell>
          <table:table-cell office:value-type="float" office:value="-8.16" calcext:value-type="float">
            <text:p>-8.16</text:p>
          </table:table-cell>
          <table:table-cell table:formula="of:=AVERAGE([.C51:.G51])" office:value-type="float" office:value="0.27804" calcext:value-type="float">
            <text:p>0.27804</text:p>
          </table:table-cell>
          <table:table-cell table:formula="of:=COM.MICROSOFT.STDEV.S([.C51:.G51])" office:value-type="float" office:value="0.000167332005306817" calcext:value-type="float">
            <text:p>0.000167332005307</text:p>
          </table:table-cell>
          <table:table-cell table:formula="of:=AVERAGE([.H51:.L51])" office:value-type="float" office:value="-8.17" calcext:value-type="float">
            <text:p>-8.17</text:p>
          </table:table-cell>
          <table:table-cell table:formula="of:=COM.MICROSOFT.STDEV.S([.H51:.L51])" office:value-type="float" office:value="0.0674536878161602" calcext:value-type="float">
            <text:p>0.06745368781616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-10" calcext:value-type="float">
            <text:p>-10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2725" calcext:value-type="float">
            <text:p>0.2725</text:p>
          </table:table-cell>
          <table:table-cell office:value-type="float" office:value="0.2728" calcext:value-type="float">
            <text:p>0.2728</text:p>
          </table:table-cell>
          <table:table-cell office:value-type="float" office:value="0.2726" calcext:value-type="float">
            <text:p>0.2726</text:p>
          </table:table-cell>
          <table:table-cell office:value-type="float" office:value="0.2725" calcext:value-type="float">
            <text:p>0.2725</text:p>
          </table:table-cell>
          <table:table-cell office:value-type="float" office:value="-9.05" calcext:value-type="float">
            <text:p>-9.05</text:p>
          </table:table-cell>
          <table:table-cell office:value-type="float" office:value="-9.13" calcext:value-type="float">
            <text:p>-9.13</text:p>
          </table:table-cell>
          <table:table-cell office:value-type="float" office:value="-9.25" calcext:value-type="float">
            <text:p>-9.25</text:p>
          </table:table-cell>
          <table:table-cell office:value-type="float" office:value="-9.16" calcext:value-type="float">
            <text:p>-9.16</text:p>
          </table:table-cell>
          <table:table-cell office:value-type="float" office:value="-9.11" calcext:value-type="float">
            <text:p>-9.11</text:p>
          </table:table-cell>
          <table:table-cell table:formula="of:=AVERAGE([.C52:.G52])" office:value-type="float" office:value="0.27262" calcext:value-type="float">
            <text:p>0.27262</text:p>
          </table:table-cell>
          <table:table-cell table:formula="of:=COM.MICROSOFT.STDEV.S([.C52:.G52])" office:value-type="float" office:value="0.000130384048104039" calcext:value-type="float">
            <text:p>0.000130384048104</text:p>
          </table:table-cell>
          <table:table-cell table:formula="of:=AVERAGE([.H52:.L52])" office:value-type="float" office:value="-9.14" calcext:value-type="float">
            <text:p>-9.14</text:p>
          </table:table-cell>
          <table:table-cell table:formula="of:=COM.MICROSOFT.STDEV.S([.H52:.L52])" office:value-type="float" office:value="0.0734846922834952" calcext:value-type="float">
            <text:p>0.073484692283495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-10" calcext:value-type="float">
            <text:p>-10</text:p>
          </table:table-cell>
          <table:table-cell office:value-type="float" office:value="0.2606" calcext:value-type="float">
            <text:p>0.2606</text:p>
          </table:table-cell>
          <table:table-cell office:value-type="float" office:value="0.2612" calcext:value-type="float">
            <text:p>0.2612</text:p>
          </table:table-cell>
          <table:table-cell office:value-type="float" office:value="0.2607" calcext:value-type="float">
            <text:p>0.2607</text:p>
          </table:table-cell>
          <table:table-cell office:value-type="float" office:value="0.2611" calcext:value-type="float">
            <text:p>0.2611</text:p>
          </table:table-cell>
          <table:table-cell office:value-type="float" office:value="0.261" calcext:value-type="float">
            <text:p>0.261</text:p>
          </table:table-cell>
          <table:table-cell office:value-type="float" office:value="-10.45" calcext:value-type="float">
            <text:p>-10.45</text:p>
          </table:table-cell>
          <table:table-cell office:value-type="float" office:value="-10.38" calcext:value-type="float">
            <text:p>-10.38</text:p>
          </table:table-cell>
          <table:table-cell office:value-type="float" office:value="-10.49" calcext:value-type="float">
            <text:p>-10.49</text:p>
          </table:table-cell>
          <table:table-cell office:value-type="float" office:value="-10.4" calcext:value-type="float">
            <text:p>-10.4</text:p>
          </table:table-cell>
          <table:table-cell office:value-type="float" office:value="-10.51" calcext:value-type="float">
            <text:p>-10.51</text:p>
          </table:table-cell>
          <table:table-cell table:formula="of:=AVERAGE([.C53:.G53])" office:value-type="float" office:value="0.26092" calcext:value-type="float">
            <text:p>0.26092</text:p>
          </table:table-cell>
          <table:table-cell table:formula="of:=COM.MICROSOFT.STDEV.S([.C53:.G53])" office:value-type="float" office:value="0.000258843582110896" calcext:value-type="float">
            <text:p>0.000258843582111</text:p>
          </table:table-cell>
          <table:table-cell table:formula="of:=AVERAGE([.H53:.L53])" office:value-type="float" office:value="-10.446" calcext:value-type="float">
            <text:p>-10.446</text:p>
          </table:table-cell>
          <table:table-cell table:formula="of:=COM.MICROSOFT.STDEV.S([.H53:.L53])" office:value-type="float" office:value="0.0559464029227971" calcext:value-type="float">
            <text:p>0.055946402922797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7000" calcext:value-type="float">
            <text:p>7000</text:p>
          </table:table-cell>
          <table:table-cell office:value-type="float" office:value="-10" calcext:value-type="float">
            <text:p>-10</text:p>
          </table:table-cell>
          <table:table-cell office:value-type="float" office:value="0.2496" calcext:value-type="float">
            <text:p>0.2496</text:p>
          </table:table-cell>
          <table:table-cell office:value-type="float" office:value="0.2495" calcext:value-type="float">
            <text:p>0.2495</text:p>
          </table:table-cell>
          <table:table-cell office:value-type="float" office:value="0.2497" calcext:value-type="float">
            <text:p>0.2497</text:p>
          </table:table-cell>
          <table:table-cell office:value-type="float" office:value="0.2495" calcext:value-type="float">
            <text:p>0.2495</text:p>
          </table:table-cell>
          <table:table-cell office:value-type="float" office:value="0.2498" calcext:value-type="float">
            <text:p>0.2498</text:p>
          </table:table-cell>
          <table:table-cell office:value-type="float" office:value="-11.22" calcext:value-type="float">
            <text:p>-11.22</text:p>
          </table:table-cell>
          <table:table-cell office:value-type="float" office:value="-11.2" calcext:value-type="float">
            <text:p>-11.2</text:p>
          </table:table-cell>
          <table:table-cell office:value-type="float" office:value="-11.24" calcext:value-type="float">
            <text:p>-11.24</text:p>
          </table:table-cell>
          <table:table-cell office:value-type="float" office:value="-11.25" calcext:value-type="float">
            <text:p>-11.25</text:p>
          </table:table-cell>
          <table:table-cell office:value-type="float" office:value="-11.36" calcext:value-type="float">
            <text:p>-11.36</text:p>
          </table:table-cell>
          <table:table-cell table:formula="of:=AVERAGE([.C54:.G54])" office:value-type="float" office:value="0.24962" calcext:value-type="float">
            <text:p>0.24962</text:p>
          </table:table-cell>
          <table:table-cell table:formula="of:=COM.MICROSOFT.STDEV.S([.C54:.G54])" office:value-type="float" office:value="0.000130384048104061" calcext:value-type="float">
            <text:p>0.000130384048104</text:p>
          </table:table-cell>
          <table:table-cell table:formula="of:=AVERAGE([.H54:.L54])" office:value-type="float" office:value="-11.254" calcext:value-type="float">
            <text:p>-11.254</text:p>
          </table:table-cell>
          <table:table-cell table:formula="of:=COM.MICROSOFT.STDEV.S([.H54:.L54])" office:value-type="float" office:value="0.0622896460095896" calcext:value-type="float">
            <text:p>0.06228964600959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-10" calcext:value-type="float">
            <text:p>-10</text:p>
          </table:table-cell>
          <table:table-cell office:value-type="float" office:value="0.24" calcext:value-type="float">
            <text:p>0.24</text:p>
          </table:table-cell>
          <table:table-cell office:value-type="float" office:value="0.2403" calcext:value-type="float">
            <text:p>0.2403</text:p>
          </table:table-cell>
          <table:table-cell office:value-type="float" office:value="0.2399" calcext:value-type="float">
            <text:p>0.2399</text:p>
          </table:table-cell>
          <table:table-cell office:value-type="float" office:value="0.24" calcext:value-type="float">
            <text:p>0.24</text:p>
          </table:table-cell>
          <table:table-cell office:value-type="float" office:value="0.2408" calcext:value-type="float">
            <text:p>0.2408</text:p>
          </table:table-cell>
          <table:table-cell office:value-type="float" office:value="-11.75" calcext:value-type="float">
            <text:p>-11.75</text:p>
          </table:table-cell>
          <table:table-cell office:value-type="float" office:value="-11.63" calcext:value-type="float">
            <text:p>-11.63</text:p>
          </table:table-cell>
          <table:table-cell office:value-type="float" office:value="-11.73" calcext:value-type="float">
            <text:p>-11.73</text:p>
          </table:table-cell>
          <table:table-cell office:value-type="float" office:value="-11.63" calcext:value-type="float">
            <text:p>-11.63</text:p>
          </table:table-cell>
          <table:table-cell office:value-type="float" office:value="-11.74" calcext:value-type="float">
            <text:p>-11.74</text:p>
          </table:table-cell>
          <table:table-cell table:formula="of:=AVERAGE([.C55:.G55])" office:value-type="float" office:value="0.2402" calcext:value-type="float">
            <text:p>0.2402</text:p>
          </table:table-cell>
          <table:table-cell table:formula="of:=COM.MICROSOFT.STDEV.S([.C55:.G55])" office:value-type="float" office:value="0.000367423461417485" calcext:value-type="float">
            <text:p>0.000367423461417</text:p>
          </table:table-cell>
          <table:table-cell table:formula="of:=AVERAGE([.H55:.L55])" office:value-type="float" office:value="-11.696" calcext:value-type="float">
            <text:p>-11.696</text:p>
          </table:table-cell>
          <table:table-cell table:formula="of:=COM.MICROSOFT.STDEV.S([.H55:.L55])" office:value-type="float" office:value="0.0606630035524121" calcext:value-type="float">
            <text:p>0.060663003552412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9000" calcext:value-type="float">
            <text:p>9000</text:p>
          </table:table-cell>
          <table:table-cell office:value-type="float" office:value="-10" calcext:value-type="float">
            <text:p>-10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2297" calcext:value-type="float">
            <text:p>0.2297</text:p>
          </table:table-cell>
          <table:table-cell office:value-type="float" office:value="0.2302" calcext:value-type="float">
            <text:p>0.2302</text:p>
          </table:table-cell>
          <table:table-cell office:value-type="float" office:value="0.2307" calcext:value-type="float">
            <text:p>0.2307</text:p>
          </table:table-cell>
          <table:table-cell office:value-type="float" office:value="0.2304" calcext:value-type="float">
            <text:p>0.2304</text:p>
          </table:table-cell>
          <table:table-cell office:value-type="float" office:value="-11.65" calcext:value-type="float">
            <text:p>-11.65</text:p>
          </table:table-cell>
          <table:table-cell office:value-type="float" office:value="-11.59" calcext:value-type="float">
            <text:p>-11.59</text:p>
          </table:table-cell>
          <table:table-cell office:value-type="float" office:value="-11.75" calcext:value-type="float">
            <text:p>-11.75</text:p>
          </table:table-cell>
          <table:table-cell office:value-type="float" office:value="-11.7" calcext:value-type="float">
            <text:p>-11.7</text:p>
          </table:table-cell>
          <table:table-cell office:value-type="float" office:value="-11.62" calcext:value-type="float">
            <text:p>-11.62</text:p>
          </table:table-cell>
          <table:table-cell table:formula="of:=AVERAGE([.C56:.G56])" office:value-type="float" office:value="0.23022" calcext:value-type="float">
            <text:p>0.23022</text:p>
          </table:table-cell>
          <table:table-cell table:formula="of:=COM.MICROSOFT.STDEV.S([.C56:.G56])" office:value-type="float" office:value="0.000370135110466437" calcext:value-type="float">
            <text:p>0.000370135110466</text:p>
          </table:table-cell>
          <table:table-cell table:formula="of:=AVERAGE([.H56:.L56])" office:value-type="float" office:value="-11.662" calcext:value-type="float">
            <text:p>-11.662</text:p>
          </table:table-cell>
          <table:table-cell table:formula="of:=COM.MICROSOFT.STDEV.S([.H56:.L56])" office:value-type="float" office:value="0.0637965516309464" calcext:value-type="float">
            <text:p>0.063796551630946</text:p>
          </table:table-cell>
          <table:table-cell table:style-name="Default" table:number-columns-repeated="5"/>
          <table:table-cell table:number-columns-repeated="1003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10" calcext:value-type="float">
            <text:p>-10</text:p>
          </table:table-cell>
          <table:table-cell office:value-type="float" office:value="0.2214" calcext:value-type="float">
            <text:p>0.2214</text:p>
          </table:table-cell>
          <table:table-cell office:value-type="float" office:value="0.2216" calcext:value-type="float">
            <text:p>0.2216</text:p>
          </table:table-cell>
          <table:table-cell office:value-type="float" office:value="0.2218" calcext:value-type="float">
            <text:p>0.2218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2219" calcext:value-type="float">
            <text:p>0.2219</text:p>
          </table:table-cell>
          <table:table-cell office:value-type="float" office:value="-11.25" calcext:value-type="float">
            <text:p>-11.25</text:p>
          </table:table-cell>
          <table:table-cell office:value-type="float" office:value="-11.19" calcext:value-type="float">
            <text:p>-11.19</text:p>
          </table:table-cell>
          <table:table-cell office:value-type="float" office:value="-11.32" calcext:value-type="float">
            <text:p>-11.32</text:p>
          </table:table-cell>
          <table:table-cell office:value-type="float" office:value="-11.18" calcext:value-type="float">
            <text:p>-11.18</text:p>
          </table:table-cell>
          <table:table-cell office:value-type="float" office:value="-11.25" calcext:value-type="float">
            <text:p>-11.25</text:p>
          </table:table-cell>
          <table:table-cell table:formula="of:=AVERAGE([.C57:.G57])" office:value-type="float" office:value="0.22178" calcext:value-type="float">
            <text:p>0.22178</text:p>
          </table:table-cell>
          <table:table-cell table:formula="of:=COM.MICROSOFT.STDEV.S([.C57:.G57])" office:value-type="float" office:value="0.000303315017762059" calcext:value-type="float">
            <text:p>0.000303315017762</text:p>
          </table:table-cell>
          <table:table-cell table:formula="of:=AVERAGE([.H57:.L57])" office:value-type="float" office:value="-11.238" calcext:value-type="float">
            <text:p>-11.238</text:p>
          </table:table-cell>
          <table:table-cell table:formula="of:=COM.MICROSOFT.STDEV.S([.H57:.L57])" office:value-type="float" office:value="0.0563027530410373" calcext:value-type="float">
            <text:p>0.056302753041037</text:p>
          </table:table-cell>
          <table:table-cell table:style-name="Default" table:number-columns-repeated="5"/>
          <table:table-cell table:number-columns-repeated="1003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ry Mag" table:style-name="ta1">
        <table:table-column table:style-name="co1" table:default-cell-style-name="ce4"/>
        <table:table-column table:style-name="co2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4"/>
        <table:table-column table:style-name="co10" table:default-cell-style-name="ce4"/>
        <table:table-column table:style-name="co11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12" table:default-cell-style-name="ce4"/>
        <table:table-column table:style-name="co13" table:number-columns-repeated="1007" table:default-cell-style-name="ce4"/>
        <table:table-row table:style-name="ro1">
          <table:table-cell table:style-name="ce3" office:value-type="string" calcext:value-type="string">
            <text:p>freq (Hz)</text:p>
          </table:table-cell>
          <table:table-cell table:style-name="ce3" office:value-type="string" calcext:value-type="string">
            <text:p>I_bias (mA)</text:p>
          </table:table-cell>
          <table:table-cell table:style-name="ce3" office:value-type="string" calcext:value-type="string">
            <text:p>Lock-In Voltage (V)</text:p>
          </table:table-cell>
          <table:table-cell table:style-name="ce1" office:value-type="string" calcext:value-type="string">
            <text:p>R1 (mV)</text:p>
          </table:table-cell>
          <table:table-cell table:style-name="ce1" office:value-type="string" calcext:value-type="string">
            <text:p>R2 (mV)</text:p>
          </table:table-cell>
          <table:table-cell table:style-name="ce1" office:value-type="string" calcext:value-type="string">
            <text:p>R3 (mV)</text:p>
          </table:table-cell>
          <table:table-cell table:style-name="ce1" office:value-type="string" calcext:value-type="string">
            <text:p>R4 (mV)</text:p>
          </table:table-cell>
          <table:table-cell table:style-name="ce1" office:value-type="string" calcext:value-type="string">
            <text:p>R5 (mV)</text:p>
          </table:table-cell>
          <table:table-cell table:style-name="ce1" office:value-type="string" calcext:value-type="string">
            <text:p>Phase 1</text:p>
          </table:table-cell>
          <table:table-cell table:style-name="ce1" office:value-type="string" calcext:value-type="string">
            <text:p>Phase 2</text:p>
          </table:table-cell>
          <table:table-cell table:style-name="ce1" office:value-type="string" calcext:value-type="string">
            <text:p>Phase 3</text:p>
          </table:table-cell>
          <table:table-cell table:style-name="ce1" office:value-type="string" calcext:value-type="string">
            <text:p>Phase 4</text:p>
          </table:table-cell>
          <table:table-cell table:style-name="ce1" office:value-type="string" calcext:value-type="string">
            <text:p>Phase 5</text:p>
          </table:table-cell>
          <table:table-cell table:style-name="ce1" office:value-type="string" calcext:value-type="string">
            <text:p>R Ave (mV)</text:p>
          </table:table-cell>
          <table:table-cell table:style-name="ce1" office:value-type="string" calcext:value-type="string">
            <text:p>R Std Dev (mV)</text:p>
          </table:table-cell>
          <table:table-cell table:style-name="ce1" office:value-type="string" calcext:value-type="string">
            <text:p>Phase Avg</text:p>
          </table:table-cell>
          <table:table-cell table:style-name="ce1" office:value-type="string" calcext:value-type="string">
            <text:p>Phase Std Dev</text:p>
          </table:table-cell>
          <table:table-cell table:style-name="ce5"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004322" calcext:value-type="float">
            <text:p>0.004322</text:p>
          </table:table-cell>
          <table:table-cell office:value-type="float" office:value="0.005184" calcext:value-type="float">
            <text:p>0.005184</text:p>
          </table:table-cell>
          <table:table-cell office:value-type="float" office:value="0.006463" calcext:value-type="float">
            <text:p>0.006463</text:p>
          </table:table-cell>
          <table:table-cell office:value-type="float" office:value="0.008439" calcext:value-type="float">
            <text:p>0.008439</text:p>
          </table:table-cell>
          <table:table-cell office:value-type="float" office:value="0.005888" calcext:value-type="float">
            <text:p>0.005888</text:p>
          </table:table-cell>
          <table:table-cell office:value-type="float" office:value="95.06" calcext:value-type="float">
            <text:p>95.06</text:p>
          </table:table-cell>
          <table:table-cell office:value-type="float" office:value="88.25" calcext:value-type="float">
            <text:p>88.25</text:p>
          </table:table-cell>
          <table:table-cell office:value-type="float" office:value="117.8" calcext:value-type="float">
            <text:p>117.8</text:p>
          </table:table-cell>
          <table:table-cell office:value-type="float" office:value="102.57" calcext:value-type="float">
            <text:p>102.57</text:p>
          </table:table-cell>
          <table:table-cell office:value-type="float" office:value="104.42" calcext:value-type="float">
            <text:p>104.42</text:p>
          </table:table-cell>
          <table:table-cell table:formula="of:=AVERAGE([.D2:.H2])" office:value-type="float" office:value="0.0060592" calcext:value-type="float">
            <text:p>0.0060592</text:p>
          </table:table-cell>
          <table:table-cell table:formula="of:=COM.MICROSOFT.STDEV.S([.D2:.H2])" office:value-type="float" office:value="0.00155238935193462" calcext:value-type="float">
            <text:p>0.001552389351935</text:p>
          </table:table-cell>
          <table:table-cell table:formula="of:=AVERAGE([.I2:.M2])" office:value-type="float" office:value="101.62" calcext:value-type="float">
            <text:p>101.62</text:p>
          </table:table-cell>
          <table:table-cell table:formula="of:=COM.MICROSOFT.STDEV.S([.I2:.M2])" office:value-type="float" office:value="11.0942034414373" calcext:value-type="float">
            <text:p>11.0942034414373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12012" calcext:value-type="float">
            <text:p>0.012012</text:p>
          </table:table-cell>
          <table:table-cell office:value-type="float" office:value="0.013486" calcext:value-type="float">
            <text:p>0.013486</text:p>
          </table:table-cell>
          <table:table-cell office:value-type="float" office:value="0.012761" calcext:value-type="float">
            <text:p>0.012761</text:p>
          </table:table-cell>
          <table:table-cell office:value-type="float" office:value="0.01111" calcext:value-type="float">
            <text:p>0.01111</text:p>
          </table:table-cell>
          <table:table-cell office:value-type="float" office:value="0.01933" calcext:value-type="float">
            <text:p>0.01933</text:p>
          </table:table-cell>
          <table:table-cell office:value-type="float" office:value="105.64" calcext:value-type="float">
            <text:p>105.64</text:p>
          </table:table-cell>
          <table:table-cell office:value-type="float" office:value="86.17" calcext:value-type="float">
            <text:p>86.17</text:p>
          </table:table-cell>
          <table:table-cell office:value-type="float" office:value="93.45" calcext:value-type="float">
            <text:p>93.45</text:p>
          </table:table-cell>
          <table:table-cell office:value-type="float" office:value="87.77" calcext:value-type="float">
            <text:p>87.77</text:p>
          </table:table-cell>
          <table:table-cell office:value-type="float" office:value="91.57" calcext:value-type="float">
            <text:p>91.57</text:p>
          </table:table-cell>
          <table:table-cell table:formula="of:=AVERAGE([.D3:.H3])" office:value-type="float" office:value="0.0137398" calcext:value-type="float">
            <text:p>0.0137398</text:p>
          </table:table-cell>
          <table:table-cell table:formula="of:=COM.MICROSOFT.STDEV.S([.D3:.H3])" office:value-type="float" office:value="0.00324707332839897" calcext:value-type="float">
            <text:p>0.003247073328399</text:p>
          </table:table-cell>
          <table:table-cell table:formula="of:=AVERAGE([.I3:.M3])" office:value-type="float" office:value="92.92" calcext:value-type="float">
            <text:p>92.92</text:p>
          </table:table-cell>
          <table:table-cell table:formula="of:=COM.MICROSOFT.STDEV.S([.I3:.M3])" office:value-type="float" office:value="7.68093093316168" calcext:value-type="float">
            <text:p>7.68093093316168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0.01864" calcext:value-type="float">
            <text:p>0.01864</text:p>
          </table:table-cell>
          <table:table-cell office:value-type="float" office:value="0.01489" calcext:value-type="float">
            <text:p>0.01489</text:p>
          </table:table-cell>
          <table:table-cell office:value-type="float" office:value="0.02028" calcext:value-type="float">
            <text:p>0.02028</text:p>
          </table:table-cell>
          <table:table-cell office:value-type="float" office:value="0.01832" calcext:value-type="float">
            <text:p>0.01832</text:p>
          </table:table-cell>
          <table:table-cell office:value-type="float" office:value="0.02138" calcext:value-type="float">
            <text:p>0.02138</text:p>
          </table:table-cell>
          <table:table-cell office:value-type="float" office:value="106.44" calcext:value-type="float">
            <text:p>106.44</text:p>
          </table:table-cell>
          <table:table-cell office:value-type="float" office:value="102.82" calcext:value-type="float">
            <text:p>102.82</text:p>
          </table:table-cell>
          <table:table-cell office:value-type="float" office:value="105.76" calcext:value-type="float">
            <text:p>105.76</text:p>
          </table:table-cell>
          <table:table-cell office:value-type="float" office:value="108.69" calcext:value-type="float">
            <text:p>108.69</text:p>
          </table:table-cell>
          <table:table-cell office:value-type="float" office:value="122.52" calcext:value-type="float">
            <text:p>122.52</text:p>
          </table:table-cell>
          <table:table-cell table:formula="of:=AVERAGE([.D4:.H4])" office:value-type="float" office:value="0.018702" calcext:value-type="float">
            <text:p>0.018702</text:p>
          </table:table-cell>
          <table:table-cell table:formula="of:=COM.MICROSOFT.STDEV.S([.D4:.H4])" office:value-type="float" office:value="0.00246692521167546" calcext:value-type="float">
            <text:p>0.002466925211675</text:p>
          </table:table-cell>
          <table:table-cell table:formula="of:=AVERAGE([.I4:.M4])" office:value-type="float" office:value="109.246" calcext:value-type="float">
            <text:p>109.246</text:p>
          </table:table-cell>
          <table:table-cell table:formula="of:=COM.MICROSOFT.STDEV.S([.I4:.M4])" office:value-type="float" office:value="7.71082874923312" calcext:value-type="float">
            <text:p>7.71082874923312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2479" calcext:value-type="float">
            <text:p>0.02479</text:p>
          </table:table-cell>
          <table:table-cell office:value-type="float" office:value="0.02316" calcext:value-type="float">
            <text:p>0.02316</text:p>
          </table:table-cell>
          <table:table-cell office:value-type="float" office:value="0.02524" calcext:value-type="float">
            <text:p>0.02524</text:p>
          </table:table-cell>
          <table:table-cell office:value-type="float" office:value="0.02619" calcext:value-type="float">
            <text:p>0.02619</text:p>
          </table:table-cell>
          <table:table-cell office:value-type="float" office:value="0.02571" calcext:value-type="float">
            <text:p>0.02571</text:p>
          </table:table-cell>
          <table:table-cell office:value-type="float" office:value="103.27" calcext:value-type="float">
            <text:p>103.27</text:p>
          </table:table-cell>
          <table:table-cell office:value-type="float" office:value="108.25" calcext:value-type="float">
            <text:p>108.25</text:p>
          </table:table-cell>
          <table:table-cell office:value-type="float" office:value="107.39" calcext:value-type="float">
            <text:p>107.39</text:p>
          </table:table-cell>
          <table:table-cell office:value-type="float" office:value="101.43" calcext:value-type="float">
            <text:p>101.43</text:p>
          </table:table-cell>
          <table:table-cell office:value-type="float" office:value="103.49" calcext:value-type="float">
            <text:p>103.49</text:p>
          </table:table-cell>
          <table:table-cell table:formula="of:=AVERAGE([.D5:.H5])" office:value-type="float" office:value="0.025018" calcext:value-type="float">
            <text:p>0.025018</text:p>
          </table:table-cell>
          <table:table-cell table:formula="of:=COM.MICROSOFT.STDEV.S([.D5:.H5])" office:value-type="float" office:value="0.00116252741903148" calcext:value-type="float">
            <text:p>0.001162527419031</text:p>
          </table:table-cell>
          <table:table-cell table:formula="of:=AVERAGE([.I5:.M5])" office:value-type="float" office:value="104.766" calcext:value-type="float">
            <text:p>104.766</text:p>
          </table:table-cell>
          <table:table-cell table:formula="of:=COM.MICROSOFT.STDEV.S([.I5:.M5])" office:value-type="float" office:value="2.91627845035415" calcext:value-type="float">
            <text:p>2.91627845035415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.25</text:p>
          </table:table-cell>
          <table:table-cell office:value-type="float" office:value="0.03169" calcext:value-type="float">
            <text:p>0.03169</text:p>
          </table:table-cell>
          <table:table-cell office:value-type="float" office:value="0.03352" calcext:value-type="float">
            <text:p>0.03352</text:p>
          </table:table-cell>
          <table:table-cell office:value-type="float" office:value="0.02641" calcext:value-type="float">
            <text:p>0.02641</text:p>
          </table:table-cell>
          <table:table-cell office:value-type="float" office:value="0.03107" calcext:value-type="float">
            <text:p>0.03107</text:p>
          </table:table-cell>
          <table:table-cell office:value-type="float" office:value="0.02714" calcext:value-type="float">
            <text:p>0.02714</text:p>
          </table:table-cell>
          <table:table-cell office:value-type="float" office:value="49" calcext:value-type="float">
            <text:p>49</text:p>
          </table:table-cell>
          <table:table-cell office:value-type="float" office:value="102.6" calcext:value-type="float">
            <text:p>102.6</text:p>
          </table:table-cell>
          <table:table-cell office:value-type="float" office:value="105.07" calcext:value-type="float">
            <text:p>105.07</text:p>
          </table:table-cell>
          <table:table-cell office:value-type="float" office:value="99.41" calcext:value-type="float">
            <text:p>99.41</text:p>
          </table:table-cell>
          <table:table-cell office:value-type="float" office:value="159.04" calcext:value-type="float">
            <text:p>159.04</text:p>
          </table:table-cell>
          <table:table-cell table:formula="of:=AVERAGE([.D6:.H6])" office:value-type="float" office:value="0.029966" calcext:value-type="float">
            <text:p>0.029966</text:p>
          </table:table-cell>
          <table:table-cell table:formula="of:=COM.MICROSOFT.STDEV.S([.D6:.H6])" office:value-type="float" office:value="0.0030599558820349" calcext:value-type="float">
            <text:p>0.003059955882035</text:p>
          </table:table-cell>
          <table:table-cell table:formula="of:=AVERAGE([.I6:.M6])" office:value-type="float" office:value="103.024" calcext:value-type="float">
            <text:p>103.024</text:p>
          </table:table-cell>
          <table:table-cell table:formula="of:=COM.MICROSOFT.STDEV.S([.I6:.M6])" office:value-type="float" office:value="38.9673315740249" calcext:value-type="float">
            <text:p>38.9673315740249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0.03673" calcext:value-type="float">
            <text:p>0.03673</text:p>
          </table:table-cell>
          <table:table-cell office:value-type="float" office:value="0.03721" calcext:value-type="float">
            <text:p>0.03721</text:p>
          </table:table-cell>
          <table:table-cell office:value-type="float" office:value="0.04696" calcext:value-type="float">
            <text:p>0.04696</text:p>
          </table:table-cell>
          <table:table-cell office:value-type="float" office:value="0.03769" calcext:value-type="float">
            <text:p>0.03769</text:p>
          </table:table-cell>
          <table:table-cell office:value-type="float" office:value="0.03803" calcext:value-type="float">
            <text:p>0.03803</text:p>
          </table:table-cell>
          <table:table-cell office:value-type="float" office:value="104.8" calcext:value-type="float">
            <text:p>104.8</text:p>
          </table:table-cell>
          <table:table-cell office:value-type="float" office:value="160.83" calcext:value-type="float">
            <text:p>160.83</text:p>
          </table:table-cell>
          <table:table-cell office:value-type="float" office:value="103.66" calcext:value-type="float">
            <text:p>103.66</text:p>
          </table:table-cell>
          <table:table-cell office:value-type="float" office:value="105.8" calcext:value-type="float">
            <text:p>105.8</text:p>
          </table:table-cell>
          <table:table-cell office:value-type="float" office:value="103.57" calcext:value-type="float">
            <text:p>103.57</text:p>
          </table:table-cell>
          <table:table-cell table:formula="of:=AVERAGE([.D7:.H7])" office:value-type="float" office:value="0.039324" calcext:value-type="float">
            <text:p>0.039324</text:p>
          </table:table-cell>
          <table:table-cell table:formula="of:=COM.MICROSOFT.STDEV.S([.D7:.H7])" office:value-type="float" office:value="0.00429682208149232" calcext:value-type="float">
            <text:p>0.004296822081492</text:p>
          </table:table-cell>
          <table:table-cell table:formula="of:=AVERAGE([.I7:.M7])" office:value-type="float" office:value="115.732" calcext:value-type="float">
            <text:p>115.732</text:p>
          </table:table-cell>
          <table:table-cell table:formula="of:=COM.MICROSOFT.STDEV.S([.I7:.M7])" office:value-type="float" office:value="25.2271197325418" calcext:value-type="float">
            <text:p>25.2271197325418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.75" calcext:value-type="float">
            <text:p>1.75</text:p>
          </table:table-cell>
          <table:table-cell office:value-type="float" office:value="0.03732" calcext:value-type="float">
            <text:p>0.03732</text:p>
          </table:table-cell>
          <table:table-cell office:value-type="float" office:value="0.05518" calcext:value-type="float">
            <text:p>0.05518</text:p>
          </table:table-cell>
          <table:table-cell office:value-type="float" office:value="0.04498" calcext:value-type="float">
            <text:p>0.04498</text:p>
          </table:table-cell>
          <table:table-cell office:value-type="float" office:value="0.04425" calcext:value-type="float">
            <text:p>0.04425</text:p>
          </table:table-cell>
          <table:table-cell office:value-type="float" office:value="0.04523" calcext:value-type="float">
            <text:p>0.04523</text:p>
          </table:table-cell>
          <table:table-cell office:value-type="float" office:value="101.83" calcext:value-type="float">
            <text:p>101.83</text:p>
          </table:table-cell>
          <table:table-cell office:value-type="float" office:value="94.85" calcext:value-type="float">
            <text:p>94.85</text:p>
          </table:table-cell>
          <table:table-cell office:value-type="float" office:value="100.31" calcext:value-type="float">
            <text:p>100.31</text:p>
          </table:table-cell>
          <table:table-cell office:value-type="float" office:value="102.45" calcext:value-type="float">
            <text:p>102.45</text:p>
          </table:table-cell>
          <table:table-cell office:value-type="float" office:value="101.15" calcext:value-type="float">
            <text:p>101.15</text:p>
          </table:table-cell>
          <table:table-cell table:formula="of:=AVERAGE([.D8:.H8])" office:value-type="float" office:value="0.045392" calcext:value-type="float">
            <text:p>0.045392</text:p>
          </table:table-cell>
          <table:table-cell table:formula="of:=COM.MICROSOFT.STDEV.S([.D8:.H8])" office:value-type="float" office:value="0.00637303459899599" calcext:value-type="float">
            <text:p>0.006373034598996</text:p>
          </table:table-cell>
          <table:table-cell table:formula="of:=AVERAGE([.I8:.M8])" office:value-type="float" office:value="100.118" calcext:value-type="float">
            <text:p>100.118</text:p>
          </table:table-cell>
          <table:table-cell table:formula="of:=COM.MICROSOFT.STDEV.S([.I8:.M8])" office:value-type="float" office:value="3.05052782318077" calcext:value-type="float">
            <text:p>3.05052782318077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5132" calcext:value-type="float">
            <text:p>0.05132</text:p>
          </table:table-cell>
          <table:table-cell office:value-type="float" office:value="0.05298" calcext:value-type="float">
            <text:p>0.05298</text:p>
          </table:table-cell>
          <table:table-cell office:value-type="float" office:value="0.06116" calcext:value-type="float">
            <text:p>0.06116</text:p>
          </table:table-cell>
          <table:table-cell office:value-type="float" office:value="0.05166" calcext:value-type="float">
            <text:p>0.05166</text:p>
          </table:table-cell>
          <table:table-cell office:value-type="float" office:value="0.05038" calcext:value-type="float">
            <text:p>0.05038</text:p>
          </table:table-cell>
          <table:table-cell office:value-type="float" office:value="128.58" calcext:value-type="float">
            <text:p>128.58</text:p>
          </table:table-cell>
          <table:table-cell office:value-type="float" office:value="75.09" calcext:value-type="float">
            <text:p>75.09</text:p>
          </table:table-cell>
          <table:table-cell office:value-type="float" office:value="99.45" calcext:value-type="float">
            <text:p>99.45</text:p>
          </table:table-cell>
          <table:table-cell office:value-type="float" office:value="105.17" calcext:value-type="float">
            <text:p>105.17</text:p>
          </table:table-cell>
          <table:table-cell office:value-type="float" office:value="102.38" calcext:value-type="float">
            <text:p>102.38</text:p>
          </table:table-cell>
          <table:table-cell table:formula="of:=AVERAGE([.D9:.H9])" office:value-type="float" office:value="0.0535" calcext:value-type="float">
            <text:p>0.0535</text:p>
          </table:table-cell>
          <table:table-cell table:formula="of:=COM.MICROSOFT.STDEV.S([.D9:.H9])" office:value-type="float" office:value="0.00438230532939" calcext:value-type="float">
            <text:p>0.00438230532939</text:p>
          </table:table-cell>
          <table:table-cell table:formula="of:=AVERAGE([.I9:.M9])" office:value-type="float" office:value="102.134" calcext:value-type="float">
            <text:p>102.134</text:p>
          </table:table-cell>
          <table:table-cell table:formula="of:=COM.MICROSOFT.STDEV.S([.I9:.M9])" office:value-type="float" office:value="19.0213729788362" calcext:value-type="float">
            <text:p>19.0213729788362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0.06446" calcext:value-type="float">
            <text:p>0.06446</text:p>
          </table:table-cell>
          <table:table-cell office:value-type="float" office:value="0.06491" calcext:value-type="float">
            <text:p>0.06491</text:p>
          </table:table-cell>
          <table:table-cell office:value-type="float" office:value="0.06242" calcext:value-type="float">
            <text:p>0.06242</text:p>
          </table:table-cell>
          <table:table-cell office:value-type="float" office:value="0.06397" calcext:value-type="float">
            <text:p>0.06397</text:p>
          </table:table-cell>
          <table:table-cell office:value-type="float" office:value="0.06497" calcext:value-type="float">
            <text:p>0.06497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2.7" calcext:value-type="float">
            <text:p>102.7</text:p>
          </table:table-cell>
          <table:table-cell office:value-type="float" office:value="103.34" calcext:value-type="float">
            <text:p>103.34</text:p>
          </table:table-cell>
          <table:table-cell office:value-type="float" office:value="101.69" calcext:value-type="float">
            <text:p>101.69</text:p>
          </table:table-cell>
          <table:table-cell office:value-type="float" office:value="103.9" calcext:value-type="float">
            <text:p>103.9</text:p>
          </table:table-cell>
          <table:table-cell table:formula="of:=AVERAGE([.D10:.H10])" office:value-type="float" office:value="0.064146" calcext:value-type="float">
            <text:p>0.064146</text:p>
          </table:table-cell>
          <table:table-cell table:formula="of:=COM.MICROSOFT.STDEV.S([.D10:.H10])" office:value-type="float" office:value="0.0010453850965075" calcext:value-type="float">
            <text:p>0.001045385096508</text:p>
          </table:table-cell>
          <table:table-cell table:formula="of:=AVERAGE([.I10:.M10])" office:value-type="float" office:value="102.998" calcext:value-type="float">
            <text:p>102.998</text:p>
          </table:table-cell>
          <table:table-cell table:formula="of:=COM.MICROSOFT.STDEV.S([.I10:.M10])" office:value-type="float" office:value="0.845765925064379" calcext:value-type="float">
            <text:p>0.845765925064379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778" calcext:value-type="float">
            <text:p>0.0778</text:p>
          </table:table-cell>
          <table:table-cell office:value-type="float" office:value="0.09681" calcext:value-type="float">
            <text:p>0.09681</text:p>
          </table:table-cell>
          <table:table-cell office:value-type="float" office:value="0.08748" calcext:value-type="float">
            <text:p>0.08748</text:p>
          </table:table-cell>
          <table:table-cell office:value-type="float" office:value="0.07228" calcext:value-type="float">
            <text:p>0.07228</text:p>
          </table:table-cell>
          <table:table-cell office:value-type="float" office:value="0.07801" calcext:value-type="float">
            <text:p>0.07801</text:p>
          </table:table-cell>
          <table:table-cell office:value-type="float" office:value="105.8" calcext:value-type="float">
            <text:p>105.8</text:p>
          </table:table-cell>
          <table:table-cell office:value-type="float" office:value="109.87" calcext:value-type="float">
            <text:p>109.87</text:p>
          </table:table-cell>
          <table:table-cell office:value-type="float" office:value="100.98" calcext:value-type="float">
            <text:p>100.98</text:p>
          </table:table-cell>
          <table:table-cell office:value-type="float" office:value="101.46" calcext:value-type="float">
            <text:p>101.46</text:p>
          </table:table-cell>
          <table:table-cell office:value-type="float" office:value="104.8" calcext:value-type="float">
            <text:p>104.8</text:p>
          </table:table-cell>
          <table:table-cell table:formula="of:=AVERAGE([.D11:.H11])" office:value-type="float" office:value="0.082476" calcext:value-type="float">
            <text:p>0.082476</text:p>
          </table:table-cell>
          <table:table-cell table:formula="of:=COM.MICROSOFT.STDEV.S([.D11:.H11])" office:value-type="float" office:value="0.00969886745965734" calcext:value-type="float">
            <text:p>0.009698867459657</text:p>
          </table:table-cell>
          <table:table-cell table:formula="of:=AVERAGE([.I11:.M11])" office:value-type="float" office:value="104.582" calcext:value-type="float">
            <text:p>104.582</text:p>
          </table:table-cell>
          <table:table-cell table:formula="of:=COM.MICROSOFT.STDEV.S([.I11:.M11])" office:value-type="float" office:value="3.61300705783977" calcext:value-type="float">
            <text:p>3.61300705783977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0.08591" calcext:value-type="float">
            <text:p>0.08591</text:p>
          </table:table-cell>
          <table:table-cell office:value-type="float" office:value="0.08822" calcext:value-type="float">
            <text:p>0.08822</text:p>
          </table:table-cell>
          <table:table-cell office:value-type="float" office:value="0.08531" calcext:value-type="float">
            <text:p>0.08531</text:p>
          </table:table-cell>
          <table:table-cell office:value-type="float" office:value="0.08883" calcext:value-type="float">
            <text:p>0.08883</text:p>
          </table:table-cell>
          <table:table-cell office:value-type="float" office:value="0.08844" calcext:value-type="float">
            <text:p>0.08844</text:p>
          </table:table-cell>
          <table:table-cell office:value-type="float" office:value="103.91" calcext:value-type="float">
            <text:p>103.91</text:p>
          </table:table-cell>
          <table:table-cell office:value-type="float" office:value="104" calcext:value-type="float">
            <text:p>104</text:p>
          </table:table-cell>
          <table:table-cell office:value-type="float" office:value="104.26" calcext:value-type="float">
            <text:p>104.26</text:p>
          </table:table-cell>
          <table:table-cell office:value-type="float" office:value="103.77" calcext:value-type="float">
            <text:p>103.77</text:p>
          </table:table-cell>
          <table:table-cell office:value-type="float" office:value="102.83" calcext:value-type="float">
            <text:p>102.83</text:p>
          </table:table-cell>
          <table:table-cell table:formula="of:=AVERAGE([.D12:.H12])" office:value-type="float" office:value="0.087342" calcext:value-type="float">
            <text:p>0.087342</text:p>
          </table:table-cell>
          <table:table-cell table:formula="of:=COM.MICROSOFT.STDEV.S([.D12:.H12])" office:value-type="float" office:value="0.00161014595611702" calcext:value-type="float">
            <text:p>0.001610145956117</text:p>
          </table:table-cell>
          <table:table-cell table:formula="of:=AVERAGE([.I12:.M12])" office:value-type="float" office:value="103.754" calcext:value-type="float">
            <text:p>103.754</text:p>
          </table:table-cell>
          <table:table-cell table:formula="of:=COM.MICROSOFT.STDEV.S([.I12:.M12])" office:value-type="float" office:value="0.546561981846526" calcext:value-type="float">
            <text:p>0.546561981846526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09186" calcext:value-type="float">
            <text:p>0.09186</text:p>
          </table:table-cell>
          <table:table-cell office:value-type="float" office:value="0.08798" calcext:value-type="float">
            <text:p>0.08798</text:p>
          </table:table-cell>
          <table:table-cell office:value-type="float" office:value="0.09687" calcext:value-type="float">
            <text:p>0.09687</text:p>
          </table:table-cell>
          <table:table-cell office:value-type="float" office:value="0.09172" calcext:value-type="float">
            <text:p>0.09172</text:p>
          </table:table-cell>
          <table:table-cell office:value-type="float" office:value="0.09994" calcext:value-type="float">
            <text:p>0.09994</text:p>
          </table:table-cell>
          <table:table-cell office:value-type="float" office:value="104.41" calcext:value-type="float">
            <text:p>104.41</text:p>
          </table:table-cell>
          <table:table-cell office:value-type="float" office:value="94.65" calcext:value-type="float">
            <text:p>94.65</text:p>
          </table:table-cell>
          <table:table-cell office:value-type="float" office:value="102.41" calcext:value-type="float">
            <text:p>102.41</text:p>
          </table:table-cell>
          <table:table-cell office:value-type="float" office:value="100.63" calcext:value-type="float">
            <text:p>100.63</text:p>
          </table:table-cell>
          <table:table-cell office:value-type="float" office:value="102.69" calcext:value-type="float">
            <text:p>102.69</text:p>
          </table:table-cell>
          <table:table-cell table:formula="of:=AVERAGE([.D13:.H13])" office:value-type="float" office:value="0.093674" calcext:value-type="float">
            <text:p>0.093674</text:p>
          </table:table-cell>
          <table:table-cell table:formula="of:=COM.MICROSOFT.STDEV.S([.D13:.H13])" office:value-type="float" office:value="0.00471718984142042" calcext:value-type="float">
            <text:p>0.00471718984142</text:p>
          </table:table-cell>
          <table:table-cell table:formula="of:=AVERAGE([.I13:.M13])" office:value-type="float" office:value="100.958" calcext:value-type="float">
            <text:p>100.958</text:p>
          </table:table-cell>
          <table:table-cell table:formula="of:=COM.MICROSOFT.STDEV.S([.I13:.M13])" office:value-type="float" office:value="3.77236265488884" calcext:value-type="float">
            <text:p>3.77236265488884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0.10843" calcext:value-type="float">
            <text:p>0.10843</text:p>
          </table:table-cell>
          <table:table-cell office:value-type="float" office:value="0.11369" calcext:value-type="float">
            <text:p>0.11369</text:p>
          </table:table-cell>
          <table:table-cell office:value-type="float" office:value="0.1112" calcext:value-type="float">
            <text:p>0.1112</text:p>
          </table:table-cell>
          <table:table-cell office:value-type="float" office:value="0.11169" calcext:value-type="float">
            <text:p>0.11169</text:p>
          </table:table-cell>
          <table:table-cell office:value-type="float" office:value="0.10684" calcext:value-type="float">
            <text:p>0.10684</text:p>
          </table:table-cell>
          <table:table-cell office:value-type="float" office:value="101.39" calcext:value-type="float">
            <text:p>101.39</text:p>
          </table:table-cell>
          <table:table-cell office:value-type="float" office:value="104" calcext:value-type="float">
            <text:p>104</text:p>
          </table:table-cell>
          <table:table-cell office:value-type="float" office:value="102.41" calcext:value-type="float">
            <text:p>102.41</text:p>
          </table:table-cell>
          <table:table-cell office:value-type="float" office:value="100.63" calcext:value-type="float">
            <text:p>100.63</text:p>
          </table:table-cell>
          <table:table-cell office:value-type="float" office:value="102.69" calcext:value-type="float">
            <text:p>102.69</text:p>
          </table:table-cell>
          <table:table-cell table:formula="of:=AVERAGE([.D14:.H14])" office:value-type="float" office:value="0.11037" calcext:value-type="float">
            <text:p>0.11037</text:p>
          </table:table-cell>
          <table:table-cell table:formula="of:=COM.MICROSOFT.STDEV.S([.D14:.H14])" office:value-type="float" office:value="0.0027238850930243" calcext:value-type="float">
            <text:p>0.002723885093024</text:p>
          </table:table-cell>
          <table:table-cell table:formula="of:=AVERAGE([.I14:.M14])" office:value-type="float" office:value="102.224" calcext:value-type="float">
            <text:p>102.224</text:p>
          </table:table-cell>
          <table:table-cell table:formula="of:=COM.MICROSOFT.STDEV.S([.I14:.M14])" office:value-type="float" office:value="1.28863493666748" calcext:value-type="float">
            <text:p>1.28863493666748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12457" calcext:value-type="float">
            <text:p>0.12457</text:p>
          </table:table-cell>
          <table:table-cell office:value-type="float" office:value="0.13105" calcext:value-type="float">
            <text:p>0.13105</text:p>
          </table:table-cell>
          <table:table-cell office:value-type="float" office:value="0.12412" calcext:value-type="float">
            <text:p>0.12412</text:p>
          </table:table-cell>
          <table:table-cell office:value-type="float" office:value="0.1278" calcext:value-type="float">
            <text:p>0.1278</text:p>
          </table:table-cell>
          <table:table-cell office:value-type="float" office:value="0.12289" calcext:value-type="float">
            <text:p>0.12289</text:p>
          </table:table-cell>
          <table:table-cell office:value-type="float" office:value="103.07" calcext:value-type="float">
            <text:p>103.07</text:p>
          </table:table-cell>
          <table:table-cell office:value-type="float" office:value="103.09" calcext:value-type="float">
            <text:p>103.09</text:p>
          </table:table-cell>
          <table:table-cell office:value-type="float" office:value="100.43" calcext:value-type="float">
            <text:p>100.43</text:p>
          </table:table-cell>
          <table:table-cell office:value-type="float" office:value="103.2" calcext:value-type="float">
            <text:p>103.2</text:p>
          </table:table-cell>
          <table:table-cell office:value-type="float" office:value="103.23" calcext:value-type="float">
            <text:p>103.23</text:p>
          </table:table-cell>
          <table:table-cell table:formula="of:=AVERAGE([.D15:.H15])" office:value-type="float" office:value="0.126086" calcext:value-type="float">
            <text:p>0.126086</text:p>
          </table:table-cell>
          <table:table-cell table:formula="of:=COM.MICROSOFT.STDEV.S([.D15:.H15])" office:value-type="float" office:value="0.00331500075414772" calcext:value-type="float">
            <text:p>0.003315000754148</text:p>
          </table:table-cell>
          <table:table-cell table:formula="of:=AVERAGE([.I15:.M15])" office:value-type="float" office:value="102.604" calcext:value-type="float">
            <text:p>102.604</text:p>
          </table:table-cell>
          <table:table-cell table:formula="of:=COM.MICROSOFT.STDEV.S([.I15:.M15])" office:value-type="float" office:value="1.21724278597164" calcext:value-type="float">
            <text:p>1.21724278597164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10" calcext:value-type="float">
            <text:p>-10</text:p>
          </table:table-cell>
          <table:table-cell office:value-type="float" office:value="0.25" calcext:value-type="float">
            <text:p>0.25</text:p>
          </table:table-cell>
          <table:table-cell office:value-type="float" office:value="0.008552" calcext:value-type="float">
            <text:p>0.008552</text:p>
          </table:table-cell>
          <table:table-cell office:value-type="float" office:value="0.004946" calcext:value-type="float">
            <text:p>0.004946</text:p>
          </table:table-cell>
          <table:table-cell office:value-type="float" office:value="0.005158" calcext:value-type="float">
            <text:p>0.005158</text:p>
          </table:table-cell>
          <table:table-cell office:value-type="float" office:value="0.003099" calcext:value-type="float">
            <text:p>0.003099</text:p>
          </table:table-cell>
          <table:table-cell office:value-type="float" office:value="0.004698" calcext:value-type="float">
            <text:p>0.004698</text:p>
          </table:table-cell>
          <table:table-cell office:value-type="float" office:value="20.25" calcext:value-type="float">
            <text:p>20.25</text:p>
          </table:table-cell>
          <table:table-cell office:value-type="float" office:value="-24.52" calcext:value-type="float">
            <text:p>-24.52</text:p>
          </table:table-cell>
          <table:table-cell office:value-type="float" office:value="8.61" calcext:value-type="float">
            <text:p>8.61</text:p>
          </table:table-cell>
          <table:table-cell office:value-type="float" office:value="7.64" calcext:value-type="float">
            <text:p>7.64</text:p>
          </table:table-cell>
          <table:table-cell office:value-type="float" office:value="10.8" calcext:value-type="float">
            <text:p>10.8</text:p>
          </table:table-cell>
          <table:table-cell table:formula="of:=AVERAGE([.D16:.H16])" office:value-type="float" office:value="0.0052906" calcext:value-type="float">
            <text:p>0.0052906</text:p>
          </table:table-cell>
          <table:table-cell table:formula="of:=COM.MICROSOFT.STDEV.S([.D16:.H16])" office:value-type="float" office:value="0.00199545403354725" calcext:value-type="float">
            <text:p>0.001995454033547</text:p>
          </table:table-cell>
          <table:table-cell table:formula="of:=AVERAGE([.I16:.M16])" office:value-type="float" office:value="4.556" calcext:value-type="float">
            <text:p>4.556</text:p>
          </table:table-cell>
          <table:table-cell table:formula="of:=COM.MICROSOFT.STDEV.S([.I16:.M16])" office:value-type="float" office:value="17.0047708011605" calcext:value-type="float">
            <text:p>17.0047708011605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.5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1465" calcext:value-type="float">
            <text:p>0.01465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3771" calcext:value-type="float">
            <text:p>0.03771</text:p>
          </table:table-cell>
          <table:table-cell office:value-type="float" office:value="0.01851" calcext:value-type="float">
            <text:p>0.01851</text:p>
          </table:table-cell>
          <table:table-cell office:value-type="float" office:value="0.51" calcext:value-type="float">
            <text:p>0.51</text:p>
          </table:table-cell>
          <table:table-cell office:value-type="float" office:value="1.92" calcext:value-type="float">
            <text:p>1.92</text:p>
          </table:table-cell>
          <table:table-cell office:value-type="float" office:value="2.86" calcext:value-type="float">
            <text:p>2.86</text:p>
          </table:table-cell>
          <table:table-cell office:value-type="float" office:value="4.82" calcext:value-type="float">
            <text:p>4.82</text:p>
          </table:table-cell>
          <table:table-cell office:value-type="float" office:value="4.72" calcext:value-type="float">
            <text:p>4.72</text:p>
          </table:table-cell>
          <table:table-cell table:formula="of:=AVERAGE([.D17:.H17])" office:value-type="float" office:value="0.018354" calcext:value-type="float">
            <text:p>0.018354</text:p>
          </table:table-cell>
          <table:table-cell table:formula="of:=COM.MICROSOFT.STDEV.S([.D17:.H17])" office:value-type="float" office:value="0.0113290568892561" calcext:value-type="float">
            <text:p>0.011329056889256</text:p>
          </table:table-cell>
          <table:table-cell table:formula="of:=AVERAGE([.I17:.M17])" office:value-type="float" office:value="2.966" calcext:value-type="float">
            <text:p>2.966</text:p>
          </table:table-cell>
          <table:table-cell table:formula="of:=COM.MICROSOFT.STDEV.S([.I17:.M17])" office:value-type="float" office:value="1.84737110511126" calcext:value-type="float">
            <text:p>1.84737110511126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10" calcext:value-type="float">
            <text:p>-10</text:p>
          </table:table-cell>
          <table:table-cell office:value-type="float" office:value="0.75" calcext:value-type="float">
            <text:p>0.75</text:p>
          </table:table-cell>
          <table:table-cell office:value-type="float" office:value="0.01862" calcext:value-type="float">
            <text:p>0.01862</text:p>
          </table:table-cell>
          <table:table-cell office:value-type="float" office:value="0.01937" calcext:value-type="float">
            <text:p>0.01937</text:p>
          </table:table-cell>
          <table:table-cell office:value-type="float" office:value="0.01366" calcext:value-type="float">
            <text:p>0.01366</text:p>
          </table:table-cell>
          <table:table-cell office:value-type="float" office:value="0.02392" calcext:value-type="float">
            <text:p>0.02392</text:p>
          </table:table-cell>
          <table:table-cell office:value-type="float" office:value="0.01894" calcext:value-type="float">
            <text:p>0.01894</text:p>
          </table:table-cell>
          <table:table-cell office:value-type="float" office:value="11.21" calcext:value-type="float">
            <text:p>11.21</text:p>
          </table:table-cell>
          <table:table-cell office:value-type="float" office:value="2.15" calcext:value-type="float">
            <text:p>2.15</text:p>
          </table:table-cell>
          <table:table-cell office:value-type="float" office:value="11.86" calcext:value-type="float">
            <text:p>11.86</text:p>
          </table:table-cell>
          <table:table-cell office:value-type="float" office:value="-23.11" calcext:value-type="float">
            <text:p>-23.11</text:p>
          </table:table-cell>
          <table:table-cell office:value-type="float" office:value="10.66" calcext:value-type="float">
            <text:p>10.66</text:p>
          </table:table-cell>
          <table:table-cell table:formula="of:=AVERAGE([.D18:.H18])" office:value-type="float" office:value="0.018902" calcext:value-type="float">
            <text:p>0.018902</text:p>
          </table:table-cell>
          <table:table-cell table:formula="of:=COM.MICROSOFT.STDEV.S([.D18:.H18])" office:value-type="float" office:value="0.00363864260404893" calcext:value-type="float">
            <text:p>0.003638642604049</text:p>
          </table:table-cell>
          <table:table-cell table:formula="of:=AVERAGE([.I18:.M18])" office:value-type="float" office:value="2.554" calcext:value-type="float">
            <text:p>2.554</text:p>
          </table:table-cell>
          <table:table-cell table:formula="of:=COM.MICROSOFT.STDEV.S([.I18:.M18])" office:value-type="float" office:value="14.8832063077819" calcext:value-type="float">
            <text:p>14.8832063077819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float" office:value="0.02381" calcext:value-type="float">
            <text:p>0.02381</text:p>
          </table:table-cell>
          <table:table-cell office:value-type="float" office:value="0.02514" calcext:value-type="float">
            <text:p>0.02514</text:p>
          </table:table-cell>
          <table:table-cell office:value-type="float" office:value="0.0277" calcext:value-type="float">
            <text:p>0.0277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2418" calcext:value-type="float">
            <text:p>0.02418</text:p>
          </table:table-cell>
          <table:table-cell office:value-type="float" office:value="10.29" calcext:value-type="float">
            <text:p>10.29</text:p>
          </table:table-cell>
          <table:table-cell office:value-type="float" office:value="12.02" calcext:value-type="float">
            <text:p>12.02</text:p>
          </table:table-cell>
          <table:table-cell office:value-type="float" office:value="10.25" calcext:value-type="float">
            <text:p>10.25</text:p>
          </table:table-cell>
          <table:table-cell office:value-type="float" office:value="8.84" calcext:value-type="float">
            <text:p>8.84</text:p>
          </table:table-cell>
          <table:table-cell office:value-type="float" office:value="12.41" calcext:value-type="float">
            <text:p>12.41</text:p>
          </table:table-cell>
          <table:table-cell table:formula="of:=AVERAGE([.D19:.H19])" office:value-type="float" office:value="0.024586" calcext:value-type="float">
            <text:p>0.024586</text:p>
          </table:table-cell>
          <table:table-cell table:formula="of:=COM.MICROSOFT.STDEV.S([.D19:.H19])" office:value-type="float" office:value="0.00205858689396392" calcext:value-type="float">
            <text:p>0.002058586893964</text:p>
          </table:table-cell>
          <table:table-cell table:formula="of:=AVERAGE([.I19:.M19])" office:value-type="float" office:value="10.762" calcext:value-type="float">
            <text:p>10.762</text:p>
          </table:table-cell>
          <table:table-cell table:formula="of:=COM.MICROSOFT.STDEV.S([.I19:.M19])" office:value-type="float" office:value="1.45580561889285" calcext:value-type="float">
            <text:p>1.45580561889285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10" calcext:value-type="float">
            <text:p>-10</text:p>
          </table:table-cell>
          <table:table-cell office:value-type="float" office:value="1.25" calcext:value-type="float">
            <text:p>1.25</text:p>
          </table:table-cell>
          <table:table-cell office:value-type="float" office:value="0.02964" calcext:value-type="float">
            <text:p>0.02964</text:p>
          </table:table-cell>
          <table:table-cell office:value-type="float" office:value="0.03035" calcext:value-type="float">
            <text:p>0.03035</text:p>
          </table:table-cell>
          <table:table-cell office:value-type="float" office:value="0.03" calcext:value-type="float">
            <text:p>0.03</text:p>
          </table:table-cell>
          <table:table-cell office:value-type="float" office:value="0.03025" calcext:value-type="float">
            <text:p>0.03025</text:p>
          </table:table-cell>
          <table:table-cell office:value-type="float" office:value="0.03128" calcext:value-type="float">
            <text:p>0.03128</text:p>
          </table:table-cell>
          <table:table-cell office:value-type="float" office:value="13.44" calcext:value-type="float">
            <text:p>13.44</text:p>
          </table:table-cell>
          <table:table-cell office:value-type="float" office:value="8.45" calcext:value-type="float">
            <text:p>8.45</text:p>
          </table:table-cell>
          <table:table-cell office:value-type="float" office:value="9.16" calcext:value-type="float">
            <text:p>9.16</text:p>
          </table:table-cell>
          <table:table-cell office:value-type="float" office:value="6.05" calcext:value-type="float">
            <text:p>6.05</text:p>
          </table:table-cell>
          <table:table-cell office:value-type="float" office:value="10.47" calcext:value-type="float">
            <text:p>10.47</text:p>
          </table:table-cell>
          <table:table-cell table:formula="of:=AVERAGE([.D20:.H20])" office:value-type="float" office:value="0.030304" calcext:value-type="float">
            <text:p>0.030304</text:p>
          </table:table-cell>
          <table:table-cell table:formula="of:=COM.MICROSOFT.STDEV.S([.D20:.H20])" office:value-type="float" office:value="0.000610516175051898" calcext:value-type="float">
            <text:p>0.000610516175052</text:p>
          </table:table-cell>
          <table:table-cell table:formula="of:=AVERAGE([.I20:.M20])" office:value-type="float" office:value="9.514" calcext:value-type="float">
            <text:p>9.514</text:p>
          </table:table-cell>
          <table:table-cell table:formula="of:=COM.MICROSOFT.STDEV.S([.I20:.M20])" office:value-type="float" office:value="2.71956430333978" calcext:value-type="float">
            <text:p>2.71956430333978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10" calcext:value-type="float">
            <text:p>-10</text:p>
          </table:table-cell>
          <table:table-cell office:value-type="float" office:value="1.5" calcext:value-type="float">
            <text:p>1.5</text:p>
          </table:table-cell>
          <table:table-cell office:value-type="float" office:value="0.04033" calcext:value-type="float">
            <text:p>0.04033</text:p>
          </table:table-cell>
          <table:table-cell office:value-type="float" office:value="0.03797" calcext:value-type="float">
            <text:p>0.03797</text:p>
          </table:table-cell>
          <table:table-cell office:value-type="float" office:value="0.04251" calcext:value-type="float">
            <text:p>0.04251</text:p>
          </table:table-cell>
          <table:table-cell office:value-type="float" office:value="0.03691" calcext:value-type="float">
            <text:p>0.03691</text:p>
          </table:table-cell>
          <table:table-cell office:value-type="float" office:value="0.00271" calcext:value-type="float">
            <text:p>0.00271</text:p>
          </table:table-cell>
          <table:table-cell office:value-type="float" office:value="10.79" calcext:value-type="float">
            <text:p>10.79</text:p>
          </table:table-cell>
          <table:table-cell office:value-type="float" office:value="23.48" calcext:value-type="float">
            <text:p>23.48</text:p>
          </table:table-cell>
          <table:table-cell office:value-type="float" office:value="14.8" calcext:value-type="float">
            <text:p>14.8</text:p>
          </table:table-cell>
          <table:table-cell office:value-type="float" office:value="7.91" calcext:value-type="float">
            <text:p>7.91</text:p>
          </table:table-cell>
          <table:table-cell office:value-type="float" office:value="5.7" calcext:value-type="float">
            <text:p>5.7</text:p>
          </table:table-cell>
          <table:table-cell table:formula="of:=AVERAGE([.D21:.H21])" office:value-type="float" office:value="0.032086" calcext:value-type="float">
            <text:p>0.032086</text:p>
          </table:table-cell>
          <table:table-cell table:formula="of:=COM.MICROSOFT.STDEV.S([.D21:.H21])" office:value-type="float" office:value="0.016564005554213" calcext:value-type="float">
            <text:p>0.016564005554213</text:p>
          </table:table-cell>
          <table:table-cell table:formula="of:=AVERAGE([.I21:.M21])" office:value-type="float" office:value="12.536" calcext:value-type="float">
            <text:p>12.536</text:p>
          </table:table-cell>
          <table:table-cell table:formula="of:=COM.MICROSOFT.STDEV.S([.I21:.M21])" office:value-type="float" office:value="7.00135915376436" calcext:value-type="float">
            <text:p>7.00135915376436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10" calcext:value-type="float">
            <text:p>-10</text:p>
          </table:table-cell>
          <table:table-cell office:value-type="float" office:value="1.75" calcext:value-type="float">
            <text:p>1.75</text:p>
          </table:table-cell>
          <table:table-cell office:value-type="float" office:value="0.04556" calcext:value-type="float">
            <text:p>0.04556</text:p>
          </table:table-cell>
          <table:table-cell office:value-type="float" office:value="0.04205" calcext:value-type="float">
            <text:p>0.04205</text:p>
          </table:table-cell>
          <table:table-cell office:value-type="float" office:value="0.04352" calcext:value-type="float">
            <text:p>0.04352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04473" calcext:value-type="float">
            <text:p>0.04473</text:p>
          </table:table-cell>
          <table:table-cell office:value-type="float" office:value="-6.66" calcext:value-type="float">
            <text:p>-6.66</text:p>
          </table:table-cell>
          <table:table-cell office:value-type="float" office:value="11.42" calcext:value-type="float">
            <text:p>11.42</text:p>
          </table:table-cell>
          <table:table-cell office:value-type="float" office:value="10.21" calcext:value-type="float">
            <text:p>10.21</text:p>
          </table:table-cell>
          <table:table-cell office:value-type="float" office:value="12.95" calcext:value-type="float">
            <text:p>12.95</text:p>
          </table:table-cell>
          <table:table-cell office:value-type="float" office:value="12.55" calcext:value-type="float">
            <text:p>12.55</text:p>
          </table:table-cell>
          <table:table-cell table:formula="of:=AVERAGE([.D22:.H22])" office:value-type="float" office:value="0.044032" calcext:value-type="float">
            <text:p>0.044032</text:p>
          </table:table-cell>
          <table:table-cell table:formula="of:=COM.MICROSOFT.STDEV.S([.D22:.H22])" office:value-type="float" office:value="0.00133081553943437" calcext:value-type="float">
            <text:p>0.001330815539434</text:p>
          </table:table-cell>
          <table:table-cell table:formula="of:=AVERAGE([.I22:.M22])" office:value-type="float" office:value="8.094" calcext:value-type="float">
            <text:p>8.094</text:p>
          </table:table-cell>
          <table:table-cell table:formula="of:=COM.MICROSOFT.STDEV.S([.I22:.M22])" office:value-type="float" office:value="8.31650347201274" calcext:value-type="float">
            <text:p>8.31650347201274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office:value-type="float" office:value="0.05091" calcext:value-type="float">
            <text:p>0.05091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5076" calcext:value-type="float">
            <text:p>0.05076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181" calcext:value-type="float">
            <text:p>0.05181</text:p>
          </table:table-cell>
          <table:table-cell office:value-type="float" office:value="2.01" calcext:value-type="float">
            <text:p>2.01</text:p>
          </table:table-cell>
          <table:table-cell office:value-type="float" office:value="8.02" calcext:value-type="float">
            <text:p>8.02</text:p>
          </table:table-cell>
          <table:table-cell office:value-type="float" office:value="8.23" calcext:value-type="float">
            <text:p>8.23</text:p>
          </table:table-cell>
          <table:table-cell office:value-type="float" office:value="3.48" calcext:value-type="float">
            <text:p>3.48</text:p>
          </table:table-cell>
          <table:table-cell office:value-type="float" office:value="6.54" calcext:value-type="float">
            <text:p>6.54</text:p>
          </table:table-cell>
          <table:table-cell table:formula="of:=AVERAGE([.D23:.H23])" office:value-type="float" office:value="0.052716" calcext:value-type="float">
            <text:p>0.052716</text:p>
          </table:table-cell>
          <table:table-cell table:formula="of:=COM.MICROSOFT.STDEV.S([.D23:.H23])" office:value-type="float" office:value="0.00256946103297948" calcext:value-type="float">
            <text:p>0.002569461032979</text:p>
          </table:table-cell>
          <table:table-cell table:formula="of:=AVERAGE([.I23:.M23])" office:value-type="float" office:value="5.656" calcext:value-type="float">
            <text:p>5.656</text:p>
          </table:table-cell>
          <table:table-cell table:formula="of:=COM.MICROSOFT.STDEV.S([.I23:.M23])" office:value-type="float" office:value="2.78494703719837" calcext:value-type="float">
            <text:p>2.78494703719837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10" calcext:value-type="float">
            <text:p>-10</text:p>
          </table:table-cell>
          <table:table-cell office:value-type="float" office:value="2.5" calcext:value-type="float">
            <text:p>2.5</text:p>
          </table:table-cell>
          <table:table-cell office:value-type="float" office:value="0.06901" calcext:value-type="float">
            <text:p>0.06901</text:p>
          </table:table-cell>
          <table:table-cell office:value-type="float" office:value="0.06304" calcext:value-type="float">
            <text:p>0.06304</text:p>
          </table:table-cell>
          <table:table-cell office:value-type="float" office:value="0.06326" calcext:value-type="float">
            <text:p>0.06326</text:p>
          </table:table-cell>
          <table:table-cell office:value-type="float" office:value="0.06104" calcext:value-type="float">
            <text:p>0.06104</text:p>
          </table:table-cell>
          <table:table-cell office:value-type="float" office:value="0.06168" calcext:value-type="float">
            <text:p>0.06168</text:p>
          </table:table-cell>
          <table:table-cell office:value-type="float" office:value="9.95" calcext:value-type="float">
            <text:p>9.95</text:p>
          </table:table-cell>
          <table:table-cell office:value-type="float" office:value="7.73" calcext:value-type="float">
            <text:p>7.73</text:p>
          </table:table-cell>
          <table:table-cell office:value-type="float" office:value="9.38" calcext:value-type="float">
            <text:p>9.38</text:p>
          </table:table-cell>
          <table:table-cell office:value-type="float" office:value="11.02" calcext:value-type="float">
            <text:p>11.02</text:p>
          </table:table-cell>
          <table:table-cell office:value-type="float" office:value="9.71" calcext:value-type="float">
            <text:p>9.71</text:p>
          </table:table-cell>
          <table:table-cell table:formula="of:=AVERAGE([.D24:.H24])" office:value-type="float" office:value="0.063606" calcext:value-type="float">
            <text:p>0.063606</text:p>
          </table:table-cell>
          <table:table-cell table:formula="of:=COM.MICROSOFT.STDEV.S([.D24:.H24])" office:value-type="float" office:value="0.0031597911323377" calcext:value-type="float">
            <text:p>0.003159791132338</text:p>
          </table:table-cell>
          <table:table-cell table:formula="of:=AVERAGE([.I24:.M24])" office:value-type="float" office:value="9.558" calcext:value-type="float">
            <text:p>9.558</text:p>
          </table:table-cell>
          <table:table-cell table:formula="of:=COM.MICROSOFT.STDEV.S([.I24:.M24])" office:value-type="float" office:value="1.19242190519967" calcext:value-type="float">
            <text:p>1.19242190519967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0.07474" calcext:value-type="float">
            <text:p>0.07474</text:p>
          </table:table-cell>
          <table:table-cell office:value-type="float" office:value="0.07635" calcext:value-type="float">
            <text:p>0.07635</text:p>
          </table:table-cell>
          <table:table-cell office:value-type="float" office:value="0.07733" calcext:value-type="float">
            <text:p>0.07733</text:p>
          </table:table-cell>
          <table:table-cell office:value-type="float" office:value="0.07631" calcext:value-type="float">
            <text:p>0.07631</text:p>
          </table:table-cell>
          <table:table-cell office:value-type="float" office:value="0.07434" calcext:value-type="float">
            <text:p>0.07434</text:p>
          </table:table-cell>
          <table:table-cell office:value-type="float" office:value="6.81" calcext:value-type="float">
            <text:p>6.81</text:p>
          </table:table-cell>
          <table:table-cell office:value-type="float" office:value="6.19" calcext:value-type="float">
            <text:p>6.19</text:p>
          </table:table-cell>
          <table:table-cell office:value-type="float" office:value="7.41" calcext:value-type="float">
            <text:p>7.41</text:p>
          </table:table-cell>
          <table:table-cell office:value-type="float" office:value="10.29" calcext:value-type="float">
            <text:p>10.29</text:p>
          </table:table-cell>
          <table:table-cell office:value-type="float" office:value="9.98" calcext:value-type="float">
            <text:p>9.98</text:p>
          </table:table-cell>
          <table:table-cell table:formula="of:=AVERAGE([.D25:.H25])" office:value-type="float" office:value="0.075814" calcext:value-type="float">
            <text:p>0.075814</text:p>
          </table:table-cell>
          <table:table-cell table:formula="of:=COM.MICROSOFT.STDEV.S([.D25:.H25])" office:value-type="float" office:value="0.00124073768379944" calcext:value-type="float">
            <text:p>0.001240737683799</text:p>
          </table:table-cell>
          <table:table-cell table:formula="of:=AVERAGE([.I25:.M25])" office:value-type="float" office:value="8.136" calcext:value-type="float">
            <text:p>8.136</text:p>
          </table:table-cell>
          <table:table-cell table:formula="of:=COM.MICROSOFT.STDEV.S([.I25:.M25])" office:value-type="float" office:value="1.8783183968646" calcext:value-type="float">
            <text:p>1.8783183968646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10" calcext:value-type="float">
            <text:p>-10</text:p>
          </table:table-cell>
          <table:table-cell office:value-type="float" office:value="3.5" calcext:value-type="float">
            <text:p>3.5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08531" calcext:value-type="float">
            <text:p>0.08531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08521" calcext:value-type="float">
            <text:p>0.08521</text:p>
          </table:table-cell>
          <table:table-cell office:value-type="float" office:value="0.08551" calcext:value-type="float">
            <text:p>0.08551</text:p>
          </table:table-cell>
          <table:table-cell office:value-type="float" office:value="9.44" calcext:value-type="float">
            <text:p>9.44</text:p>
          </table:table-cell>
          <table:table-cell office:value-type="float" office:value="14.65" calcext:value-type="float">
            <text:p>14.65</text:p>
          </table:table-cell>
          <table:table-cell office:value-type="float" office:value="9.28" calcext:value-type="float">
            <text:p>9.28</text:p>
          </table:table-cell>
          <table:table-cell office:value-type="float" office:value="9.77" calcext:value-type="float">
            <text:p>9.77</text:p>
          </table:table-cell>
          <table:table-cell office:value-type="float" office:value="8.91" calcext:value-type="float">
            <text:p>8.91</text:p>
          </table:table-cell>
          <table:table-cell table:formula="of:=AVERAGE([.D26:.H26])" office:value-type="float" office:value="0.086806" calcext:value-type="float">
            <text:p>0.086806</text:p>
          </table:table-cell>
          <table:table-cell table:formula="of:=COM.MICROSOFT.STDEV.S([.D26:.H26])" office:value-type="float" office:value="0.00335306277901265" calcext:value-type="float">
            <text:p>0.003353062779013</text:p>
          </table:table-cell>
          <table:table-cell table:formula="of:=AVERAGE([.I26:.M26])" office:value-type="float" office:value="10.41" calcext:value-type="float">
            <text:p>10.41</text:p>
          </table:table-cell>
          <table:table-cell table:formula="of:=COM.MICROSOFT.STDEV.S([.I26:.M26])" office:value-type="float" office:value="2.3903451633603" calcext:value-type="float">
            <text:p>2.3903451633603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office:value-type="float" office:value="0.09876" calcext:value-type="float">
            <text:p>0.09876</text:p>
          </table:table-cell>
          <table:table-cell office:value-type="float" office:value="0.10779" calcext:value-type="float">
            <text:p>0.10779</text:p>
          </table:table-cell>
          <table:table-cell office:value-type="float" office:value="0.09874" calcext:value-type="float">
            <text:p>0.09874</text:p>
          </table:table-cell>
          <table:table-cell office:value-type="float" office:value="0.09798" calcext:value-type="float">
            <text:p>0.09798</text:p>
          </table:table-cell>
          <table:table-cell office:value-type="float" office:value="0.09874" calcext:value-type="float">
            <text:p>0.09874</text:p>
          </table:table-cell>
          <table:table-cell office:value-type="float" office:value="8.09" calcext:value-type="float">
            <text:p>8.09</text:p>
          </table:table-cell>
          <table:table-cell office:value-type="float" office:value="4.35" calcext:value-type="float">
            <text:p>4.35</text:p>
          </table:table-cell>
          <table:table-cell office:value-type="float" office:value="8.95" calcext:value-type="float">
            <text:p>8.95</text:p>
          </table:table-cell>
          <table:table-cell office:value-type="float" office:value="9.44" calcext:value-type="float">
            <text:p>9.44</text:p>
          </table:table-cell>
          <table:table-cell office:value-type="float" office:value="8.78" calcext:value-type="float">
            <text:p>8.78</text:p>
          </table:table-cell>
          <table:table-cell table:formula="of:=AVERAGE([.D27:.H27])" office:value-type="float" office:value="0.100402" calcext:value-type="float">
            <text:p>0.100402</text:p>
          </table:table-cell>
          <table:table-cell table:formula="of:=COM.MICROSOFT.STDEV.S([.D27:.H27])" office:value-type="float" office:value="0.00414334647356458" calcext:value-type="float">
            <text:p>0.004143346473565</text:p>
          </table:table-cell>
          <table:table-cell table:formula="of:=AVERAGE([.I27:.M27])" office:value-type="float" office:value="7.922" calcext:value-type="float">
            <text:p>7.922</text:p>
          </table:table-cell>
          <table:table-cell table:formula="of:=COM.MICROSOFT.STDEV.S([.I27:.M27])" office:value-type="float" office:value="2.05454861222605" calcext:value-type="float">
            <text:p>2.05454861222605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10" calcext:value-type="float">
            <text:p>-10</text:p>
          </table:table-cell>
          <table:table-cell office:value-type="float" office:value="4.5" calcext:value-type="float">
            <text:p>4.5</text:p>
          </table:table-cell>
          <table:table-cell office:value-type="float" office:value="0.11305" calcext:value-type="float">
            <text:p>0.11305</text:p>
          </table:table-cell>
          <table:table-cell office:value-type="float" office:value="0.11183" calcext:value-type="float">
            <text:p>0.11183</text:p>
          </table:table-cell>
          <table:table-cell office:value-type="float" office:value="0.11327" calcext:value-type="float">
            <text:p>0.11327</text:p>
          </table:table-cell>
          <table:table-cell office:value-type="float" office:value="0.11273" calcext:value-type="float">
            <text:p>0.11273</text:p>
          </table:table-cell>
          <table:table-cell office:value-type="float" office:value="0.11278" calcext:value-type="float">
            <text:p>0.11278</text:p>
          </table:table-cell>
          <table:table-cell office:value-type="float" office:value="11.17" calcext:value-type="float">
            <text:p>11.17</text:p>
          </table:table-cell>
          <table:table-cell office:value-type="float" office:value="7.46" calcext:value-type="float">
            <text:p>7.46</text:p>
          </table:table-cell>
          <table:table-cell office:value-type="float" office:value="7.23" calcext:value-type="float">
            <text:p>7.23</text:p>
          </table:table-cell>
          <table:table-cell office:value-type="float" office:value="9.09" calcext:value-type="float">
            <text:p>9.09</text:p>
          </table:table-cell>
          <table:table-cell office:value-type="float" office:value="10.43" calcext:value-type="float">
            <text:p>10.43</text:p>
          </table:table-cell>
          <table:table-cell table:formula="of:=AVERAGE([.D28:.H28])" office:value-type="float" office:value="0.112732" calcext:value-type="float">
            <text:p>0.112732</text:p>
          </table:table-cell>
          <table:table-cell table:formula="of:=COM.MICROSOFT.STDEV.S([.D28:.H28])" office:value-type="float" office:value="0.000549199417333994" calcext:value-type="float">
            <text:p>0.000549199417334</text:p>
          </table:table-cell>
          <table:table-cell table:formula="of:=AVERAGE([.I28:.M28])" office:value-type="float" office:value="9.076" calcext:value-type="float">
            <text:p>9.076</text:p>
          </table:table-cell>
          <table:table-cell table:formula="of:=COM.MICROSOFT.STDEV.S([.I28:.M28])" office:value-type="float" office:value="1.74910834427145" calcext:value-type="float">
            <text:p>1.74910834427145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 office:value-type="float" office:value="0.12723" calcext:value-type="float">
            <text:p>0.12723</text:p>
          </table:table-cell>
          <table:table-cell office:value-type="float" office:value="0.12753" calcext:value-type="float">
            <text:p>0.12753</text:p>
          </table:table-cell>
          <table:table-cell office:value-type="float" office:value="0.13083" calcext:value-type="float">
            <text:p>0.13083</text:p>
          </table:table-cell>
          <table:table-cell office:value-type="float" office:value="0.11528" calcext:value-type="float">
            <text:p>0.11528</text:p>
          </table:table-cell>
          <table:table-cell office:value-type="float" office:value="0.12431" calcext:value-type="float">
            <text:p>0.12431</text:p>
          </table:table-cell>
          <table:table-cell office:value-type="float" office:value="10.02" calcext:value-type="float">
            <text:p>10.02</text:p>
          </table:table-cell>
          <table:table-cell office:value-type="float" office:value="9.62" calcext:value-type="float">
            <text:p>9.62</text:p>
          </table:table-cell>
          <table:table-cell office:value-type="float" office:value="9.45" calcext:value-type="float">
            <text:p>9.45</text:p>
          </table:table-cell>
          <table:table-cell office:value-type="float" office:value="20.06" calcext:value-type="float">
            <text:p>20.06</text:p>
          </table:table-cell>
          <table:table-cell office:value-type="float" office:value="9.69" calcext:value-type="float">
            <text:p>9.69</text:p>
          </table:table-cell>
          <table:table-cell table:formula="of:=AVERAGE([.D29:.H29])" office:value-type="float" office:value="0.125036" calcext:value-type="float">
            <text:p>0.125036</text:p>
          </table:table-cell>
          <table:table-cell table:formula="of:=COM.MICROSOFT.STDEV.S([.D29:.H29])" office:value-type="float" office:value="0.00592264130266218" calcext:value-type="float">
            <text:p>0.005922641302662</text:p>
          </table:table-cell>
          <table:table-cell table:formula="of:=AVERAGE([.I29:.M29])" office:value-type="float" office:value="11.768" calcext:value-type="float">
            <text:p>11.768</text:p>
          </table:table-cell>
          <table:table-cell table:formula="of:=COM.MICROSOFT.STDEV.S([.I29:.M29])" office:value-type="float" office:value="4.63998599135816" calcext:value-type="float">
            <text:p>4.63998599135816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1518" calcext:value-type="float">
            <text:p>0.01518</text:p>
          </table:table-cell>
          <table:table-cell office:value-type="float" office:value="0.01474" calcext:value-type="float">
            <text:p>0.01474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19.36" calcext:value-type="float">
            <text:p>19.36</text:p>
          </table:table-cell>
          <table:table-cell office:value-type="float" office:value="23.91" calcext:value-type="float">
            <text:p>23.91</text:p>
          </table:table-cell>
          <table:table-cell office:value-type="float" office:value="21.82" calcext:value-type="float">
            <text:p>21.82</text:p>
          </table:table-cell>
          <table:table-cell office:value-type="float" office:value="18.92" calcext:value-type="float">
            <text:p>18.92</text:p>
          </table:table-cell>
          <table:table-cell office:value-type="float" office:value="19.59" calcext:value-type="float">
            <text:p>19.59</text:p>
          </table:table-cell>
          <table:table-cell table:formula="of:=AVERAGE([.D30:.H30])" office:value-type="float" office:value="0.015042" calcext:value-type="float">
            <text:p>0.015042</text:p>
          </table:table-cell>
          <table:table-cell table:formula="of:=COM.MICROSOFT.STDEV.S([.D30:.H30])" office:value-type="float" office:value="0.000518092655805889" calcext:value-type="float">
            <text:p>0.000518092655806</text:p>
          </table:table-cell>
          <table:table-cell table:formula="of:=AVERAGE([.I30:.M30])" office:value-type="float" office:value="20.72" calcext:value-type="float">
            <text:p>20.72</text:p>
          </table:table-cell>
          <table:table-cell table:formula="of:=COM.MICROSOFT.STDEV.S([.I30:.M30])" office:value-type="float" office:value="2.10669171926032" calcext:value-type="float">
            <text:p>2.10669171926032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3023" calcext:value-type="float">
            <text:p>0.03023</text:p>
          </table:table-cell>
          <table:table-cell office:value-type="float" office:value="0.03141" calcext:value-type="float">
            <text:p>0.03141</text:p>
          </table:table-cell>
          <table:table-cell office:value-type="float" office:value="0.03058" calcext:value-type="float">
            <text:p>0.03058</text:p>
          </table:table-cell>
          <table:table-cell office:value-type="float" office:value="0.03029" calcext:value-type="float">
            <text:p>0.03029</text:p>
          </table:table-cell>
          <table:table-cell office:value-type="float" office:value="0.02975" calcext:value-type="float">
            <text:p>0.02975</text:p>
          </table:table-cell>
          <table:table-cell office:value-type="float" office:value="22.98" calcext:value-type="float">
            <text:p>22.98</text:p>
          </table:table-cell>
          <table:table-cell office:value-type="float" office:value="21.07" calcext:value-type="float">
            <text:p>21.07</text:p>
          </table:table-cell>
          <table:table-cell office:value-type="float" office:value="21.25" calcext:value-type="float">
            <text:p>21.25</text:p>
          </table:table-cell>
          <table:table-cell office:value-type="float" office:value="22.65" calcext:value-type="float">
            <text:p>22.65</text:p>
          </table:table-cell>
          <table:table-cell office:value-type="float" office:value="23.12" calcext:value-type="float">
            <text:p>23.12</text:p>
          </table:table-cell>
          <table:table-cell table:formula="of:=AVERAGE([.D31:.H31])" office:value-type="float" office:value="0.030452" calcext:value-type="float">
            <text:p>0.030452</text:p>
          </table:table-cell>
          <table:table-cell table:formula="of:=COM.MICROSOFT.STDEV.S([.D31:.H31])" office:value-type="float" office:value="0.000612878454507906" calcext:value-type="float">
            <text:p>0.000612878454508</text:p>
          </table:table-cell>
          <table:table-cell table:formula="of:=AVERAGE([.I31:.M31])" office:value-type="float" office:value="22.214" calcext:value-type="float">
            <text:p>22.214</text:p>
          </table:table-cell>
          <table:table-cell table:formula="of:=COM.MICROSOFT.STDEV.S([.I31:.M31])" office:value-type="float" office:value="0.979249712790359" calcext:value-type="float">
            <text:p>0.979249712790359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0.04474" calcext:value-type="float">
            <text:p>0.04474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4458" calcext:value-type="float">
            <text:p>0.04458</text:p>
          </table:table-cell>
          <table:table-cell office:value-type="float" office:value="0.04402" calcext:value-type="float">
            <text:p>0.04402</text:p>
          </table:table-cell>
          <table:table-cell office:value-type="float" office:value="0.04503" calcext:value-type="float">
            <text:p>0.04503</text:p>
          </table:table-cell>
          <table:table-cell office:value-type="float" office:value="21.76" calcext:value-type="float">
            <text:p>21.76</text:p>
          </table:table-cell>
          <table:table-cell office:value-type="float" office:value="22.08" calcext:value-type="float">
            <text:p>22.08</text:p>
          </table:table-cell>
          <table:table-cell office:value-type="float" office:value="22.2" calcext:value-type="float">
            <text:p>22.2</text:p>
          </table:table-cell>
          <table:table-cell office:value-type="float" office:value="22.52" calcext:value-type="float">
            <text:p>22.52</text:p>
          </table:table-cell>
          <table:table-cell office:value-type="float" office:value="22.76" calcext:value-type="float">
            <text:p>22.76</text:p>
          </table:table-cell>
          <table:table-cell table:formula="of:=AVERAGE([.D32:.H32])" office:value-type="float" office:value="0.044754" calcext:value-type="float">
            <text:p>0.044754</text:p>
          </table:table-cell>
          <table:table-cell table:formula="of:=COM.MICROSOFT.STDEV.S([.D32:.H32])" office:value-type="float" office:value="0.000515441558277948" calcext:value-type="float">
            <text:p>0.000515441558278</text:p>
          </table:table-cell>
          <table:table-cell table:formula="of:=AVERAGE([.I32:.M32])" office:value-type="float" office:value="22.264" calcext:value-type="float">
            <text:p>22.264</text:p>
          </table:table-cell>
          <table:table-cell table:formula="of:=COM.MICROSOFT.STDEV.S([.I32:.M32])" office:value-type="float" office:value="0.388432748361927" calcext:value-type="float">
            <text:p>0.388432748361927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6022" calcext:value-type="float">
            <text:p>0.06022</text:p>
          </table:table-cell>
          <table:table-cell office:value-type="float" office:value="0.06144" calcext:value-type="float">
            <text:p>0.06144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972" calcext:value-type="float">
            <text:p>0.05972</text:p>
          </table:table-cell>
          <table:table-cell office:value-type="float" office:value="0.05998" calcext:value-type="float">
            <text:p>0.05998</text:p>
          </table:table-cell>
          <table:table-cell office:value-type="float" office:value="21.25" calcext:value-type="float">
            <text:p>21.25</text:p>
          </table:table-cell>
          <table:table-cell office:value-type="float" office:value="22.1" calcext:value-type="float">
            <text:p>22.1</text:p>
          </table:table-cell>
          <table:table-cell office:value-type="float" office:value="22.5" calcext:value-type="float">
            <text:p>22.5</text:p>
          </table:table-cell>
          <table:table-cell office:value-type="float" office:value="22.37" calcext:value-type="float">
            <text:p>22.37</text:p>
          </table:table-cell>
          <table:table-cell office:value-type="float" office:value="20.8" calcext:value-type="float">
            <text:p>20.8</text:p>
          </table:table-cell>
          <table:table-cell table:formula="of:=AVERAGE([.D33:.H33])" office:value-type="float" office:value="0.060472" calcext:value-type="float">
            <text:p>0.060472</text:p>
          </table:table-cell>
          <table:table-cell table:formula="of:=COM.MICROSOFT.STDEV.S([.D33:.H33])" office:value-type="float" office:value="0.000722301875949385" calcext:value-type="float">
            <text:p>0.000722301875949</text:p>
          </table:table-cell>
          <table:table-cell table:formula="of:=AVERAGE([.I33:.M33])" office:value-type="float" office:value="21.804" calcext:value-type="float">
            <text:p>21.804</text:p>
          </table:table-cell>
          <table:table-cell table:formula="of:=COM.MICROSOFT.STDEV.S([.I33:.M33])" office:value-type="float" office:value="0.74285260987628" calcext:value-type="float">
            <text:p>0.74285260987628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.25</text:p>
          </table:table-cell>
          <table:table-cell office:value-type="float" office:value="0.07549" calcext:value-type="float">
            <text:p>0.07549</text:p>
          </table:table-cell>
          <table:table-cell office:value-type="float" office:value="0.07509" calcext:value-type="float">
            <text:p>0.07509</text:p>
          </table:table-cell>
          <table:table-cell office:value-type="float" office:value="0.07632" calcext:value-type="float">
            <text:p>0.07632</text:p>
          </table:table-cell>
          <table:table-cell office:value-type="float" office:value="0.07503" calcext:value-type="float">
            <text:p>0.07503</text:p>
          </table:table-cell>
          <table:table-cell office:value-type="float" office:value="0.07585" calcext:value-type="float">
            <text:p>0.07585</text:p>
          </table:table-cell>
          <table:table-cell office:value-type="float" office:value="22.66" calcext:value-type="float">
            <text:p>22.66</text:p>
          </table:table-cell>
          <table:table-cell office:value-type="float" office:value="21.84" calcext:value-type="float">
            <text:p>21.84</text:p>
          </table:table-cell>
          <table:table-cell office:value-type="float" office:value="22.13" calcext:value-type="float">
            <text:p>22.13</text:p>
          </table:table-cell>
          <table:table-cell office:value-type="float" office:value="21.74" calcext:value-type="float">
            <text:p>21.74</text:p>
          </table:table-cell>
          <table:table-cell office:value-type="float" office:value="22.09" calcext:value-type="float">
            <text:p>22.09</text:p>
          </table:table-cell>
          <table:table-cell table:formula="of:=AVERAGE([.D34:.H34])" office:value-type="float" office:value="0.075556" calcext:value-type="float">
            <text:p>0.075556</text:p>
          </table:table-cell>
          <table:table-cell table:formula="of:=COM.MICROSOFT.STDEV.S([.D34:.H34])" office:value-type="float" office:value="0.000540444261695879" calcext:value-type="float">
            <text:p>0.000540444261696</text:p>
          </table:table-cell>
          <table:table-cell table:formula="of:=AVERAGE([.I34:.M34])" office:value-type="float" office:value="22.092" calcext:value-type="float">
            <text:p>22.092</text:p>
          </table:table-cell>
          <table:table-cell table:formula="of:=COM.MICROSOFT.STDEV.S([.I34:.M34])" office:value-type="float" office:value="0.357589149723534" calcext:value-type="float">
            <text:p>0.357589149723534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0.08993" calcext:value-type="float">
            <text:p>0.08993</text:p>
          </table:table-cell>
          <table:table-cell office:value-type="float" office:value="0.08981" calcext:value-type="float">
            <text:p>0.08981</text:p>
          </table:table-cell>
          <table:table-cell office:value-type="float" office:value="0.09098" calcext:value-type="float">
            <text:p>0.09098</text:p>
          </table:table-cell>
          <table:table-cell office:value-type="float" office:value="0.09108" calcext:value-type="float">
            <text:p>0.09108</text:p>
          </table:table-cell>
          <table:table-cell office:value-type="float" office:value="0.09064" calcext:value-type="float">
            <text:p>0.09064</text:p>
          </table:table-cell>
          <table:table-cell office:value-type="float" office:value="22" calcext:value-type="float">
            <text:p>22</text:p>
          </table:table-cell>
          <table:table-cell office:value-type="float" office:value="21.91" calcext:value-type="float">
            <text:p>21.91</text:p>
          </table:table-cell>
          <table:table-cell office:value-type="float" office:value="22" calcext:value-type="float">
            <text:p>22</text:p>
          </table:table-cell>
          <table:table-cell office:value-type="float" office:value="21.92" calcext:value-type="float">
            <text:p>21.92</text:p>
          </table:table-cell>
          <table:table-cell office:value-type="float" office:value="21.51" calcext:value-type="float">
            <text:p>21.51</text:p>
          </table:table-cell>
          <table:table-cell table:formula="of:=AVERAGE([.D35:.H35])" office:value-type="float" office:value="0.090488" calcext:value-type="float">
            <text:p>0.090488</text:p>
          </table:table-cell>
          <table:table-cell table:formula="of:=COM.MICROSOFT.STDEV.S([.D35:.H35])" office:value-type="float" office:value="0.000588786888440972" calcext:value-type="float">
            <text:p>0.000588786888441</text:p>
          </table:table-cell>
          <table:table-cell table:formula="of:=AVERAGE([.I35:.M35])" office:value-type="float" office:value="21.868" calcext:value-type="float">
            <text:p>21.868</text:p>
          </table:table-cell>
          <table:table-cell table:formula="of:=COM.MICROSOFT.STDEV.S([.I35:.M35])" office:value-type="float" office:value="0.204621601987668" calcext:value-type="float">
            <text:p>0.204621601987668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.75" calcext:value-type="float">
            <text:p>1.75</text:p>
          </table:table-cell>
          <table:table-cell office:value-type="float" office:value="0.10706" calcext:value-type="float">
            <text:p>0.10706</text:p>
          </table:table-cell>
          <table:table-cell office:value-type="float" office:value="0.10649" calcext:value-type="float">
            <text:p>0.10649</text:p>
          </table:table-cell>
          <table:table-cell office:value-type="float" office:value="0.10528" calcext:value-type="float">
            <text:p>0.10528</text:p>
          </table:table-cell>
          <table:table-cell office:value-type="float" office:value="0.10629" calcext:value-type="float">
            <text:p>0.10629</text:p>
          </table:table-cell>
          <table:table-cell office:value-type="float" office:value="0.10614" calcext:value-type="float">
            <text:p>0.10614</text:p>
          </table:table-cell>
          <table:table-cell office:value-type="float" office:value="22.1" calcext:value-type="float">
            <text:p>22.1</text:p>
          </table:table-cell>
          <table:table-cell office:value-type="float" office:value="22.23" calcext:value-type="float">
            <text:p>22.23</text:p>
          </table:table-cell>
          <table:table-cell office:value-type="float" office:value="22.36" calcext:value-type="float">
            <text:p>22.36</text:p>
          </table:table-cell>
          <table:table-cell office:value-type="float" office:value="21.66" calcext:value-type="float">
            <text:p>21.66</text:p>
          </table:table-cell>
          <table:table-cell office:value-type="float" office:value="21.37" calcext:value-type="float">
            <text:p>21.37</text:p>
          </table:table-cell>
          <table:table-cell table:formula="of:=AVERAGE([.D36:.H36])" office:value-type="float" office:value="0.106252" calcext:value-type="float">
            <text:p>0.106252</text:p>
          </table:table-cell>
          <table:table-cell table:formula="of:=COM.MICROSOFT.STDEV.S([.D36:.H36])" office:value-type="float" office:value="0.000645809569455266" calcext:value-type="float">
            <text:p>0.000645809569455</text:p>
          </table:table-cell>
          <table:table-cell table:formula="of:=AVERAGE([.I36:.M36])" office:value-type="float" office:value="21.944" calcext:value-type="float">
            <text:p>21.944</text:p>
          </table:table-cell>
          <table:table-cell table:formula="of:=COM.MICROSOFT.STDEV.S([.I36:.M36])" office:value-type="float" office:value="0.415126486748316" calcext:value-type="float">
            <text:p>0.415126486748316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12136" calcext:value-type="float">
            <text:p>0.12136</text:p>
          </table:table-cell>
          <table:table-cell office:value-type="float" office:value="0.12159" calcext:value-type="float">
            <text:p>0.12159</text:p>
          </table:table-cell>
          <table:table-cell office:value-type="float" office:value="0.12118" calcext:value-type="float">
            <text:p>0.12118</text:p>
          </table:table-cell>
          <table:table-cell office:value-type="float" office:value="0.1215" calcext:value-type="float">
            <text:p>0.1215</text:p>
          </table:table-cell>
          <table:table-cell office:value-type="float" office:value="0.12051" calcext:value-type="float">
            <text:p>0.12051</text:p>
          </table:table-cell>
          <table:table-cell office:value-type="float" office:value="22.32" calcext:value-type="float">
            <text:p>22.32</text:p>
          </table:table-cell>
          <table:table-cell office:value-type="float" office:value="21.84" calcext:value-type="float">
            <text:p>21.84</text:p>
          </table:table-cell>
          <table:table-cell office:value-type="float" office:value="21.95" calcext:value-type="float">
            <text:p>21.95</text:p>
          </table:table-cell>
          <table:table-cell office:value-type="float" office:value="22.7" calcext:value-type="float">
            <text:p>22.7</text:p>
          </table:table-cell>
          <table:table-cell office:value-type="float" office:value="21.63" calcext:value-type="float">
            <text:p>21.63</text:p>
          </table:table-cell>
          <table:table-cell table:formula="of:=AVERAGE([.D37:.H37])" office:value-type="float" office:value="0.121228" calcext:value-type="float">
            <text:p>0.121228</text:p>
          </table:table-cell>
          <table:table-cell table:formula="of:=COM.MICROSOFT.STDEV.S([.D37:.H37])" office:value-type="float" office:value="0.00043019762900323" calcext:value-type="float">
            <text:p>0.000430197629003</text:p>
          </table:table-cell>
          <table:table-cell table:formula="of:=AVERAGE([.I37:.M37])" office:value-type="float" office:value="22.088" calcext:value-type="float">
            <text:p>22.088</text:p>
          </table:table-cell>
          <table:table-cell table:formula="of:=COM.MICROSOFT.STDEV.S([.I37:.M37])" office:value-type="float" office:value="0.423874981568858" calcext:value-type="float">
            <text:p>0.423874981568858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0.15176" calcext:value-type="float">
            <text:p>0.15176</text:p>
          </table:table-cell>
          <table:table-cell office:value-type="float" office:value="0.15233" calcext:value-type="float">
            <text:p>0.15233</text:p>
          </table:table-cell>
          <table:table-cell office:value-type="float" office:value="0.1521" calcext:value-type="float">
            <text:p>0.1521</text:p>
          </table:table-cell>
          <table:table-cell office:value-type="float" office:value="0.15245" calcext:value-type="float">
            <text:p>0.15245</text:p>
          </table:table-cell>
          <table:table-cell office:value-type="float" office:value="0.15125" calcext:value-type="float">
            <text:p>0.15125</text:p>
          </table:table-cell>
          <table:table-cell office:value-type="float" office:value="21.84" calcext:value-type="float">
            <text:p>21.84</text:p>
          </table:table-cell>
          <table:table-cell office:value-type="float" office:value="22.2" calcext:value-type="float">
            <text:p>22.2</text:p>
          </table:table-cell>
          <table:table-cell office:value-type="float" office:value="21.5" calcext:value-type="float">
            <text:p>21.5</text:p>
          </table:table-cell>
          <table:table-cell office:value-type="float" office:value="22.3" calcext:value-type="float">
            <text:p>22.3</text:p>
          </table:table-cell>
          <table:table-cell office:value-type="float" office:value="21.83" calcext:value-type="float">
            <text:p>21.83</text:p>
          </table:table-cell>
          <table:table-cell table:formula="of:=AVERAGE([.D38:.H38])" office:value-type="float" office:value="0.151978" calcext:value-type="float">
            <text:p>0.151978</text:p>
          </table:table-cell>
          <table:table-cell table:formula="of:=COM.MICROSOFT.STDEV.S([.D38:.H38])" office:value-type="float" office:value="0.00048453070078169" calcext:value-type="float">
            <text:p>0.000484530700782</text:p>
          </table:table-cell>
          <table:table-cell table:formula="of:=AVERAGE([.I38:.M38])" office:value-type="float" office:value="21.934" calcext:value-type="float">
            <text:p>21.934</text:p>
          </table:table-cell>
          <table:table-cell table:formula="of:=COM.MICROSOFT.STDEV.S([.I38:.M38])" office:value-type="float" office:value="0.321216437935545" calcext:value-type="float">
            <text:p>0.321216437935545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18223" calcext:value-type="float">
            <text:p>0.18223</text:p>
          </table:table-cell>
          <table:table-cell office:value-type="float" office:value="0.18057" calcext:value-type="float">
            <text:p>0.18057</text:p>
          </table:table-cell>
          <table:table-cell office:value-type="float" office:value="0.18109" calcext:value-type="float">
            <text:p>0.18109</text:p>
          </table:table-cell>
          <table:table-cell office:value-type="float" office:value="0.18238" calcext:value-type="float">
            <text:p>0.18238</text:p>
          </table:table-cell>
          <table:table-cell office:value-type="float" office:value="0.18173" calcext:value-type="float">
            <text:p>0.18173</text:p>
          </table:table-cell>
          <table:table-cell office:value-type="float" office:value="21.57" calcext:value-type="float">
            <text:p>21.57</text:p>
          </table:table-cell>
          <table:table-cell office:value-type="float" office:value="21.6" calcext:value-type="float">
            <text:p>21.6</text:p>
          </table:table-cell>
          <table:table-cell office:value-type="float" office:value="21.7" calcext:value-type="float">
            <text:p>21.7</text:p>
          </table:table-cell>
          <table:table-cell office:value-type="float" office:value="22.09" calcext:value-type="float">
            <text:p>22.09</text:p>
          </table:table-cell>
          <table:table-cell office:value-type="float" office:value="22.31" calcext:value-type="float">
            <text:p>22.31</text:p>
          </table:table-cell>
          <table:table-cell table:formula="of:=AVERAGE([.D39:.H39])" office:value-type="float" office:value="0.1816" calcext:value-type="float">
            <text:p>0.1816</text:p>
          </table:table-cell>
          <table:table-cell table:formula="of:=COM.MICROSOFT.STDEV.S([.D39:.H39])" office:value-type="float" office:value="0.0007653757247261" calcext:value-type="float">
            <text:p>0.000765375724726</text:p>
          </table:table-cell>
          <table:table-cell table:formula="of:=AVERAGE([.I39:.M39])" office:value-type="float" office:value="21.854" calcext:value-type="float">
            <text:p>21.854</text:p>
          </table:table-cell>
          <table:table-cell table:formula="of:=COM.MICROSOFT.STDEV.S([.I39:.M39])" office:value-type="float" office:value="0.328831263720467" calcext:value-type="float">
            <text:p>0.328831263720467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18" calcext:value-type="float">
            <text:p>0.2118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22" calcext:value-type="float">
            <text:p>0.2122</text:p>
          </table:table-cell>
          <table:table-cell office:value-type="float" office:value="0.2127" calcext:value-type="float">
            <text:p>0.2127</text:p>
          </table:table-cell>
          <table:table-cell office:value-type="float" office:value="21.95" calcext:value-type="float">
            <text:p>21.95</text:p>
          </table:table-cell>
          <table:table-cell office:value-type="float" office:value="22.16" calcext:value-type="float">
            <text:p>22.16</text:p>
          </table:table-cell>
          <table:table-cell office:value-type="float" office:value="22.24" calcext:value-type="float">
            <text:p>22.24</text:p>
          </table:table-cell>
          <table:table-cell office:value-type="float" office:value="22.1" calcext:value-type="float">
            <text:p>22.1</text:p>
          </table:table-cell>
          <table:table-cell office:value-type="float" office:value="21.94" calcext:value-type="float">
            <text:p>21.94</text:p>
          </table:table-cell>
          <table:table-cell table:formula="of:=AVERAGE([.D40:.H40])" office:value-type="float" office:value="0.21254" calcext:value-type="float">
            <text:p>0.21254</text:p>
          </table:table-cell>
          <table:table-cell table:formula="of:=COM.MICROSOFT.STDEV.S([.D40:.H40])" office:value-type="float" office:value="0.000527257053058555" calcext:value-type="float">
            <text:p>0.000527257053059</text:p>
          </table:table-cell>
          <table:table-cell table:formula="of:=AVERAGE([.I40:.M40])" office:value-type="float" office:value="22.078" calcext:value-type="float">
            <text:p>22.078</text:p>
          </table:table-cell>
          <table:table-cell table:formula="of:=COM.MICROSOFT.STDEV.S([.I40:.M40])" office:value-type="float" office:value="0.131224997618593" calcext:value-type="float">
            <text:p>0.131224997618593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2427" calcext:value-type="float">
            <text:p>0.2427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2429" calcext:value-type="float">
            <text:p>0.2429</text:p>
          </table:table-cell>
          <table:table-cell office:value-type="float" office:value="0.2431" calcext:value-type="float">
            <text:p>0.2431</text:p>
          </table:table-cell>
          <table:table-cell office:value-type="float" office:value="0.2423" calcext:value-type="float">
            <text:p>0.2423</text:p>
          </table:table-cell>
          <table:table-cell office:value-type="float" office:value="22.17" calcext:value-type="float">
            <text:p>22.17</text:p>
          </table:table-cell>
          <table:table-cell office:value-type="float" office:value="22.13" calcext:value-type="float">
            <text:p>22.13</text:p>
          </table:table-cell>
          <table:table-cell office:value-type="float" office:value="22" calcext:value-type="float">
            <text:p>22</text:p>
          </table:table-cell>
          <table:table-cell office:value-type="float" office:value="22.14" calcext:value-type="float">
            <text:p>22.14</text:p>
          </table:table-cell>
          <table:table-cell office:value-type="float" office:value="21.97" calcext:value-type="float">
            <text:p>21.97</text:p>
          </table:table-cell>
          <table:table-cell table:formula="of:=AVERAGE([.D41:.H41])" office:value-type="float" office:value="0.24248" calcext:value-type="float">
            <text:p>0.24248</text:p>
          </table:table-cell>
          <table:table-cell table:formula="of:=COM.MICROSOFT.STDEV.S([.D41:.H41])" office:value-type="float" office:value="0.000672309452558865" calcext:value-type="float">
            <text:p>0.000672309452559</text:p>
          </table:table-cell>
          <table:table-cell table:formula="of:=AVERAGE([.I41:.M41])" office:value-type="float" office:value="22.082" calcext:value-type="float">
            <text:p>22.082</text:p>
          </table:table-cell>
          <table:table-cell table:formula="of:=COM.MICROSOFT.STDEV.S([.I41:.M41])" office:value-type="float" office:value="0.0903880523078141" calcext:value-type="float">
            <text:p>0.090388052307814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0.2728" calcext:value-type="float">
            <text:p>0.2728</text:p>
          </table:table-cell>
          <table:table-cell office:value-type="float" office:value="0.2731" calcext:value-type="float">
            <text:p>0.2731</text:p>
          </table:table-cell>
          <table:table-cell office:value-type="float" office:value="0.2736" calcext:value-type="float">
            <text:p>0.2736</text:p>
          </table:table-cell>
          <table:table-cell office:value-type="float" office:value="0.2731" calcext:value-type="float">
            <text:p>0.2731</text:p>
          </table:table-cell>
          <table:table-cell office:value-type="float" office:value="0.2729" calcext:value-type="float">
            <text:p>0.2729</text:p>
          </table:table-cell>
          <table:table-cell office:value-type="float" office:value="22.1" calcext:value-type="float">
            <text:p>22.1</text:p>
          </table:table-cell>
          <table:table-cell office:value-type="float" office:value="21.98" calcext:value-type="float">
            <text:p>21.98</text:p>
          </table:table-cell>
          <table:table-cell office:value-type="float" office:value="22.13" calcext:value-type="float">
            <text:p>22.13</text:p>
          </table:table-cell>
          <table:table-cell office:value-type="float" office:value="22.17" calcext:value-type="float">
            <text:p>22.17</text:p>
          </table:table-cell>
          <table:table-cell office:value-type="float" office:value="21.78" calcext:value-type="float">
            <text:p>21.78</text:p>
          </table:table-cell>
          <table:table-cell table:formula="of:=AVERAGE([.D42:.H42])" office:value-type="float" office:value="0.2731" calcext:value-type="float">
            <text:p>0.2731</text:p>
          </table:table-cell>
          <table:table-cell table:formula="of:=COM.MICROSOFT.STDEV.S([.D42:.H42])" office:value-type="float" office:value="0.000308220700148451" calcext:value-type="float">
            <text:p>0.000308220700148</text:p>
          </table:table-cell>
          <table:table-cell table:formula="of:=AVERAGE([.I42:.M42])" office:value-type="float" office:value="22.032" calcext:value-type="float">
            <text:p>22.032</text:p>
          </table:table-cell>
          <table:table-cell table:formula="of:=COM.MICROSOFT.STDEV.S([.I42:.M42])" office:value-type="float" office:value="0.157702251093635" calcext:value-type="float">
            <text:p>0.157702251093635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3023" calcext:value-type="float">
            <text:p>0.3023</text:p>
          </table:table-cell>
          <table:table-cell office:value-type="float" office:value="0.3031" calcext:value-type="float">
            <text:p>0.3031</text:p>
          </table:table-cell>
          <table:table-cell office:value-type="float" office:value="0.3024" calcext:value-type="float">
            <text:p>0.3024</text:p>
          </table:table-cell>
          <table:table-cell office:value-type="float" office:value="0.3022" calcext:value-type="float">
            <text:p>0.3022</text:p>
          </table:table-cell>
          <table:table-cell office:value-type="float" office:value="0.3037" calcext:value-type="float">
            <text:p>0.3037</text:p>
          </table:table-cell>
          <table:table-cell office:value-type="float" office:value="21.91" calcext:value-type="float">
            <text:p>21.91</text:p>
          </table:table-cell>
          <table:table-cell office:value-type="float" office:value="22.05" calcext:value-type="float">
            <text:p>22.05</text:p>
          </table:table-cell>
          <table:table-cell office:value-type="float" office:value="21.98" calcext:value-type="float">
            <text:p>21.98</text:p>
          </table:table-cell>
          <table:table-cell office:value-type="float" office:value="22.25" calcext:value-type="float">
            <text:p>22.25</text:p>
          </table:table-cell>
          <table:table-cell office:value-type="float" office:value="21.95" calcext:value-type="float">
            <text:p>21.95</text:p>
          </table:table-cell>
          <table:table-cell table:formula="of:=AVERAGE([.D43:.H43])" office:value-type="float" office:value="0.30274" calcext:value-type="float">
            <text:p>0.30274</text:p>
          </table:table-cell>
          <table:table-cell table:formula="of:=COM.MICROSOFT.STDEV.S([.D43:.H43])" office:value-type="float" office:value="0.000642650760522392" calcext:value-type="float">
            <text:p>0.000642650760522</text:p>
          </table:table-cell>
          <table:table-cell table:formula="of:=AVERAGE([.I43:.M43])" office:value-type="float" office:value="22.028" calcext:value-type="float">
            <text:p>22.028</text:p>
          </table:table-cell>
          <table:table-cell table:formula="of:=COM.MICROSOFT.STDEV.S([.I43:.M43])" office:value-type="float" office:value="0.134238593556399" calcext:value-type="float">
            <text:p>0.134238593556399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0.25" calcext:value-type="float">
            <text:p>0.25</text:p>
          </table:table-cell>
          <table:table-cell office:value-type="float" office:value="0.01507" calcext:value-type="float">
            <text:p>0.01507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1502" calcext:value-type="float">
            <text:p>0.01502</text:p>
          </table:table-cell>
          <table:table-cell office:value-type="float" office:value="0.01444" calcext:value-type="float">
            <text:p>0.01444</text:p>
          </table:table-cell>
          <table:table-cell office:value-type="float" office:value="0.01491" calcext:value-type="float">
            <text:p>0.01491</text:p>
          </table:table-cell>
          <table:table-cell office:value-type="float" office:value="6.33" calcext:value-type="float">
            <text:p>6.33</text:p>
          </table:table-cell>
          <table:table-cell office:value-type="float" office:value="6.63" calcext:value-type="float">
            <text:p>6.63</text:p>
          </table:table-cell>
          <table:table-cell office:value-type="float" office:value="8.55" calcext:value-type="float">
            <text:p>8.55</text:p>
          </table:table-cell>
          <table:table-cell office:value-type="float" office:value="9.12" calcext:value-type="float">
            <text:p>9.12</text:p>
          </table:table-cell>
          <table:table-cell office:value-type="float" office:value="7.12" calcext:value-type="float">
            <text:p>7.12</text:p>
          </table:table-cell>
          <table:table-cell table:formula="of:=AVERAGE([.D44:.H44])" office:value-type="float" office:value="0.014848" calcext:value-type="float">
            <text:p>0.014848</text:p>
          </table:table-cell>
          <table:table-cell table:formula="of:=COM.MICROSOFT.STDEV.S([.D44:.H44])" office:value-type="float" office:value="0.000250738908029847" calcext:value-type="float">
            <text:p>0.00025073890803</text:p>
          </table:table-cell>
          <table:table-cell table:formula="of:=AVERAGE([.I44:.M44])" office:value-type="float" office:value="7.55" calcext:value-type="float">
            <text:p>7.55</text:p>
          </table:table-cell>
          <table:table-cell table:formula="of:=COM.MICROSOFT.STDEV.S([.I44:.M44])" office:value-type="float" office:value="1.22317210563355" calcext:value-type="float">
            <text:p>1.22317210563355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.5</text:p>
          </table:table-cell>
          <table:table-cell office:value-type="float" office:value="0.03088" calcext:value-type="float">
            <text:p>0.03088</text:p>
          </table:table-cell>
          <table:table-cell office:value-type="float" office:value="0.03008" calcext:value-type="float">
            <text:p>0.03008</text:p>
          </table:table-cell>
          <table:table-cell office:value-type="float" office:value="0.03048" calcext:value-type="float">
            <text:p>0.03048</text:p>
          </table:table-cell>
          <table:table-cell office:value-type="float" office:value="0.02939" calcext:value-type="float">
            <text:p>0.02939</text:p>
          </table:table-cell>
          <table:table-cell office:value-type="float" office:value="0.03016" calcext:value-type="float">
            <text:p>0.03016</text:p>
          </table:table-cell>
          <table:table-cell office:value-type="float" office:value="13.7" calcext:value-type="float">
            <text:p>13.7</text:p>
          </table:table-cell>
          <table:table-cell office:value-type="float" office:value="9.11" calcext:value-type="float">
            <text:p>9.11</text:p>
          </table:table-cell>
          <table:table-cell office:value-type="float" office:value="9.72" calcext:value-type="float">
            <text:p>9.72</text:p>
          </table:table-cell>
          <table:table-cell office:value-type="float" office:value="14.14" calcext:value-type="float">
            <text:p>14.14</text:p>
          </table:table-cell>
          <table:table-cell office:value-type="float" office:value="11.03" calcext:value-type="float">
            <text:p>11.03</text:p>
          </table:table-cell>
          <table:table-cell table:formula="of:=AVERAGE([.D45:.H45])" office:value-type="float" office:value="0.030198" calcext:value-type="float">
            <text:p>0.030198</text:p>
          </table:table-cell>
          <table:table-cell table:formula="of:=COM.MICROSOFT.STDEV.S([.D45:.H45])" office:value-type="float" office:value="0.000550654156435779" calcext:value-type="float">
            <text:p>0.000550654156436</text:p>
          </table:table-cell>
          <table:table-cell table:formula="of:=AVERAGE([.I45:.M45])" office:value-type="float" office:value="11.54" calcext:value-type="float">
            <text:p>11.54</text:p>
          </table:table-cell>
          <table:table-cell table:formula="of:=COM.MICROSOFT.STDEV.S([.I45:.M45])" office:value-type="float" office:value="2.28598993873551" calcext:value-type="float">
            <text:p>2.28598993873551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0.75" calcext:value-type="float">
            <text:p>0.75</text:p>
          </table:table-cell>
          <table:table-cell office:value-type="float" office:value="0.04567" calcext:value-type="float">
            <text:p>0.04567</text:p>
          </table:table-cell>
          <table:table-cell office:value-type="float" office:value="0.04625" calcext:value-type="float">
            <text:p>0.04625</text:p>
          </table:table-cell>
          <table:table-cell office:value-type="float" office:value="0.04516" calcext:value-type="float">
            <text:p>0.04516</text:p>
          </table:table-cell>
          <table:table-cell office:value-type="float" office:value="0.04598" calcext:value-type="float">
            <text:p>0.04598</text:p>
          </table:table-cell>
          <table:table-cell office:value-type="float" office:value="0.04493" calcext:value-type="float">
            <text:p>0.04493</text:p>
          </table:table-cell>
          <table:table-cell office:value-type="float" office:value="10.48" calcext:value-type="float">
            <text:p>10.48</text:p>
          </table:table-cell>
          <table:table-cell office:value-type="float" office:value="10.2" calcext:value-type="float">
            <text:p>10.2</text:p>
          </table:table-cell>
          <table:table-cell office:value-type="float" office:value="10.53" calcext:value-type="float">
            <text:p>10.53</text:p>
          </table:table-cell>
          <table:table-cell office:value-type="float" office:value="10.37" calcext:value-type="float">
            <text:p>10.37</text:p>
          </table:table-cell>
          <table:table-cell office:value-type="float" office:value="9.53" calcext:value-type="float">
            <text:p>9.53</text:p>
          </table:table-cell>
          <table:table-cell table:formula="of:=AVERAGE([.D46:.H46])" office:value-type="float" office:value="0.045598" calcext:value-type="float">
            <text:p>0.045598</text:p>
          </table:table-cell>
          <table:table-cell table:formula="of:=COM.MICROSOFT.STDEV.S([.D46:.H46])" office:value-type="float" office:value="0.000550971868610368" calcext:value-type="float">
            <text:p>0.00055097186861</text:p>
          </table:table-cell>
          <table:table-cell table:formula="of:=AVERAGE([.I46:.M46])" office:value-type="float" office:value="10.222" calcext:value-type="float">
            <text:p>10.222</text:p>
          </table:table-cell>
          <table:table-cell table:formula="of:=COM.MICROSOFT.STDEV.S([.I46:.M46])" office:value-type="float" office:value="0.407025797708204" calcext:value-type="float">
            <text:p>0.407025797708204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float" office:value="0.06018" calcext:value-type="float">
            <text:p>0.06018</text:p>
          </table:table-cell>
          <table:table-cell office:value-type="float" office:value="0.06039" calcext:value-type="float">
            <text:p>0.06039</text:p>
          </table:table-cell>
          <table:table-cell office:value-type="float" office:value="0.06084" calcext:value-type="float">
            <text:p>0.06084</text:p>
          </table:table-cell>
          <table:table-cell office:value-type="float" office:value="0.06069" calcext:value-type="float">
            <text:p>0.06069</text:p>
          </table:table-cell>
          <table:table-cell office:value-type="float" office:value="0.06121" calcext:value-type="float">
            <text:p>0.06121</text:p>
          </table:table-cell>
          <table:table-cell office:value-type="float" office:value="10.77" calcext:value-type="float">
            <text:p>10.77</text:p>
          </table:table-cell>
          <table:table-cell office:value-type="float" office:value="11.38" calcext:value-type="float">
            <text:p>11.38</text:p>
          </table:table-cell>
          <table:table-cell office:value-type="float" office:value="10.73" calcext:value-type="float">
            <text:p>10.73</text:p>
          </table:table-cell>
          <table:table-cell office:value-type="float" office:value="9.68" calcext:value-type="float">
            <text:p>9.68</text:p>
          </table:table-cell>
          <table:table-cell office:value-type="float" office:value="9.9" calcext:value-type="float">
            <text:p>9.9</text:p>
          </table:table-cell>
          <table:table-cell table:formula="of:=AVERAGE([.D47:.H47])" office:value-type="float" office:value="0.060662" calcext:value-type="float">
            <text:p>0.060662</text:p>
          </table:table-cell>
          <table:table-cell table:formula="of:=COM.MICROSOFT.STDEV.S([.D47:.H47])" office:value-type="float" office:value="0.00039971239660536" calcext:value-type="float">
            <text:p>0.000399712396605</text:p>
          </table:table-cell>
          <table:table-cell table:formula="of:=AVERAGE([.I47:.M47])" office:value-type="float" office:value="10.492" calcext:value-type="float">
            <text:p>10.492</text:p>
          </table:table-cell>
          <table:table-cell table:formula="of:=COM.MICROSOFT.STDEV.S([.I47:.M47])" office:value-type="float" office:value="0.695032373346739" calcext:value-type="float">
            <text:p>0.695032373346739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1.25" calcext:value-type="float">
            <text:p>1.25</text:p>
          </table:table-cell>
          <table:table-cell office:value-type="float" office:value="0.07572" calcext:value-type="float">
            <text:p>0.07572</text:p>
          </table:table-cell>
          <table:table-cell office:value-type="float" office:value="0.07635" calcext:value-type="float">
            <text:p>0.07635</text:p>
          </table:table-cell>
          <table:table-cell office:value-type="float" office:value="0.07561" calcext:value-type="float">
            <text:p>0.07561</text:p>
          </table:table-cell>
          <table:table-cell office:value-type="float" office:value="0.0748" calcext:value-type="float">
            <text:p>0.0748</text:p>
          </table:table-cell>
          <table:table-cell office:value-type="float" office:value="0.07623" calcext:value-type="float">
            <text:p>0.07623</text:p>
          </table:table-cell>
          <table:table-cell office:value-type="float" office:value="10.44" calcext:value-type="float">
            <text:p>10.44</text:p>
          </table:table-cell>
          <table:table-cell office:value-type="float" office:value="9.91" calcext:value-type="float">
            <text:p>9.91</text:p>
          </table:table-cell>
          <table:table-cell office:value-type="float" office:value="9.63" calcext:value-type="float">
            <text:p>9.63</text:p>
          </table:table-cell>
          <table:table-cell office:value-type="float" office:value="9.64" calcext:value-type="float">
            <text:p>9.64</text:p>
          </table:table-cell>
          <table:table-cell office:value-type="float" office:value="10.3" calcext:value-type="float">
            <text:p>10.3</text:p>
          </table:table-cell>
          <table:table-cell table:formula="of:=AVERAGE([.D48:.H48])" office:value-type="float" office:value="0.075742" calcext:value-type="float">
            <text:p>0.075742</text:p>
          </table:table-cell>
          <table:table-cell table:formula="of:=COM.MICROSOFT.STDEV.S([.D48:.H48])" office:value-type="float" office:value="0.000615036584277715" calcext:value-type="float">
            <text:p>0.000615036584278</text:p>
          </table:table-cell>
          <table:table-cell table:formula="of:=AVERAGE([.I48:.M48])" office:value-type="float" office:value="9.984" calcext:value-type="float">
            <text:p>9.984</text:p>
          </table:table-cell>
          <table:table-cell table:formula="of:=COM.MICROSOFT.STDEV.S([.I48:.M48])" office:value-type="float" office:value="0.373135364177666" calcext:value-type="float">
            <text:p>0.373135364177666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1.5" calcext:value-type="float">
            <text:p>1.5</text:p>
          </table:table-cell>
          <table:table-cell office:value-type="float" office:value="0.09044" calcext:value-type="float">
            <text:p>0.09044</text:p>
          </table:table-cell>
          <table:table-cell office:value-type="float" office:value="0.09037" calcext:value-type="float">
            <text:p>0.09037</text:p>
          </table:table-cell>
          <table:table-cell office:value-type="float" office:value="0.08959" calcext:value-type="float">
            <text:p>0.08959</text:p>
          </table:table-cell>
          <table:table-cell office:value-type="float" office:value="0.09087" calcext:value-type="float">
            <text:p>0.09087</text:p>
          </table:table-cell>
          <table:table-cell office:value-type="float" office:value="0.09033" calcext:value-type="float">
            <text:p>0.09033</text:p>
          </table:table-cell>
          <table:table-cell office:value-type="float" office:value="9.8" calcext:value-type="float">
            <text:p>9.8</text:p>
          </table:table-cell>
          <table:table-cell office:value-type="float" office:value="10.02" calcext:value-type="float">
            <text:p>10.02</text:p>
          </table:table-cell>
          <table:table-cell office:value-type="float" office:value="9.88" calcext:value-type="float">
            <text:p>9.88</text:p>
          </table:table-cell>
          <table:table-cell office:value-type="float" office:value="10.07" calcext:value-type="float">
            <text:p>10.07</text:p>
          </table:table-cell>
          <table:table-cell office:value-type="float" office:value="9.62" calcext:value-type="float">
            <text:p>9.62</text:p>
          </table:table-cell>
          <table:table-cell table:formula="of:=AVERAGE([.D49:.H49])" office:value-type="float" office:value="0.09032" calcext:value-type="float">
            <text:p>0.09032</text:p>
          </table:table-cell>
          <table:table-cell table:formula="of:=COM.MICROSOFT.STDEV.S([.D49:.H49])" office:value-type="float" office:value="0.000461627555503353" calcext:value-type="float">
            <text:p>0.000461627555503</text:p>
          </table:table-cell>
          <table:table-cell table:formula="of:=AVERAGE([.I49:.M49])" office:value-type="float" office:value="9.878" calcext:value-type="float">
            <text:p>9.878</text:p>
          </table:table-cell>
          <table:table-cell table:formula="of:=COM.MICROSOFT.STDEV.S([.I49:.M49])" office:value-type="float" office:value="0.180055546984813" calcext:value-type="float">
            <text:p>0.180055546984813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1.75" calcext:value-type="float">
            <text:p>1.75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10519" calcext:value-type="float">
            <text:p>0.10519</text:p>
          </table:table-cell>
          <table:table-cell office:value-type="float" office:value="0.10616" calcext:value-type="float">
            <text:p>0.10616</text:p>
          </table:table-cell>
          <table:table-cell office:value-type="float" office:value="0.10557" calcext:value-type="float">
            <text:p>0.10557</text:p>
          </table:table-cell>
          <table:table-cell office:value-type="float" office:value="0.10435" calcext:value-type="float">
            <text:p>0.10435</text:p>
          </table:table-cell>
          <table:table-cell office:value-type="float" office:value="10.49" calcext:value-type="float">
            <text:p>10.49</text:p>
          </table:table-cell>
          <table:table-cell office:value-type="float" office:value="9.7" calcext:value-type="float">
            <text:p>9.7</text:p>
          </table:table-cell>
          <table:table-cell office:value-type="float" office:value="9.84" calcext:value-type="float">
            <text:p>9.84</text:p>
          </table:table-cell>
          <table:table-cell office:value-type="float" office:value="10.2" calcext:value-type="float">
            <text:p>10.2</text:p>
          </table:table-cell>
          <table:table-cell office:value-type="float" office:value="9.98" calcext:value-type="float">
            <text:p>9.98</text:p>
          </table:table-cell>
          <table:table-cell table:formula="of:=AVERAGE([.D50:.H50])" office:value-type="float" office:value="0.105134" calcext:value-type="float">
            <text:p>0.105134</text:p>
          </table:table-cell>
          <table:table-cell table:formula="of:=COM.MICROSOFT.STDEV.S([.D50:.H50])" office:value-type="float" office:value="0.000774486926939376" calcext:value-type="float">
            <text:p>0.000774486926939</text:p>
          </table:table-cell>
          <table:table-cell table:formula="of:=AVERAGE([.I50:.M50])" office:value-type="float" office:value="10.042" calcext:value-type="float">
            <text:p>10.042</text:p>
          </table:table-cell>
          <table:table-cell table:formula="of:=COM.MICROSOFT.STDEV.S([.I50:.M50])" office:value-type="float" office:value="0.311159123279392" calcext:value-type="float">
            <text:p>0.311159123279392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office:value-type="float" office:value="0.1222" calcext:value-type="float">
            <text:p>0.1222</text:p>
          </table:table-cell>
          <table:table-cell office:value-type="float" office:value="0.12111" calcext:value-type="float">
            <text:p>0.12111</text:p>
          </table:table-cell>
          <table:table-cell office:value-type="float" office:value="0.12071" calcext:value-type="float">
            <text:p>0.12071</text:p>
          </table:table-cell>
          <table:table-cell office:value-type="float" office:value="0.11981" calcext:value-type="float">
            <text:p>0.11981</text:p>
          </table:table-cell>
          <table:table-cell office:value-type="float" office:value="0.12018" calcext:value-type="float">
            <text:p>0.12018</text:p>
          </table:table-cell>
          <table:table-cell office:value-type="float" office:value="10.01" calcext:value-type="float">
            <text:p>10.01</text:p>
          </table:table-cell>
          <table:table-cell office:value-type="float" office:value="9.81" calcext:value-type="float">
            <text:p>9.81</text:p>
          </table:table-cell>
          <table:table-cell office:value-type="float" office:value="10.05" calcext:value-type="float">
            <text:p>10.05</text:p>
          </table:table-cell>
          <table:table-cell office:value-type="float" office:value="9.92" calcext:value-type="float">
            <text:p>9.92</text:p>
          </table:table-cell>
          <table:table-cell office:value-type="float" office:value="10.13" calcext:value-type="float">
            <text:p>10.13</text:p>
          </table:table-cell>
          <table:table-cell table:formula="of:=AVERAGE([.D51:.H51])" office:value-type="float" office:value="0.120802" calcext:value-type="float">
            <text:p>0.120802</text:p>
          </table:table-cell>
          <table:table-cell table:formula="of:=COM.MICROSOFT.STDEV.S([.D51:.H51])" office:value-type="float" office:value="0.000925834758474747" calcext:value-type="float">
            <text:p>0.000925834758475</text:p>
          </table:table-cell>
          <table:table-cell table:formula="of:=AVERAGE([.I51:.M51])" office:value-type="float" office:value="9.984" calcext:value-type="float">
            <text:p>9.984</text:p>
          </table:table-cell>
          <table:table-cell table:formula="of:=COM.MICROSOFT.STDEV.S([.I51:.M51])" office:value-type="float" office:value="0.123207142650092" calcext:value-type="float">
            <text:p>0.123207142650092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2.5" calcext:value-type="float">
            <text:p>2.5</text:p>
          </table:table-cell>
          <table:table-cell office:value-type="float" office:value="0.15045" calcext:value-type="float">
            <text:p>0.15045</text:p>
          </table:table-cell>
          <table:table-cell office:value-type="float" office:value="0.14972" calcext:value-type="float">
            <text:p>0.14972</text:p>
          </table:table-cell>
          <table:table-cell office:value-type="float" office:value="0.15133" calcext:value-type="float">
            <text:p>0.15133</text:p>
          </table:table-cell>
          <table:table-cell office:value-type="float" office:value="0.15163" calcext:value-type="float">
            <text:p>0.15163</text:p>
          </table:table-cell>
          <table:table-cell office:value-type="float" office:value="0.15122" calcext:value-type="float">
            <text:p>0.15122</text:p>
          </table:table-cell>
          <table:table-cell office:value-type="float" office:value="9.82" calcext:value-type="float">
            <text:p>9.82</text:p>
          </table:table-cell>
          <table:table-cell office:value-type="float" office:value="10.09" calcext:value-type="float">
            <text:p>10.09</text:p>
          </table:table-cell>
          <table:table-cell office:value-type="float" office:value="9.78" calcext:value-type="float">
            <text:p>9.78</text:p>
          </table:table-cell>
          <table:table-cell office:value-type="float" office:value="9.95" calcext:value-type="float">
            <text:p>9.95</text:p>
          </table:table-cell>
          <table:table-cell office:value-type="float" office:value="10.16" calcext:value-type="float">
            <text:p>10.16</text:p>
          </table:table-cell>
          <table:table-cell table:formula="of:=AVERAGE([.D52:.H52])" office:value-type="float" office:value="0.15087" calcext:value-type="float">
            <text:p>0.15087</text:p>
          </table:table-cell>
          <table:table-cell table:formula="of:=COM.MICROSOFT.STDEV.S([.D52:.H52])" office:value-type="float" office:value="0.000776305352293801" calcext:value-type="float">
            <text:p>0.000776305352294</text:p>
          </table:table-cell>
          <table:table-cell table:formula="of:=AVERAGE([.I52:.M52])" office:value-type="float" office:value="9.96" calcext:value-type="float">
            <text:p>9.96</text:p>
          </table:table-cell>
          <table:table-cell table:formula="of:=COM.MICROSOFT.STDEV.S([.I52:.M52])" office:value-type="float" office:value="0.165075740192192" calcext:value-type="float">
            <text:p>0.165075740192192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062" calcext:value-type="float">
            <text:p>0.18062</text:p>
          </table:table-cell>
          <table:table-cell office:value-type="float" office:value="0.18127" calcext:value-type="float">
            <text:p>0.18127</text:p>
          </table:table-cell>
          <table:table-cell office:value-type="float" office:value="0.18058" calcext:value-type="float">
            <text:p>0.18058</text:p>
          </table:table-cell>
          <table:table-cell office:value-type="float" office:value="0.18172" calcext:value-type="float">
            <text:p>0.18172</text:p>
          </table:table-cell>
          <table:table-cell office:value-type="float" office:value="10.04" calcext:value-type="float">
            <text:p>10.04</text:p>
          </table:table-cell>
          <table:table-cell office:value-type="float" office:value="10.18" calcext:value-type="float">
            <text:p>10.18</text:p>
          </table:table-cell>
          <table:table-cell office:value-type="float" office:value="9.94" calcext:value-type="float">
            <text:p>9.94</text:p>
          </table:table-cell>
          <table:table-cell office:value-type="float" office:value="10.05" calcext:value-type="float">
            <text:p>10.05</text:p>
          </table:table-cell>
          <table:table-cell office:value-type="float" office:value="9.98" calcext:value-type="float">
            <text:p>9.98</text:p>
          </table:table-cell>
          <table:table-cell table:formula="of:=AVERAGE([.D53:.H53])" office:value-type="float" office:value="0.181238" calcext:value-type="float">
            <text:p>0.181238</text:p>
          </table:table-cell>
          <table:table-cell table:formula="of:=COM.MICROSOFT.STDEV.S([.D53:.H53])" office:value-type="float" office:value="0.000638137916127851" calcext:value-type="float">
            <text:p>0.000638137916128</text:p>
          </table:table-cell>
          <table:table-cell table:formula="of:=AVERAGE([.I53:.M53])" office:value-type="float" office:value="10.038" calcext:value-type="float">
            <text:p>10.038</text:p>
          </table:table-cell>
          <table:table-cell table:formula="of:=COM.MICROSOFT.STDEV.S([.I53:.M53])" office:value-type="float" office:value="0.091214034007931" calcext:value-type="float">
            <text:p>0.091214034007931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3.5" calcext:value-type="float">
            <text:p>3.5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18" calcext:value-type="float">
            <text:p>0.2118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22" calcext:value-type="float">
            <text:p>0.2122</text:p>
          </table:table-cell>
          <table:table-cell office:value-type="float" office:value="0.2127" calcext:value-type="float">
            <text:p>0.2127</text:p>
          </table:table-cell>
          <table:table-cell office:value-type="float" office:value="21.95" calcext:value-type="float">
            <text:p>21.95</text:p>
          </table:table-cell>
          <table:table-cell office:value-type="float" office:value="22.16" calcext:value-type="float">
            <text:p>22.16</text:p>
          </table:table-cell>
          <table:table-cell office:value-type="float" office:value="22.24" calcext:value-type="float">
            <text:p>22.24</text:p>
          </table:table-cell>
          <table:table-cell office:value-type="float" office:value="22.1" calcext:value-type="float">
            <text:p>22.1</text:p>
          </table:table-cell>
          <table:table-cell office:value-type="float" office:value="21.94" calcext:value-type="float">
            <text:p>21.94</text:p>
          </table:table-cell>
          <table:table-cell table:formula="of:=AVERAGE([.D54:.H54])" office:value-type="float" office:value="0.21254" calcext:value-type="float">
            <text:p>0.21254</text:p>
          </table:table-cell>
          <table:table-cell table:formula="of:=COM.MICROSOFT.STDEV.S([.D54:.H54])" office:value-type="float" office:value="0.000527257053058555" calcext:value-type="float">
            <text:p>0.000527257053059</text:p>
          </table:table-cell>
          <table:table-cell table:formula="of:=AVERAGE([.I54:.M54])" office:value-type="float" office:value="22.078" calcext:value-type="float">
            <text:p>22.078</text:p>
          </table:table-cell>
          <table:table-cell table:formula="of:=COM.MICROSOFT.STDEV.S([.I54:.M54])" office:value-type="float" office:value="0.131224997618593" calcext:value-type="float">
            <text:p>0.131224997618593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office:value-type="float" office:value="0.2408" calcext:value-type="float">
            <text:p>0.2408</text:p>
          </table:table-cell>
          <table:table-cell office:value-type="float" office:value="0.2425" calcext:value-type="float">
            <text:p>0.2425</text:p>
          </table:table-cell>
          <table:table-cell office:value-type="float" office:value="0.2424" calcext:value-type="float">
            <text:p>0.2424</text:p>
          </table:table-cell>
          <table:table-cell office:value-type="float" office:value="0.2418" calcext:value-type="float">
            <text:p>0.2418</text:p>
          </table:table-cell>
          <table:table-cell office:value-type="float" office:value="0.241" calcext:value-type="float">
            <text:p>0.241</text:p>
          </table:table-cell>
          <table:table-cell office:value-type="float" office:value="10.2" calcext:value-type="float">
            <text:p>10.2</text:p>
          </table:table-cell>
          <table:table-cell office:value-type="float" office:value="9.91" calcext:value-type="float">
            <text:p>9.91</text:p>
          </table:table-cell>
          <table:table-cell office:value-type="float" office:value="10.16" calcext:value-type="float">
            <text:p>10.16</text:p>
          </table:table-cell>
          <table:table-cell office:value-type="float" office:value="10.23" calcext:value-type="float">
            <text:p>10.23</text:p>
          </table:table-cell>
          <table:table-cell office:value-type="float" office:value="9.84" calcext:value-type="float">
            <text:p>9.84</text:p>
          </table:table-cell>
          <table:table-cell table:formula="of:=AVERAGE([.D55:.H55])" office:value-type="float" office:value="0.2417" calcext:value-type="float">
            <text:p>0.2417</text:p>
          </table:table-cell>
          <table:table-cell table:formula="of:=COM.MICROSOFT.STDEV.S([.D55:.H55])" office:value-type="float" office:value="0.00078102496759067" calcext:value-type="float">
            <text:p>0.000781024967591</text:p>
          </table:table-cell>
          <table:table-cell table:formula="of:=AVERAGE([.I55:.M55])" office:value-type="float" office:value="10.068" calcext:value-type="float">
            <text:p>10.068</text:p>
          </table:table-cell>
          <table:table-cell table:formula="of:=COM.MICROSOFT.STDEV.S([.I55:.M55])" office:value-type="float" office:value="0.179638525934723" calcext:value-type="float">
            <text:p>0.179638525934723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4.5" calcext:value-type="float">
            <text:p>4.5</text:p>
          </table:table-cell>
          <table:table-cell office:value-type="float" office:value="0.2714" calcext:value-type="float">
            <text:p>0.2714</text:p>
          </table:table-cell>
          <table:table-cell office:value-type="float" office:value="0.2712" calcext:value-type="float">
            <text:p>0.2712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2718" calcext:value-type="float">
            <text:p>0.2718</text:p>
          </table:table-cell>
          <table:table-cell office:value-type="float" office:value="0.2711" calcext:value-type="float">
            <text:p>0.2711</text:p>
          </table:table-cell>
          <table:table-cell office:value-type="float" office:value="9.99" calcext:value-type="float">
            <text:p>9.99</text:p>
          </table:table-cell>
          <table:table-cell office:value-type="float" office:value="9.84" calcext:value-type="float">
            <text:p>9.84</text:p>
          </table:table-cell>
          <table:table-cell office:value-type="float" office:value="10.16" calcext:value-type="float">
            <text:p>10.16</text:p>
          </table:table-cell>
          <table:table-cell office:value-type="float" office:value="10.1" calcext:value-type="float">
            <text:p>10.1</text:p>
          </table:table-cell>
          <table:table-cell office:value-type="float" office:value="9.72" calcext:value-type="float">
            <text:p>9.72</text:p>
          </table:table-cell>
          <table:table-cell table:formula="of:=AVERAGE([.D56:.H56])" office:value-type="float" office:value="0.27126" calcext:value-type="float">
            <text:p>0.27126</text:p>
          </table:table-cell>
          <table:table-cell table:formula="of:=COM.MICROSOFT.STDEV.S([.D56:.H56])" office:value-type="float" office:value="0.000371483512420119" calcext:value-type="float">
            <text:p>0.00037148351242</text:p>
          </table:table-cell>
          <table:table-cell table:formula="of:=AVERAGE([.I56:.M56])" office:value-type="float" office:value="9.962" calcext:value-type="float">
            <text:p>9.962</text:p>
          </table:table-cell>
          <table:table-cell table:formula="of:=COM.MICROSOFT.STDEV.S([.I56:.M56])" office:value-type="float" office:value="0.181989010657237" calcext:value-type="float">
            <text:p>0.181989010657237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 office:value-type="float" office:value="0.3022" calcext:value-type="float">
            <text:p>0.3022</text:p>
          </table:table-cell>
          <table:table-cell office:value-type="float" office:value="0.3016" calcext:value-type="float">
            <text:p>0.3016</text:p>
          </table:table-cell>
          <table:table-cell office:value-type="float" office:value="0.3014" calcext:value-type="float">
            <text:p>0.3014</text:p>
          </table:table-cell>
          <table:table-cell office:value-type="float" office:value="0.3017" calcext:value-type="float">
            <text:p>0.3017</text:p>
          </table:table-cell>
          <table:table-cell office:value-type="float" office:value="0.3023" calcext:value-type="float">
            <text:p>0.3023</text:p>
          </table:table-cell>
          <table:table-cell office:value-type="float" office:value="10.13" calcext:value-type="float">
            <text:p>10.13</text:p>
          </table:table-cell>
          <table:table-cell office:value-type="float" office:value="10.03" calcext:value-type="float">
            <text:p>10.03</text:p>
          </table:table-cell>
          <table:table-cell office:value-type="float" office:value="9.93" calcext:value-type="float">
            <text:p>9.93</text:p>
          </table:table-cell>
          <table:table-cell office:value-type="float" office:value="10.13" calcext:value-type="float">
            <text:p>10.13</text:p>
          </table:table-cell>
          <table:table-cell office:value-type="float" office:value="10.05" calcext:value-type="float">
            <text:p>10.05</text:p>
          </table:table-cell>
          <table:table-cell table:formula="of:=AVERAGE([.D57:.H57])" office:value-type="float" office:value="0.30184" calcext:value-type="float">
            <text:p>0.30184</text:p>
          </table:table-cell>
          <table:table-cell table:formula="of:=COM.MICROSOFT.STDEV.S([.D57:.H57])" office:value-type="float" office:value="0.000391152144312161" calcext:value-type="float">
            <text:p>0.000391152144312</text:p>
          </table:table-cell>
          <table:table-cell table:formula="of:=AVERAGE([.I57:.M57])" office:value-type="float" office:value="10.054" calcext:value-type="float">
            <text:p>10.054</text:p>
          </table:table-cell>
          <table:table-cell table:formula="of:=COM.MICROSOFT.STDEV.S([.I57:.M57])" office:value-type="float" office:value="0.0829457654133114" calcext:value-type="float">
            <text:p>0.082945765413311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table:style-name="ce10" office:value-type="float" office:value="0.011153" calcext:value-type="float">
            <text:p>0.011153</text:p>
          </table:table-cell>
          <table:table-cell table:style-name="ce10" office:value-type="float" office:value="0.011066" calcext:value-type="float">
            <text:p>0.011066</text:p>
          </table:table-cell>
          <table:table-cell table:style-name="ce10" office:value-type="float" office:value="0.011303" calcext:value-type="float">
            <text:p>0.011303</text:p>
          </table:table-cell>
          <table:table-cell table:style-name="ce10" office:value-type="float" office:value="0.010989" calcext:value-type="float">
            <text:p>0.010989</text:p>
          </table:table-cell>
          <table:table-cell table:style-name="ce10" office:value-type="float" office:value="0.011479" calcext:value-type="float">
            <text:p>0.011479</text:p>
          </table:table-cell>
          <table:table-cell table:style-name="ce10" office:value-type="float" office:value="-12.88" calcext:value-type="float">
            <text:p>-12.88</text:p>
          </table:table-cell>
          <table:table-cell table:style-name="ce10" office:value-type="float" office:value="-9.81" calcext:value-type="float">
            <text:p>-9.81</text:p>
          </table:table-cell>
          <table:table-cell table:style-name="ce10" office:value-type="float" office:value="-11.2" calcext:value-type="float">
            <text:p>-11.2</text:p>
          </table:table-cell>
          <table:table-cell table:style-name="ce10" office:value-type="float" office:value="-9.55" calcext:value-type="float">
            <text:p>-9.55</text:p>
          </table:table-cell>
          <table:table-cell table:style-name="ce10" office:value-type="float" office:value="-13.64" calcext:value-type="float">
            <text:p>-13.64</text:p>
          </table:table-cell>
          <table:table-cell table:formula="of:=AVERAGE([.D58:.H58])" office:value-type="float" office:value="0.011198" calcext:value-type="float">
            <text:p>0.011198</text:p>
          </table:table-cell>
          <table:table-cell table:formula="of:=COM.MICROSOFT.STDEV.S([.D58:.H58])" office:value-type="float" office:value="0.000195650198057656" calcext:value-type="float">
            <text:p>0.000195650198058</text:p>
          </table:table-cell>
          <table:table-cell table:formula="of:=AVERAGE([.I58:.M58])" office:value-type="float" office:value="-11.416" calcext:value-type="float">
            <text:p>-11.416</text:p>
          </table:table-cell>
          <table:table-cell table:formula="of:=COM.MICROSOFT.STDEV.S([.I58:.M58])" office:value-type="float" office:value="1.81640579166661" calcext:value-type="float">
            <text:p>1.81640579166661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style-name="ce10" office:value-type="float" office:value="0.02269" calcext:value-type="float">
            <text:p>0.02269</text:p>
          </table:table-cell>
          <table:table-cell table:style-name="ce10" office:value-type="float" office:value="0.0228" calcext:value-type="float">
            <text:p>0.0228</text:p>
          </table:table-cell>
          <table:table-cell table:style-name="ce10" office:value-type="float" office:value="0.02215" calcext:value-type="float">
            <text:p>0.02215</text:p>
          </table:table-cell>
          <table:table-cell table:style-name="ce10" office:value-type="float" office:value="0.02289" calcext:value-type="float">
            <text:p>0.02289</text:p>
          </table:table-cell>
          <table:table-cell table:style-name="ce10" office:value-type="float" office:value="0.02258" calcext:value-type="float">
            <text:p>0.02258</text:p>
          </table:table-cell>
          <table:table-cell table:style-name="ce10" office:value-type="float" office:value="-10.38" calcext:value-type="float">
            <text:p>-10.38</text:p>
          </table:table-cell>
          <table:table-cell table:style-name="ce10" office:value-type="float" office:value="-10.71" calcext:value-type="float">
            <text:p>-10.71</text:p>
          </table:table-cell>
          <table:table-cell table:style-name="ce10" office:value-type="float" office:value="-12.25" calcext:value-type="float">
            <text:p>-12.25</text:p>
          </table:table-cell>
          <table:table-cell table:style-name="ce10" office:value-type="float" office:value="-10.99" calcext:value-type="float">
            <text:p>-10.99</text:p>
          </table:table-cell>
          <table:table-cell table:style-name="ce10" office:value-type="float" office:value="-11.39" calcext:value-type="float">
            <text:p>-11.39</text:p>
          </table:table-cell>
          <table:table-cell table:formula="of:=AVERAGE([.D59:.H59])" office:value-type="float" office:value="0.022622" calcext:value-type="float">
            <text:p>0.022622</text:p>
          </table:table-cell>
          <table:table-cell table:formula="of:=COM.MICROSOFT.STDEV.S([.D59:.H59])" office:value-type="float" office:value="0.000288392094205093" calcext:value-type="float">
            <text:p>0.000288392094205</text:p>
          </table:table-cell>
          <table:table-cell table:formula="of:=AVERAGE([.I59:.M59])" office:value-type="float" office:value="-11.144" calcext:value-type="float">
            <text:p>-11.144</text:p>
          </table:table-cell>
          <table:table-cell table:formula="of:=COM.MICROSOFT.STDEV.S([.I59:.M59])" office:value-type="float" office:value="0.72102704526252" calcext:value-type="float">
            <text:p>0.72102704526252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table:style-name="ce10" office:value-type="float" office:value="0.03353" calcext:value-type="float">
            <text:p>0.03353</text:p>
          </table:table-cell>
          <table:table-cell table:style-name="ce10" office:value-type="float" office:value="0.03422" calcext:value-type="float">
            <text:p>0.03422</text:p>
          </table:table-cell>
          <table:table-cell table:style-name="ce10" office:value-type="float" office:value="0.03408" calcext:value-type="float">
            <text:p>0.03408</text:p>
          </table:table-cell>
          <table:table-cell table:style-name="ce10" office:value-type="float" office:value="0.03428" calcext:value-type="float">
            <text:p>0.03428</text:p>
          </table:table-cell>
          <table:table-cell table:style-name="ce10" office:value-type="float" office:value="0.03344" calcext:value-type="float">
            <text:p>0.03344</text:p>
          </table:table-cell>
          <table:table-cell table:style-name="ce10" office:value-type="float" office:value="-10.62" calcext:value-type="float">
            <text:p>-10.62</text:p>
          </table:table-cell>
          <table:table-cell table:style-name="ce10" office:value-type="float" office:value="-10.81" calcext:value-type="float">
            <text:p>-10.81</text:p>
          </table:table-cell>
          <table:table-cell table:style-name="ce10" office:value-type="float" office:value="-10.45" calcext:value-type="float">
            <text:p>-10.45</text:p>
          </table:table-cell>
          <table:table-cell table:style-name="ce10" office:value-type="float" office:value="-10.8" calcext:value-type="float">
            <text:p>-10.8</text:p>
          </table:table-cell>
          <table:table-cell table:style-name="ce10" office:value-type="float" office:value="-10.64" calcext:value-type="float">
            <text:p>-10.64</text:p>
          </table:table-cell>
          <table:table-cell table:formula="of:=AVERAGE([.D60:.H60])" office:value-type="float" office:value="0.03391" calcext:value-type="float">
            <text:p>0.03391</text:p>
          </table:table-cell>
          <table:table-cell table:formula="of:=COM.MICROSOFT.STDEV.S([.D60:.H60])" office:value-type="float" office:value="0.000395979797464466" calcext:value-type="float">
            <text:p>0.000395979797464</text:p>
          </table:table-cell>
          <table:table-cell table:formula="of:=AVERAGE([.I60:.M60])" office:value-type="float" office:value="-10.664" calcext:value-type="float">
            <text:p>-10.664</text:p>
          </table:table-cell>
          <table:table-cell table:formula="of:=COM.MICROSOFT.STDEV.S([.I60:.M60])" office:value-type="float" office:value="0.14842506526864" calcext:value-type="float">
            <text:p>0.14842506526864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04487" calcext:value-type="float">
            <text:p>0.04487</text:p>
          </table:table-cell>
          <table:table-cell table:style-name="ce10" office:value-type="float" office:value="0.04524" calcext:value-type="float">
            <text:p>0.04524</text:p>
          </table:table-cell>
          <table:table-cell table:style-name="ce10" office:value-type="float" office:value="0.04533" calcext:value-type="float">
            <text:p>0.04533</text:p>
          </table:table-cell>
          <table:table-cell table:style-name="ce10" office:value-type="float" office:value="0.04477" calcext:value-type="float">
            <text:p>0.04477</text:p>
          </table:table-cell>
          <table:table-cell table:style-name="ce10" office:value-type="float" office:value="0.04513" calcext:value-type="float">
            <text:p>0.04513</text:p>
          </table:table-cell>
          <table:table-cell table:style-name="ce10" office:value-type="float" office:value="-11.27" calcext:value-type="float">
            <text:p>-11.27</text:p>
          </table:table-cell>
          <table:table-cell table:style-name="ce10" office:value-type="float" office:value="-11.59" calcext:value-type="float">
            <text:p>-11.59</text:p>
          </table:table-cell>
          <table:table-cell table:style-name="ce10" office:value-type="float" office:value="-11.66" calcext:value-type="float">
            <text:p>-11.66</text:p>
          </table:table-cell>
          <table:table-cell table:style-name="ce10" office:value-type="float" office:value="-11.77" calcext:value-type="float">
            <text:p>-11.77</text:p>
          </table:table-cell>
          <table:table-cell table:style-name="ce10" office:value-type="float" office:value="-11.7" calcext:value-type="float">
            <text:p>-11.7</text:p>
          </table:table-cell>
          <table:table-cell table:formula="of:=AVERAGE([.D61:.H61])" office:value-type="float" office:value="0.045068" calcext:value-type="float">
            <text:p>0.045068</text:p>
          </table:table-cell>
          <table:table-cell table:formula="of:=COM.MICROSOFT.STDEV.S([.D61:.H61])" office:value-type="float" office:value="0.000239833275422739" calcext:value-type="float">
            <text:p>0.000239833275423</text:p>
          </table:table-cell>
          <table:table-cell table:formula="of:=AVERAGE([.I61:.M61])" office:value-type="float" office:value="-11.598" calcext:value-type="float">
            <text:p>-11.598</text:p>
          </table:table-cell>
          <table:table-cell table:formula="of:=COM.MICROSOFT.STDEV.S([.I61:.M61])" office:value-type="float" office:value="0.194602158261413" calcext:value-type="float">
            <text:p>0.194602158261413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.25</text:p>
          </table:table-cell>
          <table:table-cell table:style-name="ce10" office:value-type="float" office:value="0.0567" calcext:value-type="float">
            <text:p>0.0567</text:p>
          </table:table-cell>
          <table:table-cell table:style-name="ce10" office:value-type="float" office:value="0.05649" calcext:value-type="float">
            <text:p>0.05649</text:p>
          </table:table-cell>
          <table:table-cell table:style-name="ce10" office:value-type="float" office:value="0.05683" calcext:value-type="float">
            <text:p>0.05683</text:p>
          </table:table-cell>
          <table:table-cell table:style-name="ce10" office:value-type="float" office:value="0.05661" calcext:value-type="float">
            <text:p>0.05661</text:p>
          </table:table-cell>
          <table:table-cell table:style-name="ce10" office:value-type="float" office:value="0.05639" calcext:value-type="float">
            <text:p>0.05639</text:p>
          </table:table-cell>
          <table:table-cell table:style-name="ce10" office:value-type="float" office:value="-10.54" calcext:value-type="float">
            <text:p>-10.54</text:p>
          </table:table-cell>
          <table:table-cell table:style-name="ce10" office:value-type="float" office:value="-10.76" calcext:value-type="float">
            <text:p>-10.76</text:p>
          </table:table-cell>
          <table:table-cell table:style-name="ce10" office:value-type="float" office:value="-10.54" calcext:value-type="float">
            <text:p>-10.54</text:p>
          </table:table-cell>
          <table:table-cell table:style-name="ce10" office:value-type="float" office:value="-10.3" calcext:value-type="float">
            <text:p>-10.3</text:p>
          </table:table-cell>
          <table:table-cell table:style-name="ce10" office:value-type="float" office:value="-10.35" calcext:value-type="float">
            <text:p>-10.35</text:p>
          </table:table-cell>
          <table:table-cell table:formula="of:=AVERAGE([.D62:.H62])" office:value-type="float" office:value="0.056604" calcext:value-type="float">
            <text:p>0.056604</text:p>
          </table:table-cell>
          <table:table-cell table:formula="of:=COM.MICROSOFT.STDEV.S([.D62:.H62])" office:value-type="float" office:value="0.000172568826848884" calcext:value-type="float">
            <text:p>0.000172568826849</text:p>
          </table:table-cell>
          <table:table-cell table:formula="of:=AVERAGE([.I62:.M62])" office:value-type="float" office:value="-10.498" calcext:value-type="float">
            <text:p>-10.498</text:p>
          </table:table-cell>
          <table:table-cell table:formula="of:=COM.MICROSOFT.STDEV.S([.I62:.M62])" office:value-type="float" office:value="0.182537667345674" calcext:value-type="float">
            <text:p>0.182537667345674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table:style-name="ce10" office:value-type="float" office:value="0.06815" calcext:value-type="float">
            <text:p>0.06815</text:p>
          </table:table-cell>
          <table:table-cell table:style-name="ce10" office:value-type="float" office:value="0.06801" calcext:value-type="float">
            <text:p>0.06801</text:p>
          </table:table-cell>
          <table:table-cell table:style-name="ce10" office:value-type="float" office:value="0.0681" calcext:value-type="float">
            <text:p>0.0681</text:p>
          </table:table-cell>
          <table:table-cell table:style-name="ce10" office:value-type="float" office:value="0.06763" calcext:value-type="float">
            <text:p>0.06763</text:p>
          </table:table-cell>
          <table:table-cell table:style-name="ce10" office:value-type="float" office:value="0.06835" calcext:value-type="float">
            <text:p>0.06835</text:p>
          </table:table-cell>
          <table:table-cell table:style-name="ce10" office:value-type="float" office:value="-10.31" calcext:value-type="float">
            <text:p>-10.31</text:p>
          </table:table-cell>
          <table:table-cell table:style-name="ce10" office:value-type="float" office:value="-10.32" calcext:value-type="float">
            <text:p>-10.32</text:p>
          </table:table-cell>
          <table:table-cell table:style-name="ce10" office:value-type="float" office:value="-9.95" calcext:value-type="float">
            <text:p>-9.95</text:p>
          </table:table-cell>
          <table:table-cell table:style-name="ce10" office:value-type="float" office:value="-10.35" calcext:value-type="float">
            <text:p>-10.35</text:p>
          </table:table-cell>
          <table:table-cell table:style-name="ce10" office:value-type="float" office:value="-10.41" calcext:value-type="float">
            <text:p>-10.41</text:p>
          </table:table-cell>
          <table:table-cell table:formula="of:=AVERAGE([.D63:.H63])" office:value-type="float" office:value="0.068048" calcext:value-type="float">
            <text:p>0.068048</text:p>
          </table:table-cell>
          <table:table-cell table:formula="of:=COM.MICROSOFT.STDEV.S([.D63:.H63])" office:value-type="float" office:value="0.000264801812682616" calcext:value-type="float">
            <text:p>0.000264801812683</text:p>
          </table:table-cell>
          <table:table-cell table:formula="of:=AVERAGE([.I63:.M63])" office:value-type="float" office:value="-10.268" calcext:value-type="float">
            <text:p>-10.268</text:p>
          </table:table-cell>
          <table:table-cell table:formula="of:=COM.MICROSOFT.STDEV.S([.I63:.M63])" office:value-type="float" office:value="0.181989010657238" calcext:value-type="float">
            <text:p>0.181989010657238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.75" calcext:value-type="float">
            <text:p>1.75</text:p>
          </table:table-cell>
          <table:table-cell table:style-name="ce10" office:value-type="float" office:value="0.07957" calcext:value-type="float">
            <text:p>0.07957</text:p>
          </table:table-cell>
          <table:table-cell table:style-name="ce10" office:value-type="float" office:value="0.07909" calcext:value-type="float">
            <text:p>0.07909</text:p>
          </table:table-cell>
          <table:table-cell table:style-name="ce10" office:value-type="float" office:value="0.079" calcext:value-type="float">
            <text:p>0.079</text:p>
          </table:table-cell>
          <table:table-cell table:style-name="ce10" office:value-type="float" office:value="0.07884" calcext:value-type="float">
            <text:p>0.07884</text:p>
          </table:table-cell>
          <table:table-cell table:style-name="ce10" office:value-type="float" office:value="0.07941" calcext:value-type="float">
            <text:p>0.07941</text:p>
          </table:table-cell>
          <table:table-cell table:style-name="ce10" office:value-type="float" office:value="-10.23" calcext:value-type="float">
            <text:p>-10.23</text:p>
          </table:table-cell>
          <table:table-cell table:style-name="ce10" office:value-type="float" office:value="-10.53" calcext:value-type="float">
            <text:p>-10.53</text:p>
          </table:table-cell>
          <table:table-cell table:style-name="ce10" office:value-type="float" office:value="-10.61" calcext:value-type="float">
            <text:p>-10.61</text:p>
          </table:table-cell>
          <table:table-cell table:style-name="ce10" office:value-type="float" office:value="-10.48" calcext:value-type="float">
            <text:p>-10.48</text:p>
          </table:table-cell>
          <table:table-cell table:style-name="ce10" office:value-type="float" office:value="-10.59" calcext:value-type="float">
            <text:p>-10.59</text:p>
          </table:table-cell>
          <table:table-cell table:formula="of:=AVERAGE([.D64:.H64])" office:value-type="float" office:value="0.079182" calcext:value-type="float">
            <text:p>0.079182</text:p>
          </table:table-cell>
          <table:table-cell table:formula="of:=COM.MICROSOFT.STDEV.S([.D64:.H64])" office:value-type="float" office:value="0.000300449663005302" calcext:value-type="float">
            <text:p>0.000300449663005</text:p>
          </table:table-cell>
          <table:table-cell table:formula="of:=AVERAGE([.I64:.M64])" office:value-type="float" office:value="-10.488" calcext:value-type="float">
            <text:p>-10.488</text:p>
          </table:table-cell>
          <table:table-cell table:formula="of:=COM.MICROSOFT.STDEV.S([.I64:.M64])" office:value-type="float" office:value="0.15303594349041" calcext:value-type="float">
            <text:p>0.15303594349041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0.09013" calcext:value-type="float">
            <text:p>0.09013</text:p>
          </table:table-cell>
          <table:table-cell table:style-name="ce10" office:value-type="float" office:value="0.09102" calcext:value-type="float">
            <text:p>0.09102</text:p>
          </table:table-cell>
          <table:table-cell table:style-name="ce10" office:value-type="float" office:value="0.09052" calcext:value-type="float">
            <text:p>0.09052</text:p>
          </table:table-cell>
          <table:table-cell table:style-name="ce10" office:value-type="float" office:value="0.0907" calcext:value-type="float">
            <text:p>0.0907</text:p>
          </table:table-cell>
          <table:table-cell table:style-name="ce10" office:value-type="float" office:value="0.09031" calcext:value-type="float">
            <text:p>0.09031</text:p>
          </table:table-cell>
          <table:table-cell table:style-name="ce10" office:value-type="float" office:value="-10.28" calcext:value-type="float">
            <text:p>-10.28</text:p>
          </table:table-cell>
          <table:table-cell table:style-name="ce10" office:value-type="float" office:value="-10.41" calcext:value-type="float">
            <text:p>-10.41</text:p>
          </table:table-cell>
          <table:table-cell table:style-name="ce10" office:value-type="float" office:value="-10.8" calcext:value-type="float">
            <text:p>-10.8</text:p>
          </table:table-cell>
          <table:table-cell table:style-name="ce10" office:value-type="float" office:value="-10.56" calcext:value-type="float">
            <text:p>-10.56</text:p>
          </table:table-cell>
          <table:table-cell table:style-name="ce10" office:value-type="float" office:value="-10.54" calcext:value-type="float">
            <text:p>-10.54</text:p>
          </table:table-cell>
          <table:table-cell table:formula="of:=AVERAGE([.D65:.H65])" office:value-type="float" office:value="0.090536" calcext:value-type="float">
            <text:p>0.090536</text:p>
          </table:table-cell>
          <table:table-cell table:formula="of:=COM.MICROSOFT.STDEV.S([.D65:.H65])" office:value-type="float" office:value="0.000345441746174374" calcext:value-type="float">
            <text:p>0.000345441746174</text:p>
          </table:table-cell>
          <table:table-cell table:formula="of:=AVERAGE([.I65:.M65])" office:value-type="float" office:value="-10.518" calcext:value-type="float">
            <text:p>-10.518</text:p>
          </table:table-cell>
          <table:table-cell table:formula="of:=COM.MICROSOFT.STDEV.S([.I65:.M65])" office:value-type="float" office:value="0.193700800204852" calcext:value-type="float">
            <text:p>0.193700800204852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table:style-name="ce10" office:value-type="float" office:value="0.11296" calcext:value-type="float">
            <text:p>0.11296</text:p>
          </table:table-cell>
          <table:table-cell table:style-name="ce10" office:value-type="float" office:value="0.11308" calcext:value-type="float">
            <text:p>0.11308</text:p>
          </table:table-cell>
          <table:table-cell table:style-name="ce10" office:value-type="float" office:value="0.11354" calcext:value-type="float">
            <text:p>0.11354</text:p>
          </table:table-cell>
          <table:table-cell table:style-name="ce10" office:value-type="float" office:value="0.11303" calcext:value-type="float">
            <text:p>0.11303</text:p>
          </table:table-cell>
          <table:table-cell table:style-name="ce10" office:value-type="float" office:value="0.11279" calcext:value-type="float">
            <text:p>0.11279</text:p>
          </table:table-cell>
          <table:table-cell table:style-name="ce10" office:value-type="float" office:value="-10.3" calcext:value-type="float">
            <text:p>-10.3</text:p>
          </table:table-cell>
          <table:table-cell table:style-name="ce10" office:value-type="float" office:value="-10.44" calcext:value-type="float">
            <text:p>-10.44</text:p>
          </table:table-cell>
          <table:table-cell table:style-name="ce10" office:value-type="float" office:value="-10.49" calcext:value-type="float">
            <text:p>-10.49</text:p>
          </table:table-cell>
          <table:table-cell table:style-name="ce10" office:value-type="float" office:value="-10.4" calcext:value-type="float">
            <text:p>-10.4</text:p>
          </table:table-cell>
          <table:table-cell table:style-name="ce10" office:value-type="float" office:value="-10.52" calcext:value-type="float">
            <text:p>-10.52</text:p>
          </table:table-cell>
          <table:table-cell table:formula="of:=AVERAGE([.D66:.H66])" office:value-type="float" office:value="0.11308" calcext:value-type="float">
            <text:p>0.11308</text:p>
          </table:table-cell>
          <table:table-cell table:formula="of:=COM.MICROSOFT.STDEV.S([.D66:.H66])" office:value-type="float" office:value="0.000279553214969889" calcext:value-type="float">
            <text:p>0.00027955321497</text:p>
          </table:table-cell>
          <table:table-cell table:formula="of:=AVERAGE([.I66:.M66])" office:value-type="float" office:value="-10.43" calcext:value-type="float">
            <text:p>-10.43</text:p>
          </table:table-cell>
          <table:table-cell table:formula="of:=COM.MICROSOFT.STDEV.S([.I66:.M66])" office:value-type="float" office:value="0.0860232526704259" calcext:value-type="float">
            <text:p>0.086023252670426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0.13568" calcext:value-type="float">
            <text:p>0.13568</text:p>
          </table:table-cell>
          <table:table-cell table:style-name="ce10" office:value-type="float" office:value="0.13546" calcext:value-type="float">
            <text:p>0.13546</text:p>
          </table:table-cell>
          <table:table-cell table:style-name="ce10" office:value-type="float" office:value="0.1362" calcext:value-type="float">
            <text:p>0.1362</text:p>
          </table:table-cell>
          <table:table-cell table:style-name="ce10" office:value-type="float" office:value="0.13573" calcext:value-type="float">
            <text:p>0.13573</text:p>
          </table:table-cell>
          <table:table-cell table:style-name="ce10" office:value-type="float" office:value="0.13611" calcext:value-type="float">
            <text:p>0.13611</text:p>
          </table:table-cell>
          <table:table-cell table:style-name="ce10" office:value-type="float" office:value="-10.66" calcext:value-type="float">
            <text:p>-10.66</text:p>
          </table:table-cell>
          <table:table-cell table:style-name="ce10" office:value-type="float" office:value="-10.52" calcext:value-type="float">
            <text:p>-10.52</text:p>
          </table:table-cell>
          <table:table-cell table:style-name="ce10" office:value-type="float" office:value="-10.58" calcext:value-type="float">
            <text:p>-10.58</text:p>
          </table:table-cell>
          <table:table-cell table:style-name="ce10" office:value-type="float" office:value="-10.5" calcext:value-type="float">
            <text:p>-10.5</text:p>
          </table:table-cell>
          <table:table-cell table:style-name="ce10" office:value-type="float" office:value="-10.42" calcext:value-type="float">
            <text:p>-10.42</text:p>
          </table:table-cell>
          <table:table-cell table:formula="of:=AVERAGE([.D67:.H67])" office:value-type="float" office:value="0.135836" calcext:value-type="float">
            <text:p>0.135836</text:p>
          </table:table-cell>
          <table:table-cell table:formula="of:=COM.MICROSOFT.STDEV.S([.D67:.H67])" office:value-type="float" office:value="0.00031004838332105" calcext:value-type="float">
            <text:p>0.000310048383321</text:p>
          </table:table-cell>
          <table:table-cell table:formula="of:=AVERAGE([.I67:.M67])" office:value-type="float" office:value="-10.536" calcext:value-type="float">
            <text:p>-10.536</text:p>
          </table:table-cell>
          <table:table-cell table:formula="of:=COM.MICROSOFT.STDEV.S([.I67:.M67])" office:value-type="float" office:value="0.089888820216977" calcext:value-type="float">
            <text:p>0.089888820216977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table:style-name="ce10" office:value-type="float" office:value="0.15888" calcext:value-type="float">
            <text:p>0.15888</text:p>
          </table:table-cell>
          <table:table-cell table:style-name="ce10" office:value-type="float" office:value="0.15917" calcext:value-type="float">
            <text:p>0.15917</text:p>
          </table:table-cell>
          <table:table-cell table:style-name="ce10" office:value-type="float" office:value="0.15935" calcext:value-type="float">
            <text:p>0.15935</text:p>
          </table:table-cell>
          <table:table-cell table:style-name="ce10" office:value-type="float" office:value="0.15875" calcext:value-type="float">
            <text:p>0.15875</text:p>
          </table:table-cell>
          <table:table-cell table:style-name="ce10" office:value-type="float" office:value="0.1587" calcext:value-type="float">
            <text:p>0.1587</text:p>
          </table:table-cell>
          <table:table-cell table:style-name="ce10" office:value-type="float" office:value="-9.37" calcext:value-type="float">
            <text:p>-9.37</text:p>
          </table:table-cell>
          <table:table-cell table:style-name="ce10" office:value-type="float" office:value="-9.42" calcext:value-type="float">
            <text:p>-9.42</text:p>
          </table:table-cell>
          <table:table-cell table:style-name="ce10" office:value-type="float" office:value="-9.5" calcext:value-type="float">
            <text:p>-9.5</text:p>
          </table:table-cell>
          <table:table-cell table:style-name="ce10" office:value-type="float" office:value="-9.44" calcext:value-type="float">
            <text:p>-9.44</text:p>
          </table:table-cell>
          <table:table-cell table:style-name="ce10" office:value-type="float" office:value="-9.39" calcext:value-type="float">
            <text:p>-9.39</text:p>
          </table:table-cell>
          <table:table-cell table:formula="of:=AVERAGE([.D68:.H68])" office:value-type="float" office:value="0.15897" calcext:value-type="float">
            <text:p>0.15897</text:p>
          </table:table-cell>
          <table:table-cell table:formula="of:=COM.MICROSOFT.STDEV.S([.D68:.H68])" office:value-type="float" office:value="0.000280089271483222" calcext:value-type="float">
            <text:p>0.000280089271483</text:p>
          </table:table-cell>
          <table:table-cell table:formula="of:=AVERAGE([.I68:.M68])" office:value-type="float" office:value="-9.424" calcext:value-type="float">
            <text:p>-9.424</text:p>
          </table:table-cell>
          <table:table-cell table:formula="of:=COM.MICROSOFT.STDEV.S([.I68:.M68])" office:value-type="float" office:value="0.0502991053598372" calcext:value-type="float">
            <text:p>0.050299105359837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0.1818" calcext:value-type="float">
            <text:p>0.1818</text:p>
          </table:table-cell>
          <table:table-cell table:style-name="ce10" office:value-type="float" office:value="0.18165" calcext:value-type="float">
            <text:p>0.18165</text:p>
          </table:table-cell>
          <table:table-cell table:style-name="ce10" office:value-type="float" office:value="0.18213" calcext:value-type="float">
            <text:p>0.18213</text:p>
          </table:table-cell>
          <table:table-cell table:style-name="ce10" office:value-type="float" office:value="0.18204" calcext:value-type="float">
            <text:p>0.18204</text:p>
          </table:table-cell>
          <table:table-cell table:style-name="ce10" office:value-type="float" office:value="0.18191" calcext:value-type="float">
            <text:p>0.18191</text:p>
          </table:table-cell>
          <table:table-cell table:style-name="ce10" office:value-type="float" office:value="-9.45" calcext:value-type="float">
            <text:p>-9.45</text:p>
          </table:table-cell>
          <table:table-cell table:style-name="ce10" office:value-type="float" office:value="-9.47" calcext:value-type="float">
            <text:p>-9.47</text:p>
          </table:table-cell>
          <table:table-cell table:style-name="ce10" office:value-type="float" office:value="-9.5" calcext:value-type="float">
            <text:p>-9.5</text:p>
          </table:table-cell>
          <table:table-cell table:style-name="ce10" office:value-type="float" office:value="-9.47" calcext:value-type="float">
            <text:p>-9.47</text:p>
          </table:table-cell>
          <table:table-cell table:style-name="ce10" office:value-type="float" office:value="-9.37" calcext:value-type="float">
            <text:p>-9.37</text:p>
          </table:table-cell>
          <table:table-cell table:formula="of:=AVERAGE([.D69:.H69])" office:value-type="float" office:value="0.181906" calcext:value-type="float">
            <text:p>0.181906</text:p>
          </table:table-cell>
          <table:table-cell table:formula="of:=COM.MICROSOFT.STDEV.S([.D69:.H69])" office:value-type="float" office:value="0.000190341797826963" calcext:value-type="float">
            <text:p>0.000190341797827</text:p>
          </table:table-cell>
          <table:table-cell table:formula="of:=AVERAGE([.I69:.M69])" office:value-type="float" office:value="-9.452" calcext:value-type="float">
            <text:p>-9.452</text:p>
          </table:table-cell>
          <table:table-cell table:formula="of:=COM.MICROSOFT.STDEV.S([.I69:.M69])" office:value-type="float" office:value="0.0491934955049958" calcext:value-type="float">
            <text:p>0.049193495504996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table:style-name="ce10" office:value-type="float" office:value="0.2045" calcext:value-type="float">
            <text:p>0.2045</text:p>
          </table:table-cell>
          <table:table-cell table:style-name="ce10" office:value-type="float" office:value="0.2044" calcext:value-type="float">
            <text:p>0.2044</text:p>
          </table:table-cell>
          <table:table-cell table:style-name="ce10" office:value-type="float" office:value="0.2048" calcext:value-type="float">
            <text:p>0.2048</text:p>
          </table:table-cell>
          <table:table-cell table:style-name="ce10" office:value-type="float" office:value="0.2045" calcext:value-type="float">
            <text:p>0.2045</text:p>
          </table:table-cell>
          <table:table-cell table:style-name="ce10" office:value-type="float" office:value="0.2048" calcext:value-type="float">
            <text:p>0.2048</text:p>
          </table:table-cell>
          <table:table-cell table:style-name="ce10" office:value-type="float" office:value="-9.48" calcext:value-type="float">
            <text:p>-9.48</text:p>
          </table:table-cell>
          <table:table-cell table:style-name="ce10" office:value-type="float" office:value="-9.34" calcext:value-type="float">
            <text:p>-9.34</text:p>
          </table:table-cell>
          <table:table-cell table:style-name="ce10" office:value-type="float" office:value="-9.49" calcext:value-type="float">
            <text:p>-9.49</text:p>
          </table:table-cell>
          <table:table-cell table:style-name="ce10" office:value-type="float" office:value="-9.38" calcext:value-type="float">
            <text:p>-9.38</text:p>
          </table:table-cell>
          <table:table-cell table:style-name="ce10" office:value-type="float" office:value="-9.45" calcext:value-type="float">
            <text:p>-9.45</text:p>
          </table:table-cell>
          <table:table-cell table:formula="of:=AVERAGE([.D70:.H70])" office:value-type="float" office:value="0.2046" calcext:value-type="float">
            <text:p>0.2046</text:p>
          </table:table-cell>
          <table:table-cell table:formula="of:=COM.MICROSOFT.STDEV.S([.D70:.H70])" office:value-type="float" office:value="0.000187082869338699" calcext:value-type="float">
            <text:p>0.000187082869339</text:p>
          </table:table-cell>
          <table:table-cell table:formula="of:=AVERAGE([.I70:.M70])" office:value-type="float" office:value="-9.428" calcext:value-type="float">
            <text:p>-9.428</text:p>
          </table:table-cell>
          <table:table-cell table:formula="of:=COM.MICROSOFT.STDEV.S([.I70:.M70])" office:value-type="float" office:value="0.0653452370108181" calcext:value-type="float">
            <text:p>0.065345237010818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0.2268" calcext:value-type="float">
            <text:p>0.2268</text:p>
          </table:table-cell>
          <table:table-cell table:style-name="ce10" office:value-type="float" office:value="0.227" calcext:value-type="float">
            <text:p>0.227</text:p>
          </table:table-cell>
          <table:table-cell table:style-name="ce10" office:value-type="float" office:value="0.2268" calcext:value-type="float">
            <text:p>0.2268</text:p>
          </table:table-cell>
          <table:table-cell table:style-name="ce10" office:value-type="float" office:value="0.2274" calcext:value-type="float">
            <text:p>0.2274</text:p>
          </table:table-cell>
          <table:table-cell table:style-name="ce10" office:value-type="float" office:value="0.227" calcext:value-type="float">
            <text:p>0.227</text:p>
          </table:table-cell>
          <table:table-cell table:style-name="ce10" office:value-type="float" office:value="-9.33" calcext:value-type="float">
            <text:p>-9.33</text:p>
          </table:table-cell>
          <table:table-cell table:style-name="ce10" office:value-type="float" office:value="-9.47" calcext:value-type="float">
            <text:p>-9.47</text:p>
          </table:table-cell>
          <table:table-cell table:style-name="ce10" office:value-type="float" office:value="-9.37" calcext:value-type="float">
            <text:p>-9.37</text:p>
          </table:table-cell>
          <table:table-cell table:style-name="ce10" office:value-type="float" office:value="-9.52" calcext:value-type="float">
            <text:p>-9.52</text:p>
          </table:table-cell>
          <table:table-cell table:style-name="ce10" office:value-type="float" office:value="-9.44" calcext:value-type="float">
            <text:p>-9.44</text:p>
          </table:table-cell>
          <table:table-cell table:formula="of:=AVERAGE([.D71:.H71])" office:value-type="float" office:value="0.227" calcext:value-type="float">
            <text:p>0.227</text:p>
          </table:table-cell>
          <table:table-cell table:formula="of:=COM.MICROSOFT.STDEV.S([.D71:.H71])" office:value-type="float" office:value="0.000244948974278325" calcext:value-type="float">
            <text:p>0.000244948974278</text:p>
          </table:table-cell>
          <table:table-cell table:formula="of:=AVERAGE([.I71:.M71])" office:value-type="float" office:value="-9.426" calcext:value-type="float">
            <text:p>-9.426</text:p>
          </table:table-cell>
          <table:table-cell table:formula="of:=COM.MICROSOFT.STDEV.S([.I71:.M71])" office:value-type="float" office:value="0.0763544366752844" calcext:value-type="float">
            <text:p>0.076354436675284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10" calcext:value-type="float">
            <text:p>-10</text:p>
          </table:table-cell>
          <table:table-cell office:value-type="float" office:value="0.25" calcext:value-type="float">
            <text:p>0.25</text:p>
          </table:table-cell>
          <table:table-cell table:style-name="ce10" office:value-type="float" office:value="0.011006" calcext:value-type="float">
            <text:p>0.011006</text:p>
          </table:table-cell>
          <table:table-cell table:style-name="ce10" office:value-type="float" office:value="0.01172" calcext:value-type="float">
            <text:p>0.01172</text:p>
          </table:table-cell>
          <table:table-cell table:style-name="ce10" office:value-type="float" office:value="0.011108" calcext:value-type="float">
            <text:p>0.011108</text:p>
          </table:table-cell>
          <table:table-cell table:style-name="ce10" office:value-type="float" office:value="0.011332" calcext:value-type="float">
            <text:p>0.011332</text:p>
          </table:table-cell>
          <table:table-cell table:style-name="ce10" office:value-type="float" office:value="0.011476" calcext:value-type="float">
            <text:p>0.011476</text:p>
          </table:table-cell>
          <table:table-cell table:style-name="ce10" office:value-type="float" office:value="-11.14" calcext:value-type="float">
            <text:p>-11.14</text:p>
          </table:table-cell>
          <table:table-cell table:style-name="ce10" office:value-type="float" office:value="-12.42" calcext:value-type="float">
            <text:p>-12.42</text:p>
          </table:table-cell>
          <table:table-cell table:style-name="ce10" office:value-type="float" office:value="-9.73" calcext:value-type="float">
            <text:p>-9.73</text:p>
          </table:table-cell>
          <table:table-cell table:style-name="ce10" office:value-type="float" office:value="-12.98" calcext:value-type="float">
            <text:p>-12.98</text:p>
          </table:table-cell>
          <table:table-cell table:style-name="ce10" office:value-type="float" office:value="-12.05" calcext:value-type="float">
            <text:p>-12.05</text:p>
          </table:table-cell>
          <table:table-cell table:formula="of:=AVERAGE([.D72:.H72])" office:value-type="float" office:value="0.0113284" calcext:value-type="float">
            <text:p>0.0113284</text:p>
          </table:table-cell>
          <table:table-cell table:formula="of:=COM.MICROSOFT.STDEV.S([.D72:.H72])" office:value-type="float" office:value="0.000286211110895437" calcext:value-type="float">
            <text:p>0.000286211110895</text:p>
          </table:table-cell>
          <table:table-cell table:formula="of:=AVERAGE([.I72:.M72])" office:value-type="float" office:value="-11.664" calcext:value-type="float">
            <text:p>-11.664</text:p>
          </table:table-cell>
          <table:table-cell table:formula="of:=COM.MICROSOFT.STDEV.S([.I72:.M72])" office:value-type="float" office:value="1.27154630273537" calcext:value-type="float">
            <text:p>1.27154630273537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.5</text:p>
          </table:table-cell>
          <table:table-cell table:style-name="ce10" office:value-type="float" office:value="0.02246" calcext:value-type="float">
            <text:p>0.02246</text:p>
          </table:table-cell>
          <table:table-cell table:style-name="ce10" office:value-type="float" office:value="0.02235" calcext:value-type="float">
            <text:p>0.02235</text:p>
          </table:table-cell>
          <table:table-cell table:style-name="ce10" office:value-type="float" office:value="0.02256" calcext:value-type="float">
            <text:p>0.02256</text:p>
          </table:table-cell>
          <table:table-cell table:style-name="ce10" office:value-type="float" office:value="0.02273" calcext:value-type="float">
            <text:p>0.02273</text:p>
          </table:table-cell>
          <table:table-cell table:style-name="ce10" office:value-type="float" office:value="0.02215" calcext:value-type="float">
            <text:p>0.02215</text:p>
          </table:table-cell>
          <table:table-cell table:style-name="ce10" office:value-type="float" office:value="-12.26" calcext:value-type="float">
            <text:p>-12.26</text:p>
          </table:table-cell>
          <table:table-cell table:style-name="ce10" office:value-type="float" office:value="-11.41" calcext:value-type="float">
            <text:p>-11.41</text:p>
          </table:table-cell>
          <table:table-cell table:style-name="ce10" office:value-type="float" office:value="-11.63" calcext:value-type="float">
            <text:p>-11.63</text:p>
          </table:table-cell>
          <table:table-cell table:style-name="ce10" office:value-type="float" office:value="-12.04" calcext:value-type="float">
            <text:p>-12.04</text:p>
          </table:table-cell>
          <table:table-cell table:style-name="ce10" office:value-type="float" office:value="-10.94" calcext:value-type="float">
            <text:p>-10.94</text:p>
          </table:table-cell>
          <table:table-cell table:formula="of:=AVERAGE([.D73:.H73])" office:value-type="float" office:value="0.02245" calcext:value-type="float">
            <text:p>0.02245</text:p>
          </table:table-cell>
          <table:table-cell table:formula="of:=COM.MICROSOFT.STDEV.S([.D73:.H73])" office:value-type="float" office:value="0.00021828879952943" calcext:value-type="float">
            <text:p>0.000218288799529</text:p>
          </table:table-cell>
          <table:table-cell table:formula="of:=AVERAGE([.I73:.M73])" office:value-type="float" office:value="-11.656" calcext:value-type="float">
            <text:p>-11.656</text:p>
          </table:table-cell>
          <table:table-cell table:formula="of:=COM.MICROSOFT.STDEV.S([.I73:.M73])" office:value-type="float" office:value="0.521085405667823" calcext:value-type="float">
            <text:p>0.521085405667823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10" calcext:value-type="float">
            <text:p>-10</text:p>
          </table:table-cell>
          <table:table-cell office:value-type="float" office:value="0.75" calcext:value-type="float">
            <text:p>0.75</text:p>
          </table:table-cell>
          <table:table-cell table:style-name="ce10" office:value-type="float" office:value="0.03384" calcext:value-type="float">
            <text:p>0.03384</text:p>
          </table:table-cell>
          <table:table-cell table:style-name="ce10" office:value-type="float" office:value="0.03379" calcext:value-type="float">
            <text:p>0.03379</text:p>
          </table:table-cell>
          <table:table-cell table:style-name="ce10" office:value-type="float" office:value="0.03364" calcext:value-type="float">
            <text:p>0.03364</text:p>
          </table:table-cell>
          <table:table-cell table:style-name="ce10" office:value-type="float" office:value="0.03344" calcext:value-type="float">
            <text:p>0.03344</text:p>
          </table:table-cell>
          <table:table-cell table:style-name="ce10" office:value-type="float" office:value="0.03382" calcext:value-type="float">
            <text:p>0.03382</text:p>
          </table:table-cell>
          <table:table-cell table:style-name="ce10" office:value-type="float" office:value="-11.59" calcext:value-type="float">
            <text:p>-11.59</text:p>
          </table:table-cell>
          <table:table-cell table:style-name="ce10" office:value-type="float" office:value="-11.66" calcext:value-type="float">
            <text:p>-11.66</text:p>
          </table:table-cell>
          <table:table-cell table:style-name="ce10" office:value-type="float" office:value="-11.46" calcext:value-type="float">
            <text:p>-11.46</text:p>
          </table:table-cell>
          <table:table-cell table:style-name="ce10" office:value-type="float" office:value="-11.34" calcext:value-type="float">
            <text:p>-11.34</text:p>
          </table:table-cell>
          <table:table-cell table:style-name="ce10" office:value-type="float" office:value="-11.73" calcext:value-type="float">
            <text:p>-11.73</text:p>
          </table:table-cell>
          <table:table-cell table:formula="of:=AVERAGE([.D74:.H74])" office:value-type="float" office:value="0.033706" calcext:value-type="float">
            <text:p>0.033706</text:p>
          </table:table-cell>
          <table:table-cell table:formula="of:=COM.MICROSOFT.STDEV.S([.D74:.H74])" office:value-type="float" office:value="0.000168166584076622" calcext:value-type="float">
            <text:p>0.000168166584077</text:p>
          </table:table-cell>
          <table:table-cell table:formula="of:=AVERAGE([.I74:.M74])" office:value-type="float" office:value="-11.556" calcext:value-type="float">
            <text:p>-11.556</text:p>
          </table:table-cell>
          <table:table-cell table:formula="of:=COM.MICROSOFT.STDEV.S([.I74:.M74])" office:value-type="float" office:value="0.156620560591514" calcext:value-type="float">
            <text:p>0.156620560591514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04525" calcext:value-type="float">
            <text:p>0.04525</text:p>
          </table:table-cell>
          <table:table-cell table:style-name="ce10" office:value-type="float" office:value="0.04465" calcext:value-type="float">
            <text:p>0.04465</text:p>
          </table:table-cell>
          <table:table-cell table:style-name="ce10" office:value-type="float" office:value="0.04535" calcext:value-type="float">
            <text:p>0.04535</text:p>
          </table:table-cell>
          <table:table-cell table:style-name="ce10" office:value-type="float" office:value="0.0448" calcext:value-type="float">
            <text:p>0.0448</text:p>
          </table:table-cell>
          <table:table-cell table:style-name="ce10" office:value-type="float" office:value="0.04513" calcext:value-type="float">
            <text:p>0.04513</text:p>
          </table:table-cell>
          <table:table-cell table:style-name="ce10" office:value-type="float" office:value="-11.27" calcext:value-type="float">
            <text:p>-11.27</text:p>
          </table:table-cell>
          <table:table-cell table:style-name="ce10" office:value-type="float" office:value="-11.59" calcext:value-type="float">
            <text:p>-11.59</text:p>
          </table:table-cell>
          <table:table-cell table:style-name="ce10" office:value-type="float" office:value="-11.66" calcext:value-type="float">
            <text:p>-11.66</text:p>
          </table:table-cell>
          <table:table-cell table:style-name="ce10" office:value-type="float" office:value="-11.77" calcext:value-type="float">
            <text:p>-11.77</text:p>
          </table:table-cell>
          <table:table-cell table:style-name="ce10" office:value-type="float" office:value="-11.7" calcext:value-type="float">
            <text:p>-11.7</text:p>
          </table:table-cell>
          <table:table-cell table:formula="of:=AVERAGE([.D75:.H75])" office:value-type="float" office:value="0.045036" calcext:value-type="float">
            <text:p>0.045036</text:p>
          </table:table-cell>
          <table:table-cell table:formula="of:=COM.MICROSOFT.STDEV.S([.D75:.H75])" office:value-type="float" office:value="0.000299132077851909" calcext:value-type="float">
            <text:p>0.000299132077852</text:p>
          </table:table-cell>
          <table:table-cell table:formula="of:=AVERAGE([.I75:.M75])" office:value-type="float" office:value="-11.598" calcext:value-type="float">
            <text:p>-11.598</text:p>
          </table:table-cell>
          <table:table-cell table:formula="of:=COM.MICROSOFT.STDEV.S([.I75:.M75])" office:value-type="float" office:value="0.194602158261413" calcext:value-type="float">
            <text:p>0.194602158261413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10" calcext:value-type="float">
            <text:p>-10</text:p>
          </table:table-cell>
          <table:table-cell office:value-type="float" office:value="1.25" calcext:value-type="float">
            <text:p>1.25</text:p>
          </table:table-cell>
          <table:table-cell table:style-name="ce10" office:value-type="float" office:value="0.05677" calcext:value-type="float">
            <text:p>0.05677</text:p>
          </table:table-cell>
          <table:table-cell table:style-name="ce10" office:value-type="float" office:value="0.05674" calcext:value-type="float">
            <text:p>0.05674</text:p>
          </table:table-cell>
          <table:table-cell table:style-name="ce10" office:value-type="float" office:value="0.0561" calcext:value-type="float">
            <text:p>0.0561</text:p>
          </table:table-cell>
          <table:table-cell table:style-name="ce10" office:value-type="float" office:value="0.05609" calcext:value-type="float">
            <text:p>0.05609</text:p>
          </table:table-cell>
          <table:table-cell table:style-name="ce10" office:value-type="float" office:value="0.05624" calcext:value-type="float">
            <text:p>0.05624</text:p>
          </table:table-cell>
          <table:table-cell table:style-name="ce10" office:value-type="float" office:value="-11.36" calcext:value-type="float">
            <text:p>-11.36</text:p>
          </table:table-cell>
          <table:table-cell table:style-name="ce10" office:value-type="float" office:value="-11.34" calcext:value-type="float">
            <text:p>-11.34</text:p>
          </table:table-cell>
          <table:table-cell table:style-name="ce10" office:value-type="float" office:value="-11.37" calcext:value-type="float">
            <text:p>-11.37</text:p>
          </table:table-cell>
          <table:table-cell table:style-name="ce10" office:value-type="float" office:value="-11.46" calcext:value-type="float">
            <text:p>-11.46</text:p>
          </table:table-cell>
          <table:table-cell table:style-name="ce10" office:value-type="float" office:value="-11.48" calcext:value-type="float">
            <text:p>-11.48</text:p>
          </table:table-cell>
          <table:table-cell table:formula="of:=AVERAGE([.D76:.H76])" office:value-type="float" office:value="0.056388" calcext:value-type="float">
            <text:p>0.056388</text:p>
          </table:table-cell>
          <table:table-cell table:formula="of:=COM.MICROSOFT.STDEV.S([.D76:.H76])" office:value-type="float" office:value="0.000340396827247259" calcext:value-type="float">
            <text:p>0.000340396827247</text:p>
          </table:table-cell>
          <table:table-cell table:formula="of:=AVERAGE([.I76:.M76])" office:value-type="float" office:value="-11.402" calcext:value-type="float">
            <text:p>-11.402</text:p>
          </table:table-cell>
          <table:table-cell table:formula="of:=COM.MICROSOFT.STDEV.S([.I76:.M76])" office:value-type="float" office:value="0.06340346993659" calcext:value-type="float">
            <text:p>0.06340346993659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10" calcext:value-type="float">
            <text:p>-10</text:p>
          </table:table-cell>
          <table:table-cell office:value-type="float" office:value="1.5" calcext:value-type="float">
            <text:p>1.5</text:p>
          </table:table-cell>
          <table:table-cell table:style-name="ce10" office:value-type="float" office:value="0.06799" calcext:value-type="float">
            <text:p>0.06799</text:p>
          </table:table-cell>
          <table:table-cell table:style-name="ce10" office:value-type="float" office:value="0.06748" calcext:value-type="float">
            <text:p>0.06748</text:p>
          </table:table-cell>
          <table:table-cell table:style-name="ce10" office:value-type="float" office:value="0.06767" calcext:value-type="float">
            <text:p>0.06767</text:p>
          </table:table-cell>
          <table:table-cell table:style-name="ce10" office:value-type="float" office:value="0.06791" calcext:value-type="float">
            <text:p>0.06791</text:p>
          </table:table-cell>
          <table:table-cell table:style-name="ce10" office:value-type="float" office:value="0.06763" calcext:value-type="float">
            <text:p>0.06763</text:p>
          </table:table-cell>
          <table:table-cell table:style-name="ce10" office:value-type="float" office:value="-11.89" calcext:value-type="float">
            <text:p>-11.89</text:p>
          </table:table-cell>
          <table:table-cell table:style-name="ce10" office:value-type="float" office:value="-11.88" calcext:value-type="float">
            <text:p>-11.88</text:p>
          </table:table-cell>
          <table:table-cell table:style-name="ce10" office:value-type="float" office:value="-11.98" calcext:value-type="float">
            <text:p>-11.98</text:p>
          </table:table-cell>
          <table:table-cell table:style-name="ce10" office:value-type="float" office:value="-11.18" calcext:value-type="float">
            <text:p>-11.18</text:p>
          </table:table-cell>
          <table:table-cell table:style-name="ce10" office:value-type="float" office:value="-11.69" calcext:value-type="float">
            <text:p>-11.69</text:p>
          </table:table-cell>
          <table:table-cell table:formula="of:=AVERAGE([.D77:.H77])" office:value-type="float" office:value="0.067736" calcext:value-type="float">
            <text:p>0.067736</text:p>
          </table:table-cell>
          <table:table-cell table:formula="of:=COM.MICROSOFT.STDEV.S([.D77:.H77])" office:value-type="float" office:value="0.000209714091085935" calcext:value-type="float">
            <text:p>0.000209714091086</text:p>
          </table:table-cell>
          <table:table-cell table:formula="of:=AVERAGE([.I77:.M77])" office:value-type="float" office:value="-11.724" calcext:value-type="float">
            <text:p>-11.724</text:p>
          </table:table-cell>
          <table:table-cell table:formula="of:=COM.MICROSOFT.STDEV.S([.I77:.M77])" office:value-type="float" office:value="0.321916138147811" calcext:value-type="float">
            <text:p>0.321916138147811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10" calcext:value-type="float">
            <text:p>-10</text:p>
          </table:table-cell>
          <table:table-cell office:value-type="float" office:value="1.75" calcext:value-type="float">
            <text:p>1.75</text:p>
          </table:table-cell>
          <table:table-cell table:style-name="ce10" office:value-type="float" office:value="0.07889" calcext:value-type="float">
            <text:p>0.07889</text:p>
          </table:table-cell>
          <table:table-cell table:style-name="ce10" office:value-type="float" office:value="0.07866" calcext:value-type="float">
            <text:p>0.07866</text:p>
          </table:table-cell>
          <table:table-cell table:style-name="ce10" office:value-type="float" office:value="0.0788" calcext:value-type="float">
            <text:p>0.0788</text:p>
          </table:table-cell>
          <table:table-cell table:style-name="ce10" office:value-type="float" office:value="0.07896" calcext:value-type="float">
            <text:p>0.07896</text:p>
          </table:table-cell>
          <table:table-cell table:style-name="ce10" office:value-type="float" office:value="0.0788" calcext:value-type="float">
            <text:p>0.0788</text:p>
          </table:table-cell>
          <table:table-cell table:style-name="ce10" office:value-type="float" office:value="-11.8" calcext:value-type="float">
            <text:p>-11.8</text:p>
          </table:table-cell>
          <table:table-cell table:style-name="ce10" office:value-type="float" office:value="-11.28" calcext:value-type="float">
            <text:p>-11.28</text:p>
          </table:table-cell>
          <table:table-cell table:style-name="ce10" office:value-type="float" office:value="-11.58" calcext:value-type="float">
            <text:p>-11.58</text:p>
          </table:table-cell>
          <table:table-cell table:style-name="ce10" office:value-type="float" office:value="-11.84" calcext:value-type="float">
            <text:p>-11.84</text:p>
          </table:table-cell>
          <table:table-cell table:style-name="ce10" office:value-type="float" office:value="-11.38" calcext:value-type="float">
            <text:p>-11.38</text:p>
          </table:table-cell>
          <table:table-cell table:formula="of:=AVERAGE([.D78:.H78])" office:value-type="float" office:value="0.078822" calcext:value-type="float">
            <text:p>0.078822</text:p>
          </table:table-cell>
          <table:table-cell table:formula="of:=COM.MICROSOFT.STDEV.S([.D78:.H78])" office:value-type="float" office:value="0.000112782977438971" calcext:value-type="float">
            <text:p>0.000112782977439</text:p>
          </table:table-cell>
          <table:table-cell table:formula="of:=AVERAGE([.I78:.M78])" office:value-type="float" office:value="-11.576" calcext:value-type="float">
            <text:p>-11.576</text:p>
          </table:table-cell>
          <table:table-cell table:formula="of:=COM.MICROSOFT.STDEV.S([.I78:.M78])" office:value-type="float" office:value="0.247951608181919" calcext:value-type="float">
            <text:p>0.247951608181919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0.09054" calcext:value-type="float">
            <text:p>0.09054</text:p>
          </table:table-cell>
          <table:table-cell table:style-name="ce10" office:value-type="float" office:value="0.09069" calcext:value-type="float">
            <text:p>0.09069</text:p>
          </table:table-cell>
          <table:table-cell table:style-name="ce10" office:value-type="float" office:value="0.09048" calcext:value-type="float">
            <text:p>0.09048</text:p>
          </table:table-cell>
          <table:table-cell table:style-name="ce10" office:value-type="float" office:value="0.09033" calcext:value-type="float">
            <text:p>0.09033</text:p>
          </table:table-cell>
          <table:table-cell table:style-name="ce10" office:value-type="float" office:value="0.09027" calcext:value-type="float">
            <text:p>0.09027</text:p>
          </table:table-cell>
          <table:table-cell table:style-name="ce10" office:value-type="float" office:value="-11.56" calcext:value-type="float">
            <text:p>-11.56</text:p>
          </table:table-cell>
          <table:table-cell table:style-name="ce10" office:value-type="float" office:value="-11.55" calcext:value-type="float">
            <text:p>-11.55</text:p>
          </table:table-cell>
          <table:table-cell table:style-name="ce10" office:value-type="float" office:value="-11.66" calcext:value-type="float">
            <text:p>-11.66</text:p>
          </table:table-cell>
          <table:table-cell table:style-name="ce10" office:value-type="float" office:value="-11.41" calcext:value-type="float">
            <text:p>-11.41</text:p>
          </table:table-cell>
          <table:table-cell table:style-name="ce10" office:value-type="float" office:value="-11.46" calcext:value-type="float">
            <text:p>-11.46</text:p>
          </table:table-cell>
          <table:table-cell table:formula="of:=AVERAGE([.D79:.H79])" office:value-type="float" office:value="0.090462" calcext:value-type="float">
            <text:p>0.090462</text:p>
          </table:table-cell>
          <table:table-cell table:formula="of:=COM.MICROSOFT.STDEV.S([.D79:.H79])" office:value-type="float" office:value="0.000167839208768394" calcext:value-type="float">
            <text:p>0.000167839208768</text:p>
          </table:table-cell>
          <table:table-cell table:formula="of:=AVERAGE([.I79:.M79])" office:value-type="float" office:value="-11.528" calcext:value-type="float">
            <text:p>-11.528</text:p>
          </table:table-cell>
          <table:table-cell table:formula="of:=COM.MICROSOFT.STDEV.S([.I79:.M79])" office:value-type="float" office:value="0.0967987603226404" calcext:value-type="float">
            <text:p>0.096798760322641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10" calcext:value-type="float">
            <text:p>-10</text:p>
          </table:table-cell>
          <table:table-cell office:value-type="float" office:value="2.5" calcext:value-type="float">
            <text:p>2.5</text:p>
          </table:table-cell>
          <table:table-cell table:style-name="ce10" office:value-type="float" office:value="0.11261" calcext:value-type="float">
            <text:p>0.11261</text:p>
          </table:table-cell>
          <table:table-cell table:style-name="ce10" office:value-type="float" office:value="0.11323" calcext:value-type="float">
            <text:p>0.11323</text:p>
          </table:table-cell>
          <table:table-cell table:style-name="ce10" office:value-type="float" office:value="0.11272" calcext:value-type="float">
            <text:p>0.11272</text:p>
          </table:table-cell>
          <table:table-cell table:style-name="ce10" office:value-type="float" office:value="0.11312" calcext:value-type="float">
            <text:p>0.11312</text:p>
          </table:table-cell>
          <table:table-cell table:style-name="ce10" office:value-type="float" office:value="0.11273" calcext:value-type="float">
            <text:p>0.11273</text:p>
          </table:table-cell>
          <table:table-cell table:style-name="ce10" office:value-type="float" office:value="-11.63" calcext:value-type="float">
            <text:p>-11.63</text:p>
          </table:table-cell>
          <table:table-cell table:style-name="ce10" office:value-type="float" office:value="-11.74" calcext:value-type="float">
            <text:p>-11.74</text:p>
          </table:table-cell>
          <table:table-cell table:style-name="ce10" office:value-type="float" office:value="-11.59" calcext:value-type="float">
            <text:p>-11.59</text:p>
          </table:table-cell>
          <table:table-cell table:style-name="ce10" office:value-type="float" office:value="-11.61" calcext:value-type="float">
            <text:p>-11.61</text:p>
          </table:table-cell>
          <table:table-cell table:style-name="ce10" office:value-type="float" office:value="-11.58" calcext:value-type="float">
            <text:p>-11.58</text:p>
          </table:table-cell>
          <table:table-cell table:formula="of:=AVERAGE([.D80:.H80])" office:value-type="float" office:value="0.112882" calcext:value-type="float">
            <text:p>0.112882</text:p>
          </table:table-cell>
          <table:table-cell table:formula="of:=COM.MICROSOFT.STDEV.S([.D80:.H80])" office:value-type="float" office:value="0.000274353786195852" calcext:value-type="float">
            <text:p>0.000274353786196</text:p>
          </table:table-cell>
          <table:table-cell table:formula="of:=AVERAGE([.I80:.M80])" office:value-type="float" office:value="-11.63" calcext:value-type="float">
            <text:p>-11.63</text:p>
          </table:table-cell>
          <table:table-cell table:formula="of:=COM.MICROSOFT.STDEV.S([.I80:.M80])" office:value-type="float" office:value="0.0644204936336258" calcext:value-type="float">
            <text:p>0.064420493633626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0.13606" calcext:value-type="float">
            <text:p>0.13606</text:p>
          </table:table-cell>
          <table:table-cell table:style-name="ce10" office:value-type="float" office:value="0.13617" calcext:value-type="float">
            <text:p>0.13617</text:p>
          </table:table-cell>
          <table:table-cell table:style-name="ce10" office:value-type="float" office:value="0.13606" calcext:value-type="float">
            <text:p>0.13606</text:p>
          </table:table-cell>
          <table:table-cell table:style-name="ce10" office:value-type="float" office:value="0.13623" calcext:value-type="float">
            <text:p>0.13623</text:p>
          </table:table-cell>
          <table:table-cell table:style-name="ce10" office:value-type="float" office:value="0.1364" calcext:value-type="float">
            <text:p>0.1364</text:p>
          </table:table-cell>
          <table:table-cell table:style-name="ce10" office:value-type="float" office:value="-10.53" calcext:value-type="float">
            <text:p>-10.53</text:p>
          </table:table-cell>
          <table:table-cell table:style-name="ce10" office:value-type="float" office:value="-10.37" calcext:value-type="float">
            <text:p>-10.37</text:p>
          </table:table-cell>
          <table:table-cell table:style-name="ce10" office:value-type="float" office:value="-10.67" calcext:value-type="float">
            <text:p>-10.67</text:p>
          </table:table-cell>
          <table:table-cell table:style-name="ce10" office:value-type="float" office:value="-10.57" calcext:value-type="float">
            <text:p>-10.57</text:p>
          </table:table-cell>
          <table:table-cell table:style-name="ce10" office:value-type="float" office:value="-10.55" calcext:value-type="float">
            <text:p>-10.55</text:p>
          </table:table-cell>
          <table:table-cell table:formula="of:=AVERAGE([.D81:.H81])" office:value-type="float" office:value="0.136184" calcext:value-type="float">
            <text:p>0.136184</text:p>
          </table:table-cell>
          <table:table-cell table:formula="of:=COM.MICROSOFT.STDEV.S([.D81:.H81])" office:value-type="float" office:value="0.000141173651932639" calcext:value-type="float">
            <text:p>0.000141173651933</text:p>
          </table:table-cell>
          <table:table-cell table:formula="of:=AVERAGE([.I81:.M81])" office:value-type="float" office:value="-10.538" calcext:value-type="float">
            <text:p>-10.538</text:p>
          </table:table-cell>
          <table:table-cell table:formula="of:=COM.MICROSOFT.STDEV.S([.I81:.M81])" office:value-type="float" office:value="0.108258948821795" calcext:value-type="float">
            <text:p>0.108258948821795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10" calcext:value-type="float">
            <text:p>-10</text:p>
          </table:table-cell>
          <table:table-cell office:value-type="float" office:value="3.5" calcext:value-type="float">
            <text:p>3.5</text:p>
          </table:table-cell>
          <table:table-cell table:style-name="ce10" office:value-type="float" office:value="0.15828" calcext:value-type="float">
            <text:p>0.15828</text:p>
          </table:table-cell>
          <table:table-cell table:style-name="ce10" office:value-type="float" office:value="0.15868" calcext:value-type="float">
            <text:p>0.15868</text:p>
          </table:table-cell>
          <table:table-cell table:style-name="ce10" office:value-type="float" office:value="0.15855" calcext:value-type="float">
            <text:p>0.15855</text:p>
          </table:table-cell>
          <table:table-cell table:style-name="ce10" office:value-type="float" office:value="0.15865" calcext:value-type="float">
            <text:p>0.15865</text:p>
          </table:table-cell>
          <table:table-cell table:style-name="ce10" office:value-type="float" office:value="0.1587" calcext:value-type="float">
            <text:p>0.1587</text:p>
          </table:table-cell>
          <table:table-cell table:style-name="ce10" office:value-type="float" office:value="-10.59" calcext:value-type="float">
            <text:p>-10.59</text:p>
          </table:table-cell>
          <table:table-cell table:style-name="ce10" office:value-type="float" office:value="-10.55" calcext:value-type="float">
            <text:p>-10.55</text:p>
          </table:table-cell>
          <table:table-cell table:style-name="ce10" office:value-type="float" office:value="-10.54" calcext:value-type="float">
            <text:p>-10.54</text:p>
          </table:table-cell>
          <table:table-cell table:style-name="ce10" office:value-type="float" office:value="-10.47" calcext:value-type="float">
            <text:p>-10.47</text:p>
          </table:table-cell>
          <table:table-cell table:style-name="ce10" office:value-type="float" office:value="-10.55" calcext:value-type="float">
            <text:p>-10.55</text:p>
          </table:table-cell>
          <table:table-cell table:formula="of:=AVERAGE([.D82:.H82])" office:value-type="float" office:value="0.158572" calcext:value-type="float">
            <text:p>0.158572</text:p>
          </table:table-cell>
          <table:table-cell table:formula="of:=COM.MICROSOFT.STDEV.S([.D82:.H82])" office:value-type="float" office:value="0.000173118456555045" calcext:value-type="float">
            <text:p>0.000173118456555</text:p>
          </table:table-cell>
          <table:table-cell table:formula="of:=AVERAGE([.I82:.M82])" office:value-type="float" office:value="-10.54" calcext:value-type="float">
            <text:p>-10.54</text:p>
          </table:table-cell>
          <table:table-cell table:formula="of:=COM.MICROSOFT.STDEV.S([.I82:.M82])" office:value-type="float" office:value="0.0435889894354065" calcext:value-type="float">
            <text:p>0.043588989435407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0.18117" calcext:value-type="float">
            <text:p>0.18117</text:p>
          </table:table-cell>
          <table:table-cell table:style-name="ce10" office:value-type="float" office:value="0.18127" calcext:value-type="float">
            <text:p>0.18127</text:p>
          </table:table-cell>
          <table:table-cell table:style-name="ce10" office:value-type="float" office:value="0.18141" calcext:value-type="float">
            <text:p>0.18141</text:p>
          </table:table-cell>
          <table:table-cell table:style-name="ce10" office:value-type="float" office:value="0.18116" calcext:value-type="float">
            <text:p>0.18116</text:p>
          </table:table-cell>
          <table:table-cell table:style-name="ce10" office:value-type="float" office:value="0.18087" calcext:value-type="float">
            <text:p>0.18087</text:p>
          </table:table-cell>
          <table:table-cell table:style-name="ce10" office:value-type="float" office:value="-10.41" calcext:value-type="float">
            <text:p>-10.41</text:p>
          </table:table-cell>
          <table:table-cell table:style-name="ce10" office:value-type="float" office:value="-10.55" calcext:value-type="float">
            <text:p>-10.55</text:p>
          </table:table-cell>
          <table:table-cell table:style-name="ce10" office:value-type="float" office:value="-10.48" calcext:value-type="float">
            <text:p>-10.48</text:p>
          </table:table-cell>
          <table:table-cell table:style-name="ce10" office:value-type="float" office:value="-10.58" calcext:value-type="float">
            <text:p>-10.58</text:p>
          </table:table-cell>
          <table:table-cell table:style-name="ce10" office:value-type="float" office:value="-10.51" calcext:value-type="float">
            <text:p>-10.51</text:p>
          </table:table-cell>
          <table:table-cell table:formula="of:=AVERAGE([.D83:.H83])" office:value-type="float" office:value="0.181176" calcext:value-type="float">
            <text:p>0.181176</text:p>
          </table:table-cell>
          <table:table-cell table:formula="of:=COM.MICROSOFT.STDEV.S([.D83:.H83])" office:value-type="float" office:value="0.000198443946745679" calcext:value-type="float">
            <text:p>0.000198443946746</text:p>
          </table:table-cell>
          <table:table-cell table:formula="of:=AVERAGE([.I83:.M83])" office:value-type="float" office:value="-10.506" calcext:value-type="float">
            <text:p>-10.506</text:p>
          </table:table-cell>
          <table:table-cell table:formula="of:=COM.MICROSOFT.STDEV.S([.I83:.M83])" office:value-type="float" office:value="0.0658027355054484" calcext:value-type="float">
            <text:p>0.065802735505449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10" calcext:value-type="float">
            <text:p>-10</text:p>
          </table:table-cell>
          <table:table-cell office:value-type="float" office:value="4.5" calcext:value-type="float">
            <text:p>4.5</text:p>
          </table:table-cell>
          <table:table-cell table:style-name="ce10" office:value-type="float" office:value="0.204" calcext:value-type="float">
            <text:p>0.204</text:p>
          </table:table-cell>
          <table:table-cell table:style-name="ce10" office:value-type="float" office:value="0.2036" calcext:value-type="float">
            <text:p>0.2036</text:p>
          </table:table-cell>
          <table:table-cell table:number-columns-repeated="2" table:style-name="ce10" office:value-type="float" office:value="0.2037" calcext:value-type="float">
            <text:p>0.2037</text:p>
          </table:table-cell>
          <table:table-cell table:style-name="ce10" office:value-type="float" office:value="0.2042" calcext:value-type="float">
            <text:p>0.2042</text:p>
          </table:table-cell>
          <table:table-cell table:style-name="ce10" office:value-type="float" office:value="-10.38" calcext:value-type="float">
            <text:p>-10.38</text:p>
          </table:table-cell>
          <table:table-cell table:style-name="ce10" office:value-type="float" office:value="-10.53" calcext:value-type="float">
            <text:p>-10.53</text:p>
          </table:table-cell>
          <table:table-cell table:style-name="ce10" office:value-type="float" office:value="-10.49" calcext:value-type="float">
            <text:p>-10.49</text:p>
          </table:table-cell>
          <table:table-cell table:style-name="ce10" office:value-type="float" office:value="-10.58" calcext:value-type="float">
            <text:p>-10.58</text:p>
          </table:table-cell>
          <table:table-cell table:style-name="ce10" office:value-type="float" office:value="-10.42" calcext:value-type="float">
            <text:p>-10.42</text:p>
          </table:table-cell>
          <table:table-cell table:formula="of:=AVERAGE([.D84:.H84])" office:value-type="float" office:value="0.20384" calcext:value-type="float">
            <text:p>0.20384</text:p>
          </table:table-cell>
          <table:table-cell table:formula="of:=COM.MICROSOFT.STDEV.S([.D84:.H84])" office:value-type="float" office:value="0.000250998007960226" calcext:value-type="float">
            <text:p>0.00025099800796</text:p>
          </table:table-cell>
          <table:table-cell table:formula="of:=AVERAGE([.I84:.M84])" office:value-type="float" office:value="-10.48" calcext:value-type="float">
            <text:p>-10.48</text:p>
          </table:table-cell>
          <table:table-cell table:formula="of:=COM.MICROSOFT.STDEV.S([.I84:.M84])" office:value-type="float" office:value="0.0809320702811929" calcext:value-type="float">
            <text:p>0.080932070281193</text:p>
          </table:table-cell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0.2263" calcext:value-type="float">
            <text:p>0.2263</text:p>
          </table:table-cell>
          <table:table-cell table:style-name="ce10" office:value-type="float" office:value="0.2268" calcext:value-type="float">
            <text:p>0.2268</text:p>
          </table:table-cell>
          <table:table-cell table:style-name="ce10" office:value-type="float" office:value="0.2257" calcext:value-type="float">
            <text:p>0.2257</text:p>
          </table:table-cell>
          <table:table-cell table:number-columns-repeated="2" table:style-name="ce10" office:value-type="float" office:value="0.226" calcext:value-type="float">
            <text:p>0.226</text:p>
          </table:table-cell>
          <table:table-cell table:style-name="ce10" office:value-type="float" office:value="-10.42" calcext:value-type="float">
            <text:p>-10.42</text:p>
          </table:table-cell>
          <table:table-cell table:number-columns-repeated="2" table:style-name="ce10" office:value-type="float" office:value="-10.52" calcext:value-type="float">
            <text:p>-10.52</text:p>
          </table:table-cell>
          <table:table-cell table:style-name="ce10" office:value-type="float" office:value="-10.51" calcext:value-type="float">
            <text:p>-10.51</text:p>
          </table:table-cell>
          <table:table-cell table:style-name="ce10" office:value-type="float" office:value="-10.48" calcext:value-type="float">
            <text:p>-10.48</text:p>
          </table:table-cell>
          <table:table-cell table:formula="of:=AVERAGE([.D85:.H85])" office:value-type="float" office:value="0.22616" calcext:value-type="float">
            <text:p>0.22616</text:p>
          </table:table-cell>
          <table:table-cell table:formula="of:=COM.MICROSOFT.STDEV.S([.D85:.H85])" office:value-type="float" office:value="0.000415932686861705" calcext:value-type="float">
            <text:p>0.000415932686862</text:p>
          </table:table-cell>
          <table:table-cell table:formula="of:=AVERAGE([.I85:.M85])" office:value-type="float" office:value="-10.49" calcext:value-type="float">
            <text:p>-10.49</text:p>
          </table:table-cell>
          <table:table-cell table:formula="of:=COM.MICROSOFT.STDEV.S([.I85:.M85])" office:value-type="float" office:value="0.0424264068711927" calcext:value-type="float">
            <text:p>0.042426406871193</text:p>
          </table:table-cell>
          <table:table-cell table:style-name="Default" table:number-columns-repeated="5"/>
          <table:table-cell table:number-columns-repeated="1002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ry Bias (5V, 1000Hz)" table:style-name="ta1">
        <table:table-column table:style-name="co2" table:default-cell-style-name="ce2"/>
        <table:table-column table:style-name="co5" table:default-cell-style-name="ce2"/>
        <table:table-column table:style-name="co3" table:default-cell-style-name="ce2"/>
        <table:table-column table:style-name="co4" table:number-columns-repeated="8" table:default-cell-style-name="ce2"/>
        <table:table-column table:style-name="co5" table:default-cell-style-name="ce2"/>
        <table:table-column table:style-name="co6" table:default-cell-style-name="ce2"/>
        <table:table-column table:style-name="co12" table:default-cell-style-name="ce2"/>
        <table:table-column table:style-name="co6" table:default-cell-style-name="ce2"/>
        <table:table-column table:style-name="co4" table:number-columns-repeated="1009" table:default-cell-style-name="ce2"/>
        <table:table-row table:style-name="ro1">
          <table:table-cell table:style-name="ce1" office:value-type="string" calcext:value-type="string">
            <text:p>I_bias (mA)</text:p>
          </table:table-cell>
          <table:table-cell table:style-name="ce1" office:value-type="string" calcext:value-type="string">
            <text:p>R1 (mV)</text:p>
          </table:table-cell>
          <table:table-cell table:style-name="ce1" office:value-type="string" calcext:value-type="string">
            <text:p>R2 (mV)</text:p>
          </table:table-cell>
          <table:table-cell table:style-name="ce1" office:value-type="string" calcext:value-type="string">
            <text:p>R3 (mV)</text:p>
          </table:table-cell>
          <table:table-cell table:style-name="ce1" office:value-type="string" calcext:value-type="string">
            <text:p>R4 (mV)</text:p>
          </table:table-cell>
          <table:table-cell table:style-name="ce1" office:value-type="string" calcext:value-type="string">
            <text:p>R5 (mV)</text:p>
          </table:table-cell>
          <table:table-cell table:style-name="ce1" office:value-type="string" calcext:value-type="string">
            <text:p>Phase 1</text:p>
          </table:table-cell>
          <table:table-cell table:style-name="ce1" office:value-type="string" calcext:value-type="string">
            <text:p>Phase 2</text:p>
          </table:table-cell>
          <table:table-cell table:style-name="ce1" office:value-type="string" calcext:value-type="string">
            <text:p>Phase 3</text:p>
          </table:table-cell>
          <table:table-cell table:style-name="ce1" office:value-type="string" calcext:value-type="string">
            <text:p>Phase 4</text:p>
          </table:table-cell>
          <table:table-cell table:style-name="ce1" office:value-type="string" calcext:value-type="string">
            <text:p>Phase 5</text:p>
          </table:table-cell>
          <table:table-cell table:style-name="ce1" office:value-type="string" calcext:value-type="string">
            <text:p>R Ave (mV)</text:p>
          </table:table-cell>
          <table:table-cell table:style-name="ce1" office:value-type="string" calcext:value-type="string">
            <text:p>R Std Dev (mV)</text:p>
          </table:table-cell>
          <table:table-cell table:style-name="ce1" office:value-type="string" calcext:value-type="string">
            <text:p>Phase Avg</text:p>
          </table:table-cell>
          <table:table-cell table:style-name="ce1" office:value-type="string" calcext:value-type="string">
            <text:p>Phase Std Dev</text:p>
          </table:table-cell>
          <table:table-cell table:style-name="ce1"/>
          <table:table-cell table:style-name="Default"/>
          <table:table-cell table:style-name="ce1"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874" calcext:value-type="float">
            <text:p>0.2874</text:p>
          </table:table-cell>
          <table:table-cell office:value-type="float" office:value="0.2877" calcext:value-type="float">
            <text:p>0.287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77" calcext:value-type="float">
            <text:p>0.2877</text:p>
          </table:table-cell>
          <table:table-cell office:value-type="float" office:value="0.2885" calcext:value-type="float">
            <text:p>0.2885</text:p>
          </table:table-cell>
          <table:table-cell office:value-type="float" office:value="24.02" calcext:value-type="float">
            <text:p>24.02</text:p>
          </table:table-cell>
          <table:table-cell office:value-type="float" office:value="22.07" calcext:value-type="float">
            <text:p>22.07</text:p>
          </table:table-cell>
          <table:table-cell office:value-type="float" office:value="21.81" calcext:value-type="float">
            <text:p>21.81</text:p>
          </table:table-cell>
          <table:table-cell office:value-type="float" office:value="22.14" calcext:value-type="float">
            <text:p>22.14</text:p>
          </table:table-cell>
          <table:table-cell office:value-type="float" office:value="22.18" calcext:value-type="float">
            <text:p>22.18</text:p>
          </table:table-cell>
          <table:table-cell table:formula="of:=AVERAGE([.B2:.F2])" office:value-type="float" office:value="0.28766" calcext:value-type="float">
            <text:p>0.28766</text:p>
          </table:table-cell>
          <table:table-cell table:formula="of:=COM.MICROSOFT.STDEV.S([.B2:.F2])" office:value-type="float" office:value="0.00055045435778092" calcext:value-type="float">
            <text:p>0.000550454357781</text:p>
          </table:table-cell>
          <table:table-cell table:formula="of:=AVERAGE([.H2:.K2])" office:value-type="float" office:value="22.05" calcext:value-type="float">
            <text:p>22.05</text:p>
          </table:table-cell>
          <table:table-cell table:formula="of:=COM.MICROSOFT.STDEV.S([.H2:.K2])" office:value-type="float" office:value="0.166332999331663" calcext:value-type="float">
            <text:p>0.166332999331663</text:p>
          </table:table-cell>
          <table:table-cell table:style-name="Default" table:number-columns-repeated="5"/>
          <table:table-cell table:number-columns-repeated="100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2937" calcext:value-type="float">
            <text:p>0.2937</text:p>
          </table:table-cell>
          <table:table-cell office:value-type="float" office:value="0.2928" calcext:value-type="float">
            <text:p>0.2928</text:p>
          </table:table-cell>
          <table:table-cell office:value-type="float" office:value="0.2932" calcext:value-type="float">
            <text:p>0.2932</text:p>
          </table:table-cell>
          <table:table-cell office:value-type="float" office:value="0.2928" calcext:value-type="float">
            <text:p>0.2928</text:p>
          </table:table-cell>
          <table:table-cell office:value-type="float" office:value="0.2935" calcext:value-type="float">
            <text:p>0.2935</text:p>
          </table:table-cell>
          <table:table-cell office:value-type="float" office:value="28.29" calcext:value-type="float">
            <text:p>28.29</text:p>
          </table:table-cell>
          <table:table-cell office:value-type="float" office:value="28.24" calcext:value-type="float">
            <text:p>28.24</text:p>
          </table:table-cell>
          <table:table-cell office:value-type="float" office:value="28.45" calcext:value-type="float">
            <text:p>28.45</text:p>
          </table:table-cell>
          <table:table-cell office:value-type="float" office:value="28.25" calcext:value-type="float">
            <text:p>28.25</text:p>
          </table:table-cell>
          <table:table-cell office:value-type="float" office:value="27.98" calcext:value-type="float">
            <text:p>27.98</text:p>
          </table:table-cell>
          <table:table-cell table:formula="of:=AVERAGE([.B3:.F3])" office:value-type="float" office:value="0.2932" calcext:value-type="float">
            <text:p>0.2932</text:p>
          </table:table-cell>
          <table:table-cell table:formula="of:=COM.MICROSOFT.STDEV.S([.B3:.F3])" office:value-type="float" office:value="0.000406201920231808" calcext:value-type="float">
            <text:p>0.000406201920232</text:p>
          </table:table-cell>
          <table:table-cell table:formula="of:=AVERAGE([.H3:.K3])" office:value-type="float" office:value="28.23" calcext:value-type="float">
            <text:p>28.23</text:p>
          </table:table-cell>
          <table:table-cell table:formula="of:=COM.MICROSOFT.STDEV.S([.H3:.K3])" office:value-type="float" office:value="0.192700112437261" calcext:value-type="float">
            <text:p>0.192700112437261</text:p>
          </table:table-cell>
          <table:table-cell table:style-name="Default" table:number-columns-repeated="5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3004" calcext:value-type="float">
            <text:p>0.3004</text:p>
          </table:table-cell>
          <table:table-cell office:value-type="float" office:value="0.301" calcext:value-type="float">
            <text:p>0.301</text:p>
          </table:table-cell>
          <table:table-cell office:value-type="float" office:value="0.3002" calcext:value-type="float">
            <text:p>0.3002</text:p>
          </table:table-cell>
          <table:table-cell office:value-type="float" office:value="0.3007" calcext:value-type="float">
            <text:p>0.3007</text:p>
          </table:table-cell>
          <table:table-cell office:value-type="float" office:value="33.73" calcext:value-type="float">
            <text:p>33.73</text:p>
          </table:table-cell>
          <table:table-cell office:value-type="float" office:value="33.9" calcext:value-type="float">
            <text:p>33.9</text:p>
          </table:table-cell>
          <table:table-cell office:value-type="float" office:value="33.79" calcext:value-type="float">
            <text:p>33.79</text:p>
          </table:table-cell>
          <table:table-cell office:value-type="float" office:value="34.05" calcext:value-type="float">
            <text:p>34.05</text:p>
          </table:table-cell>
          <table:table-cell office:value-type="float" office:value="33.97" calcext:value-type="float">
            <text:p>33.97</text:p>
          </table:table-cell>
          <table:table-cell table:formula="of:=AVERAGE([.B4:.F4])" office:value-type="float" office:value="0.30066" calcext:value-type="float">
            <text:p>0.30066</text:p>
          </table:table-cell>
          <table:table-cell table:formula="of:=COM.MICROSOFT.STDEV.S([.B4:.F4])" office:value-type="float" office:value="0.000357770876399955" calcext:value-type="float">
            <text:p>0.0003577708764</text:p>
          </table:table-cell>
          <table:table-cell table:formula="of:=AVERAGE([.H4:.K4])" office:value-type="float" office:value="33.9275" calcext:value-type="float">
            <text:p>33.9275</text:p>
          </table:table-cell>
          <table:table-cell table:formula="of:=COM.MICROSOFT.STDEV.S([.H4:.K4])" office:value-type="float" office:value="0.110264832713487" calcext:value-type="float">
            <text:p>0.110264832713487</text:p>
          </table:table-cell>
          <table:table-cell table:style-name="Default" table:number-columns-repeated="5"/>
          <table:table-cell table:number-columns-repeated="100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3112" calcext:value-type="float">
            <text:p>0.3112</text:p>
          </table:table-cell>
          <table:table-cell office:value-type="float" office:value="0.3126" calcext:value-type="float">
            <text:p>0.3126</text:p>
          </table:table-cell>
          <table:table-cell table:number-columns-repeated="2" office:value-type="float" office:value="0.3123" calcext:value-type="float">
            <text:p>0.3123</text:p>
          </table:table-cell>
          <table:table-cell office:value-type="float" office:value="0.3128" calcext:value-type="float">
            <text:p>0.3128</text:p>
          </table:table-cell>
          <table:table-cell office:value-type="float" office:value="37.81" calcext:value-type="float">
            <text:p>37.81</text:p>
          </table:table-cell>
          <table:table-cell table:number-columns-repeated="2" office:value-type="float" office:value="39.13" calcext:value-type="float">
            <text:p>39.13</text:p>
          </table:table-cell>
          <table:table-cell office:value-type="float" office:value="38.92" calcext:value-type="float">
            <text:p>38.92</text:p>
          </table:table-cell>
          <table:table-cell office:value-type="float" office:value="39.18" calcext:value-type="float">
            <text:p>39.18</text:p>
          </table:table-cell>
          <table:table-cell table:formula="of:=AVERAGE([.B5:.F5])" office:value-type="float" office:value="0.31224" calcext:value-type="float">
            <text:p>0.31224</text:p>
          </table:table-cell>
          <table:table-cell table:formula="of:=COM.MICROSOFT.STDEV.S([.B5:.F5])" office:value-type="float" office:value="0.000618869937870623" calcext:value-type="float">
            <text:p>0.000618869937871</text:p>
          </table:table-cell>
          <table:table-cell table:formula="of:=AVERAGE([.H5:.K5])" office:value-type="float" office:value="39.09" calcext:value-type="float">
            <text:p>39.09</text:p>
          </table:table-cell>
          <table:table-cell table:formula="of:=COM.MICROSOFT.STDEV.S([.H5:.K5])" office:value-type="float" office:value="0.115758369027902" calcext:value-type="float">
            <text:p>0.115758369027902</text:p>
          </table:table-cell>
          <table:table-cell table:style-name="Default" table:number-columns-repeated="5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3246" calcext:value-type="float">
            <text:p>0.3246</text:p>
          </table:table-cell>
          <table:table-cell office:value-type="float" office:value="0.325" calcext:value-type="float">
            <text:p>0.325</text:p>
          </table:table-cell>
          <table:table-cell office:value-type="float" office:value="0.3245" calcext:value-type="float">
            <text:p>0.3245</text:p>
          </table:table-cell>
          <table:table-cell office:value-type="float" office:value="0.3248" calcext:value-type="float">
            <text:p>0.3248</text:p>
          </table:table-cell>
          <table:table-cell office:value-type="float" office:value="0.325" calcext:value-type="float">
            <text:p>0.325</text:p>
          </table:table-cell>
          <table:table-cell office:value-type="float" office:value="43.95" calcext:value-type="float">
            <text:p>43.95</text:p>
          </table:table-cell>
          <table:table-cell office:value-type="float" office:value="43.93" calcext:value-type="float">
            <text:p>43.93</text:p>
          </table:table-cell>
          <table:table-cell office:value-type="float" office:value="44.02" calcext:value-type="float">
            <text:p>44.02</text:p>
          </table:table-cell>
          <table:table-cell office:value-type="float" office:value="43.89" calcext:value-type="float">
            <text:p>43.89</text:p>
          </table:table-cell>
          <table:table-cell office:value-type="float" office:value="44.08" calcext:value-type="float">
            <text:p>44.08</text:p>
          </table:table-cell>
          <table:table-cell table:formula="of:=AVERAGE([.B6:.F6])" office:value-type="float" office:value="0.32478" calcext:value-type="float">
            <text:p>0.32478</text:p>
          </table:table-cell>
          <table:table-cell table:formula="of:=COM.MICROSOFT.STDEV.S([.B6:.F6])" office:value-type="float" office:value="0.00022803508501983" calcext:value-type="float">
            <text:p>0.00022803508502</text:p>
          </table:table-cell>
          <table:table-cell table:formula="of:=AVERAGE([.H6:.K6])" office:value-type="float" office:value="43.98" calcext:value-type="float">
            <text:p>43.98</text:p>
          </table:table-cell>
          <table:table-cell table:formula="of:=COM.MICROSOFT.STDEV.S([.H6:.K6])" office:value-type="float" office:value="0.086023252670426" calcext:value-type="float">
            <text:p>0.086023252670426</text:p>
          </table:table-cell>
          <table:table-cell table:style-name="Default" table:number-columns-repeated="5"/>
          <table:table-cell table:number-columns-repeated="100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3399" calcext:value-type="float">
            <text:p>0.3399</text:p>
          </table:table-cell>
          <table:table-cell office:value-type="float" office:value="0.3412" calcext:value-type="float">
            <text:p>0.3412</text:p>
          </table:table-cell>
          <table:table-cell office:value-type="float" office:value="0.3397" calcext:value-type="float">
            <text:p>0.3397</text:p>
          </table:table-cell>
          <table:table-cell office:value-type="float" office:value="0.3412" calcext:value-type="float">
            <text:p>0.3412</text:p>
          </table:table-cell>
          <table:table-cell office:value-type="float" office:value="0.3409" calcext:value-type="float">
            <text:p>0.3409</text:p>
          </table:table-cell>
          <table:table-cell office:value-type="float" office:value="48.51" calcext:value-type="float">
            <text:p>48.51</text:p>
          </table:table-cell>
          <table:table-cell office:value-type="float" office:value="48.38" calcext:value-type="float">
            <text:p>48.38</text:p>
          </table:table-cell>
          <table:table-cell office:value-type="float" office:value="48.48" calcext:value-type="float">
            <text:p>48.48</text:p>
          </table:table-cell>
          <table:table-cell office:value-type="float" office:value="48.3" calcext:value-type="float">
            <text:p>48.3</text:p>
          </table:table-cell>
          <table:table-cell office:value-type="float" office:value="48.42" calcext:value-type="float">
            <text:p>48.42</text:p>
          </table:table-cell>
          <table:table-cell table:formula="of:=AVERAGE([.B7:.F7])" office:value-type="float" office:value="0.34058" calcext:value-type="float">
            <text:p>0.34058</text:p>
          </table:table-cell>
          <table:table-cell table:formula="of:=COM.MICROSOFT.STDEV.S([.B7:.F7])" office:value-type="float" office:value="0.000725947656515258" calcext:value-type="float">
            <text:p>0.000725947656515</text:p>
          </table:table-cell>
          <table:table-cell table:formula="of:=AVERAGE([.H7:.K7])" office:value-type="float" office:value="48.395" calcext:value-type="float">
            <text:p>48.395</text:p>
          </table:table-cell>
          <table:table-cell table:formula="of:=COM.MICROSOFT.STDEV.S([.H7:.K7])" office:value-type="float" office:value="0.0754983443527075" calcext:value-type="float">
            <text:p>0.075498344352708</text:p>
          </table:table-cell>
          <table:table-cell table:style-name="Default" table:number-columns-repeated="5"/>
          <table:table-cell table:number-columns-repeated="1004"/>
        </table:table-row>
        <table:table-row table:style-name="ro2">
          <table:table-cell office:value-type="float" office:value="6.5" calcext:value-type="float">
            <text:p>6.5</text:p>
          </table:table-cell>
          <table:table-cell office:value-type="float" office:value="0.3483" calcext:value-type="float">
            <text:p>0.3483</text:p>
          </table:table-cell>
          <table:table-cell office:value-type="float" office:value="0.3477" calcext:value-type="float">
            <text:p>0.3477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494" calcext:value-type="float">
            <text:p>0.3494</text:p>
          </table:table-cell>
          <table:table-cell office:value-type="float" office:value="0.3479" calcext:value-type="float">
            <text:p>0.3479</text:p>
          </table:table-cell>
          <table:table-cell office:value-type="float" office:value="50.52" calcext:value-type="float">
            <text:p>50.52</text:p>
          </table:table-cell>
          <table:table-cell office:value-type="float" office:value="50.46" calcext:value-type="float">
            <text:p>50.46</text:p>
          </table:table-cell>
          <table:table-cell office:value-type="float" office:value="50.24" calcext:value-type="float">
            <text:p>50.24</text:p>
          </table:table-cell>
          <table:table-cell office:value-type="float" office:value="50.47" calcext:value-type="float">
            <text:p>50.47</text:p>
          </table:table-cell>
          <table:table-cell office:value-type="float" office:value="50.38" calcext:value-type="float">
            <text:p>50.38</text:p>
          </table:table-cell>
          <table:table-cell table:formula="of:=AVERAGE([.B8:.F8])" office:value-type="float" office:value="0.34824" calcext:value-type="float">
            <text:p>0.34824</text:p>
          </table:table-cell>
          <table:table-cell table:formula="of:=COM.MICROSOFT.STDEV.S([.B8:.F8])" office:value-type="float" office:value="0.000684105255059489" calcext:value-type="float">
            <text:p>0.000684105255059</text:p>
          </table:table-cell>
          <table:table-cell table:formula="of:=AVERAGE([.H8:.K8])" office:value-type="float" office:value="50.3875" calcext:value-type="float">
            <text:p>50.3875</text:p>
          </table:table-cell>
          <table:table-cell table:formula="of:=COM.MICROSOFT.STDEV.S([.H8:.K8])" office:value-type="float" office:value="0.106262254195299" calcext:value-type="float">
            <text:p>0.106262254195299</text:p>
          </table:table-cell>
          <table:table-cell table:style-name="Default" table:number-columns-repeated="5"/>
          <table:table-cell table:number-columns-repeated="100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3607" calcext:value-type="float">
            <text:p>0.3607</text:p>
          </table:table-cell>
          <table:table-cell office:value-type="float" office:value="0.3582" calcext:value-type="float">
            <text:p>0.3582</text:p>
          </table:table-cell>
          <table:table-cell office:value-type="float" office:value="0.3584" calcext:value-type="float">
            <text:p>0.3584</text:p>
          </table:table-cell>
          <table:table-cell office:value-type="float" office:value="0.3596" calcext:value-type="float">
            <text:p>0.3596</text:p>
          </table:table-cell>
          <table:table-cell office:value-type="float" office:value="0.3586" calcext:value-type="float">
            <text:p>0.3586</text:p>
          </table:table-cell>
          <table:table-cell office:value-type="float" office:value="52.45" calcext:value-type="float">
            <text:p>52.45</text:p>
          </table:table-cell>
          <table:table-cell office:value-type="float" office:value="52.48" calcext:value-type="float">
            <text:p>52.48</text:p>
          </table:table-cell>
          <table:table-cell office:value-type="float" office:value="52.05" calcext:value-type="float">
            <text:p>52.05</text:p>
          </table:table-cell>
          <table:table-cell office:value-type="float" office:value="52.26" calcext:value-type="float">
            <text:p>52.26</text:p>
          </table:table-cell>
          <table:table-cell office:value-type="float" office:value="52.37" calcext:value-type="float">
            <text:p>52.37</text:p>
          </table:table-cell>
          <table:table-cell table:formula="of:=AVERAGE([.B9:.F9])" office:value-type="float" office:value="0.3591" calcext:value-type="float">
            <text:p>0.3591</text:p>
          </table:table-cell>
          <table:table-cell table:formula="of:=COM.MICROSOFT.STDEV.S([.B9:.F9])" office:value-type="float" office:value="0.00104403065089106" calcext:value-type="float">
            <text:p>0.001044030650891</text:p>
          </table:table-cell>
          <table:table-cell table:formula="of:=AVERAGE([.H9:.K9])" office:value-type="float" office:value="52.29" calcext:value-type="float">
            <text:p>52.29</text:p>
          </table:table-cell>
          <table:table-cell table:formula="of:=COM.MICROSOFT.STDEV.S([.H9:.K9])" office:value-type="float" office:value="0.183484785926972" calcext:value-type="float">
            <text:p>0.183484785926972</text:p>
          </table:table-cell>
          <table:table-cell table:style-name="Default" table:number-columns-repeated="5"/>
          <table:table-cell table:number-columns-repeated="1004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0.3666" calcext:value-type="float">
            <text:p>0.3666</text:p>
          </table:table-cell>
          <table:table-cell office:value-type="float" office:value="0.3676" calcext:value-type="float">
            <text:p>0.3676</text:p>
          </table:table-cell>
          <table:table-cell office:value-type="float" office:value="0.3672" calcext:value-type="float">
            <text:p>0.3672</text:p>
          </table:table-cell>
          <table:table-cell office:value-type="float" office:value="0.3678" calcext:value-type="float">
            <text:p>0.3678</text:p>
          </table:table-cell>
          <table:table-cell office:value-type="float" office:value="0.3669" calcext:value-type="float">
            <text:p>0.3669</text:p>
          </table:table-cell>
          <table:table-cell office:value-type="float" office:value="54.27" calcext:value-type="float">
            <text:p>54.27</text:p>
          </table:table-cell>
          <table:table-cell office:value-type="float" office:value="54.34" calcext:value-type="float">
            <text:p>54.34</text:p>
          </table:table-cell>
          <table:table-cell office:value-type="float" office:value="54.2" calcext:value-type="float">
            <text:p>54.2</text:p>
          </table:table-cell>
          <table:table-cell office:value-type="float" office:value="54.27" calcext:value-type="float">
            <text:p>54.27</text:p>
          </table:table-cell>
          <table:table-cell office:value-type="float" office:value="54.33" calcext:value-type="float">
            <text:p>54.33</text:p>
          </table:table-cell>
          <table:table-cell table:formula="of:=AVERAGE([.B10:.F10])" office:value-type="float" office:value="0.36722" calcext:value-type="float">
            <text:p>0.36722</text:p>
          </table:table-cell>
          <table:table-cell table:formula="of:=COM.MICROSOFT.STDEV.S([.B10:.F10])" office:value-type="float" office:value="0.000491934955049953" calcext:value-type="float">
            <text:p>0.00049193495505</text:p>
          </table:table-cell>
          <table:table-cell table:formula="of:=AVERAGE([.H10:.K10])" office:value-type="float" office:value="54.285" calcext:value-type="float">
            <text:p>54.285</text:p>
          </table:table-cell>
          <table:table-cell table:formula="of:=COM.MICROSOFT.STDEV.S([.H10:.K10])" office:value-type="float" office:value="0.0645497224367894" calcext:value-type="float">
            <text:p>0.064549722436789</text:p>
          </table:table-cell>
          <table:table-cell table:style-name="Default" table:number-columns-repeated="5"/>
          <table:table-cell table:number-columns-repeated="100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3768" calcext:value-type="float">
            <text:p>0.3768</text:p>
          </table:table-cell>
          <table:table-cell office:value-type="float" office:value="0.3778" calcext:value-type="float">
            <text:p>0.3778</text:p>
          </table:table-cell>
          <table:table-cell office:value-type="float" office:value="0.3765" calcext:value-type="float">
            <text:p>0.3765</text:p>
          </table:table-cell>
          <table:table-cell office:value-type="float" office:value="0.3767" calcext:value-type="float">
            <text:p>0.3767</text:p>
          </table:table-cell>
          <table:table-cell office:value-type="float" office:value="0.3761" calcext:value-type="float">
            <text:p>0.3761</text:p>
          </table:table-cell>
          <table:table-cell office:value-type="float" office:value="56.18" calcext:value-type="float">
            <text:p>56.18</text:p>
          </table:table-cell>
          <table:table-cell office:value-type="float" office:value="56.11" calcext:value-type="float">
            <text:p>56.11</text:p>
          </table:table-cell>
          <table:table-cell office:value-type="float" office:value="56.25" calcext:value-type="float">
            <text:p>56.25</text:p>
          </table:table-cell>
          <table:table-cell office:value-type="float" office:value="56.09" calcext:value-type="float">
            <text:p>56.09</text:p>
          </table:table-cell>
          <table:table-cell office:value-type="float" office:value="56.02" calcext:value-type="float">
            <text:p>56.02</text:p>
          </table:table-cell>
          <table:table-cell table:formula="of:=AVERAGE([.B11:.F11])" office:value-type="float" office:value="0.37678" calcext:value-type="float">
            <text:p>0.37678</text:p>
          </table:table-cell>
          <table:table-cell table:formula="of:=COM.MICROSOFT.STDEV.S([.B11:.F11])" office:value-type="float" office:value="0.000630079360080931" calcext:value-type="float">
            <text:p>0.000630079360081</text:p>
          </table:table-cell>
          <table:table-cell table:formula="of:=AVERAGE([.H11:.K11])" office:value-type="float" office:value="56.1175" calcext:value-type="float">
            <text:p>56.1175</text:p>
          </table:table-cell>
          <table:table-cell table:formula="of:=COM.MICROSOFT.STDEV.S([.H11:.K11])" office:value-type="float" office:value="0.0963932916061403" calcext:value-type="float">
            <text:p>0.09639329160614</text:p>
          </table:table-cell>
          <table:table-cell table:style-name="Default" table:number-columns-repeated="5"/>
          <table:table-cell table:number-columns-repeated="1004"/>
        </table:table-row>
        <table:table-row table:style-name="ro2">
          <table:table-cell office:value-type="float" office:value="8.5" calcext:value-type="float">
            <text:p>8.5</text:p>
          </table:table-cell>
          <table:table-cell office:value-type="float" office:value="0.3863" calcext:value-type="float">
            <text:p>0.3863</text:p>
          </table:table-cell>
          <table:table-cell office:value-type="float" office:value="0.3876" calcext:value-type="float">
            <text:p>0.3876</text:p>
          </table:table-cell>
          <table:table-cell office:value-type="float" office:value="0.3868" calcext:value-type="float">
            <text:p>0.3868</text:p>
          </table:table-cell>
          <table:table-cell office:value-type="float" office:value="0.3867" calcext:value-type="float">
            <text:p>0.3867</text:p>
          </table:table-cell>
          <table:table-cell office:value-type="float" office:value="0.3863" calcext:value-type="float">
            <text:p>0.3863</text:p>
          </table:table-cell>
          <table:table-cell office:value-type="float" office:value="57.85" calcext:value-type="float">
            <text:p>57.85</text:p>
          </table:table-cell>
          <table:table-cell office:value-type="float" office:value="57.8" calcext:value-type="float">
            <text:p>57.8</text:p>
          </table:table-cell>
          <table:table-cell office:value-type="float" office:value="57.91" calcext:value-type="float">
            <text:p>57.91</text:p>
          </table:table-cell>
          <table:table-cell table:number-columns-repeated="2" office:value-type="float" office:value="57.73" calcext:value-type="float">
            <text:p>57.73</text:p>
          </table:table-cell>
          <table:table-cell table:formula="of:=AVERAGE([.B12:.F12])" office:value-type="float" office:value="0.38674" calcext:value-type="float">
            <text:p>0.38674</text:p>
          </table:table-cell>
          <table:table-cell table:formula="of:=COM.MICROSOFT.STDEV.S([.B12:.F12])" office:value-type="float" office:value="0.000531977443130802" calcext:value-type="float">
            <text:p>0.000531977443131</text:p>
          </table:table-cell>
          <table:table-cell table:formula="of:=AVERAGE([.H12:.K12])" office:value-type="float" office:value="57.7925" calcext:value-type="float">
            <text:p>57.7925</text:p>
          </table:table-cell>
          <table:table-cell table:formula="of:=COM.MICROSOFT.STDEV.S([.H12:.K12])" office:value-type="float" office:value="0.0849999999999999" calcext:value-type="float">
            <text:p>0.085</text:p>
          </table:table-cell>
          <table:table-cell table:style-name="Default" table:number-columns-repeated="5"/>
          <table:table-cell table:number-columns-repeated="100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3989" calcext:value-type="float">
            <text:p>0.3989</text:p>
          </table:table-cell>
          <table:table-cell office:value-type="float" office:value="0.3978" calcext:value-type="float">
            <text:p>0.3978</text:p>
          </table:table-cell>
          <table:table-cell office:value-type="float" office:value="0.3979" calcext:value-type="float">
            <text:p>0.3979</text:p>
          </table:table-cell>
          <table:table-cell office:value-type="float" office:value="0.397" calcext:value-type="float">
            <text:p>0.397</text:p>
          </table:table-cell>
          <table:table-cell office:value-type="float" office:value="0.3979" calcext:value-type="float">
            <text:p>0.3979</text:p>
          </table:table-cell>
          <table:table-cell office:value-type="float" office:value="59.39" calcext:value-type="float">
            <text:p>59.39</text:p>
          </table:table-cell>
          <table:table-cell office:value-type="float" office:value="59.43" calcext:value-type="float">
            <text:p>59.43</text:p>
          </table:table-cell>
          <table:table-cell office:value-type="float" office:value="59.34" calcext:value-type="float">
            <text:p>59.34</text:p>
          </table:table-cell>
          <table:table-cell office:value-type="float" office:value="59.46" calcext:value-type="float">
            <text:p>59.46</text:p>
          </table:table-cell>
          <table:table-cell office:value-type="float" office:value="59.29" calcext:value-type="float">
            <text:p>59.29</text:p>
          </table:table-cell>
          <table:table-cell table:formula="of:=AVERAGE([.B13:.F13])" office:value-type="float" office:value="0.3979" calcext:value-type="float">
            <text:p>0.3979</text:p>
          </table:table-cell>
          <table:table-cell table:formula="of:=COM.MICROSOFT.STDEV.S([.B13:.F13])" office:value-type="float" office:value="0.000674536878161606" calcext:value-type="float">
            <text:p>0.000674536878162</text:p>
          </table:table-cell>
          <table:table-cell table:formula="of:=AVERAGE([.H13:.K13])" office:value-type="float" office:value="59.38" calcext:value-type="float">
            <text:p>59.38</text:p>
          </table:table-cell>
          <table:table-cell table:formula="of:=COM.MICROSOFT.STDEV.S([.H13:.K13])" office:value-type="float" office:value="0.0787400787401181" calcext:value-type="float">
            <text:p>0.078740078740118</text:p>
          </table:table-cell>
          <table:table-cell table:style-name="Default" table:number-columns-repeated="5"/>
          <table:table-cell table:number-columns-repeated="1004"/>
        </table:table-row>
        <table:table-row table:style-name="ro2">
          <table:table-cell office:value-type="float" office:value="9.5" calcext:value-type="float">
            <text:p>9.5</text:p>
          </table:table-cell>
          <table:table-cell office:value-type="float" office:value="0.4078" calcext:value-type="float">
            <text:p>0.4078</text:p>
          </table:table-cell>
          <table:table-cell office:value-type="float" office:value="0.4071" calcext:value-type="float">
            <text:p>0.4071</text:p>
          </table:table-cell>
          <table:table-cell office:value-type="float" office:value="0.4065" calcext:value-type="float">
            <text:p>0.4065</text:p>
          </table:table-cell>
          <table:table-cell office:value-type="float" office:value="0.4081" calcext:value-type="float">
            <text:p>0.4081</text:p>
          </table:table-cell>
          <table:table-cell office:value-type="float" office:value="0.4078" calcext:value-type="float">
            <text:p>0.4078</text:p>
          </table:table-cell>
          <table:table-cell office:value-type="float" office:value="60.73" calcext:value-type="float">
            <text:p>60.73</text:p>
          </table:table-cell>
          <table:table-cell office:value-type="float" office:value="60.9" calcext:value-type="float">
            <text:p>60.9</text:p>
          </table:table-cell>
          <table:table-cell office:value-type="float" office:value="60.89" calcext:value-type="float">
            <text:p>60.89</text:p>
          </table:table-cell>
          <table:table-cell office:value-type="float" office:value="60.92" calcext:value-type="float">
            <text:p>60.92</text:p>
          </table:table-cell>
          <table:table-cell office:value-type="float" office:value="60.8" calcext:value-type="float">
            <text:p>60.8</text:p>
          </table:table-cell>
          <table:table-cell table:formula="of:=AVERAGE([.B14:.F14])" office:value-type="float" office:value="0.40746" calcext:value-type="float">
            <text:p>0.40746</text:p>
          </table:table-cell>
          <table:table-cell table:formula="of:=COM.MICROSOFT.STDEV.S([.B14:.F14])" office:value-type="float" office:value="0.000650384501660355" calcext:value-type="float">
            <text:p>0.00065038450166</text:p>
          </table:table-cell>
          <table:table-cell table:formula="of:=AVERAGE([.H14:.K14])" office:value-type="float" office:value="60.8775" calcext:value-type="float">
            <text:p>60.8775</text:p>
          </table:table-cell>
          <table:table-cell table:formula="of:=COM.MICROSOFT.STDEV.S([.H14:.K14])" office:value-type="float" office:value="0.0531507290636749" calcext:value-type="float">
            <text:p>0.053150729063675</text:p>
          </table:table-cell>
          <table:table-cell table:style-name="Default" table:number-columns-repeated="5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4198" calcext:value-type="float">
            <text:p>0.4198</text:p>
          </table:table-cell>
          <table:table-cell office:value-type="float" office:value="0.4189" calcext:value-type="float">
            <text:p>0.4189</text:p>
          </table:table-cell>
          <table:table-cell office:value-type="float" office:value="0.4203" calcext:value-type="float">
            <text:p>0.4203</text:p>
          </table:table-cell>
          <table:table-cell office:value-type="float" office:value="0.4188" calcext:value-type="float">
            <text:p>0.4188</text:p>
          </table:table-cell>
          <table:table-cell office:value-type="float" office:value="0.42" calcext:value-type="float">
            <text:p>0.42</text:p>
          </table:table-cell>
          <table:table-cell office:value-type="float" office:value="62.2" calcext:value-type="float">
            <text:p>62.2</text:p>
          </table:table-cell>
          <table:table-cell office:value-type="float" office:value="62.19" calcext:value-type="float">
            <text:p>62.19</text:p>
          </table:table-cell>
          <table:table-cell office:value-type="float" office:value="62.42" calcext:value-type="float">
            <text:p>62.42</text:p>
          </table:table-cell>
          <table:table-cell office:value-type="float" office:value="62.37" calcext:value-type="float">
            <text:p>62.37</text:p>
          </table:table-cell>
          <table:table-cell office:value-type="float" office:value="62.24" calcext:value-type="float">
            <text:p>62.24</text:p>
          </table:table-cell>
          <table:table-cell table:formula="of:=AVERAGE([.B15:.F15])" office:value-type="float" office:value="0.41956" calcext:value-type="float">
            <text:p>0.41956</text:p>
          </table:table-cell>
          <table:table-cell table:formula="of:=COM.MICROSOFT.STDEV.S([.B15:.F15])" office:value-type="float" office:value="0.000673052746818553" calcext:value-type="float">
            <text:p>0.000673052746819</text:p>
          </table:table-cell>
          <table:table-cell table:formula="of:=AVERAGE([.H15:.K15])" office:value-type="float" office:value="62.305" calcext:value-type="float">
            <text:p>62.305</text:p>
          </table:table-cell>
          <table:table-cell table:formula="of:=COM.MICROSOFT.STDEV.S([.H15:.K15])" office:value-type="float" office:value="0.10785793124909" calcext:value-type="float">
            <text:p>0.10785793124909</text:p>
          </table:table-cell>
          <table:table-cell table:style-name="Default" table:number-columns-repeated="5"/>
          <table:table-cell table:number-columns-repeated="1004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0.2837" calcext:value-type="float">
            <text:p>0.2837</text:p>
          </table:table-cell>
          <table:table-cell office:value-type="float" office:value="0.2834" calcext:value-type="float">
            <text:p>0.2834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2837" calcext:value-type="float">
            <text:p>0.2837</text:p>
          </table:table-cell>
          <table:table-cell office:value-type="float" office:value="0.2842" calcext:value-type="float">
            <text:p>0.2842</text:p>
          </table:table-cell>
          <table:table-cell office:value-type="float" office:value="9.83" calcext:value-type="float">
            <text:p>9.83</text:p>
          </table:table-cell>
          <table:table-cell office:value-type="float" office:value="9.88" calcext:value-type="float">
            <text:p>9.88</text:p>
          </table:table-cell>
          <table:table-cell office:value-type="float" office:value="10.05" calcext:value-type="float">
            <text:p>10.05</text:p>
          </table:table-cell>
          <table:table-cell office:value-type="float" office:value="9.82" calcext:value-type="float">
            <text:p>9.82</text:p>
          </table:table-cell>
          <table:table-cell office:value-type="float" office:value="9.85" calcext:value-type="float">
            <text:p>9.85</text:p>
          </table:table-cell>
          <table:table-cell table:formula="of:=AVERAGE([.B16:.F16])" office:value-type="float" office:value="0.28376" calcext:value-type="float">
            <text:p>0.28376</text:p>
          </table:table-cell>
          <table:table-cell table:formula="of:=COM.MICROSOFT.STDEV.S([.B16:.F16])" office:value-type="float" office:value="0.000288097205817748" calcext:value-type="float">
            <text:p>0.000288097205818</text:p>
          </table:table-cell>
          <table:table-cell table:formula="of:=AVERAGE([.H16:.K16])" office:value-type="float" office:value="9.9" calcext:value-type="float">
            <text:p>9.9</text:p>
          </table:table-cell>
          <table:table-cell table:formula="of:=COM.MICROSOFT.STDEV.S([.H16:.K16])" office:value-type="float" office:value="0.10295630140987" calcext:value-type="float">
            <text:p>0.10295630140987</text:p>
          </table:table-cell>
          <table:table-cell table:style-name="Default" table:number-columns-repeated="5"/>
          <table:table-cell table:number-columns-repeated="1004"/>
        </table:table-row>
        <table:table-row table:style-name="ro2">
          <table:table-cell office:value-type="float" office:value="-2" calcext:value-type="float">
            <text:p>-2</text:p>
          </table:table-cell>
          <table:table-cell office:value-type="float" office:value="0.2885" calcext:value-type="float">
            <text:p>0.2885</text:p>
          </table:table-cell>
          <table:table-cell office:value-type="float" office:value="0.2876" calcext:value-type="float">
            <text:p>0.2876</text:p>
          </table:table-cell>
          <table:table-cell office:value-type="float" office:value="0.2892" calcext:value-type="float">
            <text:p>0.2892</text:p>
          </table:table-cell>
          <table:table-cell office:value-type="float" office:value="0.2889" calcext:value-type="float">
            <text:p>0.2889</text:p>
          </table:table-cell>
          <table:table-cell office:value-type="float" office:value="0.2886" calcext:value-type="float">
            <text:p>0.2886</text:p>
          </table:table-cell>
          <table:table-cell office:value-type="float" office:value="4.11" calcext:value-type="float">
            <text:p>4.11</text:p>
          </table:table-cell>
          <table:table-cell office:value-type="float" office:value="3.82" calcext:value-type="float">
            <text:p>3.82</text:p>
          </table:table-cell>
          <table:table-cell office:value-type="float" office:value="3.79" calcext:value-type="float">
            <text:p>3.79</text:p>
          </table:table-cell>
          <table:table-cell office:value-type="float" office:value="3.93" calcext:value-type="float">
            <text:p>3.93</text:p>
          </table:table-cell>
          <table:table-cell office:value-type="float" office:value="3.91" calcext:value-type="float">
            <text:p>3.91</text:p>
          </table:table-cell>
          <table:table-cell table:formula="of:=AVERAGE([.B17:.F17])" office:value-type="float" office:value="0.28856" calcext:value-type="float">
            <text:p>0.28856</text:p>
          </table:table-cell>
          <table:table-cell table:formula="of:=COM.MICROSOFT.STDEV.S([.B17:.F17])" office:value-type="float" office:value="0.000602494813255675" calcext:value-type="float">
            <text:p>0.000602494813256</text:p>
          </table:table-cell>
          <table:table-cell table:formula="of:=AVERAGE([.H17:.K17])" office:value-type="float" office:value="3.8625" calcext:value-type="float">
            <text:p>3.8625</text:p>
          </table:table-cell>
          <table:table-cell table:formula="of:=COM.MICROSOFT.STDEV.S([.H17:.K17])" office:value-type="float" office:value="0.0680073525436772" calcext:value-type="float">
            <text:p>0.068007352543677</text:p>
          </table:table-cell>
          <table:table-cell table:style-name="Default" table:number-columns-repeated="5"/>
          <table:table-cell table:number-columns-repeated="1004"/>
        </table:table-row>
        <table:table-row table:style-name="ro2">
          <table:table-cell office:value-type="float" office:value="-3" calcext:value-type="float">
            <text:p>-3</text:p>
          </table:table-cell>
          <table:table-cell office:value-type="float" office:value="0.2959" calcext:value-type="float">
            <text:p>0.2959</text:p>
          </table:table-cell>
          <table:table-cell office:value-type="float" office:value="0.2954" calcext:value-type="float">
            <text:p>0.2954</text:p>
          </table:table-cell>
          <table:table-cell office:value-type="float" office:value="0.2964" calcext:value-type="float">
            <text:p>0.2964</text:p>
          </table:table-cell>
          <table:table-cell office:value-type="float" office:value="0.2962" calcext:value-type="float">
            <text:p>0.2962</text:p>
          </table:table-cell>
          <table:table-cell office:value-type="float" office:value="0.295" calcext:value-type="float">
            <text:p>0.295</text:p>
          </table:table-cell>
          <table:table-cell office:value-type="float" office:value="-1.79" calcext:value-type="float">
            <text:p>-1.79</text:p>
          </table:table-cell>
          <table:table-cell office:value-type="float" office:value="-1.84" calcext:value-type="float">
            <text:p>-1.84</text:p>
          </table:table-cell>
          <table:table-cell office:value-type="float" office:value="-1.91" calcext:value-type="float">
            <text:p>-1.91</text:p>
          </table:table-cell>
          <table:table-cell office:value-type="float" office:value="-1.78" calcext:value-type="float">
            <text:p>-1.78</text:p>
          </table:table-cell>
          <table:table-cell office:value-type="float" office:value="-1.91" calcext:value-type="float">
            <text:p>-1.91</text:p>
          </table:table-cell>
          <table:table-cell table:formula="of:=AVERAGE([.B18:.F18])" office:value-type="float" office:value="0.29578" calcext:value-type="float">
            <text:p>0.29578</text:p>
          </table:table-cell>
          <table:table-cell table:formula="of:=COM.MICROSOFT.STDEV.S([.B18:.F18])" office:value-type="float" office:value="0.000576194411635526" calcext:value-type="float">
            <text:p>0.000576194411636</text:p>
          </table:table-cell>
          <table:table-cell table:formula="of:=AVERAGE([.H18:.K18])" office:value-type="float" office:value="-1.86" calcext:value-type="float">
            <text:p>-1.86</text:p>
          </table:table-cell>
          <table:table-cell table:formula="of:=COM.MICROSOFT.STDEV.S([.H18:.K18])" office:value-type="float" office:value="0.0627162924074227" calcext:value-type="float">
            <text:p>0.062716292407423</text:p>
          </table:table-cell>
          <table:table-cell table:style-name="Default" table:number-columns-repeated="5"/>
          <table:table-cell table:number-columns-repeated="1004"/>
        </table:table-row>
        <table:table-row table:style-name="ro2">
          <table:table-cell office:value-type="float" office:value="-4" calcext:value-type="float">
            <text:p>-4</text:p>
          </table:table-cell>
          <table:table-cell office:value-type="float" office:value="0.3052" calcext:value-type="float">
            <text:p>0.3052</text:p>
          </table:table-cell>
          <table:table-cell office:value-type="float" office:value="0.3058" calcext:value-type="float">
            <text:p>0.3058</text:p>
          </table:table-cell>
          <table:table-cell office:value-type="float" office:value="0.3052" calcext:value-type="float">
            <text:p>0.3052</text:p>
          </table:table-cell>
          <table:table-cell office:value-type="float" office:value="0.3047" calcext:value-type="float">
            <text:p>0.3047</text:p>
          </table:table-cell>
          <table:table-cell office:value-type="float" office:value="0.3046" calcext:value-type="float">
            <text:p>0.3046</text:p>
          </table:table-cell>
          <table:table-cell office:value-type="float" office:value="-7.16" calcext:value-type="float">
            <text:p>-7.16</text:p>
          </table:table-cell>
          <table:table-cell office:value-type="float" office:value="-7.31" calcext:value-type="float">
            <text:p>-7.31</text:p>
          </table:table-cell>
          <table:table-cell office:value-type="float" office:value="-7.17" calcext:value-type="float">
            <text:p>-7.17</text:p>
          </table:table-cell>
          <table:table-cell office:value-type="float" office:value="-7.22" calcext:value-type="float">
            <text:p>-7.22</text:p>
          </table:table-cell>
          <table:table-cell office:value-type="float" office:value="-7.16" calcext:value-type="float">
            <text:p>-7.16</text:p>
          </table:table-cell>
          <table:table-cell table:formula="of:=AVERAGE([.B19:.F19])" office:value-type="float" office:value="0.3051" calcext:value-type="float">
            <text:p>0.3051</text:p>
          </table:table-cell>
          <table:table-cell table:formula="of:=COM.MICROSOFT.STDEV.S([.B19:.F19])" office:value-type="float" office:value="0.000479583152331265" calcext:value-type="float">
            <text:p>0.000479583152331</text:p>
          </table:table-cell>
          <table:table-cell table:formula="of:=AVERAGE([.H19:.K19])" office:value-type="float" office:value="-7.215" calcext:value-type="float">
            <text:p>-7.215</text:p>
          </table:table-cell>
          <table:table-cell table:formula="of:=COM.MICROSOFT.STDEV.S([.H19:.K19])" office:value-type="float" office:value="0.0685565460040102" calcext:value-type="float">
            <text:p>0.06855654600401</text:p>
          </table:table-cell>
          <table:table-cell table:style-name="Default" table:number-columns-repeated="5"/>
          <table:table-cell table:number-columns-repeated="1004"/>
        </table:table-row>
        <table:table-row table:style-name="ro2">
          <table:table-cell office:value-type="float" office:value="-5" calcext:value-type="float">
            <text:p>-5</text:p>
          </table:table-cell>
          <table:table-cell office:value-type="float" office:value="0.317" calcext:value-type="float">
            <text:p>0.317</text:p>
          </table:table-cell>
          <table:table-cell office:value-type="float" office:value="0.3184" calcext:value-type="float">
            <text:p>0.3184</text:p>
          </table:table-cell>
          <table:table-cell office:value-type="float" office:value="0.3178" calcext:value-type="float">
            <text:p>0.3178</text:p>
          </table:table-cell>
          <table:table-cell office:value-type="float" office:value="0.3171" calcext:value-type="float">
            <text:p>0.3171</text:p>
          </table:table-cell>
          <table:table-cell office:value-type="float" office:value="0.3186" calcext:value-type="float">
            <text:p>0.3186</text:p>
          </table:table-cell>
          <table:table-cell office:value-type="float" office:value="-12.22" calcext:value-type="float">
            <text:p>-12.22</text:p>
          </table:table-cell>
          <table:table-cell office:value-type="float" office:value="-12.34" calcext:value-type="float">
            <text:p>-12.34</text:p>
          </table:table-cell>
          <table:table-cell office:value-type="float" office:value="-12.2" calcext:value-type="float">
            <text:p>-12.2</text:p>
          </table:table-cell>
          <table:table-cell office:value-type="float" office:value="-12.13" calcext:value-type="float">
            <text:p>-12.13</text:p>
          </table:table-cell>
          <table:table-cell office:value-type="float" office:value="-12.18" calcext:value-type="float">
            <text:p>-12.18</text:p>
          </table:table-cell>
          <table:table-cell table:formula="of:=AVERAGE([.B20:.F20])" office:value-type="float" office:value="0.31778" calcext:value-type="float">
            <text:p>0.31778</text:p>
          </table:table-cell>
          <table:table-cell table:formula="of:=COM.MICROSOFT.STDEV.S([.B20:.F20])" office:value-type="float" office:value="0.000729383301152421" calcext:value-type="float">
            <text:p>0.000729383301152</text:p>
          </table:table-cell>
          <table:table-cell table:formula="of:=AVERAGE([.H20:.K20])" office:value-type="float" office:value="-12.2125" calcext:value-type="float">
            <text:p>-12.2125</text:p>
          </table:table-cell>
          <table:table-cell table:formula="of:=COM.MICROSOFT.STDEV.S([.H20:.K20])" office:value-type="float" office:value="0.0899536917900907" calcext:value-type="float">
            <text:p>0.089953691790091</text:p>
          </table:table-cell>
          <table:table-cell table:style-name="Default" table:number-columns-repeated="5"/>
          <table:table-cell table:number-columns-repeated="1004"/>
        </table:table-row>
        <table:table-row table:style-name="ro2">
          <table:table-cell office:value-type="float" office:value="-6" calcext:value-type="float">
            <text:p>-6</text:p>
          </table:table-cell>
          <table:table-cell office:value-type="float" office:value="0.3328" calcext:value-type="float">
            <text:p>0.3328</text:p>
          </table:table-cell>
          <table:table-cell office:value-type="float" office:value="0.3329" calcext:value-type="float">
            <text:p>0.3329</text:p>
          </table:table-cell>
          <table:table-cell office:value-type="float" office:value="0.3318" calcext:value-type="float">
            <text:p>0.3318</text:p>
          </table:table-cell>
          <table:table-cell office:value-type="float" office:value="0.3319" calcext:value-type="float">
            <text:p>0.3319</text:p>
          </table:table-cell>
          <table:table-cell office:value-type="float" office:value="0.3315" calcext:value-type="float">
            <text:p>0.3315</text:p>
          </table:table-cell>
          <table:table-cell office:value-type="float" office:value="-16.9" calcext:value-type="float">
            <text:p>-16.9</text:p>
          </table:table-cell>
          <table:table-cell office:value-type="float" office:value="-16.94" calcext:value-type="float">
            <text:p>-16.94</text:p>
          </table:table-cell>
          <table:table-cell office:value-type="float" office:value="-16.81" calcext:value-type="float">
            <text:p>-16.81</text:p>
          </table:table-cell>
          <table:table-cell office:value-type="float" office:value="-16.77" calcext:value-type="float">
            <text:p>-16.77</text:p>
          </table:table-cell>
          <table:table-cell office:value-type="float" office:value="-16.74" calcext:value-type="float">
            <text:p>-16.74</text:p>
          </table:table-cell>
          <table:table-cell table:formula="of:=AVERAGE([.B21:.F21])" office:value-type="float" office:value="0.33218" calcext:value-type="float">
            <text:p>0.33218</text:p>
          </table:table-cell>
          <table:table-cell table:formula="of:=COM.MICROSOFT.STDEV.S([.B21:.F21])" office:value-type="float" office:value="0.000630079360080939" calcext:value-type="float">
            <text:p>0.000630079360081</text:p>
          </table:table-cell>
          <table:table-cell table:formula="of:=AVERAGE([.H21:.K21])" office:value-type="float" office:value="-16.815" calcext:value-type="float">
            <text:p>-16.815</text:p>
          </table:table-cell>
          <table:table-cell table:formula="of:=COM.MICROSOFT.STDEV.S([.H21:.K21])" office:value-type="float" office:value="0.0881286937760164" calcext:value-type="float">
            <text:p>0.088128693776016</text:p>
          </table:table-cell>
          <table:table-cell table:style-name="Default" table:number-columns-repeated="5"/>
          <table:table-cell table:number-columns-repeated="1004"/>
        </table:table-row>
        <table:table-row table:style-name="ro2">
          <table:table-cell office:value-type="float" office:value="-6.5" calcext:value-type="float">
            <text:p>-6.5</text:p>
          </table:table-cell>
          <table:table-cell office:value-type="float" office:value="0.341" calcext:value-type="float">
            <text:p>0.341</text:p>
          </table:table-cell>
          <table:table-cell office:value-type="float" office:value="0.3421" calcext:value-type="float">
            <text:p>0.3421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3423" calcext:value-type="float">
            <text:p>0.3423</text:p>
          </table:table-cell>
          <table:table-cell office:value-type="float" office:value="0.3433" calcext:value-type="float">
            <text:p>0.3433</text:p>
          </table:table-cell>
          <table:table-cell office:value-type="float" office:value="-18.91" calcext:value-type="float">
            <text:p>-18.91</text:p>
          </table:table-cell>
          <table:table-cell office:value-type="float" office:value="-18.86" calcext:value-type="float">
            <text:p>-18.86</text:p>
          </table:table-cell>
          <table:table-cell office:value-type="float" office:value="-19.17" calcext:value-type="float">
            <text:p>-19.17</text:p>
          </table:table-cell>
          <table:table-cell office:value-type="float" office:value="-18.94" calcext:value-type="float">
            <text:p>-18.94</text:p>
          </table:table-cell>
          <table:table-cell office:value-type="float" office:value="-19.14" calcext:value-type="float">
            <text:p>-19.14</text:p>
          </table:table-cell>
          <table:table-cell table:formula="of:=AVERAGE([.B22:.F22])" office:value-type="float" office:value="0.34206" calcext:value-type="float">
            <text:p>0.34206</text:p>
          </table:table-cell>
          <table:table-cell table:formula="of:=COM.MICROSOFT.STDEV.S([.B22:.F22])" office:value-type="float" office:value="0.000856154191720147" calcext:value-type="float">
            <text:p>0.00085615419172</text:p>
          </table:table-cell>
          <table:table-cell table:formula="of:=AVERAGE([.H22:.K22])" office:value-type="float" office:value="-19.0275" calcext:value-type="float">
            <text:p>-19.0275</text:p>
          </table:table-cell>
          <table:table-cell table:formula="of:=COM.MICROSOFT.STDEV.S([.H22:.K22])" office:value-type="float" office:value="0.151299922890486" calcext:value-type="float">
            <text:p>0.151299922890486</text:p>
          </table:table-cell>
          <table:table-cell table:style-name="Default" table:number-columns-repeated="5"/>
          <table:table-cell table:number-columns-repeated="1004"/>
        </table:table-row>
        <table:table-row table:style-name="ro2">
          <table:table-cell office:value-type="float" office:value="-7" calcext:value-type="float">
            <text:p>-7</text:p>
          </table:table-cell>
          <table:table-cell office:value-type="float" office:value="0.3496" calcext:value-type="float">
            <text:p>0.3496</text:p>
          </table:table-cell>
          <table:table-cell office:value-type="float" office:value="0.3497" calcext:value-type="float">
            <text:p>0.3497</text:p>
          </table:table-cell>
          <table:table-cell office:value-type="float" office:value="0.3498" calcext:value-type="float">
            <text:p>0.3498</text:p>
          </table:table-cell>
          <table:table-cell office:value-type="float" office:value="0.3501" calcext:value-type="float">
            <text:p>0.3501</text:p>
          </table:table-cell>
          <table:table-cell office:value-type="float" office:value="0.3506" calcext:value-type="float">
            <text:p>0.3506</text:p>
          </table:table-cell>
          <table:table-cell office:value-type="float" office:value="-21.1" calcext:value-type="float">
            <text:p>-21.1</text:p>
          </table:table-cell>
          <table:table-cell office:value-type="float" office:value="-21.11" calcext:value-type="float">
            <text:p>-21.11</text:p>
          </table:table-cell>
          <table:table-cell office:value-type="float" office:value="-21.16" calcext:value-type="float">
            <text:p>-21.16</text:p>
          </table:table-cell>
          <table:table-cell office:value-type="float" office:value="-21.05" calcext:value-type="float">
            <text:p>-21.05</text:p>
          </table:table-cell>
          <table:table-cell office:value-type="float" office:value="-21" calcext:value-type="float">
            <text:p>-21</text:p>
          </table:table-cell>
          <table:table-cell table:formula="of:=AVERAGE([.B23:.F23])" office:value-type="float" office:value="0.34996" calcext:value-type="float">
            <text:p>0.34996</text:p>
          </table:table-cell>
          <table:table-cell table:formula="of:=COM.MICROSOFT.STDEV.S([.B23:.F23])" office:value-type="float" office:value="0.000403732584763731" calcext:value-type="float">
            <text:p>0.000403732584764</text:p>
          </table:table-cell>
          <table:table-cell table:formula="of:=AVERAGE([.H23:.K23])" office:value-type="float" office:value="-21.08" calcext:value-type="float">
            <text:p>-21.08</text:p>
          </table:table-cell>
          <table:table-cell table:formula="of:=COM.MICROSOFT.STDEV.S([.H23:.K23])" office:value-type="float" office:value="0.0697614984548544" calcext:value-type="float">
            <text:p>0.069761498454854</text:p>
          </table:table-cell>
          <table:table-cell table:style-name="Default" table:number-columns-repeated="5"/>
          <table:table-cell table:number-columns-repeated="1004"/>
        </table:table-row>
        <table:table-row table:style-name="ro2">
          <table:table-cell office:value-type="float" office:value="-7.5" calcext:value-type="float">
            <text:p>-7.5</text:p>
          </table:table-cell>
          <table:table-cell office:value-type="float" office:value="0.3592" calcext:value-type="float">
            <text:p>0.3592</text:p>
          </table:table-cell>
          <table:table-cell office:value-type="float" office:value="0.36" calcext:value-type="float">
            <text:p>0.36</text:p>
          </table:table-cell>
          <table:table-cell office:value-type="float" office:value="0.3602" calcext:value-type="float">
            <text:p>0.3602</text:p>
          </table:table-cell>
          <table:table-cell office:value-type="float" office:value="0.3607" calcext:value-type="float">
            <text:p>0.3607</text:p>
          </table:table-cell>
          <table:table-cell office:value-type="float" office:value="0.3591" calcext:value-type="float">
            <text:p>0.3591</text:p>
          </table:table-cell>
          <table:table-cell office:value-type="float" office:value="-22.96" calcext:value-type="float">
            <text:p>-22.96</text:p>
          </table:table-cell>
          <table:table-cell office:value-type="float" office:value="-23.2" calcext:value-type="float">
            <text:p>-23.2</text:p>
          </table:table-cell>
          <table:table-cell office:value-type="float" office:value="-22.89" calcext:value-type="float">
            <text:p>-22.89</text:p>
          </table:table-cell>
          <table:table-cell office:value-type="float" office:value="-23.09" calcext:value-type="float">
            <text:p>-23.09</text:p>
          </table:table-cell>
          <table:table-cell office:value-type="float" office:value="-23.13" calcext:value-type="float">
            <text:p>-23.13</text:p>
          </table:table-cell>
          <table:table-cell table:formula="of:=AVERAGE([.B24:.F24])" office:value-type="float" office:value="0.35984" calcext:value-type="float">
            <text:p>0.35984</text:p>
          </table:table-cell>
          <table:table-cell table:formula="of:=COM.MICROSOFT.STDEV.S([.B24:.F24])" office:value-type="float" office:value="0.000680441033448156" calcext:value-type="float">
            <text:p>0.000680441033448</text:p>
          </table:table-cell>
          <table:table-cell table:formula="of:=AVERAGE([.H24:.K24])" office:value-type="float" office:value="-23.0775" calcext:value-type="float">
            <text:p>-23.0775</text:p>
          </table:table-cell>
          <table:table-cell table:formula="of:=COM.MICROSOFT.STDEV.S([.H24:.K24])" office:value-type="float" office:value="0.133010024684858" calcext:value-type="float">
            <text:p>0.133010024684858</text:p>
          </table:table-cell>
          <table:table-cell table:style-name="Default" table:number-columns-repeated="5"/>
          <table:table-cell table:number-columns-repeated="1004"/>
        </table:table-row>
        <table:table-row table:style-name="ro2">
          <table:table-cell office:value-type="float" office:value="-8" calcext:value-type="float">
            <text:p>-8</text:p>
          </table:table-cell>
          <table:table-cell office:value-type="float" office:value="0.3679" calcext:value-type="float">
            <text:p>0.3679</text:p>
          </table:table-cell>
          <table:table-cell office:value-type="float" office:value="0.3685" calcext:value-type="float">
            <text:p>0.3685</text:p>
          </table:table-cell>
          <table:table-cell office:value-type="float" office:value="0.3679" calcext:value-type="float">
            <text:p>0.3679</text:p>
          </table:table-cell>
          <table:table-cell office:value-type="float" office:value="0.3687" calcext:value-type="float">
            <text:p>0.3687</text:p>
          </table:table-cell>
          <table:table-cell office:value-type="float" office:value="0.3681" calcext:value-type="float">
            <text:p>0.3681</text:p>
          </table:table-cell>
          <table:table-cell office:value-type="float" office:value="-24.74" calcext:value-type="float">
            <text:p>-24.74</text:p>
          </table:table-cell>
          <table:table-cell office:value-type="float" office:value="-24.91" calcext:value-type="float">
            <text:p>-24.91</text:p>
          </table:table-cell>
          <table:table-cell office:value-type="float" office:value="-24.8" calcext:value-type="float">
            <text:p>-24.8</text:p>
          </table:table-cell>
          <table:table-cell office:value-type="float" office:value="-24.65" calcext:value-type="float">
            <text:p>-24.65</text:p>
          </table:table-cell>
          <table:table-cell office:value-type="float" office:value="-25.01" calcext:value-type="float">
            <text:p>-25.01</text:p>
          </table:table-cell>
          <table:table-cell table:formula="of:=AVERAGE([.B25:.F25])" office:value-type="float" office:value="0.36822" calcext:value-type="float">
            <text:p>0.36822</text:p>
          </table:table-cell>
          <table:table-cell table:formula="of:=COM.MICROSOFT.STDEV.S([.B25:.F25])" office:value-type="float" office:value="0.000363318042491702" calcext:value-type="float">
            <text:p>0.000363318042492</text:p>
          </table:table-cell>
          <table:table-cell table:formula="of:=AVERAGE([.H25:.K25])" office:value-type="float" office:value="-24.8425" calcext:value-type="float">
            <text:p>-24.8425</text:p>
          </table:table-cell>
          <table:table-cell table:formula="of:=COM.MICROSOFT.STDEV.S([.H25:.K25])" office:value-type="float" office:value="0.154353490404332" calcext:value-type="float">
            <text:p>0.154353490404332</text:p>
          </table:table-cell>
          <table:table-cell table:style-name="Default" table:number-columns-repeated="5"/>
          <table:table-cell table:number-columns-repeated="1004"/>
        </table:table-row>
        <table:table-row table:style-name="ro2">
          <table:table-cell office:value-type="float" office:value="-8.5" calcext:value-type="float">
            <text:p>-8.5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3788" calcext:value-type="float">
            <text:p>0.3788</text:p>
          </table:table-cell>
          <table:table-cell office:value-type="float" office:value="0.3792" calcext:value-type="float">
            <text:p>0.3792</text:p>
          </table:table-cell>
          <table:table-cell office:value-type="float" office:value="0.3782" calcext:value-type="float">
            <text:p>0.3782</text:p>
          </table:table-cell>
          <table:table-cell office:value-type="float" office:value="0.3787" calcext:value-type="float">
            <text:p>0.3787</text:p>
          </table:table-cell>
          <table:table-cell office:value-type="float" office:value="-26.58" calcext:value-type="float">
            <text:p>-26.58</text:p>
          </table:table-cell>
          <table:table-cell office:value-type="float" office:value="-26.45" calcext:value-type="float">
            <text:p>-26.45</text:p>
          </table:table-cell>
          <table:table-cell office:value-type="float" office:value="-26.47" calcext:value-type="float">
            <text:p>-26.47</text:p>
          </table:table-cell>
          <table:table-cell office:value-type="float" office:value="-26.75" calcext:value-type="float">
            <text:p>-26.75</text:p>
          </table:table-cell>
          <table:table-cell office:value-type="float" office:value="-26.53" calcext:value-type="float">
            <text:p>-26.53</text:p>
          </table:table-cell>
          <table:table-cell table:formula="of:=AVERAGE([.B26:.F26])" office:value-type="float" office:value="0.37886" calcext:value-type="float">
            <text:p>0.37886</text:p>
          </table:table-cell>
          <table:table-cell table:formula="of:=COM.MICROSOFT.STDEV.S([.B26:.F26])" office:value-type="float" office:value="0.000466904701197144" calcext:value-type="float">
            <text:p>0.000466904701197</text:p>
          </table:table-cell>
          <table:table-cell table:formula="of:=AVERAGE([.H26:.K26])" office:value-type="float" office:value="-26.55" calcext:value-type="float">
            <text:p>-26.55</text:p>
          </table:table-cell>
          <table:table-cell table:formula="of:=COM.MICROSOFT.STDEV.S([.H26:.K26])" office:value-type="float" office:value="0.137598449603669" calcext:value-type="float">
            <text:p>0.137598449603669</text:p>
          </table:table-cell>
          <table:table-cell table:style-name="Default" table:number-columns-repeated="5"/>
          <table:table-cell table:number-columns-repeated="1004"/>
        </table:table-row>
        <table:table-row table:style-name="ro2">
          <table:table-cell office:value-type="float" office:value="-9" calcext:value-type="float">
            <text:p>-9</text:p>
          </table:table-cell>
          <table:table-cell office:value-type="float" office:value="0.3877" calcext:value-type="float">
            <text:p>0.3877</text:p>
          </table:table-cell>
          <table:table-cell office:value-type="float" office:value="0.389" calcext:value-type="float">
            <text:p>0.389</text:p>
          </table:table-cell>
          <table:table-cell office:value-type="float" office:value="0.3888" calcext:value-type="float">
            <text:p>0.3888</text:p>
          </table:table-cell>
          <table:table-cell office:value-type="float" office:value="0.3885" calcext:value-type="float">
            <text:p>0.3885</text:p>
          </table:table-cell>
          <table:table-cell office:value-type="float" office:value="0.3887" calcext:value-type="float">
            <text:p>0.3887</text:p>
          </table:table-cell>
          <table:table-cell office:value-type="float" office:value="-28.18" calcext:value-type="float">
            <text:p>-28.18</text:p>
          </table:table-cell>
          <table:table-cell office:value-type="float" office:value="-28.24" calcext:value-type="float">
            <text:p>-28.24</text:p>
          </table:table-cell>
          <table:table-cell office:value-type="float" office:value="-28.22" calcext:value-type="float">
            <text:p>-28.22</text:p>
          </table:table-cell>
          <table:table-cell office:value-type="float" office:value="-28.14" calcext:value-type="float">
            <text:p>-28.14</text:p>
          </table:table-cell>
          <table:table-cell office:value-type="float" office:value="-28.32" calcext:value-type="float">
            <text:p>-28.32</text:p>
          </table:table-cell>
          <table:table-cell table:formula="of:=AVERAGE([.B27:.F27])" office:value-type="float" office:value="0.38854" calcext:value-type="float">
            <text:p>0.38854</text:p>
          </table:table-cell>
          <table:table-cell table:formula="of:=COM.MICROSOFT.STDEV.S([.B27:.F27])" office:value-type="float" office:value="0.000502991053598364" calcext:value-type="float">
            <text:p>0.000502991053598</text:p>
          </table:table-cell>
          <table:table-cell table:formula="of:=AVERAGE([.H27:.K27])" office:value-type="float" office:value="-28.23" calcext:value-type="float">
            <text:p>-28.23</text:p>
          </table:table-cell>
          <table:table-cell table:formula="of:=COM.MICROSOFT.STDEV.S([.H27:.K27])" office:value-type="float" office:value="0.0739369100427293" calcext:value-type="float">
            <text:p>0.073936910042729</text:p>
          </table:table-cell>
          <table:table-cell table:style-name="Default" table:number-columns-repeated="5"/>
          <table:table-cell table:number-columns-repeated="1004"/>
        </table:table-row>
        <table:table-row table:style-name="ro2">
          <table:table-cell office:value-type="float" office:value="-9.5" calcext:value-type="float">
            <text:p>-9.5</text:p>
          </table:table-cell>
          <table:table-cell office:value-type="float" office:value="0.3998" calcext:value-type="float">
            <text:p>0.3998</text:p>
          </table:table-cell>
          <table:table-cell office:value-type="float" office:value="0.3999" calcext:value-type="float">
            <text:p>0.3999</text:p>
          </table:table-cell>
          <table:table-cell office:value-type="float" office:value="0.3993" calcext:value-type="float">
            <text:p>0.3993</text:p>
          </table:table-cell>
          <table:table-cell office:value-type="float" office:value="0.3996" calcext:value-type="float">
            <text:p>0.3996</text:p>
          </table:table-cell>
          <table:table-cell office:value-type="float" office:value="0.3991" calcext:value-type="float">
            <text:p>0.3991</text:p>
          </table:table-cell>
          <table:table-cell office:value-type="float" office:value="-29.77" calcext:value-type="float">
            <text:p>-29.77</text:p>
          </table:table-cell>
          <table:table-cell office:value-type="float" office:value="-29.91" calcext:value-type="float">
            <text:p>-29.91</text:p>
          </table:table-cell>
          <table:table-cell office:value-type="float" office:value="-29.74" calcext:value-type="float">
            <text:p>-29.74</text:p>
          </table:table-cell>
          <table:table-cell office:value-type="float" office:value="-29.87" calcext:value-type="float">
            <text:p>-29.87</text:p>
          </table:table-cell>
          <table:table-cell office:value-type="float" office:value="-29.94" calcext:value-type="float">
            <text:p>-29.94</text:p>
          </table:table-cell>
          <table:table-cell table:formula="of:=AVERAGE([.B28:.F28])" office:value-type="float" office:value="0.39954" calcext:value-type="float">
            <text:p>0.39954</text:p>
          </table:table-cell>
          <table:table-cell table:formula="of:=COM.MICROSOFT.STDEV.S([.B28:.F28])" office:value-type="float" office:value="0.000336154726279439" calcext:value-type="float">
            <text:p>0.000336154726279</text:p>
          </table:table-cell>
          <table:table-cell table:formula="of:=AVERAGE([.H28:.K28])" office:value-type="float" office:value="-29.865" calcext:value-type="float">
            <text:p>-29.865</text:p>
          </table:table-cell>
          <table:table-cell table:formula="of:=COM.MICROSOFT.STDEV.S([.H28:.K28])" office:value-type="float" office:value="0.0881286937760164" calcext:value-type="float">
            <text:p>0.088128693776016</text:p>
          </table:table-cell>
          <table:table-cell table:style-name="Default" table:number-columns-repeated="5"/>
          <table:table-cell table:number-columns-repeated="1004"/>
        </table:table-row>
        <table:table-row table:style-name="ro2">
          <table:table-cell office:value-type="float" office:value="-10" calcext:value-type="float">
            <text:p>-10</text:p>
          </table:table-cell>
          <table:table-cell office:value-type="float" office:value="0.4099" calcext:value-type="float">
            <text:p>0.4099</text:p>
          </table:table-cell>
          <table:table-cell office:value-type="float" office:value="0.4088" calcext:value-type="float">
            <text:p>0.4088</text:p>
          </table:table-cell>
          <table:table-cell office:value-type="float" office:value="0.4093" calcext:value-type="float">
            <text:p>0.4093</text:p>
          </table:table-cell>
          <table:table-cell office:value-type="float" office:value="0.41" calcext:value-type="float">
            <text:p>0.41</text:p>
          </table:table-cell>
          <table:table-cell office:value-type="float" office:value="0.4096" calcext:value-type="float">
            <text:p>0.4096</text:p>
          </table:table-cell>
          <table:table-cell office:value-type="float" office:value="-31.22" calcext:value-type="float">
            <text:p>-31.22</text:p>
          </table:table-cell>
          <table:table-cell office:value-type="float" office:value="-31.16" calcext:value-type="float">
            <text:p>-31.16</text:p>
          </table:table-cell>
          <table:table-cell office:value-type="float" office:value="-31.14" calcext:value-type="float">
            <text:p>-31.14</text:p>
          </table:table-cell>
          <table:table-cell office:value-type="float" office:value="-31.1" calcext:value-type="float">
            <text:p>-31.1</text:p>
          </table:table-cell>
          <table:table-cell office:value-type="float" office:value="-31.32" calcext:value-type="float">
            <text:p>-31.32</text:p>
          </table:table-cell>
          <table:table-cell table:formula="of:=AVERAGE([.B29:.F29])" office:value-type="float" office:value="0.40952" calcext:value-type="float">
            <text:p>0.40952</text:p>
          </table:table-cell>
          <table:table-cell table:formula="of:=COM.MICROSOFT.STDEV.S([.B29:.F29])" office:value-type="float" office:value="0.000486826457785542" calcext:value-type="float">
            <text:p>0.000486826457786</text:p>
          </table:table-cell>
          <table:table-cell table:formula="of:=AVERAGE([.H29:.K29])" office:value-type="float" office:value="-31.18" calcext:value-type="float">
            <text:p>-31.18</text:p>
          </table:table-cell>
          <table:table-cell table:formula="of:=COM.MICROSOFT.STDEV.S([.H29:.K29])" office:value-type="float" office:value="0.0966091783079293" calcext:value-type="float">
            <text:p>0.096609178307929</text:p>
          </table:table-cell>
          <table:table-cell table:style-name="Default" table:number-columns-repeated="5"/>
          <table:table-cell table:number-columns-repeated="1004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4">00/00/0000</text:date>, <text:time style:data-style-name="N2" text:time-value="20:36:50.6034169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5-04T20:38:10.421304619</dc:date>
    <meta:editing-duration>PT39M29S</meta:editing-duration>
    <meta:editing-cycles>16</meta:editing-cycles>
    <meta:document-statistic meta:table-count="3" meta:cell-count="2792" meta:object-count="0"/>
  </office:meta>
</office:document-meta>
</file>